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f95ff" officeooo:paragraph-rsid="0040c61b"/>
    </style:style>
    <style:style style:name="P2" style:family="paragraph" style:parent-style-name="Standard">
      <style:text-properties officeooo:rsid="003f95ff" officeooo:paragraph-rsid="003f95ff"/>
    </style:style>
    <style:style style:name="P3" style:family="paragraph" style:parent-style-name="Standard">
      <style:text-properties officeooo:rsid="006cbe82" officeooo:paragraph-rsid="00781e7b"/>
    </style:style>
    <style:style style:name="P4" style:family="paragraph" style:parent-style-name="Standard">
      <style:text-properties officeooo:rsid="006695d6" officeooo:paragraph-rsid="00781e7b"/>
    </style:style>
    <style:style style:name="P5" style:family="paragraph" style:parent-style-name="Standard">
      <style:text-properties officeooo:rsid="00265e5f" officeooo:paragraph-rsid="00265e5f"/>
    </style:style>
    <style:style style:name="P6" style:family="paragraph" style:parent-style-name="Standard">
      <style:text-properties officeooo:rsid="00761ad0" officeooo:paragraph-rsid="00265e5f"/>
    </style:style>
    <style:style style:name="P7" style:family="paragraph" style:parent-style-name="Standard">
      <style:text-properties officeooo:rsid="001828ed" officeooo:paragraph-rsid="001828ed"/>
    </style:style>
    <style:style style:name="P8" style:family="paragraph" style:parent-style-name="Standard">
      <style:text-properties officeooo:rsid="001828ed" officeooo:paragraph-rsid="0040c61b"/>
    </style:style>
    <style:style style:name="P9" style:family="paragraph" style:parent-style-name="Standard">
      <style:text-properties officeooo:rsid="001828ed" officeooo:paragraph-rsid="001870bf"/>
    </style:style>
    <style:style style:name="P10" style:family="paragraph" style:parent-style-name="Standard">
      <style:text-properties officeooo:rsid="009fcbf1" officeooo:paragraph-rsid="001828ed"/>
    </style:style>
    <style:style style:name="P11" style:family="paragraph" style:parent-style-name="Standard">
      <style:text-properties officeooo:rsid="009fcbf1" officeooo:paragraph-rsid="009fcbf1"/>
    </style:style>
    <style:style style:name="P12" style:family="paragraph" style:parent-style-name="Standard">
      <style:text-properties officeooo:rsid="009fcbf1" officeooo:paragraph-rsid="00a4a5bb"/>
    </style:style>
    <style:style style:name="P13" style:family="paragraph" style:parent-style-name="Standard">
      <style:text-properties officeooo:rsid="00a2b6e6" officeooo:paragraph-rsid="00a2b6e6"/>
    </style:style>
    <style:style style:name="P14" style:family="paragraph" style:parent-style-name="Standard">
      <style:text-properties officeooo:rsid="00aa6650" officeooo:paragraph-rsid="00aa6650"/>
    </style:style>
    <style:style style:name="P15" style:family="paragraph" style:parent-style-name="Standard">
      <style:text-properties officeooo:rsid="001b4dcc" officeooo:paragraph-rsid="0051e060"/>
    </style:style>
    <style:style style:name="P16" style:family="paragraph" style:parent-style-name="Standard">
      <style:text-properties officeooo:rsid="00af269c" officeooo:paragraph-rsid="00af269c"/>
    </style:style>
    <style:style style:name="P17" style:family="paragraph" style:parent-style-name="Standard">
      <style:text-properties officeooo:rsid="00af269c" officeooo:paragraph-rsid="00b2f0dc"/>
    </style:style>
    <style:style style:name="P18" style:family="paragraph" style:parent-style-name="Standard">
      <style:text-properties officeooo:rsid="00af269c" officeooo:paragraph-rsid="00d4f2c4"/>
    </style:style>
    <style:style style:name="P19" style:family="paragraph" style:parent-style-name="Standard">
      <style:text-properties officeooo:rsid="001870bf" officeooo:paragraph-rsid="001870bf"/>
    </style:style>
    <style:style style:name="P20" style:family="paragraph" style:parent-style-name="Standard">
      <style:text-properties officeooo:rsid="001870bf" officeooo:paragraph-rsid="001828ed"/>
    </style:style>
    <style:style style:name="P21" style:family="paragraph" style:parent-style-name="Standard">
      <style:text-properties officeooo:rsid="001870bf" officeooo:paragraph-rsid="003f95ff"/>
    </style:style>
    <style:style style:name="P22" style:family="paragraph" style:parent-style-name="Standard">
      <style:text-properties officeooo:rsid="00b2f0dc" officeooo:paragraph-rsid="00b2f0dc"/>
    </style:style>
    <style:style style:name="P23" style:family="paragraph" style:parent-style-name="Standard">
      <style:text-properties officeooo:rsid="00b5032f" officeooo:paragraph-rsid="00b5032f"/>
    </style:style>
    <style:style style:name="P24" style:family="paragraph" style:parent-style-name="Standard">
      <style:text-properties officeooo:rsid="00be1a4b" officeooo:paragraph-rsid="00c222c5"/>
    </style:style>
    <style:style style:name="P25" style:family="paragraph" style:parent-style-name="Standard">
      <style:text-properties officeooo:rsid="0012c0a6" officeooo:paragraph-rsid="0012c0a6"/>
    </style:style>
    <style:style style:name="P26" style:family="paragraph" style:parent-style-name="Standard">
      <style:text-properties officeooo:rsid="0012c0a6" officeooo:paragraph-rsid="002a1f8b"/>
    </style:style>
    <style:style style:name="P27" style:family="paragraph" style:parent-style-name="Standard">
      <style:text-properties officeooo:rsid="004b6c24" officeooo:paragraph-rsid="004b6c24"/>
    </style:style>
    <style:style style:name="P28" style:family="paragraph" style:parent-style-name="Standard">
      <style:text-properties officeooo:rsid="004b6c24" officeooo:paragraph-rsid="003ae25e"/>
    </style:style>
    <style:style style:name="P29" style:family="paragraph" style:parent-style-name="Standard">
      <style:text-properties officeooo:rsid="00424753" officeooo:paragraph-rsid="00424753"/>
    </style:style>
    <style:style style:name="P30" style:family="paragraph" style:parent-style-name="Standard">
      <style:text-properties officeooo:rsid="0014b836" officeooo:paragraph-rsid="004ae091"/>
    </style:style>
    <style:style style:name="P31" style:family="paragraph" style:parent-style-name="Standard">
      <style:text-properties officeooo:rsid="0014b836" officeooo:paragraph-rsid="0014b836"/>
    </style:style>
    <style:style style:name="P32" style:family="paragraph" style:parent-style-name="Standard">
      <style:text-properties officeooo:rsid="0028ce73" officeooo:paragraph-rsid="00361d1e"/>
    </style:style>
    <style:style style:name="P33" style:family="paragraph" style:parent-style-name="Standard">
      <style:text-properties officeooo:rsid="003c09bc" officeooo:paragraph-rsid="003c09bc"/>
    </style:style>
    <style:style style:name="P34" style:family="paragraph" style:parent-style-name="Standard">
      <style:text-properties officeooo:rsid="0051e060" officeooo:paragraph-rsid="0051e060"/>
    </style:style>
    <style:style style:name="P35" style:family="paragraph" style:parent-style-name="Standard">
      <style:text-properties officeooo:rsid="0051e060" officeooo:paragraph-rsid="005f943a"/>
    </style:style>
    <style:style style:name="P36" style:family="paragraph" style:parent-style-name="Standard">
      <style:text-properties officeooo:rsid="0075c810" officeooo:paragraph-rsid="0075c810"/>
    </style:style>
    <style:style style:name="P37" style:family="paragraph" style:parent-style-name="Standard">
      <style:text-properties officeooo:rsid="0067eae4" officeooo:paragraph-rsid="0067eae4"/>
    </style:style>
    <style:style style:name="P38" style:family="paragraph" style:parent-style-name="Standard">
      <style:text-properties officeooo:rsid="0018478a" officeooo:paragraph-rsid="0018478a"/>
    </style:style>
    <style:style style:name="P39" style:family="paragraph" style:parent-style-name="Standard">
      <style:text-properties officeooo:rsid="00c1303c" officeooo:paragraph-rsid="00c1303c"/>
    </style:style>
    <style:style style:name="P40" style:family="paragraph" style:parent-style-name="Standard">
      <style:text-properties officeooo:rsid="00c222c5" officeooo:paragraph-rsid="00c222c5"/>
    </style:style>
    <style:style style:name="P41" style:family="paragraph" style:parent-style-name="Standard">
      <style:text-properties officeooo:rsid="00c965cc" officeooo:paragraph-rsid="00c965cc"/>
    </style:style>
    <style:style style:name="P42" style:family="paragraph" style:parent-style-name="Standard">
      <style:text-properties officeooo:rsid="00d2c233" officeooo:paragraph-rsid="00b2f0dc"/>
    </style:style>
    <style:style style:name="P43" style:family="paragraph" style:parent-style-name="Standard">
      <style:text-properties officeooo:rsid="00d4f2c4" officeooo:paragraph-rsid="00d4f2c4"/>
    </style:style>
    <style:style style:name="P44" style:family="paragraph" style:parent-style-name="Standard">
      <style:text-properties fo:font-style="normal" officeooo:rsid="006e1091" officeooo:paragraph-rsid="006e1091" style:font-style-asian="normal" style:font-style-complex="normal"/>
    </style:style>
    <style:style style:name="P45" style:family="paragraph" style:parent-style-name="Standard">
      <style:text-properties officeooo:paragraph-rsid="00fba130"/>
    </style:style>
    <style:style style:name="P46" style:family="paragraph" style:parent-style-name="Standard">
      <style:text-properties officeooo:rsid="00fd2156" officeooo:paragraph-rsid="00fd2156"/>
    </style:style>
    <style:style style:name="P47" style:family="paragraph" style:parent-style-name="Bibliography_20_1">
      <style:paragraph-properties fo:line-height="100%"/>
    </style:style>
    <style:style style:name="P48" style:family="paragraph" style:parent-style-name="Standard" style:list-style-name="L1">
      <style:text-properties officeooo:paragraph-rsid="00fba130"/>
    </style:style>
    <style:style style:name="P49" style:family="paragraph" style:parent-style-name="Standard" style:list-style-name="L1">
      <style:text-properties officeooo:rsid="006695d6" officeooo:paragraph-rsid="00781e7b"/>
    </style:style>
    <style:style style:name="P50" style:family="paragraph" style:parent-style-name="Standard" style:list-style-name="L1">
      <style:text-properties officeooo:rsid="006cbe82" officeooo:paragraph-rsid="00781e7b"/>
    </style:style>
    <style:style style:name="P51" style:family="paragraph" style:parent-style-name="Standard" style:list-style-name="L2">
      <style:text-properties officeooo:rsid="006befe0" officeooo:paragraph-rsid="00742d06"/>
    </style:style>
    <style:style style:name="P52" style:family="paragraph" style:parent-style-name="Standard" style:list-style-name="L2">
      <style:text-properties officeooo:rsid="006dc9c6" officeooo:paragraph-rsid="00742d06"/>
    </style:style>
    <style:style style:name="P53" style:family="paragraph" style:parent-style-name="Standard" style:list-style-name="L2">
      <style:text-properties officeooo:rsid="00742d06" officeooo:paragraph-rsid="00742d06"/>
    </style:style>
    <style:style style:name="P54" style:family="paragraph" style:parent-style-name="Standard" style:list-style-name="L3">
      <style:text-properties officeooo:rsid="00742d06" officeooo:paragraph-rsid="00742d06"/>
    </style:style>
    <style:style style:name="P55" style:family="paragraph" style:parent-style-name="Standard" style:list-style-name="L2">
      <style:text-properties officeooo:rsid="00768298" officeooo:paragraph-rsid="00768298"/>
    </style:style>
    <style:style style:name="P56" style:family="paragraph" style:parent-style-name="Standard" style:list-style-name="L3">
      <style:text-properties officeooo:rsid="0071b57b" officeooo:paragraph-rsid="00742d06"/>
    </style:style>
    <style:style style:name="P57" style:family="paragraph" style:parent-style-name="Standard" style:list-style-name="L3">
      <style:text-properties officeooo:rsid="006f4cf8" officeooo:paragraph-rsid="006f4cf8"/>
    </style:style>
    <style:style style:name="P58" style:family="paragraph" style:parent-style-name="Standard" style:list-style-name="L4">
      <style:text-properties officeooo:rsid="00265e5f" officeooo:paragraph-rsid="00265e5f"/>
    </style:style>
    <style:style style:name="P59" style:family="paragraph" style:parent-style-name="Standard" style:list-style-name="L4">
      <style:text-properties officeooo:rsid="007c68d1" officeooo:paragraph-rsid="007c68d1"/>
    </style:style>
    <style:style style:name="P60" style:family="paragraph" style:parent-style-name="Standard" style:list-style-name="L4">
      <style:text-properties officeooo:rsid="00761ad0" officeooo:paragraph-rsid="007c68d1"/>
    </style:style>
    <style:style style:name="P61" style:family="paragraph" style:parent-style-name="Standard" style:list-style-name="L4">
      <style:text-properties officeooo:rsid="0077ee7f" officeooo:paragraph-rsid="00781e7b"/>
    </style:style>
    <style:style style:name="P62" style:family="paragraph" style:parent-style-name="Standard" style:list-style-name="L4">
      <style:text-properties officeooo:rsid="0077ee7f" officeooo:paragraph-rsid="0077ee7f"/>
    </style:style>
    <style:style style:name="P63" style:family="paragraph" style:parent-style-name="Standard" style:list-style-name="L5">
      <style:text-properties officeooo:rsid="00a33405" officeooo:paragraph-rsid="00a33405"/>
    </style:style>
    <style:style style:name="P64" style:family="paragraph" style:parent-style-name="Standard" style:list-style-name="L5">
      <style:text-properties officeooo:rsid="00a2b6e6" officeooo:paragraph-rsid="00a2b6e6"/>
    </style:style>
    <style:style style:name="P65" style:family="paragraph" style:parent-style-name="Standard" style:list-style-name="L5">
      <style:text-properties officeooo:rsid="0090756a" officeooo:paragraph-rsid="00a1083a"/>
    </style:style>
    <style:style style:name="P66" style:family="paragraph" style:parent-style-name="Standard">
      <style:text-properties officeooo:rsid="009fcbf1"/>
    </style:style>
    <style:style style:name="P67" style:family="paragraph" style:parent-style-name="Standard" style:list-style-name="L6"/>
    <style:style style:name="P68" style:family="paragraph" style:parent-style-name="Standard" style:list-style-name="L6">
      <style:text-properties officeooo:paragraph-rsid="00fba130"/>
    </style:style>
    <style:style style:name="P69" style:family="paragraph" style:parent-style-name="Standard" style:list-style-name="L6">
      <style:text-properties officeooo:paragraph-rsid="00f7ca29"/>
    </style:style>
    <style:style style:name="P70" style:family="paragraph" style:parent-style-name="Standard" style:list-style-name="L6">
      <style:text-properties officeooo:rsid="00af269c" officeooo:paragraph-rsid="00c9732d"/>
    </style:style>
    <style:style style:name="P71" style:family="paragraph" style:parent-style-name="Standard" style:list-style-name="L6">
      <style:text-properties officeooo:rsid="00af269c" officeooo:paragraph-rsid="00ba38ed"/>
    </style:style>
    <style:style style:name="P72" style:family="paragraph" style:parent-style-name="Standard" style:list-style-name="L6">
      <style:text-properties officeooo:rsid="00af269c" officeooo:paragraph-rsid="00be1a4b"/>
    </style:style>
    <style:style style:name="P73" style:family="paragraph" style:parent-style-name="Standard" style:list-style-name="L6">
      <style:text-properties officeooo:rsid="00af269c" officeooo:paragraph-rsid="00b9346f"/>
    </style:style>
    <style:style style:name="P74" style:family="paragraph" style:parent-style-name="Standard" style:list-style-name="L6">
      <style:text-properties officeooo:rsid="00af269c" officeooo:paragraph-rsid="00c8bc88"/>
    </style:style>
    <style:style style:name="P75" style:family="paragraph" style:parent-style-name="Standard" style:list-style-name="L6">
      <style:text-properties officeooo:rsid="00af269c" officeooo:paragraph-rsid="00d0dde7"/>
    </style:style>
    <style:style style:name="P76" style:family="paragraph" style:parent-style-name="Standard" style:list-style-name="L7">
      <style:text-properties officeooo:rsid="00af269c" officeooo:paragraph-rsid="00b2f0dc"/>
    </style:style>
    <style:style style:name="P77" style:family="paragraph" style:parent-style-name="Standard" style:list-style-name="L7">
      <style:text-properties officeooo:rsid="00af269c" officeooo:paragraph-rsid="00d2c233"/>
    </style:style>
    <style:style style:name="P78" style:family="paragraph" style:parent-style-name="Standard" style:list-style-name="L7">
      <style:text-properties officeooo:rsid="00af269c" officeooo:paragraph-rsid="00af269c"/>
    </style:style>
    <style:style style:name="P79" style:family="paragraph" style:parent-style-name="Standard" style:list-style-name="L6">
      <style:text-properties officeooo:rsid="00b9346f" officeooo:paragraph-rsid="00f3374a"/>
    </style:style>
    <style:style style:name="P80" style:family="paragraph" style:parent-style-name="Standard" style:list-style-name="L6">
      <style:text-properties officeooo:rsid="00f3374a" officeooo:paragraph-rsid="00f3374a"/>
    </style:style>
    <style:style style:name="P81" style:family="paragraph" style:parent-style-name="Standard" style:list-style-name="L6">
      <style:text-properties officeooo:rsid="00ba38ed" officeooo:paragraph-rsid="00be1a4b"/>
    </style:style>
    <style:style style:name="P82" style:family="paragraph" style:parent-style-name="Standard" style:list-style-name="L6">
      <style:text-properties officeooo:rsid="00bbcec4" officeooo:paragraph-rsid="00bdb105"/>
    </style:style>
    <style:style style:name="P83" style:family="paragraph" style:parent-style-name="Standard" style:list-style-name="L6">
      <style:text-properties officeooo:rsid="00bdb105" officeooo:paragraph-rsid="00c1303c"/>
    </style:style>
    <style:style style:name="P84" style:family="paragraph" style:parent-style-name="Standard" style:list-style-name="L6">
      <style:text-properties officeooo:rsid="00c965cc" officeooo:paragraph-rsid="00d0dde7"/>
    </style:style>
    <style:style style:name="P85" style:family="paragraph" style:parent-style-name="Standard" style:list-style-name="L6">
      <style:text-properties officeooo:rsid="001870bf" officeooo:paragraph-rsid="001870bf"/>
    </style:style>
    <style:style style:name="P86" style:family="paragraph" style:parent-style-name="Standard" style:list-style-name="L7"/>
    <style:style style:name="P87" style:family="paragraph" style:parent-style-name="Standard" style:list-style-name="L7">
      <style:text-properties officeooo:rsid="00d0f884" officeooo:paragraph-rsid="00d0f884"/>
    </style:style>
    <style:style style:name="P88" style:family="paragraph" style:parent-style-name="Standard" style:list-style-name="L7">
      <style:text-properties officeooo:rsid="00c222c5" officeooo:paragraph-rsid="00d2c233"/>
    </style:style>
    <style:style style:name="P89" style:family="paragraph" style:parent-style-name="Standard" style:list-style-name="L7">
      <style:text-properties officeooo:rsid="00d592a2" officeooo:paragraph-rsid="00d2c233"/>
    </style:style>
    <style:style style:name="P90" style:family="paragraph" style:parent-style-name="Standard" style:list-style-name="L7">
      <style:text-properties officeooo:rsid="00d2c233" officeooo:paragraph-rsid="00d4f2c4"/>
    </style:style>
    <style:style style:name="P91" style:family="paragraph" style:parent-style-name="Standard">
      <style:text-properties officeooo:rsid="004b6c24" officeooo:paragraph-rsid="00ffb816"/>
    </style:style>
    <style:style style:name="P92" style:family="paragraph" style:parent-style-name="Standard">
      <style:text-properties officeooo:paragraph-rsid="010147c5"/>
    </style:style>
    <style:style style:name="P93" style:family="paragraph" style:parent-style-name="Bibliography_20_1">
      <style:paragraph-properties fo:line-height="100%"/>
    </style:style>
    <style:style style:name="T1" style:family="text">
      <style:text-properties officeooo:rsid="00142d94"/>
    </style:style>
    <style:style style:name="T2" style:family="text">
      <style:text-properties officeooo:rsid="0014b836"/>
    </style:style>
    <style:style style:name="T3" style:family="text">
      <style:text-properties officeooo:rsid="001870bf"/>
    </style:style>
    <style:style style:name="T4" style:family="text">
      <style:text-properties fo:font-style="italic" style:font-style-asian="italic"/>
    </style:style>
    <style:style style:name="T5" style:family="text">
      <style:text-properties fo:font-style="italic" officeooo:rsid="004393bc" style:font-style-asian="italic" style:font-style-complex="italic"/>
    </style:style>
    <style:style style:name="T6" style:family="text">
      <style:text-properties fo:font-style="italic" officeooo:rsid="0049d6c6" style:font-style-asian="italic" style:font-style-complex="italic"/>
    </style:style>
    <style:style style:name="T7" style:family="text">
      <style:text-properties fo:font-style="italic" officeooo:rsid="005dac75" style:font-style-asian="italic" style:font-style-complex="italic"/>
    </style:style>
    <style:style style:name="T8" style:family="text">
      <style:text-properties fo:font-style="italic" officeooo:rsid="005e4fbb" style:font-style-asian="italic" style:font-style-complex="italic"/>
    </style:style>
    <style:style style:name="T9" style:family="text">
      <style:text-properties fo:font-style="italic" officeooo:rsid="009283cd" style:font-style-asian="italic" style:font-style-complex="italic"/>
    </style:style>
    <style:style style:name="T10" style:family="text">
      <style:text-properties fo:font-style="italic" officeooo:rsid="0085f019" style:font-style-asian="italic" style:font-style-complex="italic"/>
    </style:style>
    <style:style style:name="T11" style:family="text">
      <style:text-properties fo:font-style="italic" officeooo:rsid="0096d174" style:font-style-asian="italic" style:font-style-complex="italic"/>
    </style:style>
    <style:style style:name="T12" style:family="text">
      <style:text-properties fo:font-style="italic" officeooo:rsid="009fcbf1" style:font-style-asian="italic" style:font-style-complex="italic"/>
    </style:style>
    <style:style style:name="T13" style:family="text">
      <style:text-properties fo:font-style="italic" officeooo:rsid="00aa6650" style:font-style-asian="italic" style:font-style-complex="italic"/>
    </style:style>
    <style:style style:name="T14" style:family="text">
      <style:text-properties fo:font-style="italic" officeooo:rsid="00d4f2c4" style:font-style-asian="italic" style:font-style-complex="italic"/>
    </style:style>
    <style:style style:name="T15" style:family="text">
      <style:text-properties fo:font-style="italic" officeooo:rsid="0014b836" style:font-style-asian="italic" style:font-style-complex="italic"/>
    </style:style>
    <style:style style:name="T16" style:family="text">
      <style:text-properties fo:font-style="italic" officeooo:rsid="00e47be8" style:font-style-asian="italic" style:font-style-complex="italic"/>
    </style:style>
    <style:style style:name="T17" style:family="text">
      <style:text-properties fo:font-style="normal" officeooo:rsid="004393bc" style:font-style-asian="normal" style:font-style-complex="normal"/>
    </style:style>
    <style:style style:name="T18" style:family="text">
      <style:text-properties fo:font-style="normal" officeooo:rsid="0014b836" style:font-style-asian="normal" style:font-style-complex="normal"/>
    </style:style>
    <style:style style:name="T19" style:family="text">
      <style:text-properties fo:font-style="normal" officeooo:rsid="0049d6c6" style:font-style-asian="normal" style:font-style-complex="normal"/>
    </style:style>
    <style:style style:name="T20" style:family="text">
      <style:text-properties fo:font-style="normal" officeooo:rsid="004ae091" style:font-style-asian="normal" style:font-style-complex="normal"/>
    </style:style>
    <style:style style:name="T21" style:family="text">
      <style:text-properties fo:font-style="normal" officeooo:rsid="005e4fbb" style:font-style-asian="normal" style:font-style-complex="normal"/>
    </style:style>
    <style:style style:name="T22" style:family="text">
      <style:text-properties fo:font-style="normal" officeooo:rsid="005f943a" style:font-style-asian="normal" style:font-style-complex="normal"/>
    </style:style>
    <style:style style:name="T23" style:family="text">
      <style:text-properties fo:font-style="normal" officeooo:rsid="006e1091" style:font-style-asian="normal" style:font-style-complex="normal"/>
    </style:style>
    <style:style style:name="T24" style:family="text">
      <style:text-properties fo:font-style="normal" officeooo:rsid="00709cd4" style:font-style-asian="normal" style:font-style-complex="normal"/>
    </style:style>
    <style:style style:name="T25" style:family="text">
      <style:text-properties fo:font-style="normal" officeooo:rsid="008935d9" style:font-style-asian="normal" style:font-style-complex="normal"/>
    </style:style>
    <style:style style:name="T26" style:family="text">
      <style:text-properties fo:font-style="normal" officeooo:rsid="009283cd" style:font-style-asian="normal" style:font-style-complex="normal"/>
    </style:style>
    <style:style style:name="T27" style:family="text">
      <style:text-properties fo:font-style="normal" officeooo:rsid="00946930" style:font-style-asian="normal" style:font-style-complex="normal"/>
    </style:style>
    <style:style style:name="T28" style:family="text">
      <style:text-properties fo:font-style="normal" officeooo:rsid="009b0a06" style:font-style-asian="normal" style:font-style-complex="normal"/>
    </style:style>
    <style:style style:name="T29" style:family="text">
      <style:text-properties fo:font-style="normal" officeooo:rsid="009cfb41" style:font-style-asian="normal" style:font-style-complex="normal"/>
    </style:style>
    <style:style style:name="T30" style:family="text">
      <style:text-properties fo:font-style="normal" officeooo:rsid="00a2b6e6" style:font-style-asian="normal" style:font-style-complex="normal"/>
    </style:style>
    <style:style style:name="T31" style:family="text">
      <style:text-properties fo:font-style="normal" officeooo:rsid="00c222c5" style:font-style-asian="normal" style:font-style-complex="normal"/>
    </style:style>
    <style:style style:name="T32" style:family="text">
      <style:text-properties fo:font-style="normal" officeooo:rsid="00d4f2c4" style:font-style-asian="normal" style:font-style-complex="normal"/>
    </style:style>
    <style:style style:name="T33" style:family="text">
      <style:text-properties fo:font-style="normal" officeooo:rsid="00e47be8" style:font-style-asian="normal" style:font-style-complex="normal"/>
    </style:style>
    <style:style style:name="T34" style:family="text">
      <style:text-properties fo:font-style="normal" officeooo:rsid="00e84b9e" style:font-style-asian="normal" style:font-style-complex="normal"/>
    </style:style>
    <style:style style:name="T35" style:family="text">
      <style:text-properties fo:font-style="normal" officeooo:rsid="00ea0acd" style:font-style-asian="normal" style:font-style-complex="normal"/>
    </style:style>
    <style:style style:name="T36" style:family="text">
      <style:text-properties fo:font-style="normal" officeooo:rsid="00f7ca29" style:font-style-asian="normal" style:font-style-complex="normal"/>
    </style:style>
    <style:style style:name="T37" style:family="text">
      <style:text-properties officeooo:rsid="00242001"/>
    </style:style>
    <style:style style:name="T38" style:family="text">
      <style:text-properties officeooo:rsid="0026a7a3"/>
    </style:style>
    <style:style style:name="T39" style:family="text">
      <style:text-properties officeooo:rsid="003f8d85"/>
    </style:style>
    <style:style style:name="T40" style:family="text">
      <style:text-properties officeooo:rsid="003f95ff"/>
    </style:style>
    <style:style style:name="T41" style:family="text">
      <style:text-properties officeooo:rsid="0040c61b"/>
    </style:style>
    <style:style style:name="T42" style:family="text">
      <style:text-properties officeooo:rsid="00424753"/>
    </style:style>
    <style:style style:name="T43" style:family="text">
      <style:text-properties officeooo:rsid="0049d6c6"/>
    </style:style>
    <style:style style:name="T44" style:family="text">
      <style:text-properties officeooo:rsid="004e0e33"/>
    </style:style>
    <style:style style:name="T45" style:family="text">
      <style:text-properties officeooo:rsid="00507a88"/>
    </style:style>
    <style:style style:name="T46" style:family="text">
      <style:text-properties officeooo:rsid="0051e060"/>
    </style:style>
    <style:style style:name="T47" style:family="text">
      <style:text-properties officeooo:rsid="005dac75"/>
    </style:style>
    <style:style style:name="T48" style:family="text">
      <style:text-properties officeooo:rsid="005e4fbb"/>
    </style:style>
    <style:style style:name="T49" style:family="text">
      <style:text-properties officeooo:rsid="005f943a"/>
    </style:style>
    <style:style style:name="T50" style:family="text">
      <style:text-properties officeooo:rsid="006cbe82"/>
    </style:style>
    <style:style style:name="T51" style:family="text">
      <style:text-properties officeooo:rsid="006dc9c6"/>
    </style:style>
    <style:style style:name="T52" style:family="text">
      <style:text-properties officeooo:rsid="006e1091"/>
    </style:style>
    <style:style style:name="T53" style:family="text">
      <style:text-properties officeooo:rsid="0073b2ec"/>
    </style:style>
    <style:style style:name="T54" style:family="text">
      <style:text-properties officeooo:rsid="00742d06"/>
    </style:style>
    <style:style style:name="T55" style:family="text">
      <style:text-properties officeooo:rsid="00761ad0"/>
    </style:style>
    <style:style style:name="T56" style:family="text">
      <style:text-properties officeooo:rsid="00768298"/>
    </style:style>
    <style:style style:name="T57" style:family="text">
      <style:text-properties officeooo:rsid="0077ee7f"/>
    </style:style>
    <style:style style:name="T58" style:family="text">
      <style:text-properties officeooo:rsid="00781e7b"/>
    </style:style>
    <style:style style:name="T59" style:family="text">
      <style:text-properties officeooo:rsid="007c68d1"/>
    </style:style>
    <style:style style:name="T60" style:family="text">
      <style:text-properties officeooo:rsid="007c68e2"/>
    </style:style>
    <style:style style:name="T61" style:family="text">
      <style:text-properties officeooo:rsid="007d370d"/>
    </style:style>
    <style:style style:name="T62" style:family="text">
      <style:text-properties officeooo:rsid="007f60cc"/>
    </style:style>
    <style:style style:name="T63" style:family="text">
      <style:text-properties officeooo:rsid="00836637"/>
    </style:style>
    <style:style style:name="T64" style:family="text">
      <style:text-properties officeooo:rsid="0085f019"/>
    </style:style>
    <style:style style:name="T65" style:family="text">
      <style:text-properties officeooo:rsid="008647ca"/>
    </style:style>
    <style:style style:name="T66" style:family="text">
      <style:text-properties officeooo:rsid="00883aa9"/>
    </style:style>
    <style:style style:name="T67" style:family="text">
      <style:text-properties officeooo:rsid="0090756a"/>
    </style:style>
    <style:style style:name="T68" style:family="text">
      <style:text-properties officeooo:rsid="009b0a06"/>
    </style:style>
    <style:style style:name="T69" style:family="text">
      <style:text-properties officeooo:rsid="00a33405"/>
    </style:style>
    <style:style style:name="T70" style:family="text">
      <style:text-properties officeooo:rsid="00a9a5c1"/>
    </style:style>
    <style:style style:name="T71" style:family="text">
      <style:text-properties officeooo:rsid="00aa6650"/>
    </style:style>
    <style:style style:name="T72" style:family="text">
      <style:text-properties officeooo:rsid="00b1fc57"/>
    </style:style>
    <style:style style:name="T73" style:family="text">
      <style:text-properties officeooo:rsid="00b2f0dc"/>
    </style:style>
    <style:style style:name="T74" style:family="text">
      <style:text-properties officeooo:rsid="00b9346f"/>
    </style:style>
    <style:style style:name="T75" style:family="text">
      <style:text-properties officeooo:rsid="00ba38ed"/>
    </style:style>
    <style:style style:name="T76" style:family="text">
      <style:text-properties officeooo:rsid="00bdb105"/>
    </style:style>
    <style:style style:name="T77" style:family="text">
      <style:text-properties officeooo:rsid="00be1a4b"/>
    </style:style>
    <style:style style:name="T78" style:family="text">
      <style:text-properties officeooo:rsid="00bf0ba7"/>
    </style:style>
    <style:style style:name="T79" style:family="text">
      <style:text-properties officeooo:rsid="00c1303c"/>
    </style:style>
    <style:style style:name="T80" style:family="text">
      <style:text-properties officeooo:rsid="00c3006b"/>
    </style:style>
    <style:style style:name="T81" style:family="text">
      <style:text-properties officeooo:rsid="00c965cc"/>
    </style:style>
    <style:style style:name="T82" style:family="text">
      <style:text-properties officeooo:rsid="00c9732d"/>
    </style:style>
    <style:style style:name="T83" style:family="text">
      <style:text-properties officeooo:rsid="00cc7f1e"/>
    </style:style>
    <style:style style:name="T84" style:family="text">
      <style:text-properties officeooo:rsid="00d2c233"/>
    </style:style>
    <style:style style:name="T85" style:family="text">
      <style:text-properties officeooo:rsid="00d3b04a"/>
    </style:style>
    <style:style style:name="T86" style:family="text">
      <style:text-properties officeooo:rsid="00d592a2"/>
    </style:style>
    <style:style style:name="T87" style:family="text">
      <style:text-properties officeooo:rsid="00d966dd"/>
    </style:style>
    <style:style style:name="T88" style:family="text">
      <style:text-properties style:font-style-asian="italic"/>
    </style:style>
    <style:style style:name="T89" style:family="text">
      <style:text-properties officeooo:rsid="0014b836" style:font-style-asian="italic" style:font-style-complex="italic"/>
    </style:style>
    <style:style style:name="T90" style:family="text">
      <style:text-properties officeooo:rsid="004ae091" style:font-style-asian="normal" style:font-style-complex="normal"/>
    </style:style>
    <style:style style:name="T91" style:family="text">
      <style:text-properties style:text-position="super 58%"/>
    </style:style>
    <style:style style:name="T92" style:family="text">
      <style:text-properties style:text-position="super 58%" officeooo:rsid="0014b836" style:font-style-asian="italic" style:font-style-complex="italic"/>
    </style:style>
    <style:style style:name="T93" style:family="text">
      <style:text-properties style:text-position="super 58%" fo:font-style="normal" officeooo:rsid="004ae091" style:font-style-asian="normal" style:font-style-complex="normal"/>
    </style:style>
    <style:style style:name="T94" style:family="text">
      <style:text-properties fo:font-variant="normal" fo:text-transform="none" style:text-position="super 58%"/>
    </style:style>
    <style:style style:name="T95" style:family="text">
      <style:text-properties fo:font-variant="normal" fo:text-transform="none" style:text-position="super 58%" fo:font-style="normal"/>
    </style:style>
    <style:style style:name="T96" style:family="text">
      <style:text-properties fo:font-variant="normal" fo:text-transform="none" style:text-position="super 58%" fo:font-style="normal" style:text-underline-style="none"/>
    </style:style>
    <style:style style:name="T97" style:family="text">
      <style:text-properties fo:font-variant="normal" fo:text-transform="none" style:text-position="super 58%" fo:font-style="normal" style:text-underline-style="none" fo:font-weight="normal"/>
    </style:style>
    <style:style style:name="T98" style:family="text">
      <style:text-properties fo:font-variant="normal" fo:text-transform="none" style:text-position="super 58%" fo:font-style="normal" style:text-underline-style="none" fo:font-weight="normal" officeooo:rsid="0049d6c6" style:font-style-asian="italic" style:font-style-complex="italic"/>
    </style:style>
    <style:style style:name="T99" style:family="text">
      <style:text-properties fo:font-variant="normal" fo:text-transform="none" style:text-position="super 58%" fo:font-style="normal" style:text-underline-style="none" fo:font-weight="normal" officeooo:rsid="0014b836" style:font-style-asian="italic" style:font-style-complex="italic"/>
    </style:style>
    <style:style style:name="T100" style:family="text">
      <style:text-properties fo:font-variant="normal" fo:text-transform="none" style:text-position="super 58%" fo:font-style="normal" style:text-underline-style="none" fo:font-weight="normal" officeooo:rsid="004ae091" style:font-style-asian="normal" style:font-style-complex="normal"/>
    </style:style>
    <style:style style:name="T101" style:family="text">
      <style:text-properties fo:font-variant="normal" fo:text-transform="none" style:text-position="super 58%" fo:font-style="normal" style:text-underline-style="none" fo:font-weight="normal" officeooo:rsid="005e4fbb" style:font-style-asian="normal" style:font-style-complex="normal"/>
    </style:style>
    <style:style style:name="T102" style:family="text">
      <style:text-properties fo:font-variant="normal" fo:text-transform="none" style:text-position="super 58%" fo:font-style="normal" style:text-underline-style="none" fo:font-weight="normal" officeooo:rsid="005f943a" style:font-style-asian="normal" style:font-style-complex="normal"/>
    </style:style>
    <style:style style:name="T103" style:family="text">
      <style:text-properties fo:font-variant="normal" fo:text-transform="none" style:text-position="super 58%" fo:font-style="normal" style:text-underline-style="none" fo:font-weight="normal" officeooo:rsid="009283cd" style:font-style-asian="normal" style:font-style-complex="normal"/>
    </style:style>
    <style:style style:name="T104" style:family="text">
      <style:text-properties fo:font-variant="normal" fo:text-transform="none" style:text-position="super 58%" fo:font-style="normal" style:text-underline-style="none" fo:font-weight="normal" officeooo:rsid="003f8d85"/>
    </style:style>
    <style:style style:name="T105" style:family="text">
      <style:text-properties fo:font-variant="normal" fo:text-transform="none" style:text-position="super 58%" fo:font-style="normal" style:text-underline-style="none" fo:font-weight="normal" officeooo:rsid="0014b836"/>
    </style:style>
    <style:style style:name="T106" style:family="text">
      <style:text-properties fo:font-variant="normal" fo:text-transform="none" style:text-position="super 58%" fo:font-style="normal" style:text-underline-style="none" officeooo:rsid="0014b836" style:font-style-asian="italic" style:font-style-complex="italic"/>
    </style:style>
    <style:style style:name="T107" style:family="text">
      <style:text-properties fo:font-variant="normal" fo:text-transform="none" style:text-position="super 58%" fo:font-style="normal" style:text-underline-style="none" officeooo:rsid="004ae091" style:font-style-asian="normal" style:font-style-complex="normal"/>
    </style:style>
    <style:style style:name="T108" style:family="text">
      <style:text-properties fo:font-variant="normal" fo:text-transform="none" style:text-position="super 58%" fo:font-style="normal" officeooo:rsid="0014b836" style:font-style-asian="italic" style:font-style-complex="italic"/>
    </style:style>
    <style:style style:name="T109" style:family="text">
      <style:text-properties fo:font-variant="normal" fo:text-transform="none" style:text-position="super 58%" fo:font-style="normal" officeooo:rsid="004ae091" style:font-style-asian="normal" style:font-style-complex="normal"/>
    </style:style>
    <style:style style:name="T110" style:family="text">
      <style:text-properties fo:font-variant="normal" fo:text-transform="none" style:text-position="super 58%" officeooo:rsid="0014b836" style:font-style-asian="italic" style:font-style-complex="italic"/>
    </style:style>
    <style:style style:name="T111" style:family="text">
      <style:text-properties officeooo:rsid="0035aad7"/>
    </style:style>
    <style:style style:name="T112" style:family="text">
      <style:text-properties officeooo:rsid="003ae25e"/>
    </style:style>
    <style:style style:name="T113" style:family="text">
      <style:text-properties officeooo:rsid="00ef09d4"/>
    </style:style>
    <style:style style:name="T114" style:family="text">
      <style:text-properties officeooo:rsid="0067eae4"/>
    </style:style>
    <style:style style:name="T115" style:family="text">
      <style:text-properties officeooo:rsid="00f100c8"/>
    </style:style>
    <style:style style:name="T116" style:family="text">
      <style:text-properties officeooo:rsid="00f1336e"/>
    </style:style>
    <style:style style:name="T117" style:family="text">
      <style:text-properties officeooo:rsid="00f1a9d2"/>
    </style:style>
    <style:style style:name="T118" style:family="text">
      <style:text-properties officeooo:rsid="00f7ca29"/>
    </style:style>
    <style:style style:name="T119" style:family="text">
      <style:text-properties officeooo:rsid="00d0f884"/>
    </style:style>
    <style:style style:name="T120" style:family="text">
      <style:text-properties officeooo:rsid="00f919c4"/>
    </style:style>
    <style:style style:name="T121" style:family="text">
      <style:text-properties fo:font-weight="bold" style:font-weight-asian="bold"/>
    </style:style>
    <style:style style:name="T122" style:family="text">
      <style:text-properties officeooo:rsid="00ffb816"/>
    </style:style>
    <style:style style:name="T123" style:family="text">
      <style:text-properties style:font-weight-asian="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 <text:span text:style-name="T52">targeted,</text:span> ecologically-filtered pipeline for bioprospecting: endophytes in the primary neotropical cloud forest.</text:p>
      <text:p text:style-name="P25"/>
      <text:p text:style-name="P27">Synopsis: </text:p>
      <text:p text:style-name="P27"/>
      <text:p text:style-name="P91">We <text:span text:style-name="T83">hypothesize that ecological conditions can act as a predictor of microbiome community and function, further implying that modern microbial ecological methods can help to guide the process of bioprospecting through the overwhelming “wilderness” of chemical and biological diversity that exists in natural systems. Here we propose an idealized bioprospecting</text:span> pipeline <text:span text:style-name="T122">that </text:span>emphasizes <text:span text:style-name="T120">asking specific ecological questions when bioprospecting, and employing</text:span> ecological filters, <text:span text:style-name="T83">taxonomic filters,</text:span> and <text:span text:style-name="T120">modern</text:span> genomic <text:span text:style-name="T120">methods to enhance traditional bioprospecting screens. <text:s/>As one example, we propose bioprospecting for fungal biocontrols and natural products which may be useful in mitigating the effects of the coffee leaf rust disease. We also argue that conservation of habitat and effective bioprospecting are absolutely inter-dependent, implying that conservation of forest ecosystems is now extremely important to the medical and economic future.</text:span></text:p>
      <text:p text:style-name="P25"/>
      <text:p text:style-name="P29">Introduction</text:p>
      <text:p text:style-name="P29"/>
      <text:p text:style-name="P92"><text:span text:style-name="T1">Tropical forest ecosystems can hold hundreds of species of plants and macro-fungi in a single hectare</text:span><text:reference-mark-start text:name="ZOTERO_ITEM CSL_CITATION {&quot;citationID&quot;:&quot;gnnYWUAF&quot;,&quot;properties&quot;:{&quot;formattedCitation&quot;:&quot;\\super 1\\uc0\\u8211{}4\\nosupersub{}&quot;,&quot;plainCitation&quot;:&quot;1–4&quot;,&quot;noteIndex&quot;:0},&quot;citationItems&quot;:[{&quot;id&quot;:35,&quot;uris&quot;:[&quot;http://zotero.org/users/1142741/items/F8F6KYLQ&quot;],&quot;uri&quot;:[&quot;http://zotero.org/users/1142741/items/F8F6KYLQ&quot;],&quot;itemData&quot;:{&quot;id&quot;:35,&quot;type&quot;:&quot;chapter&quot;,&quot;abstract&quot;:&quot;Diversity has been given a central role in attempts to develop a general theory of ecology (Johnson and Raven, 1970). Much attention has been focused on large-scale trends, such as the increase in species diversity with decreasing latitude (Pianka, 1966; Mac Arthur, 1965; Fischer, 1960; Tramer, 1974), but there is surprisingly little documentation of the equally striking changes in diversity within the tropics. Moreover, additional information on tropical plant species diversity patterns is critically needed because of their potential importance in resolving some of the fundamental and theoretically significant differences of opinion as to the nature and manner of regulation of species diversity.&quot;,&quot;container-title&quot;:&quot;Evolutionary Biology&quot;,&quot;ISBN&quot;:&quot;978-1-4615-6970-1&quot;,&quot;language&quot;:&quot;en&quot;,&quot;note&quot;:&quot;DOI: 10.1007/978-1-4615-6968-8_1&quot;,&quot;page&quot;:&quot;1-84&quot;,&quot;publisher&quot;:&quot;Springer, Boston, MA&quot;,&quot;source&quot;:&quot;link.springer.com&quot;,&quot;title&quot;:&quot;Patterns of Neotropical Plant Species Diversity&quot;,&quot;URL&quot;:&quot;https://link.springer.com/chapter/10.1007/978-1-4615-6968-8_1&quot;,&quot;author&quot;:[{&quot;family&quot;:&quot;Gentry&quot;,&quot;given&quot;:&quot;Alwyn H.&quot;}],&quot;accessed&quot;:{&quot;date-parts&quot;:[[&quot;2017&quot;,9,27]]},&quot;issued&quot;:{&quot;date-parts&quot;:[[&quot;1982&quot;]]}}},{&quot;id&quot;:1773,&quot;uris&quot;:[&quot;http://zotero.org/users/1142741/items/DAXA3P59&quot;],&quot;uri&quot;:[&quot;http://zotero.org/users/1142741/items/DAXA3P59&quot;],&quot;itemData&quot;:{&quot;id&quot;:1773,&quot;type&quot;:&quot;article-journal&quot;,&quot;container-title&quot;:&quot;Biodiversity &amp; Conservation&quot;,&quot;issue&quot;:&quot;1&quot;,&quot;note&quot;:&quot;ISBN: 0960-3115\npublisher: Springer&quot;,&quot;page&quot;:&quot;21-28&quot;,&quot;title&quot;:&quot;High tree alpha-diversity in Amazonian Ecuador&quot;,&quot;volume&quot;:&quot;3&quot;,&quot;author&quot;:[{&quot;family&quot;:&quot;Valencia&quot;,&quot;given&quot;:&quot;Renato&quot;},{&quot;family&quot;:&quot;Balslev&quot;,&quot;given&quot;:&quot;Henrik&quot;},{&quot;family&quot;:&quot;Miño&quot;,&quot;given&quot;:&quot;Guillermo Paz Y.&quot;}],&quot;issued&quot;:{&quot;date-parts&quot;:[[&quot;1994&quot;]]}}},{&quot;id&quot;:1755,&quot;uris&quot;:[&quot;http://zotero.org/users/1142741/items/UW6VZVG3&quot;],&quot;uri&quot;:[&quot;http://zotero.org/users/1142741/items/UW6VZVG3&quot;],&quot;itemData&quot;:{&quot;id&quot;:1755,&quot;type&quot;:&quot;article-journal&quot;,&quot;abstract&quot;:&quot;We inventoried two Amazonian tree communities separated by ∼1400 km of continuous lowland tropical forest, in an effort to understand why one was more diverse than the other. Yasuní National Park, near the equator in eastern Ecuador, has one of the most diverse tree communities in the world. Manu National Park, at 12° S in Peru's Madre de Dios region, is only moderately diverse by upper Amazonian standards. Following the field inventories, a database of morphological, ecological, and other traits was compiled from the taxonomic literature for 1039 species from the plots. Our goals were (1) to describe how terra firme tree communities at the two sites differed in composition, diversity, and structure; (2) to characterize the “extra” species responsible for the higher diversity at Yasuní; and (3) to assess, in the light of those observations, some explanations for why forests near the equator are so diverse. Yasuní has ∼1.4 times as many tree species as Manu at all three spatial scales we examined: local (1 ha), landscape (&lt;10 000 km2), and regional (&lt;100 000 km2). Yasuní samples contain more families and genera, more individual trees per unit area, and a larger proportion of small trees. Tree species at Yasuní have smaller stature, larger leaves, larger seeds, and smaller geographic and altitudinal ranges than those at Manu, and disproportionate increases in species diversity are observed within the Myrtaceae, Lauraceae, Melastomataceae, and several other families. Community structures were strikingly similar, with the same species (Iriartea deltoidea, a palm) dominating both sites at identical densities. Common species at Yasuní occur at the same densities as equally ranked species at Manu, but there are substantially more very rare species at Yasuní. The poorer tree flora is not a nested subset of the richer tree flora, though a majority of species in each inventory do occur at the other site. Several models that offer explanations for geographic variation in tropical tree species diversity are assessed in light of these data. Most do a poor job of accounting for the patterns revealed by the inventories. We speculate that the most important factor in producing the higher diversity in Yasuní is its rainier, aseasonal climate, and we discuss two specific rainfall-related mechanisms that appear to be supported by the data: (1) year-round water availability allowing more species to persist in the understory at Yasuní and (2) a newly described “mixing effect” related to the higher stem density there.&quot;,&quot;container-title&quot;:&quot;Ecology&quot;,&quot;DOI&quot;:&quot;10.1890/0012-9658(2002)083[3210:ACOTSD]2.0.CO;2&quot;,&quot;ISSN&quot;:&quot;1939-9170&quot;,&quot;issue&quot;:&quot;11&quot;,&quot;language&quot;:&quot;en&quot;,&quot;note&quot;:&quot;_eprint: https://esajournals.onlinelibrary.wiley.com/doi/pdf/10.1890/0012-9658%282002%29083%5B3210%3AACOTSD%5D2.0.CO%3B2&quot;,&quot;page&quot;:&quot;3210-3224&quot;,&quot;source&quot;:&quot;Wiley Online Library&quot;,&quot;title&quot;:&quot;A Comparison of Tree Species Diversity in Two Upper Amazonian Forests&quot;,&quot;volume&quot;:&quot;83&quot;,&quot;author&quot;:[{&quot;family&quot;:&quot;Pitman&quot;,&quot;given&quot;:&quot;Nigel C. A.&quot;},{&quot;family&quot;:&quot;Terborgh&quot;,&quot;given&quot;:&quot;John W.&quot;},{&quot;family&quot;:&quot;Silman&quot;,&quot;given&quot;:&quot;Miles R.&quot;},{&quot;family&quot;:&quot;V&quot;,&quot;given&quot;:&quot;Percy Núñez&quot;},{&quot;family&quot;:&quot;Neill&quot;,&quot;given&quot;:&quot;David A.&quot;},{&quot;family&quot;:&quot;Cerón&quot;,&quot;given&quot;:&quot;Carlos E.&quot;},{&quot;family&quot;:&quot;Palacios&quot;,&quot;given&quot;:&quot;Walter A.&quot;},{&quot;family&quot;:&quot;Aulestia&quot;,&quot;given&quot;:&quot;Milton&quot;}],&quot;issued&quot;:{&quot;date-parts&quot;:[[&quot;2002&quot;]]}}},{&quot;id&quot;:9,&quot;uris&quot;:[&quot;http://zotero.org/users/1142741/items/A8UQKRIQ&quot;],&quot;uri&quot;:[&quot;http://zotero.org/users/1142741/items/A8UQKRIQ&quot;],&quot;itemData&quot;:{&quot;id&quot;:9,&quot;type&quot;:&quot;article-journal&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container-title&quot;:&quot;Biotropica&quot;,&quot;DOI&quot;:&quot;10.1111/btp.12273&quot;,&quot;ISSN&quot;:&quot;1744-7429&quot;,&quot;issue&quot;:&quot;3&quot;,&quot;journalAbbreviation&quot;:&quot;Biotropica&quot;,&quot;language&quot;:&quot;en&quot;,&quot;page&quot;:&quot;381-393&quot;,&quot;source&quot;:&quot;Wiley Online Library&quot;,&quot;title&quot;:&quot;Spatial ecology of the fungal genus &lt;i&gt;Xylaria&lt;/i&gt; in a tropical cloud forest&quot;,&quot;volume&quot;:&quot;48&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IewWOQxql6"/><text:span text:style-name="T97">1–4</text:span><text:reference-mark-end text:name="ZOTERO_ITEM CSL_CITATION {&quot;citationID&quot;:&quot;gnnYWUAF&quot;,&quot;properties&quot;:{&quot;formattedCitation&quot;:&quot;\\super 1\\uc0\\u8211{}4\\nosupersub{}&quot;,&quot;plainCitation&quot;:&quot;1–4&quot;,&quot;noteIndex&quot;:0},&quot;citationItems&quot;:[{&quot;id&quot;:35,&quot;uris&quot;:[&quot;http://zotero.org/users/1142741/items/F8F6KYLQ&quot;],&quot;uri&quot;:[&quot;http://zotero.org/users/1142741/items/F8F6KYLQ&quot;],&quot;itemData&quot;:{&quot;id&quot;:35,&quot;type&quot;:&quot;chapter&quot;,&quot;abstract&quot;:&quot;Diversity has been given a central role in attempts to develop a general theory of ecology (Johnson and Raven, 1970). Much attention has been focused on large-scale trends, such as the increase in species diversity with decreasing latitude (Pianka, 1966; Mac Arthur, 1965; Fischer, 1960; Tramer, 1974), but there is surprisingly little documentation of the equally striking changes in diversity within the tropics. Moreover, additional information on tropical plant species diversity patterns is critically needed because of their potential importance in resolving some of the fundamental and theoretically significant differences of opinion as to the nature and manner of regulation of species diversity.&quot;,&quot;container-title&quot;:&quot;Evolutionary Biology&quot;,&quot;ISBN&quot;:&quot;978-1-4615-6970-1&quot;,&quot;language&quot;:&quot;en&quot;,&quot;note&quot;:&quot;DOI: 10.1007/978-1-4615-6968-8_1&quot;,&quot;page&quot;:&quot;1-84&quot;,&quot;publisher&quot;:&quot;Springer, Boston, MA&quot;,&quot;source&quot;:&quot;link.springer.com&quot;,&quot;title&quot;:&quot;Patterns of Neotropical Plant Species Diversity&quot;,&quot;URL&quot;:&quot;https://link.springer.com/chapter/10.1007/978-1-4615-6968-8_1&quot;,&quot;author&quot;:[{&quot;family&quot;:&quot;Gentry&quot;,&quot;given&quot;:&quot;Alwyn H.&quot;}],&quot;accessed&quot;:{&quot;date-parts&quot;:[[&quot;2017&quot;,9,27]]},&quot;issued&quot;:{&quot;date-parts&quot;:[[&quot;1982&quot;]]}}},{&quot;id&quot;:1773,&quot;uris&quot;:[&quot;http://zotero.org/users/1142741/items/DAXA3P59&quot;],&quot;uri&quot;:[&quot;http://zotero.org/users/1142741/items/DAXA3P59&quot;],&quot;itemData&quot;:{&quot;id&quot;:1773,&quot;type&quot;:&quot;article-journal&quot;,&quot;container-title&quot;:&quot;Biodiversity &amp; Conservation&quot;,&quot;issue&quot;:&quot;1&quot;,&quot;note&quot;:&quot;ISBN: 0960-3115\npublisher: Springer&quot;,&quot;page&quot;:&quot;21-28&quot;,&quot;title&quot;:&quot;High tree alpha-diversity in Amazonian Ecuador&quot;,&quot;volume&quot;:&quot;3&quot;,&quot;author&quot;:[{&quot;family&quot;:&quot;Valencia&quot;,&quot;given&quot;:&quot;Renato&quot;},{&quot;family&quot;:&quot;Balslev&quot;,&quot;given&quot;:&quot;Henrik&quot;},{&quot;family&quot;:&quot;Miño&quot;,&quot;given&quot;:&quot;Guillermo Paz Y.&quot;}],&quot;issued&quot;:{&quot;date-parts&quot;:[[&quot;1994&quot;]]}}},{&quot;id&quot;:1755,&quot;uris&quot;:[&quot;http://zotero.org/users/1142741/items/UW6VZVG3&quot;],&quot;uri&quot;:[&quot;http://zotero.org/users/1142741/items/UW6VZVG3&quot;],&quot;itemData&quot;:{&quot;id&quot;:1755,&quot;type&quot;:&quot;article-journal&quot;,&quot;abstract&quot;:&quot;We inventoried two Amazonian tree communities separated by ∼1400 km of continuous lowland tropical forest, in an effort to understand why one was more diverse than the other. Yasuní National Park, near the equator in eastern Ecuador, has one of the most diverse tree communities in the world. Manu National Park, at 12° S in Peru's Madre de Dios region, is only moderately diverse by upper Amazonian standards. Following the field inventories, a database of morphological, ecological, and other traits was compiled from the taxonomic literature for 1039 species from the plots. Our goals were (1) to describe how terra firme tree communities at the two sites differed in composition, diversity, and structure; (2) to characterize the “extra” species responsible for the higher diversity at Yasuní; and (3) to assess, in the light of those observations, some explanations for why forests near the equator are so diverse. Yasuní has ∼1.4 times as many tree species as Manu at all three spatial scales we examined: local (1 ha), landscape (&lt;10 000 km2), and regional (&lt;100 000 km2). Yasuní samples contain more families and genera, more individual trees per unit area, and a larger proportion of small trees. Tree species at Yasuní have smaller stature, larger leaves, larger seeds, and smaller geographic and altitudinal ranges than those at Manu, and disproportionate increases in species diversity are observed within the Myrtaceae, Lauraceae, Melastomataceae, and several other families. Community structures were strikingly similar, with the same species (Iriartea deltoidea, a palm) dominating both sites at identical densities. Common species at Yasuní occur at the same densities as equally ranked species at Manu, but there are substantially more very rare species at Yasuní. The poorer tree flora is not a nested subset of the richer tree flora, though a majority of species in each inventory do occur at the other site. Several models that offer explanations for geographic variation in tropical tree species diversity are assessed in light of these data. Most do a poor job of accounting for the patterns revealed by the inventories. We speculate that the most important factor in producing the higher diversity in Yasuní is its rainier, aseasonal climate, and we discuss two specific rainfall-related mechanisms that appear to be supported by the data: (1) year-round water availability allowing more species to persist in the understory at Yasuní and (2) a newly described “mixing effect” related to the higher stem density there.&quot;,&quot;container-title&quot;:&quot;Ecology&quot;,&quot;DOI&quot;:&quot;10.1890/0012-9658(2002)083[3210:ACOTSD]2.0.CO;2&quot;,&quot;ISSN&quot;:&quot;1939-9170&quot;,&quot;issue&quot;:&quot;11&quot;,&quot;language&quot;:&quot;en&quot;,&quot;note&quot;:&quot;_eprint: https://esajournals.onlinelibrary.wiley.com/doi/pdf/10.1890/0012-9658%282002%29083%5B3210%3AACOTSD%5D2.0.CO%3B2&quot;,&quot;page&quot;:&quot;3210-3224&quot;,&quot;source&quot;:&quot;Wiley Online Library&quot;,&quot;title&quot;:&quot;A Comparison of Tree Species Diversity in Two Upper Amazonian Forests&quot;,&quot;volume&quot;:&quot;83&quot;,&quot;author&quot;:[{&quot;family&quot;:&quot;Pitman&quot;,&quot;given&quot;:&quot;Nigel C. A.&quot;},{&quot;family&quot;:&quot;Terborgh&quot;,&quot;given&quot;:&quot;John W.&quot;},{&quot;family&quot;:&quot;Silman&quot;,&quot;given&quot;:&quot;Miles R.&quot;},{&quot;family&quot;:&quot;V&quot;,&quot;given&quot;:&quot;Percy Núñez&quot;},{&quot;family&quot;:&quot;Neill&quot;,&quot;given&quot;:&quot;David A.&quot;},{&quot;family&quot;:&quot;Cerón&quot;,&quot;given&quot;:&quot;Carlos E.&quot;},{&quot;family&quot;:&quot;Palacios&quot;,&quot;given&quot;:&quot;Walter A.&quot;},{&quot;family&quot;:&quot;Aulestia&quot;,&quot;given&quot;:&quot;Milton&quot;}],&quot;issued&quot;:{&quot;date-parts&quot;:[[&quot;2002&quot;]]}}},{&quot;id&quot;:9,&quot;uris&quot;:[&quot;http://zotero.org/users/1142741/items/A8UQKRIQ&quot;],&quot;uri&quot;:[&quot;http://zotero.org/users/1142741/items/A8UQKRIQ&quot;],&quot;itemData&quot;:{&quot;id&quot;:9,&quot;type&quot;:&quot;article-journal&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container-title&quot;:&quot;Biotropica&quot;,&quot;DOI&quot;:&quot;10.1111/btp.12273&quot;,&quot;ISSN&quot;:&quot;1744-7429&quot;,&quot;issue&quot;:&quot;3&quot;,&quot;journalAbbreviation&quot;:&quot;Biotropica&quot;,&quot;language&quot;:&quot;en&quot;,&quot;page&quot;:&quot;381-393&quot;,&quot;source&quot;:&quot;Wiley Online Library&quot;,&quot;title&quot;:&quot;Spatial ecology of the fungal genus &lt;i&gt;Xylaria&lt;/i&gt; in a tropical cloud forest&quot;,&quot;volume&quot;:&quot;48&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IewWOQxql6"/><text:span text:style-name="T1">, <text:s/>each with its own array of secondary metabolites. Further, the recent increased awareness of the microbiomes of large organisms and soil <text:s/>has exponentially expanded our understanding of the potential genetic resources that may exist in wild ecosystems. Natural and complex systems such as primary forests with high plant diversity probably therefore contain the greatest untapped reservoirs of chemical creativity for medical and biotechnological solutions on earth. This natural creative wealth is an emergent property of ecological systems that become ever more complex with time</text:span><text:reference-mark-start text:name="ZOTERO_ITEM CSL_CITATION {&quot;citationID&quot;:&quot;J4Y3h9bz&quot;,&quot;properties&quot;:{&quot;formattedCitation&quot;:&quot;\\super 5\\nosupersub{}&quot;,&quot;plainCitation&quot;:&quot;5&quot;,&quot;noteIndex&quot;:0},&quot;citationItems&quot;:[{&quot;id&quot;:1133,&quot;uris&quot;:[&quot;http://zotero.org/users/1142741/items/44Q98PE5&quot;],&quot;uri&quot;:[&quot;http://zotero.org/users/1142741/items/44Q98PE5&quot;],&quot;itemData&quot;:{&quot;id&quot;:1133,&quot;type&quot;:&quot;article-journal&quot;,&quot;abstract&quot;:&quot;Complex systems science provides a transdisciplinary framework to study systems characterized by (1) heterogeneity, (2) hierarchy, (3) self-organization, (4) openness, (5) adaptation, (6) memory, (7) non-linearity, and (8) uncertainty. Complex systems thinking has inspired both theory and applied strategies for improving ecosystem resilience and adaptability, but applications in forest ecology and management are just beginning to emerge. We review the properties of complex systems using four well-studied forest biomes (temperate, boreal, tropical and Mediterranean) as examples. The lens of complex systems science yields insights into facets of forest structure and dynamics that facilitate comparisons among ecosystems. These biomes share the main properties of complex systems but differ in specific ecological properties, disturbance regimes, and human uses. We show how this approach can help forest scientists and managers to conceptualize forests as integrated social-ecological systems and provide concrete examples of how to manage forests as complex adaptive systems.&quot;,&quot;container-title&quot;:&quot;Ecosphere&quot;,&quot;DOI&quot;:&quot;10.1890/ES13-00182.1&quot;,&quot;ISSN&quot;:&quot;2150-8925&quot;,&quot;issue&quot;:&quot;1&quot;,&quot;journalAbbreviation&quot;:&quot;Ecosphere&quot;,&quot;page&quot;:&quot;art1&quot;,&quot;source&quot;:&quot;esajournals.onlinelibrary.wiley.com (Atypon)&quot;,&quot;title&quot;:&quot;Viewing forests through the lens of complex systems science&quot;,&quot;volume&quot;:&quot;5&quot;,&quot;author&quot;:[{&quot;family&quot;:&quot;Filotas&quot;,&quot;given&quot;:&quot;Elise&quot;},{&quot;family&quot;:&quot;Parrott&quot;,&quot;given&quot;:&quot;Lael&quot;},{&quot;family&quot;:&quot;Burton&quot;,&quot;given&quot;:&quot;Philip J.&quot;},{&quot;family&quot;:&quot;Chazdon&quot;,&quot;given&quot;:&quot;Robin L.&quot;},{&quot;family&quot;:&quot;Coates&quot;,&quot;given&quot;:&quot;K. David&quot;},{&quot;family&quot;:&quot;Coll&quot;,&quot;given&quot;:&quot;Lluís&quot;},{&quot;family&quot;:&quot;Haeussler&quot;,&quot;given&quot;:&quot;Sybille&quot;},{&quot;family&quot;:&quot;Martin&quot;,&quot;given&quot;:&quot;Kathy&quot;},{&quot;family&quot;:&quot;Nocentini&quot;,&quot;given&quot;:&quot;Susanna&quot;},{&quot;family&quot;:&quot;Puettmann&quot;,&quot;given&quot;:&quot;Klaus J.&quot;},{&quot;family&quot;:&quot;Putz&quot;,&quot;given&quot;:&quot;Francis E.&quot;},{&quot;family&quot;:&quot;Simard&quot;,&quot;given&quot;:&quot;Suzanne W.&quot;},{&quot;family&quot;:&quot;Messier&quot;,&quot;given&quot;:&quot;Christian&quot;}],&quot;issued&quot;:{&quot;date-parts&quot;:[[&quot;2014&quot;,1,1]]}}}],&quot;schema&quot;:&quot;https://github.com/citation-style-language/schema/raw/master/csl-citation.json&quot;} RNDuoaXCsITNS"/><text:span text:style-name="T97">5</text:span><text:reference-mark-end text:name="ZOTERO_ITEM CSL_CITATION {&quot;citationID&quot;:&quot;J4Y3h9bz&quot;,&quot;properties&quot;:{&quot;formattedCitation&quot;:&quot;\\super 5\\nosupersub{}&quot;,&quot;plainCitation&quot;:&quot;5&quot;,&quot;noteIndex&quot;:0},&quot;citationItems&quot;:[{&quot;id&quot;:1133,&quot;uris&quot;:[&quot;http://zotero.org/users/1142741/items/44Q98PE5&quot;],&quot;uri&quot;:[&quot;http://zotero.org/users/1142741/items/44Q98PE5&quot;],&quot;itemData&quot;:{&quot;id&quot;:1133,&quot;type&quot;:&quot;article-journal&quot;,&quot;abstract&quot;:&quot;Complex systems science provides a transdisciplinary framework to study systems characterized by (1) heterogeneity, (2) hierarchy, (3) self-organization, (4) openness, (5) adaptation, (6) memory, (7) non-linearity, and (8) uncertainty. Complex systems thinking has inspired both theory and applied strategies for improving ecosystem resilience and adaptability, but applications in forest ecology and management are just beginning to emerge. We review the properties of complex systems using four well-studied forest biomes (temperate, boreal, tropical and Mediterranean) as examples. The lens of complex systems science yields insights into facets of forest structure and dynamics that facilitate comparisons among ecosystems. These biomes share the main properties of complex systems but differ in specific ecological properties, disturbance regimes, and human uses. We show how this approach can help forest scientists and managers to conceptualize forests as integrated social-ecological systems and provide concrete examples of how to manage forests as complex adaptive systems.&quot;,&quot;container-title&quot;:&quot;Ecosphere&quot;,&quot;DOI&quot;:&quot;10.1890/ES13-00182.1&quot;,&quot;ISSN&quot;:&quot;2150-8925&quot;,&quot;issue&quot;:&quot;1&quot;,&quot;journalAbbreviation&quot;:&quot;Ecosphere&quot;,&quot;page&quot;:&quot;art1&quot;,&quot;source&quot;:&quot;esajournals.onlinelibrary.wiley.com (Atypon)&quot;,&quot;title&quot;:&quot;Viewing forests through the lens of complex systems science&quot;,&quot;volume&quot;:&quot;5&quot;,&quot;author&quot;:[{&quot;family&quot;:&quot;Filotas&quot;,&quot;given&quot;:&quot;Elise&quot;},{&quot;family&quot;:&quot;Parrott&quot;,&quot;given&quot;:&quot;Lael&quot;},{&quot;family&quot;:&quot;Burton&quot;,&quot;given&quot;:&quot;Philip J.&quot;},{&quot;family&quot;:&quot;Chazdon&quot;,&quot;given&quot;:&quot;Robin L.&quot;},{&quot;family&quot;:&quot;Coates&quot;,&quot;given&quot;:&quot;K. David&quot;},{&quot;family&quot;:&quot;Coll&quot;,&quot;given&quot;:&quot;Lluís&quot;},{&quot;family&quot;:&quot;Haeussler&quot;,&quot;given&quot;:&quot;Sybille&quot;},{&quot;family&quot;:&quot;Martin&quot;,&quot;given&quot;:&quot;Kathy&quot;},{&quot;family&quot;:&quot;Nocentini&quot;,&quot;given&quot;:&quot;Susanna&quot;},{&quot;family&quot;:&quot;Puettmann&quot;,&quot;given&quot;:&quot;Klaus J.&quot;},{&quot;family&quot;:&quot;Putz&quot;,&quot;given&quot;:&quot;Francis E.&quot;},{&quot;family&quot;:&quot;Simard&quot;,&quot;given&quot;:&quot;Suzanne W.&quot;},{&quot;family&quot;:&quot;Messier&quot;,&quot;given&quot;:&quot;Christian&quot;}],&quot;issued&quot;:{&quot;date-parts&quot;:[[&quot;2014&quot;,1,1]]}}}],&quot;schema&quot;:&quot;https://github.com/citation-style-language/schema/raw/master/csl-citation.json&quot;} RNDuoaXCsITNS"/><text:span text:style-name="T1">. Forests and other complex ecosystems are natural laboratories and computational systems, where many problems that are faced in our simplified agricultural systems may already be “solved” on some level in evolutionary time through host chemistry and microbiome dynamics. For example, both wild Cacao trees (</text:span><text:span text:style-name="T5">Theobroma </text:span><text:span text:style-name="T17">cacao) and wild rubber </text:span><text:span text:style-name="T18">plants </text:span><text:span text:style-name="T17">(</text:span><text:span text:style-name="T5">Havea</text:span><text:span text:style-name="T17"> spp.)</text:span><text:span text:style-name="T2"> have been observed to harbor many more <text:s/>protective fungi in their microbiome than their cultivated counterparts, some of which are directly antagonistic to important commercial pathogens</text:span><text:reference-mark-start text:name="ZOTERO_ITEM CSL_CITATION {&quot;citationID&quot;:&quot;ehk1sAUk&quot;,&quot;properties&quot;:{&quot;formattedCitation&quot;:&quot;\\super 6,7\\nosupersub{}&quot;,&quot;plainCitation&quot;:&quot;6,7&quot;,&quot;noteIndex&quot;:0},&quot;citationItems&quot;:[{&quot;id&quot;:1017,&quot;uris&quot;:[&quot;http://zotero.org/users/1142741/items/Y6GYJBUA&quot;],&quot;uri&quot;:[&quot;http://zotero.org/users/1142741/items/Y6GYJBUA&quot;],&quot;itemData&quot;:{&quot;id&quot;:1017,&quot;type&quot;:&quot;article-journal&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container-title&quot;:&quot;Fungal Ecology&quot;,&quot;DOI&quot;:&quot;10.1016/j.funeco.2015.04.001&quot;,&quot;ISSN&quot;:&quot;1754-5048&quot;,&quot;journalAbbreviation&quot;:&quot;Fungal Ecology&quot;,&quot;page&quot;:&quot;18-29&quot;,&quot;source&quot;:&quot;ScienceDirect&quot;,&quot;title&quot;:&quot;Wild trees in the Amazon basin harbor a great diversity of beneficial endosymbiotic fungi: is this evidence of protective mutualism?&quot;,&quot;title-short&quot;:&quot;Wild trees in the Amazon basin harbor a great diversity of beneficial endosymbiotic fungi&quot;,&quot;volume&quot;:&quot;17&quot;,&quot;author&quot;:[{&quot;family&quot;:&quot;Gazis&quot;,&quot;given&quot;:&quot;Romina&quot;},{&quot;family&quot;:&quot;Chaverri&quot;,&quot;given&quot;:&quot;Priscila&quot;}],&quot;issued&quot;:{&quot;date-parts&quot;:[[&quot;2015&quot;,10,1]]}}},{&quot;id&quot;:1860,&quot;uris&quot;:[&quot;http://zotero.org/users/1142741/items/7UVAZ9FQ&quot;],&quot;uri&quot;:[&quot;http://zotero.org/users/1142741/items/7UVAZ9FQ&quot;],&quot;itemData&quot;:{&quot;id&quot;:1860,&quot;type&quot;:&quot;article-journal&quot;,&quot;abstract&quot;:&quot;The main constraint and continuing threat to cocoa production in Latin America is disease caused by two basidiomycete fungi belonging to the genus Crinipellis (Agaricales), both of which are currently on an invasive front. Classical biological control, in which coevolved natural enemies are considered to offer the most potential for sustainable control of invasive alien organisms, is investigated as a management strategy. Our initial approach has been to search for the suspected coevolved host (Theobroma gileri) of one of these pathogens, Crinipellis roreri, the causal agent of frosty pod rot, in the mesic forests of north-west Ecuador; to isolate the endophytes and mycoparasites associated with both host and pathogen; to screen selected fungi in the greenhouse and laboratory, in order to determine their biocontrol potential. Endophytes were isolated directly in the field from healthy tree boles and pods, and over 40 genera were recorded, mainly representing anamorphs of Hypocreales in the genera Acremonium, Clonostachys, Trichoderma and Verticillium, as well as basidiomycetes belonging to the Agaricales and Polyporales. Of the endophytic fungi tested, most can be inoculated into and recovered from asymptomatic cocoa seedlings. Twenty-eight mycoparasitic species were isolated from diseased pods and selected mycoparasites as well as endophytes were screened against C. roreri using the pre-colonised plate method. Consistently high mycoparasitism of the C. roreri pseudostroma was demonstrated, particularly by a complex of Clonostachys and Trichoderma species.&quot;,&quot;container-title&quot;:&quot;Mycological Progress&quot;,&quot;DOI&quot;:&quot;10.1007/s11557-006-0053-4&quot;,&quot;ISSN&quot;:&quot;1861-8952&quot;,&quot;issue&quot;:&quot;2&quot;,&quot;journalAbbreviation&quot;:&quot;Mycological Progress&quot;,&quot;page&quot;:&quot;149-160&quot;,&quot;title&quot;:&quot;Endophytes and mycoparasites associated with an indigenous forest tree, &lt;i&gt;Theobroma gileri&lt;/i&gt;, in Ecuador and a preliminary assessment of their potential as biocontrol agents of cocoa diseases&quot;,&quot;volume&quot;:&quot;2&quot;,&quot;author&quot;:[{&quot;family&quot;:&quot;Evans&quot;,&quot;given&quot;:&quot;Harry C.&quot;},{&quot;family&quot;:&quot;Holmes&quot;,&quot;given&quot;:&quot;Keith A.&quot;},{&quot;family&quot;:&quot;Thomas&quot;,&quot;given&quot;:&quot;Sarah E.&quot;}],&quot;issued&quot;:{&quot;date-parts&quot;:[[&quot;2003&quot;,5,1]]}}}],&quot;schema&quot;:&quot;https://github.com/citation-style-language/schema/raw/master/csl-citation.json&quot;} RNDIDHeaRK5OL"/><text:span text:style-name="T97">6,7</text:span><text:reference-mark-end text:name="ZOTERO_ITEM CSL_CITATION {&quot;citationID&quot;:&quot;ehk1sAUk&quot;,&quot;properties&quot;:{&quot;formattedCitation&quot;:&quot;\\super 6,7\\nosupersub{}&quot;,&quot;plainCitation&quot;:&quot;6,7&quot;,&quot;noteIndex&quot;:0},&quot;citationItems&quot;:[{&quot;id&quot;:1017,&quot;uris&quot;:[&quot;http://zotero.org/users/1142741/items/Y6GYJBUA&quot;],&quot;uri&quot;:[&quot;http://zotero.org/users/1142741/items/Y6GYJBUA&quot;],&quot;itemData&quot;:{&quot;id&quot;:1017,&quot;type&quot;:&quot;article-journal&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container-title&quot;:&quot;Fungal Ecology&quot;,&quot;DOI&quot;:&quot;10.1016/j.funeco.2015.04.001&quot;,&quot;ISSN&quot;:&quot;1754-5048&quot;,&quot;journalAbbreviation&quot;:&quot;Fungal Ecology&quot;,&quot;page&quot;:&quot;18-29&quot;,&quot;source&quot;:&quot;ScienceDirect&quot;,&quot;title&quot;:&quot;Wild trees in the Amazon basin harbor a great diversity of beneficial endosymbiotic fungi: is this evidence of protective mutualism?&quot;,&quot;title-short&quot;:&quot;Wild trees in the Amazon basin harbor a great diversity of beneficial endosymbiotic fungi&quot;,&quot;volume&quot;:&quot;17&quot;,&quot;author&quot;:[{&quot;family&quot;:&quot;Gazis&quot;,&quot;given&quot;:&quot;Romina&quot;},{&quot;family&quot;:&quot;Chaverri&quot;,&quot;given&quot;:&quot;Priscila&quot;}],&quot;issued&quot;:{&quot;date-parts&quot;:[[&quot;2015&quot;,10,1]]}}},{&quot;id&quot;:1860,&quot;uris&quot;:[&quot;http://zotero.org/users/1142741/items/7UVAZ9FQ&quot;],&quot;uri&quot;:[&quot;http://zotero.org/users/1142741/items/7UVAZ9FQ&quot;],&quot;itemData&quot;:{&quot;id&quot;:1860,&quot;type&quot;:&quot;article-journal&quot;,&quot;abstract&quot;:&quot;The main constraint and continuing threat to cocoa production in Latin America is disease caused by two basidiomycete fungi belonging to the genus Crinipellis (Agaricales), both of which are currently on an invasive front. Classical biological control, in which coevolved natural enemies are considered to offer the most potential for sustainable control of invasive alien organisms, is investigated as a management strategy. Our initial approach has been to search for the suspected coevolved host (Theobroma gileri) of one of these pathogens, Crinipellis roreri, the causal agent of frosty pod rot, in the mesic forests of north-west Ecuador; to isolate the endophytes and mycoparasites associated with both host and pathogen; to screen selected fungi in the greenhouse and laboratory, in order to determine their biocontrol potential. Endophytes were isolated directly in the field from healthy tree boles and pods, and over 40 genera were recorded, mainly representing anamorphs of Hypocreales in the genera Acremonium, Clonostachys, Trichoderma and Verticillium, as well as basidiomycetes belonging to the Agaricales and Polyporales. Of the endophytic fungi tested, most can be inoculated into and recovered from asymptomatic cocoa seedlings. Twenty-eight mycoparasitic species were isolated from diseased pods and selected mycoparasites as well as endophytes were screened against C. roreri using the pre-colonised plate method. Consistently high mycoparasitism of the C. roreri pseudostroma was demonstrated, particularly by a complex of Clonostachys and Trichoderma species.&quot;,&quot;container-title&quot;:&quot;Mycological Progress&quot;,&quot;DOI&quot;:&quot;10.1007/s11557-006-0053-4&quot;,&quot;ISSN&quot;:&quot;1861-8952&quot;,&quot;issue&quot;:&quot;2&quot;,&quot;journalAbbreviation&quot;:&quot;Mycological Progress&quot;,&quot;page&quot;:&quot;149-160&quot;,&quot;title&quot;:&quot;Endophytes and mycoparasites associated with an indigenous forest tree, &lt;i&gt;Theobroma gileri&lt;/i&gt;, in Ecuador and a preliminary assessment of their potential as biocontrol agents of cocoa diseases&quot;,&quot;volume&quot;:&quot;2&quot;,&quot;author&quot;:[{&quot;family&quot;:&quot;Evans&quot;,&quot;given&quot;:&quot;Harry C.&quot;},{&quot;family&quot;:&quot;Holmes&quot;,&quot;given&quot;:&quot;Keith A.&quot;},{&quot;family&quot;:&quot;Thomas&quot;,&quot;given&quot;:&quot;Sarah E.&quot;}],&quot;issued&quot;:{&quot;date-parts&quot;:[[&quot;2003&quot;,5,1]]}}}],&quot;schema&quot;:&quot;https://github.com/citation-style-language/schema/raw/master/csl-citation.json&quot;} RNDIDHeaRK5OL"/><text:span text:style-name="T2">. <text:s/></text:span></text:p>
      <text:p text:style-name="P26"/>
      <text:p text:style-name="P45"><text:span text:style-name="T2">The potentially-useful biocontrol organisms and secondary metabolites that await in these complex ecological systems are not simple creatures or products. Even after successful characterization, their utility and synthesis may depend on a deep understanding of the contexts in which metabolites are expressed or in which organisms can function as biocontrols</text:span><text:reference-mark-start text:name="ZOTERO_ITEM CSL_CITATION {&quot;citationID&quot;:&quot;pIvS9IeQ&quot;,&quot;properties&quot;:{&quot;formattedCitation&quot;:&quot;\\super 8\\nosupersub{}&quot;,&quot;plainCitation&quot;:&quot;8&quot;,&quot;noteIndex&quot;:0},&quot;citationItems&quot;:[{&quot;id&quot;:1528,&quot;uris&quot;:[&quot;http://zotero.org/users/1142741/items/KW7RZLN9&quot;],&quot;uri&quot;:[&quot;http://zotero.org/users/1142741/items/KW7RZLN9&quot;],&quot;itemData&quot;:{&quot;id&quot;:1528,&quot;type&quot;:&quot;chapter&quot;,&quot;abstract&quot;:&quot;Recent studies have shown that the asymptomatic fungal endophytes may influence the outcome of forest trees’ interactions with pathogens and herbivores, raising a promise that endophytes might be utilized as biocontrol agents in integrated pest and disease management. However, practical applications for forest protection based on endophytes are still rare, in particular in the case of the economically and ecologically important large trees and their diseases. A better understanding of the ecological and biological background of the protection provided by endophytes may help to design new forest protection strategies that utilize endophytes in control of tree diseases. More information is also needed regarding the effects of silvicultural methods on endophyte communities at the level of single trees and forest stands. In this chapter, we discuss the motivation for continued research on endophyte-based biocontrol of forest tree diseases and some ecological aspects related to the topic.&quot;,&quot;container-title&quot;:&quot;Advances in Endophytic Research&quot;,&quot;event-place&quot;:&quot;New Delhi&quot;,&quot;ISBN&quot;:&quot;978-81-322-1575-2&quot;,&quot;language&quot;:&quot;en&quot;,&quot;note&quot;:&quot;DOI: 10.1007/978-81-322-1575-2_17&quot;,&quot;page&quot;:&quot;321-333&quot;,&quot;publisher&quot;:&quot;Springer India&quot;,&quot;publisher-place&quot;:&quot;New Delhi&quot;,&quot;source&quot;:&quot;Springer Link&quot;,&quot;title&quot;:&quot;Ecological Aspects of Endophyte-Based Biocontrol of Forest Diseases&quot;,&quot;URL&quot;:&quot;https://doi.org/10.1007/978-81-322-1575-2_17&quot;,&quot;author&quot;:[{&quot;family&quot;:&quot;Witzell&quot;,&quot;given&quot;:&quot;Johanna&quot;},{&quot;family&quot;:&quot;Martín&quot;,&quot;given&quot;:&quot;Juan A.&quot;},{&quot;family&quot;:&quot;Blumenstein&quot;,&quot;given&quot;:&quot;Kathrin&quot;}],&quot;editor&quot;:[{&quot;family&quot;:&quot;Verma&quot;,&quot;given&quot;:&quot;Vijay C.&quot;},{&quot;family&quot;:&quot;Gange&quot;,&quot;given&quot;:&quot;Alan C.&quot;}],&quot;accessed&quot;:{&quot;date-parts&quot;:[[&quot;2020&quot;,3,28]]},&quot;issued&quot;:{&quot;date-parts&quot;:[[&quot;2014&quot;]]}}}],&quot;schema&quot;:&quot;https://github.com/citation-style-language/schema/raw/master/csl-citation.json&quot;} RNDbIhusQm4YE"/><text:span text:style-name="T97">8</text:span><text:reference-mark-end text:name="ZOTERO_ITEM CSL_CITATION {&quot;citationID&quot;:&quot;pIvS9IeQ&quot;,&quot;properties&quot;:{&quot;formattedCitation&quot;:&quot;\\super 8\\nosupersub{}&quot;,&quot;plainCitation&quot;:&quot;8&quot;,&quot;noteIndex&quot;:0},&quot;citationItems&quot;:[{&quot;id&quot;:1528,&quot;uris&quot;:[&quot;http://zotero.org/users/1142741/items/KW7RZLN9&quot;],&quot;uri&quot;:[&quot;http://zotero.org/users/1142741/items/KW7RZLN9&quot;],&quot;itemData&quot;:{&quot;id&quot;:1528,&quot;type&quot;:&quot;chapter&quot;,&quot;abstract&quot;:&quot;Recent studies have shown that the asymptomatic fungal endophytes may influence the outcome of forest trees’ interactions with pathogens and herbivores, raising a promise that endophytes might be utilized as biocontrol agents in integrated pest and disease management. However, practical applications for forest protection based on endophytes are still rare, in particular in the case of the economically and ecologically important large trees and their diseases. A better understanding of the ecological and biological background of the protection provided by endophytes may help to design new forest protection strategies that utilize endophytes in control of tree diseases. More information is also needed regarding the effects of silvicultural methods on endophyte communities at the level of single trees and forest stands. In this chapter, we discuss the motivation for continued research on endophyte-based biocontrol of forest tree diseases and some ecological aspects related to the topic.&quot;,&quot;container-title&quot;:&quot;Advances in Endophytic Research&quot;,&quot;event-place&quot;:&quot;New Delhi&quot;,&quot;ISBN&quot;:&quot;978-81-322-1575-2&quot;,&quot;language&quot;:&quot;en&quot;,&quot;note&quot;:&quot;DOI: 10.1007/978-81-322-1575-2_17&quot;,&quot;page&quot;:&quot;321-333&quot;,&quot;publisher&quot;:&quot;Springer India&quot;,&quot;publisher-place&quot;:&quot;New Delhi&quot;,&quot;source&quot;:&quot;Springer Link&quot;,&quot;title&quot;:&quot;Ecological Aspects of Endophyte-Based Biocontrol of Forest Diseases&quot;,&quot;URL&quot;:&quot;https://doi.org/10.1007/978-81-322-1575-2_17&quot;,&quot;author&quot;:[{&quot;family&quot;:&quot;Witzell&quot;,&quot;given&quot;:&quot;Johanna&quot;},{&quot;family&quot;:&quot;Martín&quot;,&quot;given&quot;:&quot;Juan A.&quot;},{&quot;family&quot;:&quot;Blumenstein&quot;,&quot;given&quot;:&quot;Kathrin&quot;}],&quot;editor&quot;:[{&quot;family&quot;:&quot;Verma&quot;,&quot;given&quot;:&quot;Vijay C.&quot;},{&quot;family&quot;:&quot;Gange&quot;,&quot;given&quot;:&quot;Alan C.&quot;}],&quot;accessed&quot;:{&quot;date-parts&quot;:[[&quot;2020&quot;,3,28]]},&quot;issued&quot;:{&quot;date-parts&quot;:[[&quot;2014&quot;]]}}}],&quot;schema&quot;:&quot;https://github.com/citation-style-language/schema/raw/master/csl-citation.json&quot;} RNDbIhusQm4YE"/><text:span text:style-name="T2">. Methods for reliable, artificial transmission of beneficial microorganisms to cultivated plant microbiomes are still in their infancy</text:span><text:reference-mark-start text:name="ZOTERO_ITEM CSL_CITATION {&quot;citationID&quot;:&quot;h6PozoZ3&quot;,&quot;properties&quot;:{&quot;formattedCitation&quot;:&quot;\\super 9,10\\nosupersub{}&quot;,&quot;plainCitation&quot;:&quot;9,10&quot;,&quot;noteIndex&quot;:0},&quot;citationItems&quot;:[{&quot;id&quot;:872,&quot;uris&quot;:[&quot;http://zotero.org/users/1142741/items/2FRBJG3I&quot;],&quot;uri&quot;:[&quot;http://zotero.org/users/1142741/items/2FRBJG3I&quot;],&quot;itemData&quot;:{&quot;id&quot;:872,&quot;type&quot;:&quot;article-journal&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container-title&quot;:&quot;Microbiological Research&quot;,&quot;DOI&quot;:&quot;10.1016/j.micres.2018.01.005&quot;,&quot;ISSN&quot;:&quot;0944-5013&quot;,&quot;journalAbbreviation&quot;:&quot;Microbiological Research&quot;,&quot;page&quot;:&quot;25-31&quot;,&quot;source&quot;:&quot;ScienceDirect&quot;,&quot;title&quot;:&quot;Microbiome engineering to improve biocontrol and plant growth-promoting mechanisms&quot;,&quot;volume&quot;:&quot;208&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W9udEIlA7x"/><text:span text:style-name="T97">9,10</text:span><text:reference-mark-end text:name="ZOTERO_ITEM CSL_CITATION {&quot;citationID&quot;:&quot;h6PozoZ3&quot;,&quot;properties&quot;:{&quot;formattedCitation&quot;:&quot;\\super 9,10\\nosupersub{}&quot;,&quot;plainCitation&quot;:&quot;9,10&quot;,&quot;noteIndex&quot;:0},&quot;citationItems&quot;:[{&quot;id&quot;:872,&quot;uris&quot;:[&quot;http://zotero.org/users/1142741/items/2FRBJG3I&quot;],&quot;uri&quot;:[&quot;http://zotero.org/users/1142741/items/2FRBJG3I&quot;],&quot;itemData&quot;:{&quot;id&quot;:872,&quot;type&quot;:&quot;article-journal&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container-title&quot;:&quot;Microbiological Research&quot;,&quot;DOI&quot;:&quot;10.1016/j.micres.2018.01.005&quot;,&quot;ISSN&quot;:&quot;0944-5013&quot;,&quot;journalAbbreviation&quot;:&quot;Microbiological Research&quot;,&quot;page&quot;:&quot;25-31&quot;,&quot;source&quot;:&quot;ScienceDirect&quot;,&quot;title&quot;:&quot;Microbiome engineering to improve biocontrol and plant growth-promoting mechanisms&quot;,&quot;volume&quot;:&quot;208&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W9udEIlA7x"/><text:span text:style-name="T2">, and developing viable synthetic methods for newly discovered natural products can be extremely difficult. <text:s/>Even when a particularly promising organism or molecule is cultured or detected, its ecological “instruction manual” may still wait in the natural system from which it came. </text:span></text:p>
      <text:p text:style-name="P30"/>
      <text:p text:style-name="P92"><text:span text:style-name="T43">One example of this, and one of the foci of this proposal, is the relationship between coffee and its most prominent pathogen the coffee leaf rust (</text:span><text:span text:style-name="T6">Hemileia vastatrix, </text:span><text:span text:style-name="T43">hereafter CLR</text:span><text:reference-mark-start text:name="ZOTERO_ITEM CSL_CITATION {&quot;citationID&quot;:&quot;7Reg2zxT&quot;,&quot;properties&quot;:{&quot;formattedCitation&quot;:&quot;\\super 11\\nosupersub{}&quot;,&quot;plainCitation&quot;:&quot;11&quot;,&quot;noteIndex&quot;:0},&quot;citationItems&quot;:[{&quot;id&quot;:820,&quot;uris&quot;:[&quot;http://zotero.org/users/1142741/items/FUBQNLHR&quot;],&quot;uri&quot;:[&quot;http://zotero.org/users/1142741/items/FUBQNLHR&quot;],&quot;itemData&quot;:{&quot;id&quot;:820,&quot;type&quot;:&quot;article-journal&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container-title&quot;:&quot;Molecular Plant Pathology&quot;,&quot;DOI&quot;:&quot;10.1111/mpp.12512&quot;,&quot;ISSN&quot;:&quot;1364-3703&quot;,&quot;issue&quot;:&quot;8&quot;,&quot;language&quot;:&quot;en&quot;,&quot;page&quot;:&quot;1039-1051&quot;,&quot;source&quot;:&quot;Wiley Online Library&quot;,&quot;title&quot;:&quot;The coffee leaf rust pathogen &lt;i&gt;Hemileia vastatrix&lt;/i&gt;: one and a half centuries around the tropics&quot;,&quot;title-short&quot;:&quot;The coffee leaf rust pathogen Hemileia vastatrix&quot;,&quot;volume&quot;:&quot;18&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61STTpNocz"/><text:span text:style-name="T97">11</text:span><text:reference-mark-end text:name="ZOTERO_ITEM CSL_CITATION {&quot;citationID&quot;:&quot;7Reg2zxT&quot;,&quot;properties&quot;:{&quot;formattedCitation&quot;:&quot;\\super 11\\nosupersub{}&quot;,&quot;plainCitation&quot;:&quot;11&quot;,&quot;noteIndex&quot;:0},&quot;citationItems&quot;:[{&quot;id&quot;:820,&quot;uris&quot;:[&quot;http://zotero.org/users/1142741/items/FUBQNLHR&quot;],&quot;uri&quot;:[&quot;http://zotero.org/users/1142741/items/FUBQNLHR&quot;],&quot;itemData&quot;:{&quot;id&quot;:820,&quot;type&quot;:&quot;article-journal&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container-title&quot;:&quot;Molecular Plant Pathology&quot;,&quot;DOI&quot;:&quot;10.1111/mpp.12512&quot;,&quot;ISSN&quot;:&quot;1364-3703&quot;,&quot;issue&quot;:&quot;8&quot;,&quot;language&quot;:&quot;en&quot;,&quot;page&quot;:&quot;1039-1051&quot;,&quot;source&quot;:&quot;Wiley Online Library&quot;,&quot;title&quot;:&quot;The coffee leaf rust pathogen &lt;i&gt;Hemileia vastatrix&lt;/i&gt;: one and a half centuries around the tropics&quot;,&quot;title-short&quot;:&quot;The coffee leaf rust pathogen Hemileia vastatrix&quot;,&quot;volume&quot;:&quot;18&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61STTpNocz"/><text:span text:style-name="T43">. The most famous microbial antagonist to the is the white halo fungus (</text:span><text:span text:style-name="T15">Lecanicillium lecanii</text:span><text:reference-mark-start text:name="ZOTERO_ITEM CSL_CITATION {&quot;citationID&quot;:&quot;S3LigaPp&quot;,&quot;properties&quot;:{&quot;formattedCitation&quot;:&quot;\\super 12\\nosupersub{}&quot;,&quot;plainCitation&quot;:&quot;12&quot;,&quot;noteIndex&quot;:0},&quot;citationItems&quot;:[{&quot;id&quot;:782,&quot;uris&quot;:[&quot;http://zotero.org/users/1142741/items/7J8EJVTP&quot;],&quot;uri&quot;:[&quot;http://zotero.org/users/1142741/items/7J8EJVTP&quot;],&quot;itemData&quot;:{&quot;id&quot;:782,&quot;type&quot;:&quot;article-journal&quot;,&quot;container-title&quot;:&quot;Nova Hedwigia&quot;,&quot;DOI&quot;:&quot;10.1127/nova.hedwigia/73/2001/1&quot;,&quot;ISSN&quot;:&quot;,&quot;,&quot;language&quot;:&quot;en&quot;,&quot;page&quot;:&quot;1-50&quot;,&quot;source&quot;:&quot;www.schweizerbart.de&quot;,&quot;title&quot;:&quot;A revision of &lt;i&gt;Verticillium&lt;/i&gt; section Prostrata. IV. The genera &lt;i&gt;Lecanicillium&lt;/i&gt; and &lt;i&gt;Simplicillium&lt;/i&gt; gen. nov.°)&quot;,&quot;author&quot;:[{&quot;family&quot;:&quot;Zare&quot;,&quot;given&quot;:&quot;R.&quot;},{&quot;family&quot;:&quot;Gams&quot;,&quot;given&quot;:&quot;W.&quot;}],&quot;issued&quot;:{&quot;date-parts&quot;:[[&quot;2001&quot;,8,31]]}}}],&quot;schema&quot;:&quot;https://github.com/citation-style-language/schema/raw/master/csl-citation.json&quot;} RND6TRuBIDyg8"/><text:span text:style-name="T99">12</text:span><text:reference-mark-end text:name="ZOTERO_ITEM CSL_CITATION {&quot;citationID&quot;:&quot;S3LigaPp&quot;,&quot;properties&quot;:{&quot;formattedCitation&quot;:&quot;\\super 12\\nosupersub{}&quot;,&quot;plainCitation&quot;:&quot;12&quot;,&quot;noteIndex&quot;:0},&quot;citationItems&quot;:[{&quot;id&quot;:782,&quot;uris&quot;:[&quot;http://zotero.org/users/1142741/items/7J8EJVTP&quot;],&quot;uri&quot;:[&quot;http://zotero.org/users/1142741/items/7J8EJVTP&quot;],&quot;itemData&quot;:{&quot;id&quot;:782,&quot;type&quot;:&quot;article-journal&quot;,&quot;container-title&quot;:&quot;Nova Hedwigia&quot;,&quot;DOI&quot;:&quot;10.1127/nova.hedwigia/73/2001/1&quot;,&quot;ISSN&quot;:&quot;,&quot;,&quot;language&quot;:&quot;en&quot;,&quot;page&quot;:&quot;1-50&quot;,&quot;source&quot;:&quot;www.schweizerbart.de&quot;,&quot;title&quot;:&quot;A revision of &lt;i&gt;Verticillium&lt;/i&gt; section Prostrata. IV. The genera &lt;i&gt;Lecanicillium&lt;/i&gt; and &lt;i&gt;Simplicillium&lt;/i&gt; gen. nov.°)&quot;,&quot;author&quot;:[{&quot;family&quot;:&quot;Zare&quot;,&quot;given&quot;:&quot;R.&quot;},{&quot;family&quot;:&quot;Gams&quot;,&quot;given&quot;:&quot;W.&quot;}],&quot;issued&quot;:{&quot;date-parts&quot;:[[&quot;2001&quot;,8,31]]}}}],&quot;schema&quot;:&quot;https://github.com/citation-style-language/schema/raw/master/csl-citation.json&quot;} RND6TRuBIDyg8"/><text:span text:style-name="T2">, syn. </text:span><text:span text:style-name="T6">Akanthomyces lecanii</text:span><text:reference-mark-start text:name="ZOTERO_ITEM CSL_CITATION {&quot;citationID&quot;:&quot;W8fdNV4k&quot;,&quot;properties&quot;:{&quot;formattedCitation&quot;:&quot;\\super 13,14\\nosupersub{}&quot;,&quot;plainCitation&quot;:&quot;13,14&quot;,&quot;noteIndex&quot;:0},&quot;citationItems&quot;:[{&quot;id&quot;:847,&quot;uris&quot;:[&quot;http://zotero.org/users/1142741/items/NYGL3IMI&quot;],&quot;uri&quot;:[&quot;http://zotero.org/users/1142741/items/NYGL3IMI&quot;],&quot;itemData&quot;:{&quot;id&quot;:847,&quot;type&quot;:&quot;article-journal&quot;,&quot;container-title&quot;:&quot;IMA fungus&quot;,&quot;ISSN&quot;:&quot;2210-6340&quot;,&quot;issue&quot;:&quot;2&quot;,&quot;journalAbbreviation&quot;:&quot;IMA fungus&quot;,&quot;page&quot;:&quot;335-353&quot;,&quot;title&quot;:&quot;A phylogenetically-based nomenclature for Cordycipitaceae (Hypocreales)&quot;,&quot;volume&quot;:&quot;8&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id&quot;:848,&quot;uris&quot;:[&quot;http://zotero.org/users/1142741/items/ACCLRN66&quot;],&quot;uri&quot;:[&quot;http://zotero.org/users/1142741/items/ACCLRN66&quot;],&quot;itemData&quot;:{&quot;id&quot;:848,&quot;type&quot;:&quot;article-journal&quot;,&quot;container-title&quot;:&quot;Studies in mycology&quot;,&quot;ISSN&quot;:&quot;0166-0616&quot;,&quot;journalAbbreviation&quot;:&quot;Studies in mycology&quot;,&quot;page&quot;:&quot;5-59&quot;,&quot;title&quot;:&quot;Phylogenetic classification of &lt;i&gt;Cordyceps&lt;/i&gt; and the clavicipitaceous fungi&quot;,&quot;volume&quot;:&quot;57&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schema&quot;:&quot;https://github.com/citation-style-language/schema/raw/master/csl-citation.json&quot;} RNDSQzJMbjLJv"/><text:span text:style-name="T98">13,14</text:span><text:reference-mark-end text:name="ZOTERO_ITEM CSL_CITATION {&quot;citationID&quot;:&quot;W8fdNV4k&quot;,&quot;properties&quot;:{&quot;formattedCitation&quot;:&quot;\\super 13,14\\nosupersub{}&quot;,&quot;plainCitation&quot;:&quot;13,14&quot;,&quot;noteIndex&quot;:0},&quot;citationItems&quot;:[{&quot;id&quot;:847,&quot;uris&quot;:[&quot;http://zotero.org/users/1142741/items/NYGL3IMI&quot;],&quot;uri&quot;:[&quot;http://zotero.org/users/1142741/items/NYGL3IMI&quot;],&quot;itemData&quot;:{&quot;id&quot;:847,&quot;type&quot;:&quot;article-journal&quot;,&quot;container-title&quot;:&quot;IMA fungus&quot;,&quot;ISSN&quot;:&quot;2210-6340&quot;,&quot;issue&quot;:&quot;2&quot;,&quot;journalAbbreviation&quot;:&quot;IMA fungus&quot;,&quot;page&quot;:&quot;335-353&quot;,&quot;title&quot;:&quot;A phylogenetically-based nomenclature for Cordycipitaceae (Hypocreales)&quot;,&quot;volume&quot;:&quot;8&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id&quot;:848,&quot;uris&quot;:[&quot;http://zotero.org/users/1142741/items/ACCLRN66&quot;],&quot;uri&quot;:[&quot;http://zotero.org/users/1142741/items/ACCLRN66&quot;],&quot;itemData&quot;:{&quot;id&quot;:848,&quot;type&quot;:&quot;article-journal&quot;,&quot;container-title&quot;:&quot;Studies in mycology&quot;,&quot;ISSN&quot;:&quot;0166-0616&quot;,&quot;journalAbbreviation&quot;:&quot;Studies in mycology&quot;,&quot;page&quot;:&quot;5-59&quot;,&quot;title&quot;:&quot;Phylogenetic classification of &lt;i&gt;Cordyceps&lt;/i&gt; and the clavicipitaceous fungi&quot;,&quot;volume&quot;:&quot;57&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schema&quot;:&quot;https://github.com/citation-style-language/schema/raw/master/csl-citation.json&quot;} RNDSQzJMbjLJv"/><text:span text:style-name="T2">), the subject of extensive research as a potential biocontrol of CLR</text:span><text:reference-mark-start text:name="ZOTERO_ITEM CSL_CITATION {&quot;citationID&quot;:&quot;ykzHi3Ps&quot;,&quot;properties&quot;:{&quot;formattedCitation&quot;:&quot;\\super 15\\uc0\\u8211{}17\\nosupersub{}&quot;,&quot;plainCitation&quot;:&quot;15–17&quot;,&quot;noteIndex&quot;:0},&quot;citationItems&quot;:[{&quot;id&quot;:771,&quot;uris&quot;:[&quot;http://zotero.org/users/1142741/items/RALUYGRQ&quot;],&quot;uri&quot;:[&quot;http://zotero.org/users/1142741/items/RALUYGRQ&quot;],&quot;itemData&quot;:{&quot;id&quot;:771,&quot;type&quot;:&quot;article-journal&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container-title&quot;:&quot;Plant Pathology&quot;,&quot;DOI&quot;:&quot;10.1111/j.1365-3059.2009.02067.x&quot;,&quot;ISSN&quot;:&quot;1365-3059&quot;,&quot;issue&quot;:&quot;4&quot;,&quot;language&quot;:&quot;en&quot;,&quot;page&quot;:&quot;636-641&quot;,&quot;source&quot;:&quot;Wiley Online Library&quot;,&quot;title&quot;:&quot;Evidence for hyperparasitism of coffee rust (&lt;i&gt;Hemileia vastatrix&lt;/i&gt;) by the entomogenous fungus, &lt;i&gt;Lecanicillium lecanii&lt;/i&gt;, through a complex ecological web&quot;,&quot;volume&quot;:&quot;58&quot;,&quot;author&quot;:[{&quot;family&quot;:&quot;Vandermeer&quot;,&quot;given&quot;:&quot;J.&quot;},{&quot;family&quot;:&quot;Perfecto&quot;,&quot;given&quot;:&quot;I.&quot;},{&quot;family&quot;:&quot;Liere&quot;,&quot;given&quot;:&quot;H.&quot;}],&quot;issued&quot;:{&quot;date-parts&quot;:[[&quot;2009&quot;]]}}},{&quot;id&quot;:774,&quot;uris&quot;:[&quot;http://zotero.org/users/1142741/items/MCEPMA2N&quot;],&quot;uri&quot;:[&quot;http://zotero.org/users/1142741/items/MCEPMA2N&quot;],&quot;itemData&quot;:{&quot;id&quot;:774,&quot;type&quot;:&quot;article-journal&quot;,&quot;abstract&quot;:&quot;Abstract.  Many traditional farmers and environmentalists subscribe to the popular idea that the natural world offers ecosystem services that contribute to the&quot;,&quot;container-title&quot;:&quot;BioScience&quot;,&quot;DOI&quot;:&quot;10.1525/bio.2010.60.7.8&quot;,&quot;ISSN&quot;:&quot;0006-3568&quot;,&quot;issue&quot;:&quot;7&quot;,&quot;journalAbbreviation&quot;:&quot;BioScience&quot;,&quot;language&quot;:&quot;en&quot;,&quot;page&quot;:&quot;527-537&quot;,&quot;source&quot;:&quot;academic.oup.com&quot;,&quot;title&quot;:&quot;Ecological Complexity and Pest Control in Organic Coffee Production: Uncovering an Autonomous Ecosystem Service&quot;,&quot;title-short&quot;:&quot;Ecological Complexity and Pest Control in Organic Coffee Production&quot;,&quot;volume&quot;:&quot;60&quot;,&quot;author&quot;:[{&quot;family&quot;:&quot;Vandermeer&quot;,&quot;given&quot;:&quot;John&quot;},{&quot;family&quot;:&quot;Perfecto&quot;,&quot;given&quot;:&quot;Ivette&quot;},{&quot;family&quot;:&quot;Philpott&quot;,&quot;given&quot;:&quot;Stacy&quot;}],&quot;issued&quot;:{&quot;date-parts&quot;:[[&quot;2010&quot;,8,1]]}}},{&quot;id&quot;:778,&quot;uris&quot;:[&quot;http://zotero.org/users/1142741/items/4QULZYJK&quot;],&quot;uri&quot;:[&quot;http://zotero.org/users/1142741/items/4QULZYJK&quot;],&quot;itemData&quot;:{&quot;id&quot;:778,&quot;type&quot;:&quot;article-journal&quot;,&quot;container-title&quot;:&quot;Fungal Diversity&quot;,&quot;page&quot;:&quot;49-60&quot;,&quot;title&quot;:&quot;Mycoparasites on the coffee rust in Mexico&quot;,&quot;volume&quot;:&quot;11&quot;,&quot;author&quot;:[{&quot;family&quot;:&quot;Carrión&quot;,&quot;given&quot;:&quot;G.&quot;},{&quot;family&quot;:&quot;Rico-Gray&quot;,&quot;given&quot;:&quot;Victor&quot;}],&quot;issued&quot;:{&quot;date-parts&quot;:[[&quot;2002&quot;]]}}}],&quot;schema&quot;:&quot;https://github.com/citation-style-language/schema/raw/master/csl-citation.json&quot;} RNDnGFKDD2LaJ"/><text:span text:style-name="T97">15–17</text:span><text:reference-mark-end text:name="ZOTERO_ITEM CSL_CITATION {&quot;citationID&quot;:&quot;ykzHi3Ps&quot;,&quot;properties&quot;:{&quot;formattedCitation&quot;:&quot;\\super 15\\uc0\\u8211{}17\\nosupersub{}&quot;,&quot;plainCitation&quot;:&quot;15–17&quot;,&quot;noteIndex&quot;:0},&quot;citationItems&quot;:[{&quot;id&quot;:771,&quot;uris&quot;:[&quot;http://zotero.org/users/1142741/items/RALUYGRQ&quot;],&quot;uri&quot;:[&quot;http://zotero.org/users/1142741/items/RALUYGRQ&quot;],&quot;itemData&quot;:{&quot;id&quot;:771,&quot;type&quot;:&quot;article-journal&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container-title&quot;:&quot;Plant Pathology&quot;,&quot;DOI&quot;:&quot;10.1111/j.1365-3059.2009.02067.x&quot;,&quot;ISSN&quot;:&quot;1365-3059&quot;,&quot;issue&quot;:&quot;4&quot;,&quot;language&quot;:&quot;en&quot;,&quot;page&quot;:&quot;636-641&quot;,&quot;source&quot;:&quot;Wiley Online Library&quot;,&quot;title&quot;:&quot;Evidence for hyperparasitism of coffee rust (&lt;i&gt;Hemileia vastatrix&lt;/i&gt;) by the entomogenous fungus, &lt;i&gt;Lecanicillium lecanii&lt;/i&gt;, through a complex ecological web&quot;,&quot;volume&quot;:&quot;58&quot;,&quot;author&quot;:[{&quot;family&quot;:&quot;Vandermeer&quot;,&quot;given&quot;:&quot;J.&quot;},{&quot;family&quot;:&quot;Perfecto&quot;,&quot;given&quot;:&quot;I.&quot;},{&quot;family&quot;:&quot;Liere&quot;,&quot;given&quot;:&quot;H.&quot;}],&quot;issued&quot;:{&quot;date-parts&quot;:[[&quot;2009&quot;]]}}},{&quot;id&quot;:774,&quot;uris&quot;:[&quot;http://zotero.org/users/1142741/items/MCEPMA2N&quot;],&quot;uri&quot;:[&quot;http://zotero.org/users/1142741/items/MCEPMA2N&quot;],&quot;itemData&quot;:{&quot;id&quot;:774,&quot;type&quot;:&quot;article-journal&quot;,&quot;abstract&quot;:&quot;Abstract.  Many traditional farmers and environmentalists subscribe to the popular idea that the natural world offers ecosystem services that contribute to the&quot;,&quot;container-title&quot;:&quot;BioScience&quot;,&quot;DOI&quot;:&quot;10.1525/bio.2010.60.7.8&quot;,&quot;ISSN&quot;:&quot;0006-3568&quot;,&quot;issue&quot;:&quot;7&quot;,&quot;journalAbbreviation&quot;:&quot;BioScience&quot;,&quot;language&quot;:&quot;en&quot;,&quot;page&quot;:&quot;527-537&quot;,&quot;source&quot;:&quot;academic.oup.com&quot;,&quot;title&quot;:&quot;Ecological Complexity and Pest Control in Organic Coffee Production: Uncovering an Autonomous Ecosystem Service&quot;,&quot;title-short&quot;:&quot;Ecological Complexity and Pest Control in Organic Coffee Production&quot;,&quot;volume&quot;:&quot;60&quot;,&quot;author&quot;:[{&quot;family&quot;:&quot;Vandermeer&quot;,&quot;given&quot;:&quot;John&quot;},{&quot;family&quot;:&quot;Perfecto&quot;,&quot;given&quot;:&quot;Ivette&quot;},{&quot;family&quot;:&quot;Philpott&quot;,&quot;given&quot;:&quot;Stacy&quot;}],&quot;issued&quot;:{&quot;date-parts&quot;:[[&quot;2010&quot;,8,1]]}}},{&quot;id&quot;:778,&quot;uris&quot;:[&quot;http://zotero.org/users/1142741/items/4QULZYJK&quot;],&quot;uri&quot;:[&quot;http://zotero.org/users/1142741/items/4QULZYJK&quot;],&quot;itemData&quot;:{&quot;id&quot;:778,&quot;type&quot;:&quot;article-journal&quot;,&quot;container-title&quot;:&quot;Fungal Diversity&quot;,&quot;page&quot;:&quot;49-60&quot;,&quot;title&quot;:&quot;Mycoparasites on the coffee rust in Mexico&quot;,&quot;volume&quot;:&quot;11&quot;,&quot;author&quot;:[{&quot;family&quot;:&quot;Carrión&quot;,&quot;given&quot;:&quot;G.&quot;},{&quot;family&quot;:&quot;Rico-Gray&quot;,&quot;given&quot;:&quot;Victor&quot;}],&quot;issued&quot;:{&quot;date-parts&quot;:[[&quot;2002&quot;]]}}}],&quot;schema&quot;:&quot;https://github.com/citation-style-language/schema/raw/master/csl-citation.json&quot;} RNDnGFKDD2LaJ"/><text:span text:style-name="T2">. However, even this aggressive protector of coffee only seems to prosper in some regions, and has yet to act as a viable commercial option for farmers for biocontrol of the rust. The story is similar for numerous other potential biocontrols of the CLR</text:span><text:reference-mark-start text:name="ZOTERO_ITEM CSL_CITATION {&quot;citationID&quot;:&quot;UPZoOzu9&quot;,&quot;properties&quot;:{&quot;formattedCitation&quot;:&quot;\\super 17\\uc0\\u8211{}20\\nosupersub{}&quot;,&quot;plainCitation&quot;:&quot;17–20&quot;,&quot;noteIndex&quot;:0},&quot;citationItems&quot;:[{&quot;id&quot;:778,&quot;uris&quot;:[&quot;http://zotero.org/users/1142741/items/4QULZYJK&quot;],&quot;uri&quot;:[&quot;http://zotero.org/users/1142741/items/4QULZYJK&quot;],&quot;itemData&quot;:{&quot;id&quot;:778,&quot;type&quot;:&quot;article-journal&quot;,&quot;container-title&quot;:&quot;Fungal Diversity&quot;,&quot;page&quot;:&quot;49-60&quot;,&quot;title&quot;:&quot;Mycoparasites on the coffee rust in Mexico&quot;,&quot;volume&quot;:&quot;11&quot;,&quot;author&quot;:[{&quot;family&quot;:&quot;Carrión&quot;,&quot;given&quot;:&quot;G.&quot;},{&quot;family&quot;:&quot;Rico-Gray&quot;,&quot;given&quot;:&quot;Victor&quot;}],&quot;issued&quot;:{&quot;date-parts&quot;:[[&quot;2002&quot;]]}}},{&quot;id&quot;:880,&quot;uris&quot;:[&quot;http://zotero.org/users/1142741/items/BRPSUGUS&quot;],&quot;uri&quot;:[&quot;http://zotero.org/users/1142741/items/BRPSUGUS&quot;],&quot;itemData&quot;:{&quot;id&quot;:880,&quot;type&quot;:&quot;article-journal&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container-title&quot;:&quot;Biological Control&quot;,&quot;DOI&quot;:&quot;10.1016/j.biocontrol.2009.02.004&quot;,&quot;ISSN&quot;:&quot;1049-9644&quot;,&quot;issue&quot;:&quot;2&quot;,&quot;journalAbbreviation&quot;:&quot;Biological Control&quot;,&quot;page&quot;:&quot;114-119&quot;,&quot;source&quot;:&quot;ScienceDirect&quot;,&quot;title&quot;:&quot;Biological control of coffee rust by antagonistic bacteria under field conditions in Brazil&quot;,&quot;volume&quot;:&quot;49&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container-title&quot;:&quot;European Journal of Plant Pathology&quot;,&quot;DOI&quot;:&quot;10.1007/s10658-014-0430-9&quot;,&quot;ISSN&quot;:&quot;1573-8469&quot;,&quot;issue&quot;:&quot;4&quot;,&quot;journalAbbreviation&quot;:&quot;Eur J Plant Pathol&quot;,&quot;language&quot;:&quot;en&quot;,&quot;page&quot;:&quot;763-772&quot;,&quot;source&quot;:&quot;Springer Link&quot;,&quot;title&quot;:&quot;Isolation and selection of &lt;i&gt;Hemileia vastatrix&lt;/i&gt; antagonists&quot;,&quot;volume&quot;:&quot;139&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id&quot;:853,&quot;uris&quot;:[&quot;http://zotero.org/users/1142741/items/VG9IMYWK&quot;],&quot;uri&quot;:[&quot;http://zotero.org/users/1142741/items/VG9IMYWK&quot;],&quot;itemData&quot;:{&quot;id&quot;:853,&quot;type&quot;:&quot;article-journal&quot;,&quot;container-title&quot;:&quot;Biological Control&quot;,&quot;ISSN&quot;:&quot;1049-9644&quot;,&quot;issue&quot;:&quot;1&quot;,&quot;journalAbbreviation&quot;:&quot;Biological Control&quot;,&quot;page&quot;:&quot;62-67&quot;,&quot;title&quot;:&quot;Endophytic microorganisms from coffee tissues as plant growth promoters and biocontrol agents of coffee leaf rust&quot;,&quot;volume&quot;:&quot;63&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schema&quot;:&quot;https://github.com/citation-style-language/schema/raw/master/csl-citation.json&quot;} RND9Mdkom106O"/><text:span text:style-name="T97">17–20</text:span><text:reference-mark-end text:name="ZOTERO_ITEM CSL_CITATION {&quot;citationID&quot;:&quot;UPZoOzu9&quot;,&quot;properties&quot;:{&quot;formattedCitation&quot;:&quot;\\super 17\\uc0\\u8211{}20\\nosupersub{}&quot;,&quot;plainCitation&quot;:&quot;17–20&quot;,&quot;noteIndex&quot;:0},&quot;citationItems&quot;:[{&quot;id&quot;:778,&quot;uris&quot;:[&quot;http://zotero.org/users/1142741/items/4QULZYJK&quot;],&quot;uri&quot;:[&quot;http://zotero.org/users/1142741/items/4QULZYJK&quot;],&quot;itemData&quot;:{&quot;id&quot;:778,&quot;type&quot;:&quot;article-journal&quot;,&quot;container-title&quot;:&quot;Fungal Diversity&quot;,&quot;page&quot;:&quot;49-60&quot;,&quot;title&quot;:&quot;Mycoparasites on the coffee rust in Mexico&quot;,&quot;volume&quot;:&quot;11&quot;,&quot;author&quot;:[{&quot;family&quot;:&quot;Carrión&quot;,&quot;given&quot;:&quot;G.&quot;},{&quot;family&quot;:&quot;Rico-Gray&quot;,&quot;given&quot;:&quot;Victor&quot;}],&quot;issued&quot;:{&quot;date-parts&quot;:[[&quot;2002&quot;]]}}},{&quot;id&quot;:880,&quot;uris&quot;:[&quot;http://zotero.org/users/1142741/items/BRPSUGUS&quot;],&quot;uri&quot;:[&quot;http://zotero.org/users/1142741/items/BRPSUGUS&quot;],&quot;itemData&quot;:{&quot;id&quot;:880,&quot;type&quot;:&quot;article-journal&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container-title&quot;:&quot;Biological Control&quot;,&quot;DOI&quot;:&quot;10.1016/j.biocontrol.2009.02.004&quot;,&quot;ISSN&quot;:&quot;1049-9644&quot;,&quot;issue&quot;:&quot;2&quot;,&quot;journalAbbreviation&quot;:&quot;Biological Control&quot;,&quot;page&quot;:&quot;114-119&quot;,&quot;source&quot;:&quot;ScienceDirect&quot;,&quot;title&quot;:&quot;Biological control of coffee rust by antagonistic bacteria under field conditions in Brazil&quot;,&quot;volume&quot;:&quot;49&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container-title&quot;:&quot;European Journal of Plant Pathology&quot;,&quot;DOI&quot;:&quot;10.1007/s10658-014-0430-9&quot;,&quot;ISSN&quot;:&quot;1573-8469&quot;,&quot;issue&quot;:&quot;4&quot;,&quot;journalAbbreviation&quot;:&quot;Eur J Plant Pathol&quot;,&quot;language&quot;:&quot;en&quot;,&quot;page&quot;:&quot;763-772&quot;,&quot;source&quot;:&quot;Springer Link&quot;,&quot;title&quot;:&quot;Isolation and selection of &lt;i&gt;Hemileia vastatrix&lt;/i&gt; antagonists&quot;,&quot;volume&quot;:&quot;139&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id&quot;:853,&quot;uris&quot;:[&quot;http://zotero.org/users/1142741/items/VG9IMYWK&quot;],&quot;uri&quot;:[&quot;http://zotero.org/users/1142741/items/VG9IMYWK&quot;],&quot;itemData&quot;:{&quot;id&quot;:853,&quot;type&quot;:&quot;article-journal&quot;,&quot;container-title&quot;:&quot;Biological Control&quot;,&quot;ISSN&quot;:&quot;1049-9644&quot;,&quot;issue&quot;:&quot;1&quot;,&quot;journalAbbreviation&quot;:&quot;Biological Control&quot;,&quot;page&quot;:&quot;62-67&quot;,&quot;title&quot;:&quot;Endophytic microorganisms from coffee tissues as plant growth promoters and biocontrol agents of coffee leaf rust&quot;,&quot;volume&quot;:&quot;63&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schema&quot;:&quot;https://github.com/citation-style-language/schema/raw/master/csl-citation.json&quot;} RND9Mdkom106O"/><text:span text:style-name="T2">. The explanation for this failure in </text:span><text:span text:style-name="T16">L. lecanii </text:span><text:span text:style-name="T33">is apparently </text:span><text:span text:style-name="T2">that </text:span><text:span text:style-name="T6">L. lecanii</text:span><text:span text:style-name="T19"> requires a complex set of interactions with numerous other species to </text:span><text:span text:style-name="T20">act as an effective </text:span><text:soft-page-break/><text:span text:style-name="T20">biocontrol of the CLR pathogen on coffee</text:span><text:reference-mark-start text:name="ZOTERO_ITEM CSL_CITATION {&quot;citationID&quot;:&quot;atw5kZfg&quot;,&quot;properties&quot;:{&quot;formattedCitation&quot;:&quot;\\super 15,16\\nosupersub{}&quot;,&quot;plainCitation&quot;:&quot;15,16&quot;,&quot;noteIndex&quot;:0},&quot;citationItems&quot;:[{&quot;id&quot;:771,&quot;uris&quot;:[&quot;http://zotero.org/users/1142741/items/RALUYGRQ&quot;],&quot;uri&quot;:[&quot;http://zotero.org/users/1142741/items/RALUYGRQ&quot;],&quot;itemData&quot;:{&quot;id&quot;:771,&quot;type&quot;:&quot;article-journal&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container-title&quot;:&quot;Plant Pathology&quot;,&quot;DOI&quot;:&quot;10.1111/j.1365-3059.2009.02067.x&quot;,&quot;ISSN&quot;:&quot;1365-3059&quot;,&quot;issue&quot;:&quot;4&quot;,&quot;language&quot;:&quot;en&quot;,&quot;page&quot;:&quot;636-641&quot;,&quot;source&quot;:&quot;Wiley Online Library&quot;,&quot;title&quot;:&quot;Evidence for hyperparasitism of coffee rust (&lt;i&gt;Hemileia vastatrix&lt;/i&gt;) by the entomogenous fungus, &lt;i&gt;Lecanicillium lecanii&lt;/i&gt;, through a complex ecological web&quot;,&quot;volume&quot;:&quot;58&quot;,&quot;author&quot;:[{&quot;family&quot;:&quot;Vandermeer&quot;,&quot;given&quot;:&quot;J.&quot;},{&quot;family&quot;:&quot;Perfecto&quot;,&quot;given&quot;:&quot;I.&quot;},{&quot;family&quot;:&quot;Liere&quot;,&quot;given&quot;:&quot;H.&quot;}],&quot;issued&quot;:{&quot;date-parts&quot;:[[&quot;2009&quot;]]}}},{&quot;id&quot;:774,&quot;uris&quot;:[&quot;http://zotero.org/users/1142741/items/MCEPMA2N&quot;],&quot;uri&quot;:[&quot;http://zotero.org/users/1142741/items/MCEPMA2N&quot;],&quot;itemData&quot;:{&quot;id&quot;:774,&quot;type&quot;:&quot;article-journal&quot;,&quot;abstract&quot;:&quot;Abstract.  Many traditional farmers and environmentalists subscribe to the popular idea that the natural world offers ecosystem services that contribute to the&quot;,&quot;container-title&quot;:&quot;BioScience&quot;,&quot;DOI&quot;:&quot;10.1525/bio.2010.60.7.8&quot;,&quot;ISSN&quot;:&quot;0006-3568&quot;,&quot;issue&quot;:&quot;7&quot;,&quot;journalAbbreviation&quot;:&quot;BioScience&quot;,&quot;language&quot;:&quot;en&quot;,&quot;page&quot;:&quot;527-537&quot;,&quot;source&quot;:&quot;academic.oup.com&quot;,&quot;title&quot;:&quot;Ecological Complexity and Pest Control in Organic Coffee Production: Uncovering an Autonomous Ecosystem Service&quot;,&quot;title-short&quot;:&quot;Ecological Complexity and Pest Control in Organic Coffee Production&quot;,&quot;volume&quot;:&quot;60&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FWJK06zUWc"/><text:span text:style-name="T100">15,16</text:span><text:reference-mark-end text:name="ZOTERO_ITEM CSL_CITATION {&quot;citationID&quot;:&quot;atw5kZfg&quot;,&quot;properties&quot;:{&quot;formattedCitation&quot;:&quot;\\super 15,16\\nosupersub{}&quot;,&quot;plainCitation&quot;:&quot;15,16&quot;,&quot;noteIndex&quot;:0},&quot;citationItems&quot;:[{&quot;id&quot;:771,&quot;uris&quot;:[&quot;http://zotero.org/users/1142741/items/RALUYGRQ&quot;],&quot;uri&quot;:[&quot;http://zotero.org/users/1142741/items/RALUYGRQ&quot;],&quot;itemData&quot;:{&quot;id&quot;:771,&quot;type&quot;:&quot;article-journal&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container-title&quot;:&quot;Plant Pathology&quot;,&quot;DOI&quot;:&quot;10.1111/j.1365-3059.2009.02067.x&quot;,&quot;ISSN&quot;:&quot;1365-3059&quot;,&quot;issue&quot;:&quot;4&quot;,&quot;language&quot;:&quot;en&quot;,&quot;page&quot;:&quot;636-641&quot;,&quot;source&quot;:&quot;Wiley Online Library&quot;,&quot;title&quot;:&quot;Evidence for hyperparasitism of coffee rust (&lt;i&gt;Hemileia vastatrix&lt;/i&gt;) by the entomogenous fungus, &lt;i&gt;Lecanicillium lecanii&lt;/i&gt;, through a complex ecological web&quot;,&quot;volume&quot;:&quot;58&quot;,&quot;author&quot;:[{&quot;family&quot;:&quot;Vandermeer&quot;,&quot;given&quot;:&quot;J.&quot;},{&quot;family&quot;:&quot;Perfecto&quot;,&quot;given&quot;:&quot;I.&quot;},{&quot;family&quot;:&quot;Liere&quot;,&quot;given&quot;:&quot;H.&quot;}],&quot;issued&quot;:{&quot;date-parts&quot;:[[&quot;2009&quot;]]}}},{&quot;id&quot;:774,&quot;uris&quot;:[&quot;http://zotero.org/users/1142741/items/MCEPMA2N&quot;],&quot;uri&quot;:[&quot;http://zotero.org/users/1142741/items/MCEPMA2N&quot;],&quot;itemData&quot;:{&quot;id&quot;:774,&quot;type&quot;:&quot;article-journal&quot;,&quot;abstract&quot;:&quot;Abstract.  Many traditional farmers and environmentalists subscribe to the popular idea that the natural world offers ecosystem services that contribute to the&quot;,&quot;container-title&quot;:&quot;BioScience&quot;,&quot;DOI&quot;:&quot;10.1525/bio.2010.60.7.8&quot;,&quot;ISSN&quot;:&quot;0006-3568&quot;,&quot;issue&quot;:&quot;7&quot;,&quot;journalAbbreviation&quot;:&quot;BioScience&quot;,&quot;language&quot;:&quot;en&quot;,&quot;page&quot;:&quot;527-537&quot;,&quot;source&quot;:&quot;academic.oup.com&quot;,&quot;title&quot;:&quot;Ecological Complexity and Pest Control in Organic Coffee Production: Uncovering an Autonomous Ecosystem Service&quot;,&quot;title-short&quot;:&quot;Ecological Complexity and Pest Control in Organic Coffee Production&quot;,&quot;volume&quot;:&quot;60&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FWJK06zUWc"/><text:span text:style-name="T20">. </text:span><text:span text:style-name="T33">The same may well be true of any potential microbial antagonist to crop pathogens.</text:span><text:span text:style-name="T20"> </text:span><text:span text:style-name="T23">Thus, careful ecological observation of bioprospected organisms and their habitats may be required as part of any bioprospecting pipeline, and </text:span><text:span text:style-name="T25">this </text:span><text:span text:style-name="T23">is only possible with continued conservation of their habitats.</text:span></text:p>
      <text:p text:style-name="P44"><text:s/></text:p>
      <text:p text:style-name="P45"><text:span text:style-name="T111">Here we propose a pipeline for fungal bioprospecting which book-ends traditional screening methods with systematic ecological and genomic methods. We argue that bioprospecting must be motivated with specific problems (a pathogen, or environmental stressor, for example). <text:s/>The problems should be sought in natural settings, where they may have already been solved by the host organism or closely related hosts, in the form of particular secondary metabolites and/or microbiomes that enhance host resistance or tolerance to problematic conditions. Modern microbial ecological methods and existing data can act as a filter to narrow the search for these solutions on the landscape, which can be otherwise be overwhelmingly biodiverse. Newly emerging genomic methods can often estimate the potential usefulness of an organism as a producer of secondary metabolites, and target regions of the genome for further investigation</text:span><text:reference-mark-start text:name="ZOTERO_ITEM CSL_CITATION {&quot;citationID&quot;:&quot;EpWliC8b&quot;,&quot;properties&quot;:{&quot;formattedCitation&quot;:&quot;\\super 21,22\\nosupersub{}&quot;,&quot;plainCitation&quot;:&quot;21,22&quot;,&quot;noteIndex&quot;:0},&quot;citationItems&quot;:[{&quot;id&quot;:1822,&quot;uris&quot;:[&quot;http://zotero.org/users/1142741/items/6N4WZRLY&quot;],&quot;uri&quot;:[&quot;http://zotero.org/users/1142741/items/6N4WZRLY&quot;],&quot;itemData&quot;:{&quot;id&quot;:1822,&quot;type&quot;:&quot;article-journal&quot;,&quot;abstract&quot;:&quot;Fungal natural products possess biological activities that are of great value to medicine, agriculture and manufacturing. Recent metagenomic studies accentuate the vastness of fungal taxonomic diversity, and the accompanying specialized metabolic diversity offers a great and still largely untapped resource for natural product discovery. Although fungal natural products show an impressive variation in chemical structures and biological activities, their biosynthetic pathways share a number of key characteristics. First, genes encoding successive steps of a biosynthetic pathway tend to be located adjacently on the chromosome in biosynthetic gene clusters (BGCs). Second, these BGCs are often are located on specific regions of the genome and show a discontinuous distribution among evolutionarily related species and isolates. Third, the same enzyme (super)families are often involved in the production of widely different compounds. Fourth, genes that function in the same pathway are often co-regulated, and therefore co-expressed across various growth conditions. In this mini-review, we describe how these partly interlinked characteristics can be exploited to computationally identify BGCs in fungal genomes and to connect them to their products. Particular attention will be given to novel algorithms to identify unusual classes of BGCs, as well as integrative pan-genomic approaches that use a combination of genomic and metabolomic data for parallelized natural product discovery across multiple strains. Such novel technologies will not only expedite the natural product discovery process, but will also allow the assembly of a high-quality toolbox for the re-design or even de novo design of biosynthetic pathways using synthetic biology approaches.&quot;,&quot;collection-title&quot;:&quot;The Era of Synthetic Biology in Yeast and Filamentous Fungi&quot;,&quot;container-title&quot;:&quot;Fungal Genetics and Biology&quot;,&quot;DOI&quot;:&quot;10.1016/j.fgb.2016.01.006&quot;,&quot;ISSN&quot;:&quot;1087-1845&quot;,&quot;journalAbbreviation&quot;:&quot;Fungal Genetics and Biology&quot;,&quot;language&quot;:&quot;en&quot;,&quot;page&quot;:&quot;29-36&quot;,&quot;source&quot;:&quot;ScienceDirect&quot;,&quot;title&quot;:&quot;Computational strategies for genome-based natural product discovery and engineering in fungi&quot;,&quot;volume&quot;:&quot;89&quot;,&quot;author&quot;:[{&quot;family&quot;:&quot;Lee&quot;,&quot;given&quot;:&quot;Theo A. J.&quot;,&quot;non-dropping-particle&quot;:&quot;van der&quot;},{&quot;family&quot;:&quot;Medema&quot;,&quot;given&quot;:&quot;Marnix H.&quot;}],&quot;issued&quot;:{&quot;date-parts&quot;:[[&quot;2016&quot;,4,1]]}}},{&quot;id&quot;:1885,&quot;uris&quot;:[&quot;http://zotero.org/users/1142741/items/NTZZ5U8X&quot;],&quot;uri&quot;:[&quot;http://zotero.org/users/1142741/items/NTZZ5U8X&quot;],&quot;itemData&quot;:{&quot;id&quot;:1885,&quot;type&quot;:&quot;article-journal&quot;,&quot;abstract&quot;:&quot;The increased interest in secondary metabolites (SMs) has driven a number of genome sequencing projects to elucidate their biosynthetic pathways. As a result, studies revealed that the number of secondary metabolite gene clusters (SMGCs) greatly outnumbers detected compounds, challenging current methods to dereplicate and categorize this amount of gene clusters on a larger scale. Here, we present an automated workflow for the genetic dereplication and analysis of secondary metabolism genes in fungi. Focusing on the secondary metabolite rich genus Aspergillus, we categorize SMGCs across genomes into SMGC families using network analysis. Our method elucidates the diversity and dynamics of secondary metabolism in section Nigri, showing that SMGC diversity within the section has the same magnitude as within the genus. Using our genome analysis we were able to predict the gene cluster responsible for biosynthesis of malformin, a potentiator of anti-cancer drugs, in 18 strains. To proof the general validity of our predictions, we developed genetic engineering tools in Aspergillus brasiliensis and subsequently verified the genes for biosynthesis of malformin.&quot;,&quot;container-title&quot;:&quot;Scientific Reports&quot;,&quot;DOI&quot;:&quot;10.1038/s41598-018-36561-3&quot;,&quot;ISSN&quot;:&quot;2045-2322&quot;,&quot;issue&quot;:&quot;1&quot;,&quot;language&quot;:&quot;en&quot;,&quot;note&quot;:&quot;number: 1\npublisher: Nature Publishing Group&quot;,&quot;page&quot;:&quot;17957&quot;,&quot;source&quot;:&quot;www.nature.com&quot;,&quot;title&quot;:&quot;Uncovering secondary metabolite evolution and biosynthesis using gene cluster networks and genetic dereplication&quot;,&quot;volume&quot;:&quot;8&quot;,&quot;author&quot;:[{&quot;family&quot;:&quot;Theobald&quot;,&quot;given&quot;:&quot;Sebastian&quot;},{&quot;family&quot;:&quot;Vesth&quot;,&quot;given&quot;:&quot;Tammi C.&quot;},{&quot;family&quot;:&quot;Rendsvig&quot;,&quot;given&quot;:&quot;Jakob Kræmmer&quot;},{&quot;family&quot;:&quot;Nielsen&quot;,&quot;given&quot;:&quot;Kristian Fog&quot;},{&quot;family&quot;:&quot;Riley&quot;,&quot;given&quot;:&quot;Robert&quot;},{&quot;family&quot;:&quot;Abreu&quot;,&quot;given&quot;:&quot;Lucas Magalhães&quot;,&quot;non-dropping-particle&quot;:&quot;de&quot;},{&quot;family&quot;:&quot;Salamov&quot;,&quot;given&quot;:&quot;Asaf&quot;},{&quot;family&quot;:&quot;Frisvad&quot;,&quot;given&quot;:&quot;Jens Christian&quot;},{&quot;family&quot;:&quot;Larsen&quot;,&quot;given&quot;:&quot;Thomas Ostenfeld&quot;},{&quot;family&quot;:&quot;Andersen&quot;,&quot;given&quot;:&quot;Mikael Rørdam&quot;},{&quot;family&quot;:&quot;Hoof&quot;,&quot;given&quot;:&quot;Jakob Blæsbjerg&quot;}],&quot;issued&quot;:{&quot;date-parts&quot;:[[&quot;2018&quot;,12,18]]}}}],&quot;schema&quot;:&quot;https://github.com/citation-style-language/schema/raw/master/csl-citation.json&quot;} RNDsnx2nWkYjp"/><text:span text:style-name="T97">21,22</text:span><text:reference-mark-end text:name="ZOTERO_ITEM CSL_CITATION {&quot;citationID&quot;:&quot;EpWliC8b&quot;,&quot;properties&quot;:{&quot;formattedCitation&quot;:&quot;\\super 21,22\\nosupersub{}&quot;,&quot;plainCitation&quot;:&quot;21,22&quot;,&quot;noteIndex&quot;:0},&quot;citationItems&quot;:[{&quot;id&quot;:1822,&quot;uris&quot;:[&quot;http://zotero.org/users/1142741/items/6N4WZRLY&quot;],&quot;uri&quot;:[&quot;http://zotero.org/users/1142741/items/6N4WZRLY&quot;],&quot;itemData&quot;:{&quot;id&quot;:1822,&quot;type&quot;:&quot;article-journal&quot;,&quot;abstract&quot;:&quot;Fungal natural products possess biological activities that are of great value to medicine, agriculture and manufacturing. Recent metagenomic studies accentuate the vastness of fungal taxonomic diversity, and the accompanying specialized metabolic diversity offers a great and still largely untapped resource for natural product discovery. Although fungal natural products show an impressive variation in chemical structures and biological activities, their biosynthetic pathways share a number of key characteristics. First, genes encoding successive steps of a biosynthetic pathway tend to be located adjacently on the chromosome in biosynthetic gene clusters (BGCs). Second, these BGCs are often are located on specific regions of the genome and show a discontinuous distribution among evolutionarily related species and isolates. Third, the same enzyme (super)families are often involved in the production of widely different compounds. Fourth, genes that function in the same pathway are often co-regulated, and therefore co-expressed across various growth conditions. In this mini-review, we describe how these partly interlinked characteristics can be exploited to computationally identify BGCs in fungal genomes and to connect them to their products. Particular attention will be given to novel algorithms to identify unusual classes of BGCs, as well as integrative pan-genomic approaches that use a combination of genomic and metabolomic data for parallelized natural product discovery across multiple strains. Such novel technologies will not only expedite the natural product discovery process, but will also allow the assembly of a high-quality toolbox for the re-design or even de novo design of biosynthetic pathways using synthetic biology approaches.&quot;,&quot;collection-title&quot;:&quot;The Era of Synthetic Biology in Yeast and Filamentous Fungi&quot;,&quot;container-title&quot;:&quot;Fungal Genetics and Biology&quot;,&quot;DOI&quot;:&quot;10.1016/j.fgb.2016.01.006&quot;,&quot;ISSN&quot;:&quot;1087-1845&quot;,&quot;journalAbbreviation&quot;:&quot;Fungal Genetics and Biology&quot;,&quot;language&quot;:&quot;en&quot;,&quot;page&quot;:&quot;29-36&quot;,&quot;source&quot;:&quot;ScienceDirect&quot;,&quot;title&quot;:&quot;Computational strategies for genome-based natural product discovery and engineering in fungi&quot;,&quot;volume&quot;:&quot;89&quot;,&quot;author&quot;:[{&quot;family&quot;:&quot;Lee&quot;,&quot;given&quot;:&quot;Theo A. J.&quot;,&quot;non-dropping-particle&quot;:&quot;van der&quot;},{&quot;family&quot;:&quot;Medema&quot;,&quot;given&quot;:&quot;Marnix H.&quot;}],&quot;issued&quot;:{&quot;date-parts&quot;:[[&quot;2016&quot;,4,1]]}}},{&quot;id&quot;:1885,&quot;uris&quot;:[&quot;http://zotero.org/users/1142741/items/NTZZ5U8X&quot;],&quot;uri&quot;:[&quot;http://zotero.org/users/1142741/items/NTZZ5U8X&quot;],&quot;itemData&quot;:{&quot;id&quot;:1885,&quot;type&quot;:&quot;article-journal&quot;,&quot;abstract&quot;:&quot;The increased interest in secondary metabolites (SMs) has driven a number of genome sequencing projects to elucidate their biosynthetic pathways. As a result, studies revealed that the number of secondary metabolite gene clusters (SMGCs) greatly outnumbers detected compounds, challenging current methods to dereplicate and categorize this amount of gene clusters on a larger scale. Here, we present an automated workflow for the genetic dereplication and analysis of secondary metabolism genes in fungi. Focusing on the secondary metabolite rich genus Aspergillus, we categorize SMGCs across genomes into SMGC families using network analysis. Our method elucidates the diversity and dynamics of secondary metabolism in section Nigri, showing that SMGC diversity within the section has the same magnitude as within the genus. Using our genome analysis we were able to predict the gene cluster responsible for biosynthesis of malformin, a potentiator of anti-cancer drugs, in 18 strains. To proof the general validity of our predictions, we developed genetic engineering tools in Aspergillus brasiliensis and subsequently verified the genes for biosynthesis of malformin.&quot;,&quot;container-title&quot;:&quot;Scientific Reports&quot;,&quot;DOI&quot;:&quot;10.1038/s41598-018-36561-3&quot;,&quot;ISSN&quot;:&quot;2045-2322&quot;,&quot;issue&quot;:&quot;1&quot;,&quot;language&quot;:&quot;en&quot;,&quot;note&quot;:&quot;number: 1\npublisher: Nature Publishing Group&quot;,&quot;page&quot;:&quot;17957&quot;,&quot;source&quot;:&quot;www.nature.com&quot;,&quot;title&quot;:&quot;Uncovering secondary metabolite evolution and biosynthesis using gene cluster networks and genetic dereplication&quot;,&quot;volume&quot;:&quot;8&quot;,&quot;author&quot;:[{&quot;family&quot;:&quot;Theobald&quot;,&quot;given&quot;:&quot;Sebastian&quot;},{&quot;family&quot;:&quot;Vesth&quot;,&quot;given&quot;:&quot;Tammi C.&quot;},{&quot;family&quot;:&quot;Rendsvig&quot;,&quot;given&quot;:&quot;Jakob Kræmmer&quot;},{&quot;family&quot;:&quot;Nielsen&quot;,&quot;given&quot;:&quot;Kristian Fog&quot;},{&quot;family&quot;:&quot;Riley&quot;,&quot;given&quot;:&quot;Robert&quot;},{&quot;family&quot;:&quot;Abreu&quot;,&quot;given&quot;:&quot;Lucas Magalhães&quot;,&quot;non-dropping-particle&quot;:&quot;de&quot;},{&quot;family&quot;:&quot;Salamov&quot;,&quot;given&quot;:&quot;Asaf&quot;},{&quot;family&quot;:&quot;Frisvad&quot;,&quot;given&quot;:&quot;Jens Christian&quot;},{&quot;family&quot;:&quot;Larsen&quot;,&quot;given&quot;:&quot;Thomas Ostenfeld&quot;},{&quot;family&quot;:&quot;Andersen&quot;,&quot;given&quot;:&quot;Mikael Rørdam&quot;},{&quot;family&quot;:&quot;Hoof&quot;,&quot;given&quot;:&quot;Jakob Blæsbjerg&quot;}],&quot;issued&quot;:{&quot;date-parts&quot;:[[&quot;2018&quot;,12,18]]}}}],&quot;schema&quot;:&quot;https://github.com/citation-style-language/schema/raw/master/csl-citation.json&quot;} RNDsnx2nWkYjp"/><text:span text:style-name="T111">.</text:span></text:p>
      <text:p text:style-name="P28"/>
      <text:p text:style-name="P92"><text:span text:style-name="T39">These additional steps (ecological filtering, genomic exploration for promising gene clusters) require sufficient knowledge of the natural system under study and of the fungal groups that are ultimately screened. We therefore also suggest taxonomic constraints on sampling, both in terms of host (if sampling microbiomes) and of fungi. Constraints on the taxonomic breadth of host are usually decided by the ecological problem to be resolved. As one part of this project we will investigate fungal microbiomes of host plants in the subfamily Ixoroideae, of the family Rubiaceae, to search for fungi antagonistic to CLR pathogen. Narrowing the taxonomic focus of the fungal group examined therefore allows bioprospecting to be guided using prior knowledge of biochemistry of the fungal group, and enhances repeatability amid all the noise of microbiome diversity. Here, for instance, we propose to focus on <text:s/>heavily on the fungal order Xylariales, whose taxonomy, genomic architecture, and secondary chemistry Prof. Dr. Stadler and his colleagues have been exploring at great depth</text:span><text:reference-mark-start text:name="ZOTERO_ITEM CSL_CITATION {&quot;citationID&quot;:&quot;WrRug1p0&quot;,&quot;properties&quot;:{&quot;formattedCitation&quot;:&quot;\\super 23,24,24\\uc0\\u8211{}27\\nosupersub{}&quot;,&quot;plainCitation&quot;:&quot;23,24,24–27&quot;,&quot;noteIndex&quot;:0},&quot;citationItems&quot;:[{&quot;id&quot;:1764,&quot;uris&quot;:[&quot;http://zotero.org/users/1142741/items/ZFTLBY5V&quot;],&quot;uri&quot;:[&quot;http://zotero.org/users/1142741/items/ZFTLBY5V&quot;],&quot;itemData&quot;:{&quot;id&quot;:1764,&quot;type&quot;:&quot;article-journal&quot;,&quot;abstract&quot;:&quot;Covering: up to December 2017 The diversity of secondary metabolites in the fungal order Xylariales is reviewed with special emphasis on correlations between chemical diversity and biodiversity as inferred from recent taxonomic and phylogenetic studies. The Xylariales are arguably among the predominant fungal endophytes, which are the producer organisms of pharmaceutical lead compounds including the antimycotic sordarins and the antiparasitic nodulisporic acids, as well as the marketed drug, emodepside. Many Xylariales are “macromycetes”, which form conspicuous fruiting bodies (stromata), and the metabolite profiles that are predominant in the stromata are often complementary to those encountered in corresponding mycelial cultures of a given species. Secondary metabolite profiles have recently been proven highly informative as additional parameters to support classical morphology and molecular phylogenetic approaches in order to reconstruct evolutionary relationships among these fungi. Even the recent taxonomic rearrangement of the Xylariales has been relying on such approaches, since certain groups of metabolites seem to have significance at the species, genus or family level, respectively, while others are only produced in certain taxa and their production is highly dependent on the culture conditions. The vast metabolic diversity that may be encountered in a single species or strain is illustrated based on examples like Daldinia eschscholtzii, Hypoxylon rickii, and Pestalotiopsis fici. In the future, it appears feasible to increase our knowledge of secondary metabolite diversity by embarking on certain genera that have so far been neglected, as well as by studying the volatile secondary metabolites more intensively. Methods of bioinformatics, phylogenomics and transcriptomics, which have been developed to study other fungi, are readily available for use in such scenarios.&quot;,&quot;container-title&quot;:&quot;Natural Product Reports&quot;,&quot;DOI&quot;:&quot;10.1039/C8NP00010G&quot;,&quot;ISSN&quot;:&quot;1460-4752&quot;,&quot;issue&quot;:&quot;9&quot;,&quot;journalAbbreviation&quot;:&quot;Nat. Prod. Rep.&quot;,&quot;language&quot;:&quot;en&quot;,&quot;note&quot;:&quot;publisher: The Royal Society of Chemistry&quot;,&quot;page&quot;:&quot;992-1014&quot;,&quot;source&quot;:&quot;pubs.rsc.org&quot;,&quot;title&quot;:&quot;Diversity of biologically active secondary metabolites from endophytic and saprotrophic fungi of the ascomycete order Xylariales&quot;,&quot;volume&quot;:&quot;35&quot;,&quot;author&quot;:[{&quot;family&quot;:&quot;Helaly&quot;,&quot;given&quot;:&quot;Soleiman E.&quot;},{&quot;family&quot;:&quot;Thongbai&quot;,&quot;given&quot;:&quot;Benjarong&quot;},{&quot;family&quot;:&quot;Stadler&quot;,&quot;given&quot;:&quot;Marc&quot;}],&quot;issued&quot;:{&quot;date-parts&quot;:[[&quot;2018&quot;,9,19]]}}},{&quot;id&quot;:1028,&quot;uris&quot;:[&quot;http://zotero.org/users/1142741/items/3BVB6VUW&quot;],&quot;uri&quot;:[&quot;http://zotero.org/users/1142741/items/3BVB6VUW&quot;],&quot;itemData&quot;:{&quot;id&quot;:1028,&quot;type&quot;:&quot;article-journal&quot;,&quot;abstract&quot;:&quot;Background Nodulisporic acids (NAs) are indole diterpene fungal metabolites exhibiting potent systemic efficacy against blood-feeding arthropods, e.g., bedbugs, fleas and ticks, via binding to arthropod specific glutamate-gated chloride channels. Intensive medicinal chemistry efforts employing a nodulisporic acid A template have led to the development of N-tert-butyl nodulisporamide as a product candidate for a once monthly treatment of fleas and ticks on companion animals. The source of the NAs is a monophyletic lineage of asexual endophytic fungal strains that is widely distributed in the tropics, tentatively identified as a Nodulisporium species and hypothesized to be the asexual state of a Hypoxylon species. Methods and Results Inferences from GenBank sequences indicated that multiple researchers have encountered similar Nodulisporium endophytes in tropical plants and in air samples. Ascomata-derived cultures from a wood-inhabiting fungus, from Martinique and closely resembling Hypoxylon investiens, belonged to the same monophyletic clade as the NAs-producing endophytes. The hypothesis that the Martinique Hypoxylon collections were the sexual state of the NAs-producing endophytes was tested by mass spectrometric analysis of NAs, multi-gene phylogenetic analysis, and phenotypic comparisons of the conidial states. We established that the Martinique Hypoxylon strains produced an ample spectrum of NAs and were conspecific with the pantropical Nodulisporium endophytes, yet were distinct from H. investiens. A new species, H. pulicicidum, is proposed to accommodate this widespread organism. Conclusions and Significance Knowledge of the life cycle of H. pulicicidum will facilitate an understanding of the role of insecticidal compounds produced by the fungus, the significance of its infections in living plants and how it colonizes dead wood. The case of H. pulicicidum exemplifies how life cycle studies can consolidate disparate observations of a fungal organism, whether from environmental sequences, vegetative mycelia or field specimens, resulting in holistic species concepts critical to the assessment of the dimensions of fungal diversity.&quot;,&quot;container-title&quot;:&quot;PLOS ONE&quot;,&quot;DOI&quot;:&quot;10.1371/journal.pone.0046687&quot;,&quot;ISSN&quot;:&quot;1932-6203&quot;,&quot;issue&quot;:&quot;10&quot;,&quot;journalAbbreviation&quot;:&quot;PLOS ONE&quot;,&quot;language&quot;:&quot;en&quot;,&quot;page&quot;:&quot;e46687&quot;,&quot;source&quot;:&quot;PLoS Journals&quot;,&quot;title&quot;:&quot;&lt;i&gt;Hypoxylon pulicicidum&lt;/i&gt; sp. nov. (Ascomycota, Xylariales), a pantropical insecticide-producing endophyte&quot;,&quot;volume&quot;:&quot;7&quot;,&quot;author&quot;:[{&quot;family&quot;:&quot;Bills&quot;,&quot;given&quot;:&quot;Gerald F.&quot;},{&quot;family&quot;:&quot;González-Menéndez&quot;,&quot;given&quot;:&quot;Victor&quot;},{&quot;family&quot;:&quot;Martín&quot;,&quot;given&quot;:&quot;Jesús&quot;},{&quot;family&quot;:&quot;Platas&quot;,&quot;given&quot;:&quot;Gonzalo&quot;},{&quot;family&quot;:&quot;Fournier&quot;,&quot;given&quot;:&quot;Jacques&quot;},{&quot;family&quot;:&quot;Peršoh&quot;,&quot;given&quot;:&quot;Derek&quot;},{&quot;family&quot;:&quot;Stadler&quot;,&quot;given&quot;:&quot;Marc&quot;}],&quot;issued&quot;:{&quot;date-parts&quot;:[[&quot;2012&quot;,10,9]]}}},{&quot;id&quot;:1028,&quot;uris&quot;:[&quot;http://zotero.org/users/1142741/items/3BVB6VUW&quot;],&quot;uri&quot;:[&quot;http://zotero.org/users/1142741/items/3BVB6VUW&quot;],&quot;itemData&quot;:{&quot;id&quot;:1028,&quot;type&quot;:&quot;article-journal&quot;,&quot;abstract&quot;:&quot;Background Nodulisporic acids (NAs) are indole diterpene fungal metabolites exhibiting potent systemic efficacy against blood-feeding arthropods, e.g., bedbugs, fleas and ticks, via binding to arthropod specific glutamate-gated chloride channels. Intensive medicinal chemistry efforts employing a nodulisporic acid A template have led to the development of N-tert-butyl nodulisporamide as a product candidate for a once monthly treatment of fleas and ticks on companion animals. The source of the NAs is a monophyletic lineage of asexual endophytic fungal strains that is widely distributed in the tropics, tentatively identified as a Nodulisporium species and hypothesized to be the asexual state of a Hypoxylon species. Methods and Results Inferences from GenBank sequences indicated that multiple researchers have encountered similar Nodulisporium endophytes in tropical plants and in air samples. Ascomata-derived cultures from a wood-inhabiting fungus, from Martinique and closely resembling Hypoxylon investiens, belonged to the same monophyletic clade as the NAs-producing endophytes. The hypothesis that the Martinique Hypoxylon collections were the sexual state of the NAs-producing endophytes was tested by mass spectrometric analysis of NAs, multi-gene phylogenetic analysis, and phenotypic comparisons of the conidial states. We established that the Martinique Hypoxylon strains produced an ample spectrum of NAs and were conspecific with the pantropical Nodulisporium endophytes, yet were distinct from H. investiens. A new species, H. pulicicidum, is proposed to accommodate this widespread organism. Conclusions and Significance Knowledge of the life cycle of H. pulicicidum will facilitate an understanding of the role of insecticidal compounds produced by the fungus, the significance of its infections in living plants and how it colonizes dead wood. The case of H. pulicicidum exemplifies how life cycle studies can consolidate disparate observations of a fungal organism, whether from environmental sequences, vegetative mycelia or field specimens, resulting in holistic species concepts critical to the assessment of the dimensions of fungal diversity.&quot;,&quot;container-title&quot;:&quot;PLOS ONE&quot;,&quot;DOI&quot;:&quot;10.1371/journal.pone.0046687&quot;,&quot;ISSN&quot;:&quot;1932-6203&quot;,&quot;issue&quot;:&quot;10&quot;,&quot;journalAbbreviation&quot;:&quot;PLOS ONE&quot;,&quot;language&quot;:&quot;en&quot;,&quot;page&quot;:&quot;e46687&quot;,&quot;source&quot;:&quot;PLoS Journals&quot;,&quot;title&quot;:&quot;&lt;i&gt;Hypoxylon pulicicidum&lt;/i&gt; sp. nov. (Ascomycota, Xylariales), a pantropical insecticide-producing endophyte&quot;,&quot;volume&quot;:&quot;7&quot;,&quot;author&quot;:[{&quot;family&quot;:&quot;Bills&quot;,&quot;given&quot;:&quot;Gerald F.&quot;},{&quot;family&quot;:&quot;González-Menéndez&quot;,&quot;given&quot;:&quot;Victor&quot;},{&quot;family&quot;:&quot;Martín&quot;,&quot;given&quot;:&quot;Jesús&quot;},{&quot;family&quot;:&quot;Platas&quot;,&quot;given&quot;:&quot;Gonzalo&quot;},{&quot;family&quot;:&quot;Fournier&quot;,&quot;given&quot;:&quot;Jacques&quot;},{&quot;family&quot;:&quot;Peršoh&quot;,&quot;given&quot;:&quot;Derek&quot;},{&quot;family&quot;:&quot;Stadler&quot;,&quot;given&quot;:&quot;Marc&quot;}],&quot;issued&quot;:{&quot;date-parts&quot;:[[&quot;2012&quot;,10,9]]}}},{&quot;id&quot;:1766,&quot;uris&quot;:[&quot;http://zotero.org/users/1142741/items/H3AN4PC7&quot;],&quot;uri&quot;:[&quot;http://zotero.org/users/1142741/items/H3AN4PC7&quot;],&quot;itemData&quot;:{&quot;id&quot;:1766,&quot;type&quot;:&quot;article-journal&quot;,&quot;container-title&quot;:&quot;Fungal Divers&quot;,&quot;note&quot;:&quot;publisher: Springer&quot;,&quot;title&quot;:&quot;High quality genome sequences of thirteen Hypoxylaceae (Ascomycota) strengthen the phylogenetic family backbone and enable the discovery of new taxa&quot;,&quot;author&quot;:[{&quot;family&quot;:&quot;Wibberg&quot;,&quot;given&quot;:&quot;Daniel&quot;},{&quot;family&quot;:&quot;Stadler&quot;,&quot;given&quot;:&quot;Marc&quot;},{&quot;family&quot;:&quot;Lambert&quot;,&quot;given&quot;:&quot;Christopher&quot;},{&quot;family&quot;:&quot;Bunk&quot;,&quot;given&quot;:&quot;Boyke&quot;},{&quot;family&quot;:&quot;Spröer&quot;,&quot;given&quot;:&quot;Cathrin&quot;},{&quot;family&quot;:&quot;Rückert&quot;,&quot;given&quot;:&quot;Christian&quot;},{&quot;family&quot;:&quot;Kalinowski&quot;,&quot;given&quot;:&quot;Jörn&quot;},{&quot;family&quot;:&quot;Cox&quot;,&quot;given&quot;:&quot;Russell J.&quot;},{&quot;family&quot;:&quot;Kuhnert&quot;,&quot;given&quot;:&quot;Eric&quot;}],&quot;issued&quot;:{&quot;date-parts&quot;:[[&quot;2020&quot;]]}}},{&quot;id&quot;:1853,&quot;uris&quot;:[&quot;http://zotero.org/users/1142741/items/XAP8UCJ4&quot;],&quot;uri&quot;:[&quot;http://zotero.org/users/1142741/items/XAP8UCJ4&quot;],&quot;itemData&quot;:{&quot;id&quot;:1853,&quot;type&quot;:&quot;article-journal&quot;,&quot;abstract&quot;:&quot;A culture isolated from ascospores of Hypoxylon rickii, a xylariaceous ascomycete collected in Martinique, had yielded botryane, noreremophilane and abietane-type terpenoids in a preceding study, but additional metabolites were detected by extensive HPLC–MS analysis in other fractions. Herein we report the further isolation of four new sesquiterpenoids with a silphiperfol-6-ene skeleton from extracts of H. rickii. The planar structures were elucidated by NMR and HRMS data as 13-hydroxysilphiperfol-6-ene (1), 9-hydroxysilphiperfol-6-en-13-oic acid (2), 2-hydroxysilphiperfol-6-en-13-oic acid (3) and 15-hydroxysilphiperfol-6-en-13-oic acid (4). For compounds 2–4 we propose the trivial names rickinic acids A–C. Their stereochemistry was assigned by ROESY correlations as well as by the specific optical rotation. Additionally, the known compounds, botryenanol, dehydrobotrydienol, cyclo(Phe-Pro), cyclo(Pro-Leu), (+)-ramulosin and α-eleostearic acid were isolated. The antimicrobial and cytotoxic activities of the new compounds are also reported.&quot;,&quot;container-title&quot;:&quot;Natural Products and Bioprospecting&quot;,&quot;DOI&quot;:&quot;10.1007/s13659-015-0065-3&quot;,&quot;ISSN&quot;:&quot;2192-2209&quot;,&quot;issue&quot;:&quot;3&quot;,&quot;journalAbbreviation&quot;:&quot;Nat. Prod. Bioprospect.&quot;,&quot;language&quot;:&quot;en&quot;,&quot;page&quot;:&quot;167-173&quot;,&quot;source&quot;:&quot;Springer Link&quot;,&quot;title&quot;:&quot;Silphiperfolene-Type Terpenoids and Other Metabolites from Cultures of the Tropical Ascomycete &lt;i&gt;Hypoxylon rickii&lt;/i&gt; (Xylariaceae)&quot;,&quot;volume&quot;:&quot;5&quot;,&quot;author&quot;:[{&quot;family&quot;:&quot;Surup&quot;,&quot;given&quot;:&quot;Frank&quot;},{&quot;family&quot;:&quot;Kuhnert&quot;,&quot;given&quot;:&quot;Eric&quot;},{&quot;family&quot;:&quot;Liscinskij&quot;,&quot;given&quot;:&quot;Elena&quot;},{&quot;family&quot;:&quot;Stadler&quot;,&quot;given&quot;:&quot;Marc&quot;}],&quot;issued&quot;:{&quot;date-parts&quot;:[[&quot;2015&quot;,6,1]]}}},{&quot;id&quot;:1856,&quot;uris&quot;:[&quot;http://zotero.org/users/1142741/items/3SHSCFRW&quot;],&quot;uri&quot;:[&quot;http://zotero.org/users/1142741/items/3SHSCFRW&quot;],&quot;itemData&quot;:{&quot;id&quot;:1856,&quot;type&quot;:&quot;article-journal&quot;,&quot;abstract&quot;:&quot;Herein we report the isolation from Hypoxylon rickii of a new sesquiterpenoid (1) with a caryophyllane skeleton. The planar structure of 1 was elucidated by NMR and HRMS data as the 1,12-dihydro-1-hydroxyl derivative of caryophyllenol-I, for which we propose the name rickicaryophyllane A. Its relative stereochemistry was assigned with a series of 1D NOESY experiments, while the 1R,2S,5R,9R absolute configuration was demonstrated by Mosher‘s analysis. Besides, we isolated 3-(hydroxymethyl)-1,1,3,5-tetramethyl-1,2,3,5,6,7-hexahydro-4H-inden-4-one (2) as a new 10-norbotryane derivative and the known metabolite orcacetophenone (3).&quot;,&quot;container-title&quot;:&quot;Natural Product Communications&quot;,&quot;DOI&quot;:&quot;10.1177/1934578X1601100711&quot;,&quot;ISSN&quot;:&quot;1934-578X&quot;,&quot;issue&quot;:&quot;7&quot;,&quot;journalAbbreviation&quot;:&quot;Natural Product Communications&quot;,&quot;language&quot;:&quot;en&quot;,&quot;note&quot;:&quot;publisher: SAGE Publications Inc&quot;,&quot;page&quot;:&quot;1934578X1601100711&quot;,&quot;source&quot;:&quot;SAGE Journals&quot;,&quot;title&quot;:&quot;Rickicaryophyllane A, a Caryophyllane from the Ascomyceteous Fungus &lt;i&gt;Hypoxylon rickii&lt;/i&gt; and a 10-Norbotryane Congener&quot;,&quot;volume&quot;:&quot;11&quot;,&quot;author&quot;:[{&quot;family&quot;:&quot;Wiebach&quot;,&quot;given&quot;:&quot;Vincent&quot;},{&quot;family&quot;:&quot;Surup&quot;,&quot;given&quot;:&quot;Frank&quot;},{&quot;family&quot;:&quot;Kuhnert&quot;,&quot;given&quot;:&quot;Eric&quot;},{&quot;family&quot;:&quot;Stadler&quot;,&quot;given&quot;:&quot;Marc&quot;}],&quot;issued&quot;:{&quot;date-parts&quot;:[[&quot;2016&quot;,7,1]]}}}],&quot;schema&quot;:&quot;https://github.com/citation-style-language/schema/raw/master/csl-citation.json&quot;} RNDPzFBPpNgCO"/><text:span text:style-name="T97">23,24,24–27</text:span><text:reference-mark-end text:name="ZOTERO_ITEM CSL_CITATION {&quot;citationID&quot;:&quot;WrRug1p0&quot;,&quot;properties&quot;:{&quot;formattedCitation&quot;:&quot;\\super 23,24,24\\uc0\\u8211{}27\\nosupersub{}&quot;,&quot;plainCitation&quot;:&quot;23,24,24–27&quot;,&quot;noteIndex&quot;:0},&quot;citationItems&quot;:[{&quot;id&quot;:1764,&quot;uris&quot;:[&quot;http://zotero.org/users/1142741/items/ZFTLBY5V&quot;],&quot;uri&quot;:[&quot;http://zotero.org/users/1142741/items/ZFTLBY5V&quot;],&quot;itemData&quot;:{&quot;id&quot;:1764,&quot;type&quot;:&quot;article-journal&quot;,&quot;abstract&quot;:&quot;Covering: up to December 2017 The diversity of secondary metabolites in the fungal order Xylariales is reviewed with special emphasis on correlations between chemical diversity and biodiversity as inferred from recent taxonomic and phylogenetic studies. The Xylariales are arguably among the predominant fungal endophytes, which are the producer organisms of pharmaceutical lead compounds including the antimycotic sordarins and the antiparasitic nodulisporic acids, as well as the marketed drug, emodepside. Many Xylariales are “macromycetes”, which form conspicuous fruiting bodies (stromata), and the metabolite profiles that are predominant in the stromata are often complementary to those encountered in corresponding mycelial cultures of a given species. Secondary metabolite profiles have recently been proven highly informative as additional parameters to support classical morphology and molecular phylogenetic approaches in order to reconstruct evolutionary relationships among these fungi. Even the recent taxonomic rearrangement of the Xylariales has been relying on such approaches, since certain groups of metabolites seem to have significance at the species, genus or family level, respectively, while others are only produced in certain taxa and their production is highly dependent on the culture conditions. The vast metabolic diversity that may be encountered in a single species or strain is illustrated based on examples like Daldinia eschscholtzii, Hypoxylon rickii, and Pestalotiopsis fici. In the future, it appears feasible to increase our knowledge of secondary metabolite diversity by embarking on certain genera that have so far been neglected, as well as by studying the volatile secondary metabolites more intensively. Methods of bioinformatics, phylogenomics and transcriptomics, which have been developed to study other fungi, are readily available for use in such scenarios.&quot;,&quot;container-title&quot;:&quot;Natural Product Reports&quot;,&quot;DOI&quot;:&quot;10.1039/C8NP00010G&quot;,&quot;ISSN&quot;:&quot;1460-4752&quot;,&quot;issue&quot;:&quot;9&quot;,&quot;journalAbbreviation&quot;:&quot;Nat. Prod. Rep.&quot;,&quot;language&quot;:&quot;en&quot;,&quot;note&quot;:&quot;publisher: The Royal Society of Chemistry&quot;,&quot;page&quot;:&quot;992-1014&quot;,&quot;source&quot;:&quot;pubs.rsc.org&quot;,&quot;title&quot;:&quot;Diversity of biologically active secondary metabolites from endophytic and saprotrophic fungi of the ascomycete order Xylariales&quot;,&quot;volume&quot;:&quot;35&quot;,&quot;author&quot;:[{&quot;family&quot;:&quot;Helaly&quot;,&quot;given&quot;:&quot;Soleiman E.&quot;},{&quot;family&quot;:&quot;Thongbai&quot;,&quot;given&quot;:&quot;Benjarong&quot;},{&quot;family&quot;:&quot;Stadler&quot;,&quot;given&quot;:&quot;Marc&quot;}],&quot;issued&quot;:{&quot;date-parts&quot;:[[&quot;2018&quot;,9,19]]}}},{&quot;id&quot;:1028,&quot;uris&quot;:[&quot;http://zotero.org/users/1142741/items/3BVB6VUW&quot;],&quot;uri&quot;:[&quot;http://zotero.org/users/1142741/items/3BVB6VUW&quot;],&quot;itemData&quot;:{&quot;id&quot;:1028,&quot;type&quot;:&quot;article-journal&quot;,&quot;abstract&quot;:&quot;Background Nodulisporic acids (NAs) are indole diterpene fungal metabolites exhibiting potent systemic efficacy against blood-feeding arthropods, e.g., bedbugs, fleas and ticks, via binding to arthropod specific glutamate-gated chloride channels. Intensive medicinal chemistry efforts employing a nodulisporic acid A template have led to the development of N-tert-butyl nodulisporamide as a product candidate for a once monthly treatment of fleas and ticks on companion animals. The source of the NAs is a monophyletic lineage of asexual endophytic fungal strains that is widely distributed in the tropics, tentatively identified as a Nodulisporium species and hypothesized to be the asexual state of a Hypoxylon species. Methods and Results Inferences from GenBank sequences indicated that multiple researchers have encountered similar Nodulisporium endophytes in tropical plants and in air samples. Ascomata-derived cultures from a wood-inhabiting fungus, from Martinique and closely resembling Hypoxylon investiens, belonged to the same monophyletic clade as the NAs-producing endophytes. The hypothesis that the Martinique Hypoxylon collections were the sexual state of the NAs-producing endophytes was tested by mass spectrometric analysis of NAs, multi-gene phylogenetic analysis, and phenotypic comparisons of the conidial states. We established that the Martinique Hypoxylon strains produced an ample spectrum of NAs and were conspecific with the pantropical Nodulisporium endophytes, yet were distinct from H. investiens. A new species, H. pulicicidum, is proposed to accommodate this widespread organism. Conclusions and Significance Knowledge of the life cycle of H. pulicicidum will facilitate an understanding of the role of insecticidal compounds produced by the fungus, the significance of its infections in living plants and how it colonizes dead wood. The case of H. pulicicidum exemplifies how life cycle studies can consolidate disparate observations of a fungal organism, whether from environmental sequences, vegetative mycelia or field specimens, resulting in holistic species concepts critical to the assessment of the dimensions of fungal diversity.&quot;,&quot;container-title&quot;:&quot;PLOS ONE&quot;,&quot;DOI&quot;:&quot;10.1371/journal.pone.0046687&quot;,&quot;ISSN&quot;:&quot;1932-6203&quot;,&quot;issue&quot;:&quot;10&quot;,&quot;journalAbbreviation&quot;:&quot;PLOS ONE&quot;,&quot;language&quot;:&quot;en&quot;,&quot;page&quot;:&quot;e46687&quot;,&quot;source&quot;:&quot;PLoS Journals&quot;,&quot;title&quot;:&quot;&lt;i&gt;Hypoxylon pulicicidum&lt;/i&gt; sp. nov. (Ascomycota, Xylariales), a pantropical insecticide-producing endophyte&quot;,&quot;volume&quot;:&quot;7&quot;,&quot;author&quot;:[{&quot;family&quot;:&quot;Bills&quot;,&quot;given&quot;:&quot;Gerald F.&quot;},{&quot;family&quot;:&quot;González-Menéndez&quot;,&quot;given&quot;:&quot;Victor&quot;},{&quot;family&quot;:&quot;Martín&quot;,&quot;given&quot;:&quot;Jesús&quot;},{&quot;family&quot;:&quot;Platas&quot;,&quot;given&quot;:&quot;Gonzalo&quot;},{&quot;family&quot;:&quot;Fournier&quot;,&quot;given&quot;:&quot;Jacques&quot;},{&quot;family&quot;:&quot;Peršoh&quot;,&quot;given&quot;:&quot;Derek&quot;},{&quot;family&quot;:&quot;Stadler&quot;,&quot;given&quot;:&quot;Marc&quot;}],&quot;issued&quot;:{&quot;date-parts&quot;:[[&quot;2012&quot;,10,9]]}}},{&quot;id&quot;:1028,&quot;uris&quot;:[&quot;http://zotero.org/users/1142741/items/3BVB6VUW&quot;],&quot;uri&quot;:[&quot;http://zotero.org/users/1142741/items/3BVB6VUW&quot;],&quot;itemData&quot;:{&quot;id&quot;:1028,&quot;type&quot;:&quot;article-journal&quot;,&quot;abstract&quot;:&quot;Background Nodulisporic acids (NAs) are indole diterpene fungal metabolites exhibiting potent systemic efficacy against blood-feeding arthropods, e.g., bedbugs, fleas and ticks, via binding to arthropod specific glutamate-gated chloride channels. Intensive medicinal chemistry efforts employing a nodulisporic acid A template have led to the development of N-tert-butyl nodulisporamide as a product candidate for a once monthly treatment of fleas and ticks on companion animals. The source of the NAs is a monophyletic lineage of asexual endophytic fungal strains that is widely distributed in the tropics, tentatively identified as a Nodulisporium species and hypothesized to be the asexual state of a Hypoxylon species. Methods and Results Inferences from GenBank sequences indicated that multiple researchers have encountered similar Nodulisporium endophytes in tropical plants and in air samples. Ascomata-derived cultures from a wood-inhabiting fungus, from Martinique and closely resembling Hypoxylon investiens, belonged to the same monophyletic clade as the NAs-producing endophytes. The hypothesis that the Martinique Hypoxylon collections were the sexual state of the NAs-producing endophytes was tested by mass spectrometric analysis of NAs, multi-gene phylogenetic analysis, and phenotypic comparisons of the conidial states. We established that the Martinique Hypoxylon strains produced an ample spectrum of NAs and were conspecific with the pantropical Nodulisporium endophytes, yet were distinct from H. investiens. A new species, H. pulicicidum, is proposed to accommodate this widespread organism. Conclusions and Significance Knowledge of the life cycle of H. pulicicidum will facilitate an understanding of the role of insecticidal compounds produced by the fungus, the significance of its infections in living plants and how it colonizes dead wood. The case of H. pulicicidum exemplifies how life cycle studies can consolidate disparate observations of a fungal organism, whether from environmental sequences, vegetative mycelia or field specimens, resulting in holistic species concepts critical to the assessment of the dimensions of fungal diversity.&quot;,&quot;container-title&quot;:&quot;PLOS ONE&quot;,&quot;DOI&quot;:&quot;10.1371/journal.pone.0046687&quot;,&quot;ISSN&quot;:&quot;1932-6203&quot;,&quot;issue&quot;:&quot;10&quot;,&quot;journalAbbreviation&quot;:&quot;PLOS ONE&quot;,&quot;language&quot;:&quot;en&quot;,&quot;page&quot;:&quot;e46687&quot;,&quot;source&quot;:&quot;PLoS Journals&quot;,&quot;title&quot;:&quot;&lt;i&gt;Hypoxylon pulicicidum&lt;/i&gt; sp. nov. (Ascomycota, Xylariales), a pantropical insecticide-producing endophyte&quot;,&quot;volume&quot;:&quot;7&quot;,&quot;author&quot;:[{&quot;family&quot;:&quot;Bills&quot;,&quot;given&quot;:&quot;Gerald F.&quot;},{&quot;family&quot;:&quot;González-Menéndez&quot;,&quot;given&quot;:&quot;Victor&quot;},{&quot;family&quot;:&quot;Martín&quot;,&quot;given&quot;:&quot;Jesús&quot;},{&quot;family&quot;:&quot;Platas&quot;,&quot;given&quot;:&quot;Gonzalo&quot;},{&quot;family&quot;:&quot;Fournier&quot;,&quot;given&quot;:&quot;Jacques&quot;},{&quot;family&quot;:&quot;Peršoh&quot;,&quot;given&quot;:&quot;Derek&quot;},{&quot;family&quot;:&quot;Stadler&quot;,&quot;given&quot;:&quot;Marc&quot;}],&quot;issued&quot;:{&quot;date-parts&quot;:[[&quot;2012&quot;,10,9]]}}},{&quot;id&quot;:1766,&quot;uris&quot;:[&quot;http://zotero.org/users/1142741/items/H3AN4PC7&quot;],&quot;uri&quot;:[&quot;http://zotero.org/users/1142741/items/H3AN4PC7&quot;],&quot;itemData&quot;:{&quot;id&quot;:1766,&quot;type&quot;:&quot;article-journal&quot;,&quot;container-title&quot;:&quot;Fungal Divers&quot;,&quot;note&quot;:&quot;publisher: Springer&quot;,&quot;title&quot;:&quot;High quality genome sequences of thirteen Hypoxylaceae (Ascomycota) strengthen the phylogenetic family backbone and enable the discovery of new taxa&quot;,&quot;author&quot;:[{&quot;family&quot;:&quot;Wibberg&quot;,&quot;given&quot;:&quot;Daniel&quot;},{&quot;family&quot;:&quot;Stadler&quot;,&quot;given&quot;:&quot;Marc&quot;},{&quot;family&quot;:&quot;Lambert&quot;,&quot;given&quot;:&quot;Christopher&quot;},{&quot;family&quot;:&quot;Bunk&quot;,&quot;given&quot;:&quot;Boyke&quot;},{&quot;family&quot;:&quot;Spröer&quot;,&quot;given&quot;:&quot;Cathrin&quot;},{&quot;family&quot;:&quot;Rückert&quot;,&quot;given&quot;:&quot;Christian&quot;},{&quot;family&quot;:&quot;Kalinowski&quot;,&quot;given&quot;:&quot;Jörn&quot;},{&quot;family&quot;:&quot;Cox&quot;,&quot;given&quot;:&quot;Russell J.&quot;},{&quot;family&quot;:&quot;Kuhnert&quot;,&quot;given&quot;:&quot;Eric&quot;}],&quot;issued&quot;:{&quot;date-parts&quot;:[[&quot;2020&quot;]]}}},{&quot;id&quot;:1853,&quot;uris&quot;:[&quot;http://zotero.org/users/1142741/items/XAP8UCJ4&quot;],&quot;uri&quot;:[&quot;http://zotero.org/users/1142741/items/XAP8UCJ4&quot;],&quot;itemData&quot;:{&quot;id&quot;:1853,&quot;type&quot;:&quot;article-journal&quot;,&quot;abstract&quot;:&quot;A culture isolated from ascospores of Hypoxylon rickii, a xylariaceous ascomycete collected in Martinique, had yielded botryane, noreremophilane and abietane-type terpenoids in a preceding study, but additional metabolites were detected by extensive HPLC–MS analysis in other fractions. Herein we report the further isolation of four new sesquiterpenoids with a silphiperfol-6-ene skeleton from extracts of H. rickii. The planar structures were elucidated by NMR and HRMS data as 13-hydroxysilphiperfol-6-ene (1), 9-hydroxysilphiperfol-6-en-13-oic acid (2), 2-hydroxysilphiperfol-6-en-13-oic acid (3) and 15-hydroxysilphiperfol-6-en-13-oic acid (4). For compounds 2–4 we propose the trivial names rickinic acids A–C. Their stereochemistry was assigned by ROESY correlations as well as by the specific optical rotation. Additionally, the known compounds, botryenanol, dehydrobotrydienol, cyclo(Phe-Pro), cyclo(Pro-Leu), (+)-ramulosin and α-eleostearic acid were isolated. The antimicrobial and cytotoxic activities of the new compounds are also reported.&quot;,&quot;container-title&quot;:&quot;Natural Products and Bioprospecting&quot;,&quot;DOI&quot;:&quot;10.1007/s13659-015-0065-3&quot;,&quot;ISSN&quot;:&quot;2192-2209&quot;,&quot;issue&quot;:&quot;3&quot;,&quot;journalAbbreviation&quot;:&quot;Nat. Prod. Bioprospect.&quot;,&quot;language&quot;:&quot;en&quot;,&quot;page&quot;:&quot;167-173&quot;,&quot;source&quot;:&quot;Springer Link&quot;,&quot;title&quot;:&quot;Silphiperfolene-Type Terpenoids and Other Metabolites from Cultures of the Tropical Ascomycete &lt;i&gt;Hypoxylon rickii&lt;/i&gt; (Xylariaceae)&quot;,&quot;volume&quot;:&quot;5&quot;,&quot;author&quot;:[{&quot;family&quot;:&quot;Surup&quot;,&quot;given&quot;:&quot;Frank&quot;},{&quot;family&quot;:&quot;Kuhnert&quot;,&quot;given&quot;:&quot;Eric&quot;},{&quot;family&quot;:&quot;Liscinskij&quot;,&quot;given&quot;:&quot;Elena&quot;},{&quot;family&quot;:&quot;Stadler&quot;,&quot;given&quot;:&quot;Marc&quot;}],&quot;issued&quot;:{&quot;date-parts&quot;:[[&quot;2015&quot;,6,1]]}}},{&quot;id&quot;:1856,&quot;uris&quot;:[&quot;http://zotero.org/users/1142741/items/3SHSCFRW&quot;],&quot;uri&quot;:[&quot;http://zotero.org/users/1142741/items/3SHSCFRW&quot;],&quot;itemData&quot;:{&quot;id&quot;:1856,&quot;type&quot;:&quot;article-journal&quot;,&quot;abstract&quot;:&quot;Herein we report the isolation from Hypoxylon rickii of a new sesquiterpenoid (1) with a caryophyllane skeleton. The planar structure of 1 was elucidated by NMR and HRMS data as the 1,12-dihydro-1-hydroxyl derivative of caryophyllenol-I, for which we propose the name rickicaryophyllane A. Its relative stereochemistry was assigned with a series of 1D NOESY experiments, while the 1R,2S,5R,9R absolute configuration was demonstrated by Mosher‘s analysis. Besides, we isolated 3-(hydroxymethyl)-1,1,3,5-tetramethyl-1,2,3,5,6,7-hexahydro-4H-inden-4-one (2) as a new 10-norbotryane derivative and the known metabolite orcacetophenone (3).&quot;,&quot;container-title&quot;:&quot;Natural Product Communications&quot;,&quot;DOI&quot;:&quot;10.1177/1934578X1601100711&quot;,&quot;ISSN&quot;:&quot;1934-578X&quot;,&quot;issue&quot;:&quot;7&quot;,&quot;journalAbbreviation&quot;:&quot;Natural Product Communications&quot;,&quot;language&quot;:&quot;en&quot;,&quot;note&quot;:&quot;publisher: SAGE Publications Inc&quot;,&quot;page&quot;:&quot;1934578X1601100711&quot;,&quot;source&quot;:&quot;SAGE Journals&quot;,&quot;title&quot;:&quot;Rickicaryophyllane A, a Caryophyllane from the Ascomyceteous Fungus &lt;i&gt;Hypoxylon rickii&lt;/i&gt; and a 10-Norbotryane Congener&quot;,&quot;volume&quot;:&quot;11&quot;,&quot;author&quot;:[{&quot;family&quot;:&quot;Wiebach&quot;,&quot;given&quot;:&quot;Vincent&quot;},{&quot;family&quot;:&quot;Surup&quot;,&quot;given&quot;:&quot;Frank&quot;},{&quot;family&quot;:&quot;Kuhnert&quot;,&quot;given&quot;:&quot;Eric&quot;},{&quot;family&quot;:&quot;Stadler&quot;,&quot;given&quot;:&quot;Marc&quot;}],&quot;issued&quot;:{&quot;date-parts&quot;:[[&quot;2016&quot;,7,1]]}}}],&quot;schema&quot;:&quot;https://github.com/citation-style-language/schema/raw/master/csl-citation.json&quot;} RNDPzFBPpNgCO"/><text:span text:style-name="T39">. </text:span></text:p>
      <text:p text:style-name="P32"><text:s/></text:p>
      <text:p text:style-name="P45"><text:span text:style-name="T112">Obviously, both the natural products and their ecological context are lost when the habitats of these organisms are lost. Ironically, just as the technology and scientific awareness to understand and harness natural biochemical creativity is accelerating, other pressures are mounting on these increasingly rare ecosystems to cause their destruction or conversion, accompanied by untold loss of biochemical knowledge. <text:s/>The site here proposed is under extreme pressure by extractive industries, including metals mining and logging</text:span><text:reference-mark-start text:name="ZOTERO_ITEM CSL_CITATION {&quot;citationID&quot;:&quot;eJFdOK68&quot;,&quot;properties&quot;:{&quot;formattedCitation&quot;:&quot;\\super 28\\nosupersub{}&quot;,&quot;plainCitation&quot;:&quot;28&quot;,&quot;noteIndex&quot;:0},&quot;citationItems&quot;:[{&quot;id&quot;:52,&quot;uris&quot;:[&quot;http://zotero.org/users/1142741/items/E9GPB7KU&quot;],&quot;uri&quot;:[&quot;http://zotero.org/users/1142741/items/E9GPB7KU&quot;],&quot;itemData&quot;:{&quot;id&quot;:52,&quot;type&quot;:&quot;article-journal&quot;,&quot;container-title&quot;:&quot;Tropical Conservation Science&quot;,&quot;DOI&quot;:&quot;https://doi.org/10.1177/1940082918780427&quot;,&quot;page&quot;:&quot;1940082918780427&quot;,&quot;title&quot;:&quot;New mining concessions could severely decrease biodiversity and ecosystem services in ecuador.&quot;,&quot;volume&quot;:&quot;11&quot;,&quot;author&quot;:[{&quot;family&quot;:&quot;Roy&quot;,&quot;given&quot;:&quot;Bitty A.&quot;},{&quot;family&quot;:&quot;Zorrilla&quot;,&quot;given&quot;:&quot;Martin&quot;},{&quot;family&quot;:&quot;Endara&quot;,&quot;given&quot;:&quot;Lorena&quot;},{&quot;family&quot;:&quot;Thomas&quot;,&quot;given&quot;:&quot;Dan C.&quot;},{&quot;family&quot;:&quot;Vandegrift&quot;,&quot;given&quot;:&quot;Roo&quot;},{&quot;family&quot;:&quot;Rubenstein&quot;,&quot;given&quot;:&quot;Jesse M.&quot;},{&quot;family&quot;:&quot;Policha&quot;,&quot;given&quot;:&quot;Tobias&quot;},{&quot;family&quot;:&quot;Rios-Touma&quot;,&quot;given&quot;:&quot;Blanca&quot;},{&quot;family&quot;:&quot;Read&quot;,&quot;given&quot;:&quot;Morley&quot;}],&quot;issued&quot;:{&quot;date-parts&quot;:[[&quot;2018&quot;]]}}}],&quot;schema&quot;:&quot;https://github.com/citation-style-language/schema/raw/master/csl-citation.json&quot;} RND6Hq5nQC6aC"/><text:span text:style-name="T97">28</text:span><text:reference-mark-end text:name="ZOTERO_ITEM CSL_CITATION {&quot;citationID&quot;:&quot;eJFdOK68&quot;,&quot;properties&quot;:{&quot;formattedCitation&quot;:&quot;\\super 28\\nosupersub{}&quot;,&quot;plainCitation&quot;:&quot;28&quot;,&quot;noteIndex&quot;:0},&quot;citationItems&quot;:[{&quot;id&quot;:52,&quot;uris&quot;:[&quot;http://zotero.org/users/1142741/items/E9GPB7KU&quot;],&quot;uri&quot;:[&quot;http://zotero.org/users/1142741/items/E9GPB7KU&quot;],&quot;itemData&quot;:{&quot;id&quot;:52,&quot;type&quot;:&quot;article-journal&quot;,&quot;container-title&quot;:&quot;Tropical Conservation Science&quot;,&quot;DOI&quot;:&quot;https://doi.org/10.1177/1940082918780427&quot;,&quot;page&quot;:&quot;1940082918780427&quot;,&quot;title&quot;:&quot;New mining concessions could severely decrease biodiversity and ecosystem services in ecuador.&quot;,&quot;volume&quot;:&quot;11&quot;,&quot;author&quot;:[{&quot;family&quot;:&quot;Roy&quot;,&quot;given&quot;:&quot;Bitty A.&quot;},{&quot;family&quot;:&quot;Zorrilla&quot;,&quot;given&quot;:&quot;Martin&quot;},{&quot;family&quot;:&quot;Endara&quot;,&quot;given&quot;:&quot;Lorena&quot;},{&quot;family&quot;:&quot;Thomas&quot;,&quot;given&quot;:&quot;Dan C.&quot;},{&quot;family&quot;:&quot;Vandegrift&quot;,&quot;given&quot;:&quot;Roo&quot;},{&quot;family&quot;:&quot;Rubenstein&quot;,&quot;given&quot;:&quot;Jesse M.&quot;},{&quot;family&quot;:&quot;Policha&quot;,&quot;given&quot;:&quot;Tobias&quot;},{&quot;family&quot;:&quot;Rios-Touma&quot;,&quot;given&quot;:&quot;Blanca&quot;},{&quot;family&quot;:&quot;Read&quot;,&quot;given&quot;:&quot;Morley&quot;}],&quot;issued&quot;:{&quot;date-parts&quot;:[[&quot;2018&quot;]]}}}],&quot;schema&quot;:&quot;https://github.com/citation-style-language/schema/raw/master/csl-citation.json&quot;} RND6Hq5nQC6aC"/><text:span text:style-name="T112">. It is our hope that the pipeline here presented can help in the continuing struggle to protect these invaluable forest ecosystems, by presenting ethical bioprospecting as part of an alternative economic pathway, in place of more damaging extractive industries. </text:span></text:p>
      <text:p text:style-name="P32"/>
      <text:p text:style-name="P33">Note<text:span text:style-name="T40">s</text:span> about <text:span text:style-name="T44">ethical <text:s/>and legal bioprospecting and </text:span>intellectual property:</text:p>
      <text:p text:style-name="P33"/>
      <text:p text:style-name="P33">We will comply with all pertinent laws <text:span text:style-name="T71">and treaties </text:span>Ecuadorian, German, and international. Qualified Ecuadorian <text:span text:style-name="T45">mycological </text:span>researchers are being sought as collaborators, for <text:span text:style-name="T45">professional and</text:span> ethical reasons and to satisfy the requirements of conducting research at Reserva Los Cedros. Host plant identifications will be finalized with a qualified Ecuadorian botanist. Initial laboratory work will be conducted in Ecuador, as far as possible, with skill sharing among Ecuadorian and international researchers. <text:s/>Fungal stromata, including any new type specimens, will be held in public trust by the National Herbarium in Quito, and all cultures will be deposited in a public culture repository, freely accessible to Ecuadorian researchers. Genetic resources will not be privately patented. Intellectual property resulting from the project will be placed into the public domain, and published in open-access journals. <text:span text:style-name="T66">The nature reserves that ultimately yield natural products are all too frequently forgotten: </text:span><text:soft-page-break/><text:span text:style-name="T66">Reserva Los Cedros will be acknowledged at every forward step of the bioprospecting process, and where ever possible we will use our platform to encourage support and conservation of this reserve as a repository of biochemical knowledge.</text:span></text:p>
      <text:p text:style-name="P31"/>
      <text:p text:style-name="P7">Hypothes<text:span text:style-name="T40">e</text:span>s/<text:span text:style-name="T40">Predictions</text:span>:</text:p>
      <text:p text:style-name="P7"/>
      <text:p text:style-name="P21"><text:span text:style-name="T40">H1: M</text:span>any <text:span text:style-name="T41">problems associated with</text:span> <text:span text:style-name="T40">human and agricultural</text:span> pathogens have already <text:span text:style-name="T40">been “solved” by wild relatives of host species</text:span> in <text:span text:style-name="T41">their natural habitats</text:span>, <text:span text:style-name="T41">via changes in microbiomes. </text:span></text:p>
      <text:p text:style-name="P21"/>
      <text:p text:style-name="P2">P<text:span text:style-name="T41">1</text:span>: <text:span text:style-name="T41">Examining the microbiomes of wild congeners and confamilials of domesticated plants in primary forests may yield micro-organisms and secondary metabolites useful for control or tolerance of problematic conditions (disease, stress) in food plants. </text:span></text:p>
      <text:p text:style-name="P20"/>
      <text:p text:style-name="P8"><text:span text:style-name="T40">H2: </text:span>There are ecological predictors of plant microbiomes, that may help direct the search for <text:span text:style-name="T37">use microbes. </text:span></text:p>
      <text:p text:style-name="P8"/>
      <text:p text:style-name="P1">P2: Ecological data can be used to direct bioprospecting, reducing effort, and increasing chances of success of discovery of biocontrol organisms and useful novel compounds.</text:p>
      <text:p text:style-name="P19"/>
      <text:p text:style-name="P34">Study system and focus organisms </text:p>
      <text:p text:style-name="P34"/>
      <text:p text:style-name="P34">Organisms of interest:</text:p>
      <text:p text:style-name="P34"/>
      <text:p text:style-name="P45"><text:span text:style-name="T48">We apply the above concepts to the problem of the coffee leaf rust. This egregious pathogen of coffee has caused enormous damage in the recent past throughout Latin America</text:span><text:reference-mark-start text:name="ZOTERO_ITEM CSL_CITATION {&quot;citationID&quot;:&quot;vZk3llss&quot;,&quot;properties&quot;:{&quot;formattedCitation&quot;:&quot;\\super 29\\nosupersub{}&quot;,&quot;plainCitation&quot;:&quot;29&quot;,&quot;noteIndex&quot;:0},&quot;citationItems&quot;:[{&quot;id&quot;:707,&quot;uris&quot;:[&quot;http://zotero.org/users/1142741/items/C3PIA5FA&quot;],&quot;uri&quot;:[&quot;http://zotero.org/users/1142741/items/C3PIA5FA&quot;],&quot;itemData&quot;:{&quot;id&quot;:707,&quot;type&quot;:&quot;article-journal&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container-title&quot;:&quot;Phytopathology&quot;,&quot;DOI&quot;:&quot;10.1094/PHYTO-04-15-0085-RVW&quot;,&quot;ISSN&quot;:&quot;0031-949X&quot;,&quot;issue&quot;:&quot;9&quot;,&quot;journalAbbreviation&quot;:&quot;Phytopathology&quot;,&quot;page&quot;:&quot;1164-1173&quot;,&quot;source&quot;:&quot;apsjournals.apsnet.org (Atypon)&quot;,&quot;title&quot;:&quot;The Big Rust and the Red Queen: Long-Term Perspectives on Coffee Rust Research&quot;,&quot;title-short&quot;:&quot;The Big Rust and the Red Queen&quot;,&quot;volume&quot;:&quot;105&quot;,&quot;author&quot;:[{&quot;family&quot;:&quot;McCook&quot;,&quot;given&quot;:&quot;Stuart&quot;},{&quot;family&quot;:&quot;Vandermeer&quot;,&quot;given&quot;:&quot;John&quot;}],&quot;issued&quot;:{&quot;date-parts&quot;:[[&quot;2015&quot;,9,1]]}}}],&quot;schema&quot;:&quot;https://github.com/citation-style-language/schema/raw/master/csl-citation.json&quot;} RNDB0R7SFE5ki"/><text:span text:style-name="T97">29</text:span><text:reference-mark-end text:name="ZOTERO_ITEM CSL_CITATION {&quot;citationID&quot;:&quot;vZk3llss&quot;,&quot;properties&quot;:{&quot;formattedCitation&quot;:&quot;\\super 29\\nosupersub{}&quot;,&quot;plainCitation&quot;:&quot;29&quot;,&quot;noteIndex&quot;:0},&quot;citationItems&quot;:[{&quot;id&quot;:707,&quot;uris&quot;:[&quot;http://zotero.org/users/1142741/items/C3PIA5FA&quot;],&quot;uri&quot;:[&quot;http://zotero.org/users/1142741/items/C3PIA5FA&quot;],&quot;itemData&quot;:{&quot;id&quot;:707,&quot;type&quot;:&quot;article-journal&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container-title&quot;:&quot;Phytopathology&quot;,&quot;DOI&quot;:&quot;10.1094/PHYTO-04-15-0085-RVW&quot;,&quot;ISSN&quot;:&quot;0031-949X&quot;,&quot;issue&quot;:&quot;9&quot;,&quot;journalAbbreviation&quot;:&quot;Phytopathology&quot;,&quot;page&quot;:&quot;1164-1173&quot;,&quot;source&quot;:&quot;apsjournals.apsnet.org (Atypon)&quot;,&quot;title&quot;:&quot;The Big Rust and the Red Queen: Long-Term Perspectives on Coffee Rust Research&quot;,&quot;title-short&quot;:&quot;The Big Rust and the Red Queen&quot;,&quot;volume&quot;:&quot;105&quot;,&quot;author&quot;:[{&quot;family&quot;:&quot;McCook&quot;,&quot;given&quot;:&quot;Stuart&quot;},{&quot;family&quot;:&quot;Vandermeer&quot;,&quot;given&quot;:&quot;John&quot;}],&quot;issued&quot;:{&quot;date-parts&quot;:[[&quot;2015&quot;,9,1]]}}}],&quot;schema&quot;:&quot;https://github.com/citation-style-language/schema/raw/master/csl-citation.json&quot;} RNDB0R7SFE5ki"/><text:span text:style-name="T48">, and is predicted to increase in frequency in most regions with climate change</text:span><text:reference-mark-start text:name="ZOTERO_ITEM CSL_CITATION {&quot;citationID&quot;:&quot;xU2vMeVa&quot;,&quot;properties&quot;:{&quot;formattedCitation&quot;:&quot;\\super 30\\nosupersub{}&quot;,&quot;plainCitation&quot;:&quot;30&quot;,&quot;noteIndex&quot;:0},&quot;citationItems&quot;:[{&quot;id&quot;:705,&quot;uris&quot;:[&quot;http://zotero.org/users/1142741/items/Q68M456C&quot;],&quot;uri&quot;:[&quot;http://zotero.org/users/1142741/items/Q68M456C&quot;],&quot;itemData&quot;:{&quot;id&quot;:705,&quot;type&quot;:&quot;article-journal&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container-title&quot;:&quot;Food Security&quot;,&quot;DOI&quot;:&quot;10.1007/s12571-015-0446-9&quot;,&quot;ISSN&quot;:&quot;1876-4525&quot;,&quot;issue&quot;:&quot;2&quot;,&quot;journalAbbreviation&quot;:&quot;Food Sec.&quot;,&quot;language&quot;:&quot;en&quot;,&quot;page&quot;:&quot;303-321&quot;,&quot;source&quot;:&quot;Springer Link&quot;,&quot;title&quot;:&quot;The coffee rust crises in Colombia and Central America (2008–2013): impacts, plausible causes and proposed solutions&quot;,&quot;title-short&quot;:&quot;The coffee rust crises in Colombia and Central America (2008–2013)&quot;,&quot;volume&quot;:&quot;7&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xysCQ2dQ8Q"/><text:span text:style-name="T97">30</text:span><text:reference-mark-end text:name="ZOTERO_ITEM CSL_CITATION {&quot;citationID&quot;:&quot;xU2vMeVa&quot;,&quot;properties&quot;:{&quot;formattedCitation&quot;:&quot;\\super 30\\nosupersub{}&quot;,&quot;plainCitation&quot;:&quot;30&quot;,&quot;noteIndex&quot;:0},&quot;citationItems&quot;:[{&quot;id&quot;:705,&quot;uris&quot;:[&quot;http://zotero.org/users/1142741/items/Q68M456C&quot;],&quot;uri&quot;:[&quot;http://zotero.org/users/1142741/items/Q68M456C&quot;],&quot;itemData&quot;:{&quot;id&quot;:705,&quot;type&quot;:&quot;article-journal&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container-title&quot;:&quot;Food Security&quot;,&quot;DOI&quot;:&quot;10.1007/s12571-015-0446-9&quot;,&quot;ISSN&quot;:&quot;1876-4525&quot;,&quot;issue&quot;:&quot;2&quot;,&quot;journalAbbreviation&quot;:&quot;Food Sec.&quot;,&quot;language&quot;:&quot;en&quot;,&quot;page&quot;:&quot;303-321&quot;,&quot;source&quot;:&quot;Springer Link&quot;,&quot;title&quot;:&quot;The coffee rust crises in Colombia and Central America (2008–2013): impacts, plausible causes and proposed solutions&quot;,&quot;title-short&quot;:&quot;The coffee rust crises in Colombia and Central America (2008–2013)&quot;,&quot;volume&quot;:&quot;7&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xysCQ2dQ8Q"/><text:span text:style-name="T48">. </text:span><text:span text:style-name="T7">Coffea arabica</text:span><text:span text:style-name="T47"> is afflicted by CLR in its natural range, but at much lower densities in forests than in agricultural systems</text:span><text:reference-mark-start text:name="ZOTERO_ITEM CSL_CITATION {&quot;citationID&quot;:&quot;lWjovRwj&quot;,&quot;properties&quot;:{&quot;formattedCitation&quot;:&quot;\\super 31,32\\nosupersub{}&quot;,&quot;plainCitation&quot;:&quot;31,32&quot;,&quot;noteIndex&quot;:0},&quot;citationItems&quot;:[{&quot;id&quot;:866,&quot;uris&quot;:[&quot;http://zotero.org/users/1142741/items/7PJPVZN2&quot;],&quot;uri&quot;:[&quot;http://zotero.org/users/1142741/items/7PJPVZN2&quot;],&quot;itemData&quot;:{&quot;id&quot;:866,&quot;type&quot;:&quot;article-journal&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container-title&quot;:&quot;Biotropica&quot;,&quot;DOI&quot;:&quot;10.1111/btp.12106&quot;,&quot;ISSN&quot;:&quot;0006-3606&quot;,&quot;issue&quot;:&quot;3&quot;,&quot;journalAbbreviation&quot;:&quot;Biotropica&quot;,&quot;page&quot;:&quot;276-284&quot;,&quot;title&quot;:&quot;Local and Regional Variation in Local Frequency of Multiple Coffee Pests Across a Mosaic Landscape in &lt;i&gt;Coffea arabica&lt;/i&gt;'s Native Range&quot;,&quot;volume&quot;:&quot;46&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id&quot;:826,&quot;uris&quot;:[&quot;http://zotero.org/users/1142741/items/TB8A36PP&quot;],&quot;uri&quot;:[&quot;http://zotero.org/users/1142741/items/TB8A36PP&quot;],&quot;itemData&quot;:{&quot;id&quot;:826,&quot;type&quot;:&quot;article-journal&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container-title&quot;:&quot;Journal of Global History&quot;,&quot;DOI&quot;:&quot;10.1017/S174002280600012X&quot;,&quot;ISSN&quot;:&quot;1740-0236, 1740-0228&quot;,&quot;issue&quot;:&quot;2&quot;,&quot;language&quot;:&quot;en&quot;,&quot;page&quot;:&quot;177-195&quot;,&quot;source&quot;:&quot;Cambridge Core&quot;,&quot;title&quot;:&quot;Global rust belt: &lt;i&gt;Hemileia vastatrix&lt;/i&gt; and the ecological integration of world coffee production since 1850&quot;,&quot;title-short&quot;:&quot;Global rust belt&quot;,&quot;volume&quot;:&quot;1&quot;,&quot;author&quot;:[{&quot;family&quot;:&quot;McCook&quot;,&quot;given&quot;:&quot;Stuart&quot;}],&quot;issued&quot;:{&quot;date-parts&quot;:[[&quot;2006&quot;,7]]}}}],&quot;schema&quot;:&quot;https://github.com/citation-style-language/schema/raw/master/csl-citation.json&quot;} RNDSHegrVJygR"/><text:span text:style-name="T97">31,32</text:span><text:reference-mark-end text:name="ZOTERO_ITEM CSL_CITATION {&quot;citationID&quot;:&quot;lWjovRwj&quot;,&quot;properties&quot;:{&quot;formattedCitation&quot;:&quot;\\super 31,32\\nosupersub{}&quot;,&quot;plainCitation&quot;:&quot;31,32&quot;,&quot;noteIndex&quot;:0},&quot;citationItems&quot;:[{&quot;id&quot;:866,&quot;uris&quot;:[&quot;http://zotero.org/users/1142741/items/7PJPVZN2&quot;],&quot;uri&quot;:[&quot;http://zotero.org/users/1142741/items/7PJPVZN2&quot;],&quot;itemData&quot;:{&quot;id&quot;:866,&quot;type&quot;:&quot;article-journal&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container-title&quot;:&quot;Biotropica&quot;,&quot;DOI&quot;:&quot;10.1111/btp.12106&quot;,&quot;ISSN&quot;:&quot;0006-3606&quot;,&quot;issue&quot;:&quot;3&quot;,&quot;journalAbbreviation&quot;:&quot;Biotropica&quot;,&quot;page&quot;:&quot;276-284&quot;,&quot;title&quot;:&quot;Local and Regional Variation in Local Frequency of Multiple Coffee Pests Across a Mosaic Landscape in &lt;i&gt;Coffea arabica&lt;/i&gt;'s Native Range&quot;,&quot;volume&quot;:&quot;46&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id&quot;:826,&quot;uris&quot;:[&quot;http://zotero.org/users/1142741/items/TB8A36PP&quot;],&quot;uri&quot;:[&quot;http://zotero.org/users/1142741/items/TB8A36PP&quot;],&quot;itemData&quot;:{&quot;id&quot;:826,&quot;type&quot;:&quot;article-journal&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container-title&quot;:&quot;Journal of Global History&quot;,&quot;DOI&quot;:&quot;10.1017/S174002280600012X&quot;,&quot;ISSN&quot;:&quot;1740-0236, 1740-0228&quot;,&quot;issue&quot;:&quot;2&quot;,&quot;language&quot;:&quot;en&quot;,&quot;page&quot;:&quot;177-195&quot;,&quot;source&quot;:&quot;Cambridge Core&quot;,&quot;title&quot;:&quot;Global rust belt: &lt;i&gt;Hemileia vastatrix&lt;/i&gt; and the ecological integration of world coffee production since 1850&quot;,&quot;title-short&quot;:&quot;Global rust belt&quot;,&quot;volume&quot;:&quot;1&quot;,&quot;author&quot;:[{&quot;family&quot;:&quot;McCook&quot;,&quot;given&quot;:&quot;Stuart&quot;}],&quot;issued&quot;:{&quot;date-parts&quot;:[[&quot;2006&quot;,7]]}}}],&quot;schema&quot;:&quot;https://github.com/citation-style-language/schema/raw/master/csl-citation.json&quot;} RNDSHegrVJygR"/><text:span text:style-name="T47">, suggesting that forest systems may host natural controls on the fungus. <text:s/>The genus </text:span><text:span text:style-name="T8">Hemileia</text:span><text:span text:style-name="T21"> exclusively parasitizes plants in the plant families Rubiaceae and Apocynaceae</text:span><text:reference-mark-start text:name="ZOTERO_ITEM CSL_CITATION {&quot;citationID&quot;:&quot;IF6barUM&quot;,&quot;properties&quot;:{&quot;formattedCitation&quot;:&quot;\\super 11,33\\nosupersub{}&quot;,&quot;plainCitation&quot;:&quot;11,33&quot;,&quot;noteIndex&quot;:0},&quot;citationItems&quot;:[{&quot;id&quot;:820,&quot;uris&quot;:[&quot;http://zotero.org/users/1142741/items/FUBQNLHR&quot;],&quot;uri&quot;:[&quot;http://zotero.org/users/1142741/items/FUBQNLHR&quot;],&quot;itemData&quot;:{&quot;id&quot;:820,&quot;type&quot;:&quot;article-journal&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container-title&quot;:&quot;Molecular Plant Pathology&quot;,&quot;DOI&quot;:&quot;10.1111/mpp.12512&quot;,&quot;ISSN&quot;:&quot;1364-3703&quot;,&quot;issue&quot;:&quot;8&quot;,&quot;language&quot;:&quot;en&quot;,&quot;page&quot;:&quot;1039-1051&quot;,&quot;source&quot;:&quot;Wiley Online Library&quot;,&quot;title&quot;:&quot;The coffee leaf rust pathogen &lt;i&gt;Hemileia vastatrix&lt;/i&gt;: one and a half centuries around the tropics&quot;,&quot;title-short&quot;:&quot;The coffee leaf rust pathogen Hemileia vastatrix&quot;,&quot;volume&quot;:&quot;18&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32,&quot;uris&quot;:[&quot;http://zotero.org/users/1142741/items/A3GT7K2T&quot;],&quot;uri&quot;:[&quot;http://zotero.org/users/1142741/items/A3GT7K2T&quot;],&quot;itemData&quot;:{&quot;id&quot;:832,&quot;type&quot;:&quot;webpage&quot;,&quot;language&quot;:&quot;en&quot;,&quot;title&quot;:&quot;Monograph of the genus &lt;i&gt;Hemileia&lt;/i&gt; (Uredinales)&quot;,&quot;URL&quot;:&quot;https://www.schweizerbart.de/publications/detail/isbn/9783443591021/Bibl_Mycologica_Band_200_Ritschel&quot;,&quot;author&quot;:[{&quot;family&quot;:&quot;Ritschel&quot;,&quot;given&quot;:&quot;Anja&quot;}],&quot;accessed&quot;:{&quot;date-parts&quot;:[[&quot;2019&quot;,5,2]]},&quot;issued&quot;:{&quot;date-parts&quot;:[[&quot;2005&quot;,10,14]]}}}],&quot;schema&quot;:&quot;https://github.com/citation-style-language/schema/raw/master/csl-citation.json&quot;} RND2CVTECJxob"/><text:span text:style-name="T101">11,33</text:span><text:reference-mark-end text:name="ZOTERO_ITEM CSL_CITATION {&quot;citationID&quot;:&quot;IF6barUM&quot;,&quot;properties&quot;:{&quot;formattedCitation&quot;:&quot;\\super 11,33\\nosupersub{}&quot;,&quot;plainCitation&quot;:&quot;11,33&quot;,&quot;noteIndex&quot;:0},&quot;citationItems&quot;:[{&quot;id&quot;:820,&quot;uris&quot;:[&quot;http://zotero.org/users/1142741/items/FUBQNLHR&quot;],&quot;uri&quot;:[&quot;http://zotero.org/users/1142741/items/FUBQNLHR&quot;],&quot;itemData&quot;:{&quot;id&quot;:820,&quot;type&quot;:&quot;article-journal&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container-title&quot;:&quot;Molecular Plant Pathology&quot;,&quot;DOI&quot;:&quot;10.1111/mpp.12512&quot;,&quot;ISSN&quot;:&quot;1364-3703&quot;,&quot;issue&quot;:&quot;8&quot;,&quot;language&quot;:&quot;en&quot;,&quot;page&quot;:&quot;1039-1051&quot;,&quot;source&quot;:&quot;Wiley Online Library&quot;,&quot;title&quot;:&quot;The coffee leaf rust pathogen &lt;i&gt;Hemileia vastatrix&lt;/i&gt;: one and a half centuries around the tropics&quot;,&quot;title-short&quot;:&quot;The coffee leaf rust pathogen Hemileia vastatrix&quot;,&quot;volume&quot;:&quot;18&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32,&quot;uris&quot;:[&quot;http://zotero.org/users/1142741/items/A3GT7K2T&quot;],&quot;uri&quot;:[&quot;http://zotero.org/users/1142741/items/A3GT7K2T&quot;],&quot;itemData&quot;:{&quot;id&quot;:832,&quot;type&quot;:&quot;webpage&quot;,&quot;language&quot;:&quot;en&quot;,&quot;title&quot;:&quot;Monograph of the genus &lt;i&gt;Hemileia&lt;/i&gt; (Uredinales)&quot;,&quot;URL&quot;:&quot;https://www.schweizerbart.de/publications/detail/isbn/9783443591021/Bibl_Mycologica_Band_200_Ritschel&quot;,&quot;author&quot;:[{&quot;family&quot;:&quot;Ritschel&quot;,&quot;given&quot;:&quot;Anja&quot;}],&quot;accessed&quot;:{&quot;date-parts&quot;:[[&quot;2019&quot;,5,2]]},&quot;issued&quot;:{&quot;date-parts&quot;:[[&quot;2005&quot;,10,14]]}}}],&quot;schema&quot;:&quot;https://github.com/citation-style-language/schema/raw/master/csl-citation.json&quot;} RND2CVTECJxob"/><text:span text:style-name="T21"> which are well represented in </text:span><text:span text:style-name="T34">the proposed study site </text:span><text:span text:style-name="T21">Reserva Los Cedros. Here we propose to examine members of the “coffee-alliance” and other members of </text:span><text:span text:style-name="T24">pan-tropical </text:span><text:span text:style-name="T21">subfamily Ixoroideae</text:span><text:reference-mark-start text:name="ZOTERO_ITEM CSL_CITATION {&quot;citationID&quot;:&quot;H39dpH7h&quot;,&quot;properties&quot;:{&quot;formattedCitation&quot;:&quot;\\super 34\\uc0\\u8211{}36\\nosupersub{}&quot;,&quot;plainCitation&quot;:&quot;34–36&quot;,&quot;noteIndex&quot;:0},&quot;citationItems&quot;:[{&quot;id&quot;:1830,&quot;uris&quot;:[&quot;http://zotero.org/users/1142741/items/8B7NU4AB&quot;],&quot;uri&quot;:[&quot;http://zotero.org/users/1142741/items/8B7NU4AB&quot;],&quot;itemData&quot;:{&quot;id&quot;:1830,&quot;type&quot;:&quot;article-journal&quot;,&quot;abstract&quot;:&quot;Abstract.  Subfamily Ixoroideae is one of three major lineages in Rubiaceae, with approximately 4000 species. Previous molecular phylogenetic studies have indic&quot;,&quot;container-title&quot;:&quot;Botanical Journal of the Linnean Society&quot;,&quot;DOI&quot;:&quot;10.1111/boj.12038&quot;,&quot;ISSN&quot;:&quot;0024-4074&quot;,&quot;issue&quot;:&quot;3&quot;,&quot;journalAbbreviation&quot;:&quot;Bot J Linn Soc&quot;,&quot;language&quot;:&quot;en&quot;,&quot;note&quot;:&quot;publisher: Oxford Academic&quot;,&quot;page&quot;:&quot;387-406&quot;,&quot;source&quot;:&quot;academic.oup.com&quot;,&quot;title&quot;:&quot;Phylogenetic relationships and new tribal delimitations in subfamily Ixoroideae (Rubiaceae)&quot;,&quot;volume&quot;:&quot;173&quot;,&quot;author&quot;:[{&quot;family&quot;:&quot;Kainulainen&quot;,&quot;given&quot;:&quot;Kent&quot;},{&quot;family&quot;:&quot;Razafimandimbison&quot;,&quot;given&quot;:&quot;Sylvain G.&quot;},{&quot;family&quot;:&quot;Bremer&quot;,&quot;given&quot;:&quot;Birgitta&quot;}],&quot;issued&quot;:{&quot;date-parts&quot;:[[&quot;2013&quot;,11,1]]}}},{&quot;id&quot;:1835,&quot;uris&quot;:[&quot;http://zotero.org/users/1142741/items/FBP6RTKK&quot;],&quot;uri&quot;:[&quot;http://zotero.org/users/1142741/items/FBP6RTKK&quot;],&quot;itemData&quot;:{&quot;id&quot;:1835,&quot;type&quot;:&quot;article-journal&quot;,&quot;abstract&quot;:&quot;In Rubiaceae phylogenetics, the number of markers often proved a limitation with authors failing to provide well-supported trees at tribal and generic levels. A robust phylogeny is a prerequisite to study the evolutionary patterns of traits at different taxonomic levels. Advances in next-generation sequencing technologies have revolutionized biology by providing, at reduced cost, huge amounts of data for an increased number of species. Due to their highly conserved structure, generally recombination-free, and mostly uniparental inheritance, chloroplast DNA sequences have long been used as choice markers for plant phylogeny reconstruction. The main objectives of this study are: 1) to gain insight in chloroplast genome evolution in the Rubiaceae (Ixoroideae) through efficient methodology for de novo assembly of plastid genomes; and, 2) to test the efficiency of mining SNPs in the nuclear genome of Ixoroideae based on the use of a coffee reference genome to produce well-supported nuclear trees. We assembled whole chloroplast genome sequences for 27 species of the Rubiaceae subfamily Ixoroideae using next-generation sequences. Analysis of the plastid genome structure reveals a relatively good conservation of gene content and order. Generally, low variation was observed between taxa in the boundary regions with the exception of the inverted repeat at both the large and short single copy junctions for some taxa. An average of 79% of the SNP determined in the Coffea genus are transferable to Ixoroideae, with variation ranging from 35% to 96%. In general, the plastid and the nuclear genome phylogenies are congruent with each other. They are well-resolved with well-supported branches. Generally, the tribes form well-identified clades but the tribe Sherbournieae is shown to be polyphyletic. The results are discussed relative to the methodology used and the chloroplast genome features in Rubiaceae and compared to previous Rubiaceae phylogenies.&quot;,&quot;container-title&quot;:&quot;PLOS ONE&quot;,&quot;DOI&quot;:&quot;10.1371/journal.pone.0232295&quot;,&quot;issue&quot;:&quot;4&quot;,&quot;journalAbbreviation&quot;:&quot;PLOS ONE&quot;,&quot;note&quot;:&quot;publisher: Public Library of Science&quot;,&quot;page&quot;:&quot;e0232295&quot;,&quot;title&quot;:&quot;Chloroplast genomes of Rubiaceae: Comparative genomics and molecular phylogeny in subfamily Ixoroideae&quot;,&quot;volume&quot;:&quot;15&quot;,&quot;author&quot;:[{&quot;family&quot;:&quot;Ly&quot;,&quot;given&quot;:&quot;Serigne Ndiawar&quot;},{&quot;family&quot;:&quot;Garavito&quot;,&quot;given&quot;:&quot;Andrea&quot;},{&quot;family&quot;:&quot;De Block&quot;,&quot;given&quot;:&quot;Petra&quot;},{&quot;family&quot;:&quot;Asselman&quot;,&quot;given&quot;:&quot;Pieter&quot;},{&quot;family&quot;:&quot;Guyeux&quot;,&quot;given&quot;:&quot;Christophe&quot;},{&quot;family&quot;:&quot;Charr&quot;,&quot;given&quot;:&quot;Jean-Claude&quot;},{&quot;family&quot;:&quot;Janssens&quot;,&quot;given&quot;:&quot;Steven&quot;},{&quot;family&quot;:&quot;Mouly&quot;,&quot;given&quot;:&quot;Arnaud&quot;},{&quot;family&quot;:&quot;Hamon&quot;,&quot;given&quot;:&quot;Perla&quot;},{&quot;family&quot;:&quot;Guyot&quot;,&quot;given&quot;:&quot;Romain&quot;}],&quot;issued&quot;:{&quot;date-parts&quot;:[[&quot;2020&quot;,4,30]]}}},{&quot;id&quot;:1838,&quot;uris&quot;:[&quot;http://zotero.org/users/1142741/items/PQBHU9X9&quot;],&quot;uri&quot;:[&quot;http://zotero.org/users/1142741/items/PQBHU9X9&quot;],&quot;itemData&quot;:{&quot;id&quot;:1838,&quot;type&quot;:&quot;article-journal&quot;,&quot;abstract&quot;:&quot;Rubiaceae is one of the five largest families of flowering plants with over 13,000 species. We have seen a tremendous increase in our understanding of the phylogeny of the family through studies on molecular data during the 15-year period from 1991 to 2005; some new relationships are completely unexpected and different from traditional classification. At the end of 2005, ca. 50 phylogenetic reconstructions from the family had been published based on more than 4400 sequences. Most studies are based on ITS and rbcL sequences, but 13 different markers have been used. Most sequences available in GenBank (as of 2005) are from rps16, trn(T)L-F, rbcL, and ITS. We can now see a framework of the family phylogeny with support for three subfamilies and over 43 tribes; subfamily Cinchonoideae (Chiococceae, Cinchoneae, Guettardeae, Hamelieae, Hillieae, Hymenodictyeae, Isertieae, Naucleeae, Rondeletieae), subfamily Ixoroideae (Alberteae, Bertiereae, Coffeeae, Condamineeae, Cremasporeae, Gardenieae, Ixoreae, Mussaendeae, Octotropideae, Pavetteae, Posoquerieae, Retiniphylleae, Sabiceeae, Sipaneeae, Vanguerieae), and subfamily Rubioideae (Anthospermeae, Argostemmateae, Coussareeae, Craterispermeae, Danaideae, Gaertnereae, Knoxieae, Lasiantheae, Morindeae, Ophiorrhizeae, Paederieae, Psychotrieae, Putorieae, Rubieae, Schradereae, Spermacoceae, Theligoneae, Urophylleae), and tribe Coptosapelteae, which is placed outside the three subfamilies. Two of these tribes, Gardenieae and Morindeae, are paraphyletic/polyphyletic. Only about half of the tribes have been the focus of specific investigations. However, we have seen increased interest in using Rubiaceae phylogenies for studies of ecology, evolution, and biogeography, e.g., and also for morphological and anatomical investigations. Evolution of fruit traits, flower types, and myrmecophytism has been investigated, and biogeographic patterns for specific taxa in Africa, the Caribbean, and the Pacific have been studied. In addition, distribution of pollen types, chemical substances, and wood characteristics have been compared with molecular phylogenies.&quot;,&quot;container-title&quot;:&quot;Annals of the Missouri Botanical Garden&quot;,&quot;DOI&quot;:&quot;10.3417/2006197&quot;,&quot;issue&quot;:&quot;1&quot;,&quot;journalAbbreviation&quot;:&quot;Annals of the Missouri Botanical Garden&quot;,&quot;page&quot;:&quot;4-26&quot;,&quot;title&quot;:&quot;A Review of Molecular Phylogenetic Studies of Rubiaceae&quot;,&quot;volume&quot;:&quot;96&quot;,&quot;author&quot;:[{&quot;literal&quot;:&quot;Birgitta Bremer&quot;}],&quot;issued&quot;:{&quot;date-parts&quot;:[[&quot;2009&quot;,3,1]]}}}],&quot;schema&quot;:&quot;https://github.com/citation-style-language/schema/raw/master/csl-citation.json&quot;} RNDKoxjMSVp12"/><text:span text:style-name="T101">34</text:span><text:span text:style-name="T97">–36</text:span><text:reference-mark-end text:name="ZOTERO_ITEM CSL_CITATION {&quot;citationID&quot;:&quot;H39dpH7h&quot;,&quot;properties&quot;:{&quot;formattedCitation&quot;:&quot;\\super 34\\uc0\\u8211{}36\\nosupersub{}&quot;,&quot;plainCitation&quot;:&quot;34–36&quot;,&quot;noteIndex&quot;:0},&quot;citationItems&quot;:[{&quot;id&quot;:1830,&quot;uris&quot;:[&quot;http://zotero.org/users/1142741/items/8B7NU4AB&quot;],&quot;uri&quot;:[&quot;http://zotero.org/users/1142741/items/8B7NU4AB&quot;],&quot;itemData&quot;:{&quot;id&quot;:1830,&quot;type&quot;:&quot;article-journal&quot;,&quot;abstract&quot;:&quot;Abstract.  Subfamily Ixoroideae is one of three major lineages in Rubiaceae, with approximately 4000 species. Previous molecular phylogenetic studies have indic&quot;,&quot;container-title&quot;:&quot;Botanical Journal of the Linnean Society&quot;,&quot;DOI&quot;:&quot;10.1111/boj.12038&quot;,&quot;ISSN&quot;:&quot;0024-4074&quot;,&quot;issue&quot;:&quot;3&quot;,&quot;journalAbbreviation&quot;:&quot;Bot J Linn Soc&quot;,&quot;language&quot;:&quot;en&quot;,&quot;note&quot;:&quot;publisher: Oxford Academic&quot;,&quot;page&quot;:&quot;387-406&quot;,&quot;source&quot;:&quot;academic.oup.com&quot;,&quot;title&quot;:&quot;Phylogenetic relationships and new tribal delimitations in subfamily Ixoroideae (Rubiaceae)&quot;,&quot;volume&quot;:&quot;173&quot;,&quot;author&quot;:[{&quot;family&quot;:&quot;Kainulainen&quot;,&quot;given&quot;:&quot;Kent&quot;},{&quot;family&quot;:&quot;Razafimandimbison&quot;,&quot;given&quot;:&quot;Sylvain G.&quot;},{&quot;family&quot;:&quot;Bremer&quot;,&quot;given&quot;:&quot;Birgitta&quot;}],&quot;issued&quot;:{&quot;date-parts&quot;:[[&quot;2013&quot;,11,1]]}}},{&quot;id&quot;:1835,&quot;uris&quot;:[&quot;http://zotero.org/users/1142741/items/FBP6RTKK&quot;],&quot;uri&quot;:[&quot;http://zotero.org/users/1142741/items/FBP6RTKK&quot;],&quot;itemData&quot;:{&quot;id&quot;:1835,&quot;type&quot;:&quot;article-journal&quot;,&quot;abstract&quot;:&quot;In Rubiaceae phylogenetics, the number of markers often proved a limitation with authors failing to provide well-supported trees at tribal and generic levels. A robust phylogeny is a prerequisite to study the evolutionary patterns of traits at different taxonomic levels. Advances in next-generation sequencing technologies have revolutionized biology by providing, at reduced cost, huge amounts of data for an increased number of species. Due to their highly conserved structure, generally recombination-free, and mostly uniparental inheritance, chloroplast DNA sequences have long been used as choice markers for plant phylogeny reconstruction. The main objectives of this study are: 1) to gain insight in chloroplast genome evolution in the Rubiaceae (Ixoroideae) through efficient methodology for de novo assembly of plastid genomes; and, 2) to test the efficiency of mining SNPs in the nuclear genome of Ixoroideae based on the use of a coffee reference genome to produce well-supported nuclear trees. We assembled whole chloroplast genome sequences for 27 species of the Rubiaceae subfamily Ixoroideae using next-generation sequences. Analysis of the plastid genome structure reveals a relatively good conservation of gene content and order. Generally, low variation was observed between taxa in the boundary regions with the exception of the inverted repeat at both the large and short single copy junctions for some taxa. An average of 79% of the SNP determined in the Coffea genus are transferable to Ixoroideae, with variation ranging from 35% to 96%. In general, the plastid and the nuclear genome phylogenies are congruent with each other. They are well-resolved with well-supported branches. Generally, the tribes form well-identified clades but the tribe Sherbournieae is shown to be polyphyletic. The results are discussed relative to the methodology used and the chloroplast genome features in Rubiaceae and compared to previous Rubiaceae phylogenies.&quot;,&quot;container-title&quot;:&quot;PLOS ONE&quot;,&quot;DOI&quot;:&quot;10.1371/journal.pone.0232295&quot;,&quot;issue&quot;:&quot;4&quot;,&quot;journalAbbreviation&quot;:&quot;PLOS ONE&quot;,&quot;note&quot;:&quot;publisher: Public Library of Science&quot;,&quot;page&quot;:&quot;e0232295&quot;,&quot;title&quot;:&quot;Chloroplast genomes of Rubiaceae: Comparative genomics and molecular phylogeny in subfamily Ixoroideae&quot;,&quot;volume&quot;:&quot;15&quot;,&quot;author&quot;:[{&quot;family&quot;:&quot;Ly&quot;,&quot;given&quot;:&quot;Serigne Ndiawar&quot;},{&quot;family&quot;:&quot;Garavito&quot;,&quot;given&quot;:&quot;Andrea&quot;},{&quot;family&quot;:&quot;De Block&quot;,&quot;given&quot;:&quot;Petra&quot;},{&quot;family&quot;:&quot;Asselman&quot;,&quot;given&quot;:&quot;Pieter&quot;},{&quot;family&quot;:&quot;Guyeux&quot;,&quot;given&quot;:&quot;Christophe&quot;},{&quot;family&quot;:&quot;Charr&quot;,&quot;given&quot;:&quot;Jean-Claude&quot;},{&quot;family&quot;:&quot;Janssens&quot;,&quot;given&quot;:&quot;Steven&quot;},{&quot;family&quot;:&quot;Mouly&quot;,&quot;given&quot;:&quot;Arnaud&quot;},{&quot;family&quot;:&quot;Hamon&quot;,&quot;given&quot;:&quot;Perla&quot;},{&quot;family&quot;:&quot;Guyot&quot;,&quot;given&quot;:&quot;Romain&quot;}],&quot;issued&quot;:{&quot;date-parts&quot;:[[&quot;2020&quot;,4,30]]}}},{&quot;id&quot;:1838,&quot;uris&quot;:[&quot;http://zotero.org/users/1142741/items/PQBHU9X9&quot;],&quot;uri&quot;:[&quot;http://zotero.org/users/1142741/items/PQBHU9X9&quot;],&quot;itemData&quot;:{&quot;id&quot;:1838,&quot;type&quot;:&quot;article-journal&quot;,&quot;abstract&quot;:&quot;Rubiaceae is one of the five largest families of flowering plants with over 13,000 species. We have seen a tremendous increase in our understanding of the phylogeny of the family through studies on molecular data during the 15-year period from 1991 to 2005; some new relationships are completely unexpected and different from traditional classification. At the end of 2005, ca. 50 phylogenetic reconstructions from the family had been published based on more than 4400 sequences. Most studies are based on ITS and rbcL sequences, but 13 different markers have been used. Most sequences available in GenBank (as of 2005) are from rps16, trn(T)L-F, rbcL, and ITS. We can now see a framework of the family phylogeny with support for three subfamilies and over 43 tribes; subfamily Cinchonoideae (Chiococceae, Cinchoneae, Guettardeae, Hamelieae, Hillieae, Hymenodictyeae, Isertieae, Naucleeae, Rondeletieae), subfamily Ixoroideae (Alberteae, Bertiereae, Coffeeae, Condamineeae, Cremasporeae, Gardenieae, Ixoreae, Mussaendeae, Octotropideae, Pavetteae, Posoquerieae, Retiniphylleae, Sabiceeae, Sipaneeae, Vanguerieae), and subfamily Rubioideae (Anthospermeae, Argostemmateae, Coussareeae, Craterispermeae, Danaideae, Gaertnereae, Knoxieae, Lasiantheae, Morindeae, Ophiorrhizeae, Paederieae, Psychotrieae, Putorieae, Rubieae, Schradereae, Spermacoceae, Theligoneae, Urophylleae), and tribe Coptosapelteae, which is placed outside the three subfamilies. Two of these tribes, Gardenieae and Morindeae, are paraphyletic/polyphyletic. Only about half of the tribes have been the focus of specific investigations. However, we have seen increased interest in using Rubiaceae phylogenies for studies of ecology, evolution, and biogeography, e.g., and also for morphological and anatomical investigations. Evolution of fruit traits, flower types, and myrmecophytism has been investigated, and biogeographic patterns for specific taxa in Africa, the Caribbean, and the Pacific have been studied. In addition, distribution of pollen types, chemical substances, and wood characteristics have been compared with molecular phylogenies.&quot;,&quot;container-title&quot;:&quot;Annals of the Missouri Botanical Garden&quot;,&quot;DOI&quot;:&quot;10.3417/2006197&quot;,&quot;issue&quot;:&quot;1&quot;,&quot;journalAbbreviation&quot;:&quot;Annals of the Missouri Botanical Garden&quot;,&quot;page&quot;:&quot;4-26&quot;,&quot;title&quot;:&quot;A Review of Molecular Phylogenetic Studies of Rubiaceae&quot;,&quot;volume&quot;:&quot;96&quot;,&quot;author&quot;:[{&quot;literal&quot;:&quot;Birgitta Bremer&quot;}],&quot;issued&quot;:{&quot;date-parts&quot;:[[&quot;2009&quot;,3,1]]}}}],&quot;schema&quot;:&quot;https://github.com/citation-style-language/schema/raw/master/csl-citation.json&quot;} RNDKoxjMSVp12"/><text:span text:style-name="T21"> </text:span><text:span text:style-name="T22">that are present at Los Cedros for endophytic fungi that may be useful in mitigating the effects of CLR. <text:s/>Particular emphasis will be given to two fungal orders </text:span><text:span text:style-name="T35">of Sordariomycetes</text:span><text:span text:style-name="T22">, Hypocreales and Xylariales. </text:span><text:span text:style-name="T31">Hypocreales are chosen</text:span><text:span text:style-name="T22"> given their</text:span><text:span text:style-name="T35"> reputation</text:span><text:span text:style-name="T22"> </text:span><text:span text:style-name="T35">as</text:span><text:span text:style-name="T22"> mycoparasites, </text:span><text:span text:style-name="T35">biocontrol organisms, </text:span><text:span text:style-name="T22">and producers of secondary metabolites</text:span><text:reference-mark-start text:name="ZOTERO_ITEM CSL_CITATION {&quot;citationID&quot;:&quot;De7U6W4G&quot;,&quot;properties&quot;:{&quot;formattedCitation&quot;:&quot;\\super 37\\uc0\\u8211{}40\\nosupersub{}&quot;,&quot;plainCitation&quot;:&quot;37–40&quot;,&quot;noteIndex&quot;:0},&quot;citationItems&quot;:[{&quot;id&quot;:784,&quot;uris&quot;:[&quot;http://zotero.org/users/1142741/items/8BBWLXGH&quot;],&quot;uri&quot;:[&quot;http://zotero.org/users/1142741/items/8BBWLXGH&quot;],&quot;itemData&quot;:{&quot;id&quot;:784,&quot;type&quot;:&quot;article-journal&quot;,&quot;abstract&quot;:&quot;Fungal entomopathogens have been proposed as environmentally friendly alternatives to chemical control. Unfortunately, their effectiveness continues to be limited by their susceptibility to ultraviolet (UV) light and low moisture. A relatively recent development, the use of fungal entomopathogens as endophytes, might overcome the traditional obstacles impeding the widespread adoption of fungal entomopathogens and also provide a novel alternative for management of insect pests and plant pathogens. In addition, some fungal entomopathogens could also function as biofertilizers. Eighty-five papers covering 109 individual fungal entomopathogen studies involving 12 species in six genera are reviewed. Thirty-eight plant species in 19 families were studied, with maize, common bean, and tomato being the most investigated. Of the 85 papers, 39 (46%) examined the effects of fungal entomopathogen endophytism on 33 insect species in 17 families and eight orders. Thirty-four (40%) examined plant response to endophytism, corresponding to 20 plant species. Various inoculation techniques (e.g., foliar sprays, soil drenching, seed soaking, injections, etc.) are effective in introducing fungal entomopathogens as endophytes, but colonization appears to be localized and ephemeral. The field of insect pathology will not substantially profit from dozens of additional studies attempting to introduce fungal entomopathogens into a wider array of plants, without attempting to understand the mechanisms underlying endophytism, the responses of the plant to such endophytism, and the consequent responses of insect pests and plant pathogens. This review presents several areas that should receive focused attention to increase the probability of success for making this technology an effective alternative to chemical control.&quot;,&quot;container-title&quot;:&quot;Mycologia&quot;,&quot;DOI&quot;:&quot;10.1080/00275514.2017.1418578&quot;,&quot;ISSN&quot;:&quot;0027-5514&quot;,&quot;issue&quot;:&quot;1&quot;,&quot;note&quot;:&quot;PMID: 29863999&quot;,&quot;page&quot;:&quot;4-30&quot;,&quot;source&quot;:&quot;Taylor and Francis+NEJM&quot;,&quot;title&quot;:&quot;The use of fungal entomopathogens as endophytes in biological control: a review&quot;,&quot;title-short&quot;:&quot;The use of fungal entomopathogens as endophytes in biological control&quot;,&quot;volume&quot;:&quot;110&quot;,&quot;author&quot;:[{&quot;family&quot;:&quot;Vega&quot;,&quot;given&quot;:&quot;Fernando E.&quot;}],&quot;issued&quot;:{&quot;date-parts&quot;:[[&quot;2018&quot;,1,2]]}}},{&quot;id&quot;:928,&quot;uris&quot;:[&quot;http://zotero.org/users/1142741/items/AN8K67EI&quot;],&quot;uri&quot;:[&quot;http://zotero.org/users/1142741/items/AN8K67EI&quot;],&quot;itemData&quot;:{&quot;id&quot;:928,&quot;type&quot;:&quot;article-journal&quot;,&quot;abstract&quot;:&quot;There is an urgent need to create new solutions for sustainable agricultural practices that circumvent the heavy use of fertilizers and pesticides and increase the resilience of agricultural systems to environmental change. Beneficial microbial symbionts of plants are expected to play an important role in integrated pest management schemes over the coming decades. Epichloë endophytes, symbiotic fungi of many grass species, can protect plants against several stressors, and could therefore help to increase the productivity of forage grasses and the hardiness of turf grasses while reducing the use of synthetic pesticides. Indeed, Epichloë endophytes have successfully been developed and commercialized for agricultural use in the USA, Australia and New Zealand. Many of the host grass species originate from Europe, which is a biodiversity hotspot for both grasses and endophytes. However, intentional use of endophyte-enhanced grasses in Europe is virtually non-existent. We suggest that the diversity of European Epichloë endophytes and their host grasses should be exploited for the development of sustainable agricultural, horticultural and landscaping practices, and potentially for bioremediation and bioenergy purposes, and for environmental improvement.&quot;,&quot;container-title&quot;:&quot;Nature Plants&quot;,&quot;DOI&quot;:&quot;10.1038/nplants.2015.224&quot;,&quot;ISSN&quot;:&quot;2055-0278&quot;,&quot;issue&quot;:&quot;2&quot;,&quot;language&quot;:&quot;en&quot;,&quot;page&quot;:&quot;15224&quot;,&quot;source&quot;:&quot;www.nature.com&quot;,&quot;title&quot;:&quot;&lt;i&gt;Epichloë&lt;/i&gt; grass endophytes in sustainable agriculture&quot;,&quot;volume&quot;:&quot;2&quot;,&quot;author&quot;:[{&quot;family&quot;:&quot;Kauppinen&quot;,&quot;given&quot;:&quot;Miia&quot;},{&quot;family&quot;:&quot;Saikkonen&quot;,&quot;given&quot;:&quot;Kari&quot;},{&quot;family&quot;:&quot;Helander&quot;,&quot;given&quot;:&quot;Marjo&quot;},{&quot;family&quot;:&quot;Pirttilä&quot;,&quot;given&quot;:&quot;Anna Maria&quot;},{&quot;family&quot;:&quot;Wäli&quot;,&quot;given&quot;:&quot;Piippa R.&quot;}],&quot;issued&quot;:{&quot;date-parts&quot;:[[&quot;2016&quot;,2]]}}},{&quot;id&quot;:1005,&quot;uris&quot;:[&quot;http://zotero.org/users/1142741/items/LRTM7RVN&quot;],&quot;uri&quot;:[&quot;http://zotero.org/users/1142741/items/LRTM7RVN&quot;],&quot;itemData&quot;:{&quot;id&quot;:1005,&quot;type&quot;:&quot;article-journal&quot;,&quot;abstract&quot;:&quot;Many grasses are infected by systemic fungal endophytes (family Clavicipitaceae, Ascomycetes) that produce pysiologically active alkaloids in the tissues of their hosts. Infection makes grasses toxic to domestic mammals and increases resistance to insect herbivores. Some grasses are sterilized by endophyte infection while remaining vegetatively vigorous; other infected grasses remain completely fertile. Experiments demonstrate that plant growth and seed production can be increased by infection. This symbiotic association may be a defensive mutualism in which the fungi defend their hosts against herbivory, thereby defending their own resources. Recent studies suggest that defensive mutualism of endophytes with grasses may be widespread.&quot;,&quot;container-title&quot;:&quot;Ecology&quot;,&quot;DOI&quot;:&quot;10.2307/1943155&quot;,&quot;ISSN&quot;:&quot;1939-9170&quot;,&quot;issue&quot;:&quot;1&quot;,&quot;language&quot;:&quot;en&quot;,&quot;page&quot;:&quot;10-16&quot;,&quot;source&quot;:&quot;Wiley Online Library&quot;,&quot;title&quot;:&quot;Fungal endophytes of grasses: A defensive mutualism between plants and fungi&quot;,&quot;title-short&quot;:&quot;Fungal Endophytes of Grasses&quot;,&quot;volume&quot;:&quot;69&quot;,&quot;author&quot;:[{&quot;family&quot;:&quot;Clay&quot;,&quot;given&quot;:&quot;Keith&quot;}],&quot;issued&quot;:{&quot;date-parts&quot;:[[&quot;1988&quot;]]}}},{&quot;id&quot;:1900,&quot;uris&quot;:[&quot;http://zotero.org/users/1142741/items/V6CBR63D&quot;],&quot;uri&quot;:[&quot;http://zotero.org/users/1142741/items/V6CBR63D&quot;],&quot;itemData&quot;:{&quot;id&quot;:1900,&quot;type&quot;:&quot;article-journal&quot;,&quot;abstract&quot;:&quot;Covering: up to the end of February 2010 This review surveys the natural products described from entomopathogenic Hypocrealean fungi, including their structures, biological activities, potential utilities in medicine, roles in entomopathogenesis, and known or predicted biosynthetic pathways.&quot;,&quot;container-title&quot;:&quot;Natural Product Reports&quot;,&quot;DOI&quot;:&quot;10.1039/C001459C&quot;,&quot;ISSN&quot;:&quot;1460-4752&quot;,&quot;issue&quot;:&quot;9&quot;,&quot;journalAbbreviation&quot;:&quot;Nat. Prod. Rep.&quot;,&quot;language&quot;:&quot;en&quot;,&quot;note&quot;:&quot;publisher: The Royal Society of Chemistry&quot;,&quot;page&quot;:&quot;1241-1275&quot;,&quot;source&quot;:&quot;pubs.rsc.org&quot;,&quot;title&quot;:&quot;Secondary metabolites from entomopathogenic Hypocrealean fungi&quot;,&quot;volume&quot;:&quot;27&quot;,&quot;author&quot;:[{&quot;family&quot;:&quot;Molnár&quot;,&quot;given&quot;:&quot;István&quot;},{&quot;family&quot;:&quot;Gibson&quot;,&quot;given&quot;:&quot;Donna M.&quot;},{&quot;family&quot;:&quot;Krasnoff&quot;,&quot;given&quot;:&quot;Stuart B.&quot;}],&quot;issued&quot;:{&quot;date-parts&quot;:[[&quot;2010&quot;,8,18]]}}}],&quot;schema&quot;:&quot;https://github.com/citation-style-language/schema/raw/master/csl-citation.json&quot;} RNDbVtEYLReAe"/><text:span text:style-name="T102">37</text:span><text:span text:style-name="T97">–40</text:span><text:reference-mark-end text:name="ZOTERO_ITEM CSL_CITATION {&quot;citationID&quot;:&quot;De7U6W4G&quot;,&quot;properties&quot;:{&quot;formattedCitation&quot;:&quot;\\super 37\\uc0\\u8211{}40\\nosupersub{}&quot;,&quot;plainCitation&quot;:&quot;37–40&quot;,&quot;noteIndex&quot;:0},&quot;citationItems&quot;:[{&quot;id&quot;:784,&quot;uris&quot;:[&quot;http://zotero.org/users/1142741/items/8BBWLXGH&quot;],&quot;uri&quot;:[&quot;http://zotero.org/users/1142741/items/8BBWLXGH&quot;],&quot;itemData&quot;:{&quot;id&quot;:784,&quot;type&quot;:&quot;article-journal&quot;,&quot;abstract&quot;:&quot;Fungal entomopathogens have been proposed as environmentally friendly alternatives to chemical control. Unfortunately, their effectiveness continues to be limited by their susceptibility to ultraviolet (UV) light and low moisture. A relatively recent development, the use of fungal entomopathogens as endophytes, might overcome the traditional obstacles impeding the widespread adoption of fungal entomopathogens and also provide a novel alternative for management of insect pests and plant pathogens. In addition, some fungal entomopathogens could also function as biofertilizers. Eighty-five papers covering 109 individual fungal entomopathogen studies involving 12 species in six genera are reviewed. Thirty-eight plant species in 19 families were studied, with maize, common bean, and tomato being the most investigated. Of the 85 papers, 39 (46%) examined the effects of fungal entomopathogen endophytism on 33 insect species in 17 families and eight orders. Thirty-four (40%) examined plant response to endophytism, corresponding to 20 plant species. Various inoculation techniques (e.g., foliar sprays, soil drenching, seed soaking, injections, etc.) are effective in introducing fungal entomopathogens as endophytes, but colonization appears to be localized and ephemeral. The field of insect pathology will not substantially profit from dozens of additional studies attempting to introduce fungal entomopathogens into a wider array of plants, without attempting to understand the mechanisms underlying endophytism, the responses of the plant to such endophytism, and the consequent responses of insect pests and plant pathogens. This review presents several areas that should receive focused attention to increase the probability of success for making this technology an effective alternative to chemical control.&quot;,&quot;container-title&quot;:&quot;Mycologia&quot;,&quot;DOI&quot;:&quot;10.1080/00275514.2017.1418578&quot;,&quot;ISSN&quot;:&quot;0027-5514&quot;,&quot;issue&quot;:&quot;1&quot;,&quot;note&quot;:&quot;PMID: 29863999&quot;,&quot;page&quot;:&quot;4-30&quot;,&quot;source&quot;:&quot;Taylor and Francis+NEJM&quot;,&quot;title&quot;:&quot;The use of fungal entomopathogens as endophytes in biological control: a review&quot;,&quot;title-short&quot;:&quot;The use of fungal entomopathogens as endophytes in biological control&quot;,&quot;volume&quot;:&quot;110&quot;,&quot;author&quot;:[{&quot;family&quot;:&quot;Vega&quot;,&quot;given&quot;:&quot;Fernando E.&quot;}],&quot;issued&quot;:{&quot;date-parts&quot;:[[&quot;2018&quot;,1,2]]}}},{&quot;id&quot;:928,&quot;uris&quot;:[&quot;http://zotero.org/users/1142741/items/AN8K67EI&quot;],&quot;uri&quot;:[&quot;http://zotero.org/users/1142741/items/AN8K67EI&quot;],&quot;itemData&quot;:{&quot;id&quot;:928,&quot;type&quot;:&quot;article-journal&quot;,&quot;abstract&quot;:&quot;There is an urgent need to create new solutions for sustainable agricultural practices that circumvent the heavy use of fertilizers and pesticides and increase the resilience of agricultural systems to environmental change. Beneficial microbial symbionts of plants are expected to play an important role in integrated pest management schemes over the coming decades. Epichloë endophytes, symbiotic fungi of many grass species, can protect plants against several stressors, and could therefore help to increase the productivity of forage grasses and the hardiness of turf grasses while reducing the use of synthetic pesticides. Indeed, Epichloë endophytes have successfully been developed and commercialized for agricultural use in the USA, Australia and New Zealand. Many of the host grass species originate from Europe, which is a biodiversity hotspot for both grasses and endophytes. However, intentional use of endophyte-enhanced grasses in Europe is virtually non-existent. We suggest that the diversity of European Epichloë endophytes and their host grasses should be exploited for the development of sustainable agricultural, horticultural and landscaping practices, and potentially for bioremediation and bioenergy purposes, and for environmental improvement.&quot;,&quot;container-title&quot;:&quot;Nature Plants&quot;,&quot;DOI&quot;:&quot;10.1038/nplants.2015.224&quot;,&quot;ISSN&quot;:&quot;2055-0278&quot;,&quot;issue&quot;:&quot;2&quot;,&quot;language&quot;:&quot;en&quot;,&quot;page&quot;:&quot;15224&quot;,&quot;source&quot;:&quot;www.nature.com&quot;,&quot;title&quot;:&quot;&lt;i&gt;Epichloë&lt;/i&gt; grass endophytes in sustainable agriculture&quot;,&quot;volume&quot;:&quot;2&quot;,&quot;author&quot;:[{&quot;family&quot;:&quot;Kauppinen&quot;,&quot;given&quot;:&quot;Miia&quot;},{&quot;family&quot;:&quot;Saikkonen&quot;,&quot;given&quot;:&quot;Kari&quot;},{&quot;family&quot;:&quot;Helander&quot;,&quot;given&quot;:&quot;Marjo&quot;},{&quot;family&quot;:&quot;Pirttilä&quot;,&quot;given&quot;:&quot;Anna Maria&quot;},{&quot;family&quot;:&quot;Wäli&quot;,&quot;given&quot;:&quot;Piippa R.&quot;}],&quot;issued&quot;:{&quot;date-parts&quot;:[[&quot;2016&quot;,2]]}}},{&quot;id&quot;:1005,&quot;uris&quot;:[&quot;http://zotero.org/users/1142741/items/LRTM7RVN&quot;],&quot;uri&quot;:[&quot;http://zotero.org/users/1142741/items/LRTM7RVN&quot;],&quot;itemData&quot;:{&quot;id&quot;:1005,&quot;type&quot;:&quot;article-journal&quot;,&quot;abstract&quot;:&quot;Many grasses are infected by systemic fungal endophytes (family Clavicipitaceae, Ascomycetes) that produce pysiologically active alkaloids in the tissues of their hosts. Infection makes grasses toxic to domestic mammals and increases resistance to insect herbivores. Some grasses are sterilized by endophyte infection while remaining vegetatively vigorous; other infected grasses remain completely fertile. Experiments demonstrate that plant growth and seed production can be increased by infection. This symbiotic association may be a defensive mutualism in which the fungi defend their hosts against herbivory, thereby defending their own resources. Recent studies suggest that defensive mutualism of endophytes with grasses may be widespread.&quot;,&quot;container-title&quot;:&quot;Ecology&quot;,&quot;DOI&quot;:&quot;10.2307/1943155&quot;,&quot;ISSN&quot;:&quot;1939-9170&quot;,&quot;issue&quot;:&quot;1&quot;,&quot;language&quot;:&quot;en&quot;,&quot;page&quot;:&quot;10-16&quot;,&quot;source&quot;:&quot;Wiley Online Library&quot;,&quot;title&quot;:&quot;Fungal endophytes of grasses: A defensive mutualism between plants and fungi&quot;,&quot;title-short&quot;:&quot;Fungal Endophytes of Grasses&quot;,&quot;volume&quot;:&quot;69&quot;,&quot;author&quot;:[{&quot;family&quot;:&quot;Clay&quot;,&quot;given&quot;:&quot;Keith&quot;}],&quot;issued&quot;:{&quot;date-parts&quot;:[[&quot;1988&quot;]]}}},{&quot;id&quot;:1900,&quot;uris&quot;:[&quot;http://zotero.org/users/1142741/items/V6CBR63D&quot;],&quot;uri&quot;:[&quot;http://zotero.org/users/1142741/items/V6CBR63D&quot;],&quot;itemData&quot;:{&quot;id&quot;:1900,&quot;type&quot;:&quot;article-journal&quot;,&quot;abstract&quot;:&quot;Covering: up to the end of February 2010 This review surveys the natural products described from entomopathogenic Hypocrealean fungi, including their structures, biological activities, potential utilities in medicine, roles in entomopathogenesis, and known or predicted biosynthetic pathways.&quot;,&quot;container-title&quot;:&quot;Natural Product Reports&quot;,&quot;DOI&quot;:&quot;10.1039/C001459C&quot;,&quot;ISSN&quot;:&quot;1460-4752&quot;,&quot;issue&quot;:&quot;9&quot;,&quot;journalAbbreviation&quot;:&quot;Nat. Prod. Rep.&quot;,&quot;language&quot;:&quot;en&quot;,&quot;note&quot;:&quot;publisher: The Royal Society of Chemistry&quot;,&quot;page&quot;:&quot;1241-1275&quot;,&quot;source&quot;:&quot;pubs.rsc.org&quot;,&quot;title&quot;:&quot;Secondary metabolites from entomopathogenic Hypocrealean fungi&quot;,&quot;volume&quot;:&quot;27&quot;,&quot;author&quot;:[{&quot;family&quot;:&quot;Molnár&quot;,&quot;given&quot;:&quot;István&quot;},{&quot;family&quot;:&quot;Gibson&quot;,&quot;given&quot;:&quot;Donna M.&quot;},{&quot;family&quot;:&quot;Krasnoff&quot;,&quot;given&quot;:&quot;Stuart B.&quot;}],&quot;issued&quot;:{&quot;date-parts&quot;:[[&quot;2010&quot;,8,18]]}}}],&quot;schema&quot;:&quot;https://github.com/citation-style-language/schema/raw/master/csl-citation.json&quot;} RNDbVtEYLReAe"/><text:span text:style-name="T31">. Xylariales are a highly metabolically active group with many underexplored members, and are</text:span><text:span text:style-name="T22"> the taxonomic expertise of Prof. Dr. Stadler and colleagues</text:span><text:reference-mark-start text:name="ZOTERO_ITEM CSL_CITATION {&quot;citationID&quot;:&quot;hMzRHxm0&quot;,&quot;properties&quot;:{&quot;formattedCitation&quot;:&quot;\\super 23\\nosupersub{}&quot;,&quot;plainCitation&quot;:&quot;23&quot;,&quot;noteIndex&quot;:0},&quot;citationItems&quot;:[{&quot;id&quot;:1764,&quot;uris&quot;:[&quot;http://zotero.org/users/1142741/items/ZFTLBY5V&quot;],&quot;uri&quot;:[&quot;http://zotero.org/users/1142741/items/ZFTLBY5V&quot;],&quot;itemData&quot;:{&quot;id&quot;:1764,&quot;type&quot;:&quot;article-journal&quot;,&quot;abstract&quot;:&quot;Covering: up to December 2017 The diversity of secondary metabolites in the fungal order Xylariales is reviewed with special emphasis on correlations between chemical diversity and biodiversity as inferred from recent taxonomic and phylogenetic studies. The Xylariales are arguably among the predominant fungal endophytes, which are the producer organisms of pharmaceutical lead compounds including the antimycotic sordarins and the antiparasitic nodulisporic acids, as well as the marketed drug, emodepside. Many Xylariales are “macromycetes”, which form conspicuous fruiting bodies (stromata), and the metabolite profiles that are predominant in the stromata are often complementary to those encountered in corresponding mycelial cultures of a given species. Secondary metabolite profiles have recently been proven highly informative as additional parameters to support classical morphology and molecular phylogenetic approaches in order to reconstruct evolutionary relationships among these fungi. Even the recent taxonomic rearrangement of the Xylariales has been relying on such approaches, since certain groups of metabolites seem to have significance at the species, genus or family level, respectively, while others are only produced in certain taxa and their production is highly dependent on the culture conditions. The vast metabolic diversity that may be encountered in a single species or strain is illustrated based on examples like Daldinia eschscholtzii, Hypoxylon rickii, and Pestalotiopsis fici. In the future, it appears feasible to increase our knowledge of secondary metabolite diversity by embarking on certain genera that have so far been neglected, as well as by studying the volatile secondary metabolites more intensively. Methods of bioinformatics, phylogenomics and transcriptomics, which have been developed to study other fungi, are readily available for use in such scenarios.&quot;,&quot;container-title&quot;:&quot;Natural Product Reports&quot;,&quot;DOI&quot;:&quot;10.1039/C8NP00010G&quot;,&quot;ISSN&quot;:&quot;1460-4752&quot;,&quot;issue&quot;:&quot;9&quot;,&quot;journalAbbreviation&quot;:&quot;Nat. Prod. Rep.&quot;,&quot;language&quot;:&quot;en&quot;,&quot;note&quot;:&quot;publisher: The Royal Society of Chemistry&quot;,&quot;page&quot;:&quot;992-1014&quot;,&quot;source&quot;:&quot;pubs.rsc.org&quot;,&quot;title&quot;:&quot;Diversity of biologically active secondary metabolites from endophytic and saprotrophic fungi of the ascomycete order Xylariales&quot;,&quot;volume&quot;:&quot;35&quot;,&quot;author&quot;:[{&quot;family&quot;:&quot;Helaly&quot;,&quot;given&quot;:&quot;Soleiman E.&quot;},{&quot;family&quot;:&quot;Thongbai&quot;,&quot;given&quot;:&quot;Benjarong&quot;},{&quot;family&quot;:&quot;Stadler&quot;,&quot;given&quot;:&quot;Marc&quot;}],&quot;issued&quot;:{&quot;date-parts&quot;:[[&quot;2018&quot;,9,19]]}}}],&quot;schema&quot;:&quot;https://github.com/citation-style-language/schema/raw/master/csl-citation.json&quot;} RNDrfmIx1NZfI"/><text:span text:style-name="T102">23</text:span><text:reference-mark-end text:name="ZOTERO_ITEM CSL_CITATION {&quot;citationID&quot;:&quot;hMzRHxm0&quot;,&quot;properties&quot;:{&quot;formattedCitation&quot;:&quot;\\super 23\\nosupersub{}&quot;,&quot;plainCitation&quot;:&quot;23&quot;,&quot;noteIndex&quot;:0},&quot;citationItems&quot;:[{&quot;id&quot;:1764,&quot;uris&quot;:[&quot;http://zotero.org/users/1142741/items/ZFTLBY5V&quot;],&quot;uri&quot;:[&quot;http://zotero.org/users/1142741/items/ZFTLBY5V&quot;],&quot;itemData&quot;:{&quot;id&quot;:1764,&quot;type&quot;:&quot;article-journal&quot;,&quot;abstract&quot;:&quot;Covering: up to December 2017 The diversity of secondary metabolites in the fungal order Xylariales is reviewed with special emphasis on correlations between chemical diversity and biodiversity as inferred from recent taxonomic and phylogenetic studies. The Xylariales are arguably among the predominant fungal endophytes, which are the producer organisms of pharmaceutical lead compounds including the antimycotic sordarins and the antiparasitic nodulisporic acids, as well as the marketed drug, emodepside. Many Xylariales are “macromycetes”, which form conspicuous fruiting bodies (stromata), and the metabolite profiles that are predominant in the stromata are often complementary to those encountered in corresponding mycelial cultures of a given species. Secondary metabolite profiles have recently been proven highly informative as additional parameters to support classical morphology and molecular phylogenetic approaches in order to reconstruct evolutionary relationships among these fungi. Even the recent taxonomic rearrangement of the Xylariales has been relying on such approaches, since certain groups of metabolites seem to have significance at the species, genus or family level, respectively, while others are only produced in certain taxa and their production is highly dependent on the culture conditions. The vast metabolic diversity that may be encountered in a single species or strain is illustrated based on examples like Daldinia eschscholtzii, Hypoxylon rickii, and Pestalotiopsis fici. In the future, it appears feasible to increase our knowledge of secondary metabolite diversity by embarking on certain genera that have so far been neglected, as well as by studying the volatile secondary metabolites more intensively. Methods of bioinformatics, phylogenomics and transcriptomics, which have been developed to study other fungi, are readily available for use in such scenarios.&quot;,&quot;container-title&quot;:&quot;Natural Product Reports&quot;,&quot;DOI&quot;:&quot;10.1039/C8NP00010G&quot;,&quot;ISSN&quot;:&quot;1460-4752&quot;,&quot;issue&quot;:&quot;9&quot;,&quot;journalAbbreviation&quot;:&quot;Nat. Prod. Rep.&quot;,&quot;language&quot;:&quot;en&quot;,&quot;note&quot;:&quot;publisher: The Royal Society of Chemistry&quot;,&quot;page&quot;:&quot;992-1014&quot;,&quot;source&quot;:&quot;pubs.rsc.org&quot;,&quot;title&quot;:&quot;Diversity of biologically active secondary metabolites from endophytic and saprotrophic fungi of the ascomycete order Xylariales&quot;,&quot;volume&quot;:&quot;35&quot;,&quot;author&quot;:[{&quot;family&quot;:&quot;Helaly&quot;,&quot;given&quot;:&quot;Soleiman E.&quot;},{&quot;family&quot;:&quot;Thongbai&quot;,&quot;given&quot;:&quot;Benjarong&quot;},{&quot;family&quot;:&quot;Stadler&quot;,&quot;given&quot;:&quot;Marc&quot;}],&quot;issued&quot;:{&quot;date-parts&quot;:[[&quot;2018&quot;,9,19]]}}}],&quot;schema&quot;:&quot;https://github.com/citation-style-language/schema/raw/master/csl-citation.json&quot;} RNDrfmIx1NZfI"/><text:span text:style-name="T22">. Additionally we will collect any ascostromata of Xylariales and Hypocreales in the vicinity of host plants. In this cloud forest system, endophytic and free-living saprotrophic fungi may be linked as two stages in a life cycle</text:span><text:reference-mark-start text:name="ZOTERO_ITEM CSL_CITATION {&quot;citationID&quot;:&quot;plr6E1T6&quot;,&quot;properties&quot;:{&quot;formattedCitation&quot;:&quot;\\super 4,41\\nosupersub{}&quot;,&quot;plainCitation&quot;:&quot;4,41&quot;,&quot;noteIndex&quot;:0},&quot;citationItems&quot;:[{&quot;id&quot;:9,&quot;uris&quot;:[&quot;http://zotero.org/users/1142741/items/A8UQKRIQ&quot;],&quot;uri&quot;:[&quot;http://zotero.org/users/1142741/items/A8UQKRIQ&quot;],&quot;itemData&quot;:{&quot;id&quot;:9,&quot;type&quot;:&quot;article-journal&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container-title&quot;:&quot;Biotropica&quot;,&quot;DOI&quot;:&quot;10.1111/btp.12273&quot;,&quot;ISSN&quot;:&quot;1744-7429&quot;,&quot;issue&quot;:&quot;3&quot;,&quot;journalAbbreviation&quot;:&quot;Biotropica&quot;,&quot;language&quot;:&quot;en&quot;,&quot;page&quot;:&quot;381-393&quot;,&quot;source&quot;:&quot;Wiley Online Library&quot;,&quot;title&quot;:&quot;Spatial ecology of the fungal genus &lt;i&gt;Xylaria&lt;/i&gt; in a tropical cloud forest&quot;,&quot;volume&quot;:&quot;48&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id&quot;:1809,&quot;uris&quot;:[&quot;http://zotero.org/users/1142741/items/FNP2ADH6&quot;],&quot;uri&quot;:[&quot;http://zotero.org/users/1142741/items/FNP2ADH6&quot;],&quot;itemData&quot;:{&quot;id&quot;:1809,&quot;type&quot;:&quot;article-journal&quot;,&quot;abstract&quot;:&quot;Most trees host hundreds of species of fungi asymptomatically in their internal tissues, known collectively as fungal endophytes. The Foraging Ascomycete (FA) hypothesis proposed that some fungal endophytes inhabit the internal leaf tissue of forest trees in order to enhance dispersal to substrates on the forest floor, by using leaves as vectors and as refugia during periods of environmental stress. This dispersal strategy has recently been termed viaphytism and is now thought to apply to fungal groups beyond ascomycetes. Viaphytism implies that many fungi may be in continuous and cyclical flux between life stages as endophytes in the forest canopy and as wood-decomposing fungi on the forest floor. This cycle may represent a very common and previously-ignored process in the ecology of forests, with implications for forest health. The ecological consequences of the viaphyte lifestyle are complex, so we constructed an agent-based model to explore it. Our model is intended to serve as both an explicit conceptual explanation of viaphytism, and as an exploration of the conditions in which a strategy of endophytism accompanied by leaf dispersal may be advantageous for fungi. In a scenario of a viaphytic fungal species on a model forest landscape, without fungal competitors, viaphytism is predicted to be a plausible alternative to dispersal to substrates by spores alone, allowing the fungus to persist reliably in the landscape. In a scenario that allows competition from aggressively dispersed non-viaphytic fungi, the model predicts some competitive benefits to fungal dispersal via leaves. However, these benefits are conditional, requiring sufficient retention through time of endophyte infections by host trees, and sufficient host trees in the landscape. In the model, loss of these fungal populations can result from increased local disturbances of forest canopy, and deforestation.&quot;,&quot;container-title&quot;:&quot;Fungal Ecology&quot;,&quot;DOI&quot;:&quot;10.1016/j.funeco.2020.100963&quot;,&quot;ISSN&quot;:&quot;1754-5048&quot;,&quot;journalAbbreviation&quot;:&quot;Fungal Ecology&quot;,&quot;language&quot;:&quot;en&quot;,&quot;page&quot;:&quot;100963&quot;,&quot;source&quot;:&quot;ScienceDirect&quot;,&quot;title&quot;:&quot;An agent-based model of the foraging ascomycete hypothesis&quot;,&quot;volume&quot;:&quot;47&quot;,&quot;author&quot;:[{&quot;family&quot;:&quot;Thomas&quot;,&quot;given&quot;:&quot;Daniel C.&quot;},{&quot;family&quot;:&quot;Vandegrift&quot;,&quot;given&quot;:&quot;Roo&quot;},{&quot;family&quot;:&quot;Roy&quot;,&quot;given&quot;:&quot;Bitty A.&quot;}],&quot;issued&quot;:{&quot;date-parts&quot;:[[&quot;2020&quot;,10,1]]}}}],&quot;schema&quot;:&quot;https://github.com/citation-style-language/schema/raw/master/csl-citation.json&quot;} RNDroZiVGQWAv"/><text:span text:style-name="T102">4,41</text:span><text:reference-mark-end text:name="ZOTERO_ITEM CSL_CITATION {&quot;citationID&quot;:&quot;plr6E1T6&quot;,&quot;properties&quot;:{&quot;formattedCitation&quot;:&quot;\\super 4,41\\nosupersub{}&quot;,&quot;plainCitation&quot;:&quot;4,41&quot;,&quot;noteIndex&quot;:0},&quot;citationItems&quot;:[{&quot;id&quot;:9,&quot;uris&quot;:[&quot;http://zotero.org/users/1142741/items/A8UQKRIQ&quot;],&quot;uri&quot;:[&quot;http://zotero.org/users/1142741/items/A8UQKRIQ&quot;],&quot;itemData&quot;:{&quot;id&quot;:9,&quot;type&quot;:&quot;article-journal&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container-title&quot;:&quot;Biotropica&quot;,&quot;DOI&quot;:&quot;10.1111/btp.12273&quot;,&quot;ISSN&quot;:&quot;1744-7429&quot;,&quot;issue&quot;:&quot;3&quot;,&quot;journalAbbreviation&quot;:&quot;Biotropica&quot;,&quot;language&quot;:&quot;en&quot;,&quot;page&quot;:&quot;381-393&quot;,&quot;source&quot;:&quot;Wiley Online Library&quot;,&quot;title&quot;:&quot;Spatial ecology of the fungal genus &lt;i&gt;Xylaria&lt;/i&gt; in a tropical cloud forest&quot;,&quot;volume&quot;:&quot;48&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id&quot;:1809,&quot;uris&quot;:[&quot;http://zotero.org/users/1142741/items/FNP2ADH6&quot;],&quot;uri&quot;:[&quot;http://zotero.org/users/1142741/items/FNP2ADH6&quot;],&quot;itemData&quot;:{&quot;id&quot;:1809,&quot;type&quot;:&quot;article-journal&quot;,&quot;abstract&quot;:&quot;Most trees host hundreds of species of fungi asymptomatically in their internal tissues, known collectively as fungal endophytes. The Foraging Ascomycete (FA) hypothesis proposed that some fungal endophytes inhabit the internal leaf tissue of forest trees in order to enhance dispersal to substrates on the forest floor, by using leaves as vectors and as refugia during periods of environmental stress. This dispersal strategy has recently been termed viaphytism and is now thought to apply to fungal groups beyond ascomycetes. Viaphytism implies that many fungi may be in continuous and cyclical flux between life stages as endophytes in the forest canopy and as wood-decomposing fungi on the forest floor. This cycle may represent a very common and previously-ignored process in the ecology of forests, with implications for forest health. The ecological consequences of the viaphyte lifestyle are complex, so we constructed an agent-based model to explore it. Our model is intended to serve as both an explicit conceptual explanation of viaphytism, and as an exploration of the conditions in which a strategy of endophytism accompanied by leaf dispersal may be advantageous for fungi. In a scenario of a viaphytic fungal species on a model forest landscape, without fungal competitors, viaphytism is predicted to be a plausible alternative to dispersal to substrates by spores alone, allowing the fungus to persist reliably in the landscape. In a scenario that allows competition from aggressively dispersed non-viaphytic fungi, the model predicts some competitive benefits to fungal dispersal via leaves. However, these benefits are conditional, requiring sufficient retention through time of endophyte infections by host trees, and sufficient host trees in the landscape. In the model, loss of these fungal populations can result from increased local disturbances of forest canopy, and deforestation.&quot;,&quot;container-title&quot;:&quot;Fungal Ecology&quot;,&quot;DOI&quot;:&quot;10.1016/j.funeco.2020.100963&quot;,&quot;ISSN&quot;:&quot;1754-5048&quot;,&quot;journalAbbreviation&quot;:&quot;Fungal Ecology&quot;,&quot;language&quot;:&quot;en&quot;,&quot;page&quot;:&quot;100963&quot;,&quot;source&quot;:&quot;ScienceDirect&quot;,&quot;title&quot;:&quot;An agent-based model of the foraging ascomycete hypothesis&quot;,&quot;volume&quot;:&quot;47&quot;,&quot;author&quot;:[{&quot;family&quot;:&quot;Thomas&quot;,&quot;given&quot;:&quot;Daniel C.&quot;},{&quot;family&quot;:&quot;Vandegrift&quot;,&quot;given&quot;:&quot;Roo&quot;},{&quot;family&quot;:&quot;Roy&quot;,&quot;given&quot;:&quot;Bitty A.&quot;}],&quot;issued&quot;:{&quot;date-parts&quot;:[[&quot;2020&quot;,10,1]]}}}],&quot;schema&quot;:&quot;https://github.com/citation-style-language/schema/raw/master/csl-citation.json&quot;} RNDroZiVGQWAv"/><text:span text:style-name="T22"> and stromata are a rich source of secondary metabolites, sometimes distinct from those observed in endophytic strains</text:span><text:reference-mark-start text:name="ZOTERO_ITEM CSL_CITATION {&quot;citationID&quot;:&quot;CM1ncxHY&quot;,&quot;properties&quot;:{&quot;formattedCitation&quot;:&quot;\\super 23\\nosupersub{}&quot;,&quot;plainCitation&quot;:&quot;23&quot;,&quot;noteIndex&quot;:0},&quot;citationItems&quot;:[{&quot;id&quot;:1764,&quot;uris&quot;:[&quot;http://zotero.org/users/1142741/items/ZFTLBY5V&quot;],&quot;uri&quot;:[&quot;http://zotero.org/users/1142741/items/ZFTLBY5V&quot;],&quot;itemData&quot;:{&quot;id&quot;:1764,&quot;type&quot;:&quot;article-journal&quot;,&quot;abstract&quot;:&quot;Covering: up to December 2017 The diversity of secondary metabolites in the fungal order Xylariales is reviewed with special emphasis on correlations between chemical diversity and biodiversity as inferred from recent taxonomic and phylogenetic studies. The Xylariales are arguably among the predominant fungal endophytes, which are the producer organisms of pharmaceutical lead compounds including the antimycotic sordarins and the antiparasitic nodulisporic acids, as well as the marketed drug, emodepside. Many Xylariales are “macromycetes”, which form conspicuous fruiting bodies (stromata), and the metabolite profiles that are predominant in the stromata are often complementary to those encountered in corresponding mycelial cultures of a given species. Secondary metabolite profiles have recently been proven highly informative as additional parameters to support classical morphology and molecular phylogenetic approaches in order to reconstruct evolutionary relationships among these fungi. Even the recent taxonomic rearrangement of the Xylariales has been relying on such approaches, since certain groups of metabolites seem to have significance at the species, genus or family level, respectively, while others are only produced in certain taxa and their production is highly dependent on the culture conditions. The vast metabolic diversity that may be encountered in a single species or strain is illustrated based on examples like Daldinia eschscholtzii, Hypoxylon rickii, and Pestalotiopsis fici. In the future, it appears feasible to increase our knowledge of secondary metabolite diversity by embarking on certain genera that have so far been neglected, as well as by studying the volatile secondary metabolites more intensively. Methods of bioinformatics, phylogenomics and transcriptomics, which have been developed to study other fungi, are readily available for use in such scenarios.&quot;,&quot;container-title&quot;:&quot;Natural Product Reports&quot;,&quot;DOI&quot;:&quot;10.1039/C8NP00010G&quot;,&quot;ISSN&quot;:&quot;1460-4752&quot;,&quot;issue&quot;:&quot;9&quot;,&quot;journalAbbreviation&quot;:&quot;Nat. Prod. Rep.&quot;,&quot;language&quot;:&quot;en&quot;,&quot;note&quot;:&quot;publisher: The Royal Society of Chemistry&quot;,&quot;page&quot;:&quot;992-1014&quot;,&quot;source&quot;:&quot;pubs.rsc.org&quot;,&quot;title&quot;:&quot;Diversity of biologically active secondary metabolites from endophytic and saprotrophic fungi of the ascomycete order Xylariales&quot;,&quot;volume&quot;:&quot;35&quot;,&quot;author&quot;:[{&quot;family&quot;:&quot;Helaly&quot;,&quot;given&quot;:&quot;Soleiman E.&quot;},{&quot;family&quot;:&quot;Thongbai&quot;,&quot;given&quot;:&quot;Benjarong&quot;},{&quot;family&quot;:&quot;Stadler&quot;,&quot;given&quot;:&quot;Marc&quot;}],&quot;issued&quot;:{&quot;date-parts&quot;:[[&quot;2018&quot;,9,19]]}}}],&quot;schema&quot;:&quot;https://github.com/citation-style-language/schema/raw/master/csl-citation.json&quot;} RNDUFZPQAvM56"/><text:span text:style-name="T102">23</text:span><text:reference-mark-end text:name="ZOTERO_ITEM CSL_CITATION {&quot;citationID&quot;:&quot;CM1ncxHY&quot;,&quot;properties&quot;:{&quot;formattedCitation&quot;:&quot;\\super 23\\nosupersub{}&quot;,&quot;plainCitation&quot;:&quot;23&quot;,&quot;noteIndex&quot;:0},&quot;citationItems&quot;:[{&quot;id&quot;:1764,&quot;uris&quot;:[&quot;http://zotero.org/users/1142741/items/ZFTLBY5V&quot;],&quot;uri&quot;:[&quot;http://zotero.org/users/1142741/items/ZFTLBY5V&quot;],&quot;itemData&quot;:{&quot;id&quot;:1764,&quot;type&quot;:&quot;article-journal&quot;,&quot;abstract&quot;:&quot;Covering: up to December 2017 The diversity of secondary metabolites in the fungal order Xylariales is reviewed with special emphasis on correlations between chemical diversity and biodiversity as inferred from recent taxonomic and phylogenetic studies. The Xylariales are arguably among the predominant fungal endophytes, which are the producer organisms of pharmaceutical lead compounds including the antimycotic sordarins and the antiparasitic nodulisporic acids, as well as the marketed drug, emodepside. Many Xylariales are “macromycetes”, which form conspicuous fruiting bodies (stromata), and the metabolite profiles that are predominant in the stromata are often complementary to those encountered in corresponding mycelial cultures of a given species. Secondary metabolite profiles have recently been proven highly informative as additional parameters to support classical morphology and molecular phylogenetic approaches in order to reconstruct evolutionary relationships among these fungi. Even the recent taxonomic rearrangement of the Xylariales has been relying on such approaches, since certain groups of metabolites seem to have significance at the species, genus or family level, respectively, while others are only produced in certain taxa and their production is highly dependent on the culture conditions. The vast metabolic diversity that may be encountered in a single species or strain is illustrated based on examples like Daldinia eschscholtzii, Hypoxylon rickii, and Pestalotiopsis fici. In the future, it appears feasible to increase our knowledge of secondary metabolite diversity by embarking on certain genera that have so far been neglected, as well as by studying the volatile secondary metabolites more intensively. Methods of bioinformatics, phylogenomics and transcriptomics, which have been developed to study other fungi, are readily available for use in such scenarios.&quot;,&quot;container-title&quot;:&quot;Natural Product Reports&quot;,&quot;DOI&quot;:&quot;10.1039/C8NP00010G&quot;,&quot;ISSN&quot;:&quot;1460-4752&quot;,&quot;issue&quot;:&quot;9&quot;,&quot;journalAbbreviation&quot;:&quot;Nat. Prod. Rep.&quot;,&quot;language&quot;:&quot;en&quot;,&quot;note&quot;:&quot;publisher: The Royal Society of Chemistry&quot;,&quot;page&quot;:&quot;992-1014&quot;,&quot;source&quot;:&quot;pubs.rsc.org&quot;,&quot;title&quot;:&quot;Diversity of biologically active secondary metabolites from endophytic and saprotrophic fungi of the ascomycete order Xylariales&quot;,&quot;volume&quot;:&quot;35&quot;,&quot;author&quot;:[{&quot;family&quot;:&quot;Helaly&quot;,&quot;given&quot;:&quot;Soleiman E.&quot;},{&quot;family&quot;:&quot;Thongbai&quot;,&quot;given&quot;:&quot;Benjarong&quot;},{&quot;family&quot;:&quot;Stadler&quot;,&quot;given&quot;:&quot;Marc&quot;}],&quot;issued&quot;:{&quot;date-parts&quot;:[[&quot;2018&quot;,9,19]]}}}],&quot;schema&quot;:&quot;https://github.com/citation-style-language/schema/raw/master/csl-citation.json&quot;} RNDUFZPQAvM56"/><text:span text:style-name="T22">. </text:span></text:p>
      <text:p text:style-name="P34"/>
      <text:p text:style-name="P35"><text:span text:style-name="T49">St</text:span>udy site:</text:p>
      <text:p text:style-name="P35"/>
      <text:p text:style-name="P45"><text:span text:style-name="T46">Reserva los Cedros <text:s/>(www.reservaloscedros.org) is a primary cloud forest site, in the northern Andes of Ecuador at 1300 m elevation</text:span><text:reference-mark-start text:name="ZOTERO_ITEM CSL_CITATION {&quot;citationID&quot;:&quot;13hZIdXM&quot;,&quot;properties&quot;:{&quot;formattedCitation&quot;:&quot;\\super 4\\nosupersub{}&quot;,&quot;plainCitation&quot;:&quot;4&quot;,&quot;noteIndex&quot;:0},&quot;citationItems&quot;:[{&quot;id&quot;:9,&quot;uris&quot;:[&quot;http://zotero.org/users/1142741/items/A8UQKRIQ&quot;],&quot;uri&quot;:[&quot;http://zotero.org/users/1142741/items/A8UQKRIQ&quot;],&quot;itemData&quot;:{&quot;id&quot;:9,&quot;type&quot;:&quot;article-journal&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container-title&quot;:&quot;Biotropica&quot;,&quot;DOI&quot;:&quot;10.1111/btp.12273&quot;,&quot;ISSN&quot;:&quot;1744-7429&quot;,&quot;issue&quot;:&quot;3&quot;,&quot;journalAbbreviation&quot;:&quot;Biotropica&quot;,&quot;language&quot;:&quot;en&quot;,&quot;page&quot;:&quot;381-393&quot;,&quot;source&quot;:&quot;Wiley Online Library&quot;,&quot;title&quot;:&quot;Spatial ecology of the fungal genus &lt;i&gt;Xylaria&lt;/i&gt; in a tropical cloud forest&quot;,&quot;volume&quot;:&quot;48&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5KEzSeqp3f"/><text:span text:style-name="T97">4</text:span><text:reference-mark-end text:name="ZOTERO_ITEM CSL_CITATION {&quot;citationID&quot;:&quot;13hZIdXM&quot;,&quot;properties&quot;:{&quot;formattedCitation&quot;:&quot;\\super 4\\nosupersub{}&quot;,&quot;plainCitation&quot;:&quot;4&quot;,&quot;noteIndex&quot;:0},&quot;citationItems&quot;:[{&quot;id&quot;:9,&quot;uris&quot;:[&quot;http://zotero.org/users/1142741/items/A8UQKRIQ&quot;],&quot;uri&quot;:[&quot;http://zotero.org/users/1142741/items/A8UQKRIQ&quot;],&quot;itemData&quot;:{&quot;id&quot;:9,&quot;type&quot;:&quot;article-journal&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container-title&quot;:&quot;Biotropica&quot;,&quot;DOI&quot;:&quot;10.1111/btp.12273&quot;,&quot;ISSN&quot;:&quot;1744-7429&quot;,&quot;issue&quot;:&quot;3&quot;,&quot;journalAbbreviation&quot;:&quot;Biotropica&quot;,&quot;language&quot;:&quot;en&quot;,&quot;page&quot;:&quot;381-393&quot;,&quot;source&quot;:&quot;Wiley Online Library&quot;,&quot;title&quot;:&quot;Spatial ecology of the fungal genus &lt;i&gt;Xylaria&lt;/i&gt; in a tropical cloud forest&quot;,&quot;volume&quot;:&quot;48&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5KEzSeqp3f"/><text:span text:style-name="T46">. Rainfall at the site can exceed 3 m/y , and can occur daily throughout the year, often even during the dry season months of June through November. Forest structure is complex, with downed woody debris of all sizes, with an extremely high woody plant diversity of ~100 tree species per hectare, and canopy gaps of varying sizes. Fungi, particularly in the order Xylariales, are often observed at this site both (1) as highly visible decomposer fungi, sporulating on woody debris, </text:span><text:soft-page-break/><text:span text:style-name="T46">and (2) as microscopic endophytes within tree leaves overhead, making it an ideal location for exploration of endophytes and associated saprotrophic stromata</text:span><text:reference-mark-start text:name="ZOTERO_ITEM CSL_CITATION {&quot;citationID&quot;:&quot;prUFKymJ&quot;,&quot;properties&quot;:{&quot;formattedCitation&quot;:&quot;\\super 4\\nosupersub{}&quot;,&quot;plainCitation&quot;:&quot;4&quot;,&quot;noteIndex&quot;:0},&quot;citationItems&quot;:[{&quot;id&quot;:9,&quot;uris&quot;:[&quot;http://zotero.org/users/1142741/items/A8UQKRIQ&quot;],&quot;uri&quot;:[&quot;http://zotero.org/users/1142741/items/A8UQKRIQ&quot;],&quot;itemData&quot;:{&quot;id&quot;:9,&quot;type&quot;:&quot;article-journal&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container-title&quot;:&quot;Biotropica&quot;,&quot;DOI&quot;:&quot;10.1111/btp.12273&quot;,&quot;ISSN&quot;:&quot;1744-7429&quot;,&quot;issue&quot;:&quot;3&quot;,&quot;journalAbbreviation&quot;:&quot;Biotropica&quot;,&quot;language&quot;:&quot;en&quot;,&quot;page&quot;:&quot;381-393&quot;,&quot;source&quot;:&quot;Wiley Online Library&quot;,&quot;title&quot;:&quot;Spatial ecology of the fungal genus &lt;i&gt;Xylaria&lt;/i&gt; in a tropical cloud forest&quot;,&quot;volume&quot;:&quot;48&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D9OS6aNAjh"/><text:span text:style-name="T97">4</text:span><text:reference-mark-end text:name="ZOTERO_ITEM CSL_CITATION {&quot;citationID&quot;:&quot;prUFKymJ&quot;,&quot;properties&quot;:{&quot;formattedCitation&quot;:&quot;\\super 4\\nosupersub{}&quot;,&quot;plainCitation&quot;:&quot;4&quot;,&quot;noteIndex&quot;:0},&quot;citationItems&quot;:[{&quot;id&quot;:9,&quot;uris&quot;:[&quot;http://zotero.org/users/1142741/items/A8UQKRIQ&quot;],&quot;uri&quot;:[&quot;http://zotero.org/users/1142741/items/A8UQKRIQ&quot;],&quot;itemData&quot;:{&quot;id&quot;:9,&quot;type&quot;:&quot;article-journal&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container-title&quot;:&quot;Biotropica&quot;,&quot;DOI&quot;:&quot;10.1111/btp.12273&quot;,&quot;ISSN&quot;:&quot;1744-7429&quot;,&quot;issue&quot;:&quot;3&quot;,&quot;journalAbbreviation&quot;:&quot;Biotropica&quot;,&quot;language&quot;:&quot;en&quot;,&quot;page&quot;:&quot;381-393&quot;,&quot;source&quot;:&quot;Wiley Online Library&quot;,&quot;title&quot;:&quot;Spatial ecology of the fungal genus &lt;i&gt;Xylaria&lt;/i&gt; in a tropical cloud forest&quot;,&quot;volume&quot;:&quot;48&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D9OS6aNAjh"/><text:span text:style-name="T46">. </text:span></text:p>
      <text:p text:style-name="P15"/>
      <text:p text:style-name="P29">Implementation (methods and timeline)</text:p>
      <text:p text:style-name="P7"/>
      <text:p text:style-name="P7">1) <text:span text:style-name="T3">Site</text:span> selection using remote sensing data. <text:span text:style-name="T42">Vegetation survey data and habitat models</text:span></text:p>
      <text:p text:style-name="P5"/>
      <text:p text:style-name="P3"><text:s/>Vegetation surveys conducted around the southern portion of the reserve have yielded high quality tree data, with high-resolution location information of individual trees, with identifications by qualified botanists. This vegetation data allows not only the targeting sampling of known plants, but also allows habitat predictions of unsurveyed areas of the reserve, based on elevation, slope, and topography derived from digital elevation models. <text:s/>Thus data and modeling could therefore allow for targeted prospecting into areas of the reserve beyond those sampled by vegetation surveys, with high probability of finding similar communities of plants and fungi. </text:p>
      <text:p text:style-name="P4"/>
      <text:list xml:id="list3304715951" text:style-name="L1">
        <text:list-item>
          <text:p text:style-name="P49">Sites containing high concentrations of the plant family of interest, Rubiaceae, with focus on sub-family Ixoroideae <text:span text:style-name="T50">and the genera of the “coffee alliance” will be selected.</text:span></text:p>
        </text:list-item>
        <text:list-item>
          <text:p text:style-name="P48"><text:span text:style-name="T58">Sites with lower elevations sites with more wet, shaded conditions, within appropriate temperature ranges that are thought to enhance the presence of CLR</text:span><text:reference-mark-start text:name="ZOTERO_ITEM CSL_CITATION {&quot;citationID&quot;:&quot;8682NXJD&quot;,&quot;properties&quot;:{&quot;formattedCitation&quot;:&quot;\\super 30,42\\nosupersub{}&quot;,&quot;plainCitation&quot;:&quot;30,42&quot;,&quot;noteIndex&quot;:0},&quot;citationItems&quot;:[{&quot;id&quot;:705,&quot;uris&quot;:[&quot;http://zotero.org/users/1142741/items/Q68M456C&quot;],&quot;uri&quot;:[&quot;http://zotero.org/users/1142741/items/Q68M456C&quot;],&quot;itemData&quot;:{&quot;id&quot;:705,&quot;type&quot;:&quot;article-journal&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container-title&quot;:&quot;Food Security&quot;,&quot;DOI&quot;:&quot;10.1007/s12571-015-0446-9&quot;,&quot;ISSN&quot;:&quot;1876-4525&quot;,&quot;issue&quot;:&quot;2&quot;,&quot;journalAbbreviation&quot;:&quot;Food Sec.&quot;,&quot;language&quot;:&quot;en&quot;,&quot;page&quot;:&quot;303-321&quot;,&quot;source&quot;:&quot;Springer Link&quot;,&quot;title&quot;:&quot;The coffee rust crises in Colombia and Central America (2008–2013): impacts, plausible causes and proposed solutions&quot;,&quot;title-short&quot;:&quot;The coffee rust crises in Colombia and Central America (2008–2013)&quot;,&quot;volume&quot;:&quot;7&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11,&quot;uris&quot;:[&quot;http://zotero.org/users/1142741/items/P3XWF9UN&quot;],&quot;uri&quot;:[&quot;http://zotero.org/users/1142741/items/P3XWF9UN&quot;],&quot;itemData&quot;:{&quot;id&quot;:711,&quot;type&quot;:&quot;article-journal&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container-title&quot;:&quot;Ecological Modelling&quot;,&quot;DOI&quot;:&quot;10.1016/j.ecolmodel.2006.03.013&quot;,&quot;ISSN&quot;:&quot;0304-3800&quot;,&quot;issue&quot;:&quot;3&quot;,&quot;journalAbbreviation&quot;:&quot;Ecological Modelling&quot;,&quot;page&quot;:&quot;431-447&quot;,&quot;source&quot;:&quot;ScienceDirect&quot;,&quot;title&quot;:&quot;The intensity of a coffee rust epidemic is dependent on production situations&quot;,&quot;volume&quot;:&quot;197&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XGrdC2HZJ"/><text:span text:style-name="T97">30,42</text:span><text:reference-mark-end text:name="ZOTERO_ITEM CSL_CITATION {&quot;citationID&quot;:&quot;8682NXJD&quot;,&quot;properties&quot;:{&quot;formattedCitation&quot;:&quot;\\super 30,42\\nosupersub{}&quot;,&quot;plainCitation&quot;:&quot;30,42&quot;,&quot;noteIndex&quot;:0},&quot;citationItems&quot;:[{&quot;id&quot;:705,&quot;uris&quot;:[&quot;http://zotero.org/users/1142741/items/Q68M456C&quot;],&quot;uri&quot;:[&quot;http://zotero.org/users/1142741/items/Q68M456C&quot;],&quot;itemData&quot;:{&quot;id&quot;:705,&quot;type&quot;:&quot;article-journal&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container-title&quot;:&quot;Food Security&quot;,&quot;DOI&quot;:&quot;10.1007/s12571-015-0446-9&quot;,&quot;ISSN&quot;:&quot;1876-4525&quot;,&quot;issue&quot;:&quot;2&quot;,&quot;journalAbbreviation&quot;:&quot;Food Sec.&quot;,&quot;language&quot;:&quot;en&quot;,&quot;page&quot;:&quot;303-321&quot;,&quot;source&quot;:&quot;Springer Link&quot;,&quot;title&quot;:&quot;The coffee rust crises in Colombia and Central America (2008–2013): impacts, plausible causes and proposed solutions&quot;,&quot;title-short&quot;:&quot;The coffee rust crises in Colombia and Central America (2008–2013)&quot;,&quot;volume&quot;:&quot;7&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11,&quot;uris&quot;:[&quot;http://zotero.org/users/1142741/items/P3XWF9UN&quot;],&quot;uri&quot;:[&quot;http://zotero.org/users/1142741/items/P3XWF9UN&quot;],&quot;itemData&quot;:{&quot;id&quot;:711,&quot;type&quot;:&quot;article-journal&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container-title&quot;:&quot;Ecological Modelling&quot;,&quot;DOI&quot;:&quot;10.1016/j.ecolmodel.2006.03.013&quot;,&quot;ISSN&quot;:&quot;0304-3800&quot;,&quot;issue&quot;:&quot;3&quot;,&quot;journalAbbreviation&quot;:&quot;Ecological Modelling&quot;,&quot;page&quot;:&quot;431-447&quot;,&quot;source&quot;:&quot;ScienceDirect&quot;,&quot;title&quot;:&quot;The intensity of a coffee rust epidemic is dependent on production situations&quot;,&quot;volume&quot;:&quot;197&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XGrdC2HZJ"/><text:span text:style-name="T58"> will be sampled. </text:span></text:p>
        </text:list-item>
        <text:list-item>
          <text:p text:style-name="P50">To test null hypotheses, some amount of sub-optimal sites <text:span text:style-name="T113">(higher elevation, more exposed, and drier sites)</text:span> and <text:span text:style-name="T113">non-Ixoroideae </text:span>hosts will also be sampled <text:span text:style-name="T113">for endophytes.</text:span></text:p>
        </text:list-item>
      </text:list>
      <text:p text:style-name="P5"/>
      <text:p text:style-name="P7">2) Sample collection</text:p>
      <text:p text:style-name="P7"/>
      <text:p text:style-name="P36">A trail system throughout the southeast of the reserve allows access to all potential sites within 1.5 hours walk, usually less. <text:span text:style-name="T56">Some systematic sampling (pre-selected, standardized plots with exhaustive georeferenced collections of Rubiaceae and stromata) is employed to allow spatial analysis and testing of the above hypotheses. </text:span></text:p>
      <text:p text:style-name="P9"/>
      <text:list xml:id="list3707196703" text:style-name="L2">
        <text:list-item>
          <text:p text:style-name="P51">At each site, all trees <text:span text:style-name="T51">and shrubs</text:span> <text:span text:style-name="T51">of the family Rubiaceae within a 30m radius of central point will be sampled. </text:span></text:p>
        </text:list-item>
        <text:list-item>
          <text:p text:style-name="P52">Three leaves from each plant of interest (Rubiaceae) will be harvested for endophyte culturing. Pole pruners, and if necessary, occasional non-invasive single-rope-technique will be employed for leaf harvest. </text:p>
        </text:list-item>
        <text:list-item>
          <text:p text:style-name="P52">Additional plant material will be collected if plant identification is required, especially if fertile material is present. </text:p>
        </text:list-item>
        <text:list-item>
          <text:p text:style-name="P53">All woody debris within 30m plot will be examined for ascostromata, which will be collected for identification and culture of ascospores and cloning of mycelium, if possible. </text:p>
        </text:list-item>
        <text:list-item>
          <text:p text:style-name="P55">Ascostromata or target trees outside of this plot may be sampled, if time allows or in the case of presence of interesting samples. </text:p>
        </text:list-item>
        <text:list-item>
          <text:p text:style-name="P52">Ephemeral or non-melanized sporocarps will be immediately cleaned with sterile water and placed in 1.5 mL eppendorf centrifuge tubes with pre-prepared sterilized nutrient agar to allow immediate initiation of cultures, minimizing contamination ( <text:span text:style-name="T115">Marc </text:span>Stadler, pers. comm.). </text:p>
        </text:list-item>
        <text:list-item>
          <text:p text:style-name="P52">All trees sampled and all stromata collected will be noted and georeferenced for spatial analysis and population estimates. <text:s/></text:p>
        </text:list-item>
      </text:list>
      <text:p text:style-name="P9"/>
      <text:p text:style-name="P5">3) <text:span text:style-name="T65">Processing samples - field station, Ecuador</text:span></text:p>
      <text:p text:style-name="P5"/>
      <text:p text:style-name="P45"><text:soft-page-break/><text:span text:style-name="T114">In the humid, hyper-diverse setting of tropical forests, fungal contamination is a perpetual threat to culture-based research. Sterile conditions in field settings is difficult but sample processing may be time sensitive. The remote research station at Los Cedros is relatively primitive for microbiological work but we have developed methods for necessary initial sterile mycological technique and for surface sterilization of leaves</text:span><text:reference-mark-start text:name="ZOTERO_ITEM CSL_CITATION {&quot;citationID&quot;:&quot;EQYBR6zv&quot;,&quot;properties&quot;:{&quot;formattedCitation&quot;:&quot;\\super 4\\nosupersub{}&quot;,&quot;plainCitation&quot;:&quot;4&quot;,&quot;noteIndex&quot;:0},&quot;citationItems&quot;:[{&quot;id&quot;:9,&quot;uris&quot;:[&quot;http://zotero.org/users/1142741/items/A8UQKRIQ&quot;],&quot;uri&quot;:[&quot;http://zotero.org/users/1142741/items/A8UQKRIQ&quot;],&quot;itemData&quot;:{&quot;id&quot;:9,&quot;type&quot;:&quot;article-journal&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container-title&quot;:&quot;Biotropica&quot;,&quot;DOI&quot;:&quot;10.1111/btp.12273&quot;,&quot;ISSN&quot;:&quot;1744-7429&quot;,&quot;issue&quot;:&quot;3&quot;,&quot;journalAbbreviation&quot;:&quot;Biotropica&quot;,&quot;language&quot;:&quot;en&quot;,&quot;page&quot;:&quot;381-393&quot;,&quot;source&quot;:&quot;Wiley Online Library&quot;,&quot;title&quot;:&quot;Spatial ecology of the fungal genus &lt;i&gt;Xylaria&lt;/i&gt; in a tropical cloud forest&quot;,&quot;volume&quot;:&quot;48&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CVP56d4HiB"/><text:span text:style-name="T97">4</text:span><text:reference-mark-end text:name="ZOTERO_ITEM CSL_CITATION {&quot;citationID&quot;:&quot;EQYBR6zv&quot;,&quot;properties&quot;:{&quot;formattedCitation&quot;:&quot;\\super 4\\nosupersub{}&quot;,&quot;plainCitation&quot;:&quot;4&quot;,&quot;noteIndex&quot;:0},&quot;citationItems&quot;:[{&quot;id&quot;:9,&quot;uris&quot;:[&quot;http://zotero.org/users/1142741/items/A8UQKRIQ&quot;],&quot;uri&quot;:[&quot;http://zotero.org/users/1142741/items/A8UQKRIQ&quot;],&quot;itemData&quot;:{&quot;id&quot;:9,&quot;type&quot;:&quot;article-journal&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container-title&quot;:&quot;Biotropica&quot;,&quot;DOI&quot;:&quot;10.1111/btp.12273&quot;,&quot;ISSN&quot;:&quot;1744-7429&quot;,&quot;issue&quot;:&quot;3&quot;,&quot;journalAbbreviation&quot;:&quot;Biotropica&quot;,&quot;language&quot;:&quot;en&quot;,&quot;page&quot;:&quot;381-393&quot;,&quot;source&quot;:&quot;Wiley Online Library&quot;,&quot;title&quot;:&quot;Spatial ecology of the fungal genus &lt;i&gt;Xylaria&lt;/i&gt; in a tropical cloud forest&quot;,&quot;volume&quot;:&quot;48&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CVP56d4HiB"/><text:span text:style-name="T114">, using portable flow hoods and sterilizers, at low cost. We will accompany culture-based survey of endophytes with culture-independent metabarcoding using fungal-specific barcodes</text:span><text:reference-mark-start text:name="ZOTERO_ITEM CSL_CITATION {&quot;citationID&quot;:&quot;5YH3rGOZ&quot;,&quot;properties&quot;:{&quot;formattedCitation&quot;:&quot;\\super 43\\uc0\\u8211{}45\\nosupersub{}&quot;,&quot;plainCitation&quot;:&quot;43–45&quot;,&quot;noteIndex&quot;:0},&quot;citationItems&quot;:[{&quot;id&quot;:154,&quot;uris&quot;:[&quot;http://zotero.org/users/1142741/items/5MZYFQZL&quot;],&quot;uri&quot;:[&quot;http://zotero.org/users/1142741/items/5MZYFQZL&quot;],&quot;itemData&quot;:{&quot;id&quot;:154,&quot;type&quot;:&quot;article-journal&quot;,&quot;abstract&quot;:&quot;Six DNA regions were evaluated as potential DNA barcodes for Fungi, the second largest kingdom of eukaryotic life, by a multinational, multilaboratory consortium. The region of the mitochondrial cytochrome c oxidase subunit 1 used as the animal barcode was excluded as a potential marker, because it is difficult to amplify in fungi, often includes large introns, and can be insufficiently variable. Three subunits from the nuclear ribosomal RNA cistron were compared together with regions of three representative protein-coding genes (largest subunit of RNA polymerase II, second largest subunit of RNA polymerase II, and minichromosome maintenance protein). Although the protein-coding gene regions often had a higher percent of correct identification compared with ribosomal markers, low PCR amplification and sequencing success eliminated them as candidates for a universal fungal barcode. Among the regions of the ribosomal cistron, the internal transcribed spacer (ITS) region has the highest probability of successful identification for the broadest range of fungi, with the most clearly defined barcode gap between inter- and intraspecific variation. The nuclear ribosomal large subunit, a popular phylogenetic marker in certain groups, had superior species resolution in some taxonomic groups, such as the early diverging lineages and the ascomycete yeasts, but was otherwise slightly inferior to the ITS. The nuclear ribosomal small subunit has poor species-level resolution in fungi. ITS will be formally proposed for adoption as the primary fungal barcode marker to the Consortium for the Barcode of Life, with the possibility that supplementary barcodes may be developed for particular narrowly circumscribed taxonomic groups.&quot;,&quot;container-title&quot;:&quot;Proceedings of the National Academy of Sciences&quot;,&quot;DOI&quot;:&quot;10.1073/pnas.1117018109&quot;,&quot;ISSN&quot;:&quot;0027-8424, 1091-6490&quot;,&quot;issue&quot;:&quot;16&quot;,&quot;journalAbbreviation&quot;:&quot;PNAS&quot;,&quot;language&quot;:&quot;en&quot;,&quot;note&quot;:&quot;PMID: 22454494&quot;,&quot;page&quot;:&quot;6241-6246&quot;,&quot;source&quot;:&quot;www.pnas.org&quot;,&quot;title&quot;:&quot;Nuclear ribosomal internal transcribed spacer (ITS) region as a universal DNA barcode marker for Fungi&quot;,&quot;volume&quot;:&quot;109&quot;,&quot;author&quot;:[{&quot;family&quot;:&quot;Schoch&quot;,&quot;given&quot;:&quot;Conrad L.&quot;},{&quot;family&quot;:&quot;Seifert&quot;,&quot;given&quot;:&quot;Keith A.&quot;},{&quot;family&quot;:&quot;Huhndorf&quot;,&quot;given&quot;:&quot;Sabine&quot;},{&quot;family&quot;:&quot;Robert&quot;,&quot;given&quot;:&quot;Vincent&quot;},{&quot;family&quot;:&quot;Spouge&quot;,&quot;given&quot;:&quot;John L.&quot;},{&quot;family&quot;:&quot;Levesque&quot;,&quot;given&quot;:&quot;C. André&quot;},{&quot;family&quot;:&quot;Chen&quot;,&quot;given&quot;:&quot;Wen&quot;},{&quot;family&quot;:&quot;Consortium&quot;,&quot;given&quot;:&quot;Fungal Barcoding&quot;}],&quot;issued&quot;:{&quot;date-parts&quot;:[[&quot;2012&quot;,4,17]]}}},{&quot;id&quot;:164,&quot;uris&quot;:[&quot;http://zotero.org/users/1142741/items/HPNDYMT3&quot;],&quot;uri&quot;:[&quot;http://zotero.org/users/1142741/items/HPNDYMT3&quot;],&quot;itemData&quot;:{&quot;id&quot;:164,&quot;type&quot;:&quot;article-journal&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container-title&quot;:&quot;Molecular Ecology&quot;,&quot;DOI&quot;:&quot;10.1111/j.1365-294X.1993.tb00005.x&quot;,&quot;ISSN&quot;:&quot;1365-294X&quot;,&quot;issue&quot;:&quot;2&quot;,&quot;language&quot;:&quot;en&quot;,&quot;page&quot;:&quot;113-118&quot;,&quot;source&quot;:&quot;Wiley Online Library&quot;,&quot;title&quot;:&quot;ITS primers with enhanced specificity for basidiomycetes - application to the identification of mycorrhizae and rusts&quot;,&quot;volume&quot;:&quot;2&quot;,&quot;author&quot;:[{&quot;family&quot;:&quot;Gardes&quot;,&quot;given&quot;:&quot;M.&quot;},{&quot;family&quot;:&quot;Bruns&quot;,&quot;given&quot;:&quot;T. D.&quot;}],&quot;issued&quot;:{&quot;date-parts&quot;:[[&quot;1993&quot;,4,1]]}}},{&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l2B2X1q9nq"/><text:span text:style-name="T97">43–45</text:span><text:reference-mark-end text:name="ZOTERO_ITEM CSL_CITATION {&quot;citationID&quot;:&quot;5YH3rGOZ&quot;,&quot;properties&quot;:{&quot;formattedCitation&quot;:&quot;\\super 43\\uc0\\u8211{}45\\nosupersub{}&quot;,&quot;plainCitation&quot;:&quot;43–45&quot;,&quot;noteIndex&quot;:0},&quot;citationItems&quot;:[{&quot;id&quot;:154,&quot;uris&quot;:[&quot;http://zotero.org/users/1142741/items/5MZYFQZL&quot;],&quot;uri&quot;:[&quot;http://zotero.org/users/1142741/items/5MZYFQZL&quot;],&quot;itemData&quot;:{&quot;id&quot;:154,&quot;type&quot;:&quot;article-journal&quot;,&quot;abstract&quot;:&quot;Six DNA regions were evaluated as potential DNA barcodes for Fungi, the second largest kingdom of eukaryotic life, by a multinational, multilaboratory consortium. The region of the mitochondrial cytochrome c oxidase subunit 1 used as the animal barcode was excluded as a potential marker, because it is difficult to amplify in fungi, often includes large introns, and can be insufficiently variable. Three subunits from the nuclear ribosomal RNA cistron were compared together with regions of three representative protein-coding genes (largest subunit of RNA polymerase II, second largest subunit of RNA polymerase II, and minichromosome maintenance protein). Although the protein-coding gene regions often had a higher percent of correct identification compared with ribosomal markers, low PCR amplification and sequencing success eliminated them as candidates for a universal fungal barcode. Among the regions of the ribosomal cistron, the internal transcribed spacer (ITS) region has the highest probability of successful identification for the broadest range of fungi, with the most clearly defined barcode gap between inter- and intraspecific variation. The nuclear ribosomal large subunit, a popular phylogenetic marker in certain groups, had superior species resolution in some taxonomic groups, such as the early diverging lineages and the ascomycete yeasts, but was otherwise slightly inferior to the ITS. The nuclear ribosomal small subunit has poor species-level resolution in fungi. ITS will be formally proposed for adoption as the primary fungal barcode marker to the Consortium for the Barcode of Life, with the possibility that supplementary barcodes may be developed for particular narrowly circumscribed taxonomic groups.&quot;,&quot;container-title&quot;:&quot;Proceedings of the National Academy of Sciences&quot;,&quot;DOI&quot;:&quot;10.1073/pnas.1117018109&quot;,&quot;ISSN&quot;:&quot;0027-8424, 1091-6490&quot;,&quot;issue&quot;:&quot;16&quot;,&quot;journalAbbreviation&quot;:&quot;PNAS&quot;,&quot;language&quot;:&quot;en&quot;,&quot;note&quot;:&quot;PMID: 22454494&quot;,&quot;page&quot;:&quot;6241-6246&quot;,&quot;source&quot;:&quot;www.pnas.org&quot;,&quot;title&quot;:&quot;Nuclear ribosomal internal transcribed spacer (ITS) region as a universal DNA barcode marker for Fungi&quot;,&quot;volume&quot;:&quot;109&quot;,&quot;author&quot;:[{&quot;family&quot;:&quot;Schoch&quot;,&quot;given&quot;:&quot;Conrad L.&quot;},{&quot;family&quot;:&quot;Seifert&quot;,&quot;given&quot;:&quot;Keith A.&quot;},{&quot;family&quot;:&quot;Huhndorf&quot;,&quot;given&quot;:&quot;Sabine&quot;},{&quot;family&quot;:&quot;Robert&quot;,&quot;given&quot;:&quot;Vincent&quot;},{&quot;family&quot;:&quot;Spouge&quot;,&quot;given&quot;:&quot;John L.&quot;},{&quot;family&quot;:&quot;Levesque&quot;,&quot;given&quot;:&quot;C. André&quot;},{&quot;family&quot;:&quot;Chen&quot;,&quot;given&quot;:&quot;Wen&quot;},{&quot;family&quot;:&quot;Consortium&quot;,&quot;given&quot;:&quot;Fungal Barcoding&quot;}],&quot;issued&quot;:{&quot;date-parts&quot;:[[&quot;2012&quot;,4,17]]}}},{&quot;id&quot;:164,&quot;uris&quot;:[&quot;http://zotero.org/users/1142741/items/HPNDYMT3&quot;],&quot;uri&quot;:[&quot;http://zotero.org/users/1142741/items/HPNDYMT3&quot;],&quot;itemData&quot;:{&quot;id&quot;:164,&quot;type&quot;:&quot;article-journal&quot;,&quot;abstract&quot;:&quot;We have designed two taxon-selective primers for the internal transcribed spacer (ITS) region in the nuclear ribosomal repeat unit. These primers, ITS1-F and ITS4-B, were intended to be specific to fungi and basidiomycetes, respectively. We have tested the specificity of these primers against 13 species of ascomycetes, 14 of basidiomycetes, and 15 of plants. Our results showed that ITS4-B, when paired with either a ‘universal’ primer ITS1 or the fungal-specific primer ITS1-F, efficiently amplified DNA from all basidiomycetes and discriminated against ascomycete DNAs. The results with plants were not as clearcut. The ITS1-F/ITS4-B primer pair produced a small amount of PCR product for certain plant species, but the quantity was in most cases less than that produced by the ‘universal’ ITS primers. However, under conditions where both plant and fungal DNAs were present, the fungal DNA was amplified to the apparent exclusion of plant DNA. ITS1-F/ITS4-B preferential amplification was shown to be particularly useful for detection and analysis of the basidiomycete component in ectomycorrhizae and in rust-infected tissues. These primers can be used to study the structure of ectomycorrhizal communities or the distribution of rusts on alternate hosts.&quot;,&quot;container-title&quot;:&quot;Molecular Ecology&quot;,&quot;DOI&quot;:&quot;10.1111/j.1365-294X.1993.tb00005.x&quot;,&quot;ISSN&quot;:&quot;1365-294X&quot;,&quot;issue&quot;:&quot;2&quot;,&quot;language&quot;:&quot;en&quot;,&quot;page&quot;:&quot;113-118&quot;,&quot;source&quot;:&quot;Wiley Online Library&quot;,&quot;title&quot;:&quot;ITS primers with enhanced specificity for basidiomycetes - application to the identification of mycorrhizae and rusts&quot;,&quot;volume&quot;:&quot;2&quot;,&quot;author&quot;:[{&quot;family&quot;:&quot;Gardes&quot;,&quot;given&quot;:&quot;M.&quot;},{&quot;family&quot;:&quot;Bruns&quot;,&quot;given&quot;:&quot;T. D.&quot;}],&quot;issued&quot;:{&quot;date-parts&quot;:[[&quot;1993&quot;,4,1]]}}},{&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l2B2X1q9nq"/><text:span text:style-name="T114">, which may give us an estimate of the effectiveness of our culture survey in recovering interesting endophytic fungi. </text:span></text:p>
      <text:p text:style-name="P37"/>
      <text:list xml:id="list567617490" text:style-name="L3">
        <text:list-item>
          <text:p text:style-name="P54">All leaves collected from the day will be immediately processed the same evening</text:p>
        </text:list-item>
        <text:list-item>
          <text:p text:style-name="P56">Endophytes culture<text:span text:style-name="T54">s will be initiated </text:span>from <text:span text:style-name="T53">surface sterilized </text:span>lea<text:span text:style-name="T54">f fragments</text:span> on<text:span text:style-name="T53">to</text:span> water agar <text:span text:style-name="T54">plates</text:span>, <text:span text:style-name="T54">to be</text:span> transferred to nutrient agar <text:span text:style-name="T53">as hyphae appear</text:span>. </text:p>
        </text:list-item>
        <text:list-item>
          <text:p text:style-name="P56">Initial <text:span text:style-name="T54">endophyte </text:span>transfers will be <text:span text:style-name="T54">from water agar </text:span>to 2% MEA, but if transfers do not succeed, other specialized media may be attempted. <text:span text:style-name="T55">Duplicates of each will be made as insurance for travel to outside laboratories.</text:span></text:p>
        </text:list-item>
        <text:list-item>
          <text:p text:style-name="P57">DNA from leaves will stabilized by tissue homogenization with <text:span text:style-name="T116">small bead mill homogenizer</text:span>, followed by immersion of samples into <text:span text:style-name="T117">nucleotide stabilization buffer (for instance DNA/RNA Shield by Zymogen)</text:span>, <text:span text:style-name="T54">for later preparation as culture-free, ITS rDNA library (step 4)</text:span>. </text:p>
        </text:list-item>
        <text:list-item>
          <text:p text:style-name="P54">Initial attempts at germinating ascospores and cloning of somatic tissue of stromata will also be attempted at the field station.</text:p>
        </text:list-item>
        <text:list-item>
          <text:p text:style-name="P54">where not in use for ascospore harvest or cloning, stromata will be dehydrated and stored with desiccant, and labeled with all necessary information for herbarium accession. </text:p>
        </text:list-item>
      </text:list>
      <text:p text:style-name="P38"><text:s text:c="2"/></text:p>
      <text:p text:style-name="P5">4) <text:span text:style-name="T65">Initial laboratory phase - Ecuador</text:span></text:p>
      <text:p text:style-name="P5"/>
      <text:p text:style-name="P37">Ecuador is home to several highly qu<text:span text:style-name="T53">a</text:span>lified Ecuadorian mycological research groups, <text:span text:style-name="T53">with some of</text:span> whom the authors have collaborated in the past. We are in beginning communication with these colleagues to find a l<text:span text:style-name="T60">a</text:span>boratory “home” for further processing of samples, <text:span text:style-name="T65">including the process of taxonomically filtering cultures for further inspection</text:span>. Once <text:span text:style-name="T57">agreed upon</text:span>, this lab will be the site of the following:</text:p>
      <text:p text:style-name="P6"/>
      <text:list xml:id="list378573330" text:style-name="L4">
        <text:list-item>
          <text:p text:style-name="P58"><text:span text:style-name="T55">C</text:span>ultures <text:span text:style-name="T58">initiated at Reserva Los Cedros will be transferred to</text:span> university <text:span text:style-name="T38">lab setting for further curation. </text:span></text:p>
        </text:list-item>
        <text:list-item>
          <text:p text:style-name="P59">Further attempts at ascospore germination and cloning of stromatal tissue will be undertaken.</text:p>
        </text:list-item>
        <text:list-item>
          <text:p text:style-name="P60"><text:span text:style-name="T59">Small-batch g</text:span>enomic DNA <text:span text:style-name="T59">will be purified from endophytic </text:span>culture<text:span text:style-name="T65">s to allow rapid PCR testing of</text:span> membership <text:span text:style-name="T59">by</text:span> fungi in<text:span text:style-name="T59">to</text:span> either Xylariales or Hypocreales <text:span text:style-name="T57">using order-specific primer sequences. <text:s/>Cultures of o</text:span>ther <text:span text:style-name="T61">fungal groups</text:span> may be retained as desired by research partners, but are beyond the scope of this proposal.</text:p>
        </text:list-item>
        <text:list-item>
          <text:p text:style-name="P61">Leaf DNA <text:span text:style-name="T62">containing </text:span>fungal <text:span text:style-name="T58">endophyte community rDNA </text:span>will be <text:span text:style-name="T58">selectively </text:span>amplified using illumina-tagged, fungal-specific primers <text:span text:style-name="T58">(ITS1F and reverse)</text:span>. This PCR product will be exported to proper core facilities <text:span text:style-name="T58">for further processing and illumina-platform sequencing. </text:span></text:p>
        </text:list-item>
        <text:list-item>
          <text:p text:style-name="P62">Plant <text:span text:style-name="T66">material and leaf DNA will be retained in case of taxonomic difficulties with host plant identification.</text:span></text:p>
          <text:p text:style-name="P62"/>
        </text:list-item>
      </text:list>
      <text:p text:style-name="P7"><text:span text:style-name="T63">5</text:span>) <text:span text:style-name="T68">Anti-microbial screening</text:span></text:p>
      <text:p text:style-name="P7"/>
      <text:p text:style-name="P45"><text:span text:style-name="T68">Helmholtz Centre for Infection Research (HZI) has excellent facilities and expertise for general screening of microorganisms for anti-microbial properties and natural products, including some “model” pathogens as maintained by the HZI. Screening specifically for biocontrols of </text:span><text:span text:style-name="T29">CLR requires </text:span><text:soft-page-break/><text:span text:style-name="T30">an additional step</text:span><text:span text:style-name="T29">,</text:span><text:span text:style-name="T66"> as the pathogen </text:span><text:span text:style-name="T10">Hemiliea vastatrix</text:span><text:span text:style-name="T64"> does not culture independently of its host. We will use the leaf-disc method</text:span><text:reference-mark-start text:name="ZOTERO_ITEM CSL_CITATION {&quot;citationID&quot;:&quot;hKQnew7r&quot;,&quot;properties&quot;:{&quot;formattedCitation&quot;:&quot;\\super 20,46,47\\nosupersub{}&quot;,&quot;plainCitation&quot;:&quot;20,46,47&quot;,&quot;noteIndex&quot;:0},&quot;citationItems&quot;:[{&quot;id&quot;:853,&quot;uris&quot;:[&quot;http://zotero.org/users/1142741/items/VG9IMYWK&quot;],&quot;uri&quot;:[&quot;http://zotero.org/users/1142741/items/VG9IMYWK&quot;],&quot;itemData&quot;:{&quot;id&quot;:853,&quot;type&quot;:&quot;article-journal&quot;,&quot;container-title&quot;:&quot;Biological Control&quot;,&quot;ISSN&quot;:&quot;1049-9644&quot;,&quot;issue&quot;:&quot;1&quot;,&quot;journalAbbreviation&quot;:&quot;Biological Control&quot;,&quot;page&quot;:&quot;62-67&quot;,&quot;title&quot;:&quot;Endophytic microorganisms from coffee tissues as plant growth promoters and biocontrol agents of coffee leaf rust&quot;,&quot;volume&quot;:&quot;63&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1873,&quot;uris&quot;:[&quot;http://zotero.org/users/1142741/items/552N2QCD&quot;],&quot;uri&quot;:[&quot;http://zotero.org/users/1142741/items/552N2QCD&quot;],&quot;itemData&quot;:{&quot;id&quot;:1873,&quot;type&quot;:&quot;article-journal&quot;,&quot;abstract&quot;:&quot;The suitability of inoculations of leaf disks of 1.8 cm diameter in determining resistance of coffee toHemileia vastatrix, the causal agent of coffee leaf rust, was studied. Results obtained by this method were similar to those obtained by greenhouse tests with respect to reaction types of coffee plants with complete and/or major gene resistance. The efficacy of the method in assessing incomplete resistance was tested on 19 plants ofCoffea canephora cv. Kouillou, which varied in level of disease in the field. Four series of inoculation were carried out in four different months of the year, and six components of resistance were assessed. The analysis of multiple correlation, applied to the average data of the four series, indicated that 79% of the variation in disease in the field could be explained by the observations in the leaf disk test. For the individual series this percentage varied from 58 to 70. The coefficients of correlation between the six components were significant and high. The percentage of leaf disks with sporulating lesions was found to be the most suitable component for assessing incomplete resistance.&quot;,&quot;container-title&quot;:&quot;Netherlands Journal of Plant Pathology&quot;,&quot;DOI&quot;:&quot;10.1007/BF01977270&quot;,&quot;ISSN&quot;:&quot;1573-8469&quot;,&quot;issue&quot;:&quot;4&quot;,&quot;journalAbbreviation&quot;:&quot;Netherlands Journal of Plant Pathology&quot;,&quot;language&quot;:&quot;en&quot;,&quot;page&quot;:&quot;127-141&quot;,&quot;source&quot;:&quot;Springer Link&quot;,&quot;title&quot;:&quot;The use of leaf disk inoculations in assessing resistance to coffee leaf rust (Hemileia vastatrix)&quot;,&quot;volume&quot;:&quot;88&quot;,&quot;author&quot;:[{&quot;family&quot;:&quot;Eskes&quot;,&quot;given&quot;:&quot;A. B.&quot;}],&quot;issued&quot;:{&quot;date-parts&quot;:[[&quot;1982&quot;,7,1]]}}},{&quot;id&quot;:1874,&quot;uris&quot;:[&quot;http://zotero.org/users/1142741/items/B43YCYV4&quot;],&quot;uri&quot;:[&quot;http://zotero.org/users/1142741/items/B43YCYV4&quot;],&quot;itemData&quot;:{&quot;id&quot;:1874,&quot;type&quot;:&quot;article-journal&quot;,&quot;container-title&quot;:&quot;Annual Review of Phytopathology&quot;,&quot;issue&quot;:&quot;1&quot;,&quot;note&quot;:&quot;ISBN: 0066-4286\npublisher: Annual Reviews 4139 El Camino Way, PO Box 10139, Palo Alto, CA 94303-0139, USA&quot;,&quot;page&quot;:&quot;503-531&quot;,&quot;title&quot;:&quot;Advances in coffee rust research&quot;,&quot;volume&quot;:&quot;27&quot;,&quot;author&quot;:[{&quot;family&quot;:&quot;Kushalappa&quot;,&quot;given&quot;:&quot;Ajjamada C.&quot;},{&quot;family&quot;:&quot;Eskes&quot;,&quot;given&quot;:&quot;Albertus B.&quot;}],&quot;issued&quot;:{&quot;date-parts&quot;:[[&quot;1989&quot;]]}}}],&quot;schema&quot;:&quot;https://github.com/citation-style-language/schema/raw/master/csl-citation.json&quot;} RNDD4s5hJkfRx"/><text:span text:style-name="T97">20,46,47</text:span><text:reference-mark-end text:name="ZOTERO_ITEM CSL_CITATION {&quot;citationID&quot;:&quot;hKQnew7r&quot;,&quot;properties&quot;:{&quot;formattedCitation&quot;:&quot;\\super 20,46,47\\nosupersub{}&quot;,&quot;plainCitation&quot;:&quot;20,46,47&quot;,&quot;noteIndex&quot;:0},&quot;citationItems&quot;:[{&quot;id&quot;:853,&quot;uris&quot;:[&quot;http://zotero.org/users/1142741/items/VG9IMYWK&quot;],&quot;uri&quot;:[&quot;http://zotero.org/users/1142741/items/VG9IMYWK&quot;],&quot;itemData&quot;:{&quot;id&quot;:853,&quot;type&quot;:&quot;article-journal&quot;,&quot;container-title&quot;:&quot;Biological Control&quot;,&quot;ISSN&quot;:&quot;1049-9644&quot;,&quot;issue&quot;:&quot;1&quot;,&quot;journalAbbreviation&quot;:&quot;Biological Control&quot;,&quot;page&quot;:&quot;62-67&quot;,&quot;title&quot;:&quot;Endophytic microorganisms from coffee tissues as plant growth promoters and biocontrol agents of coffee leaf rust&quot;,&quot;volume&quot;:&quot;63&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1873,&quot;uris&quot;:[&quot;http://zotero.org/users/1142741/items/552N2QCD&quot;],&quot;uri&quot;:[&quot;http://zotero.org/users/1142741/items/552N2QCD&quot;],&quot;itemData&quot;:{&quot;id&quot;:1873,&quot;type&quot;:&quot;article-journal&quot;,&quot;abstract&quot;:&quot;The suitability of inoculations of leaf disks of 1.8 cm diameter in determining resistance of coffee toHemileia vastatrix, the causal agent of coffee leaf rust, was studied. Results obtained by this method were similar to those obtained by greenhouse tests with respect to reaction types of coffee plants with complete and/or major gene resistance. The efficacy of the method in assessing incomplete resistance was tested on 19 plants ofCoffea canephora cv. Kouillou, which varied in level of disease in the field. Four series of inoculation were carried out in four different months of the year, and six components of resistance were assessed. The analysis of multiple correlation, applied to the average data of the four series, indicated that 79% of the variation in disease in the field could be explained by the observations in the leaf disk test. For the individual series this percentage varied from 58 to 70. The coefficients of correlation between the six components were significant and high. The percentage of leaf disks with sporulating lesions was found to be the most suitable component for assessing incomplete resistance.&quot;,&quot;container-title&quot;:&quot;Netherlands Journal of Plant Pathology&quot;,&quot;DOI&quot;:&quot;10.1007/BF01977270&quot;,&quot;ISSN&quot;:&quot;1573-8469&quot;,&quot;issue&quot;:&quot;4&quot;,&quot;journalAbbreviation&quot;:&quot;Netherlands Journal of Plant Pathology&quot;,&quot;language&quot;:&quot;en&quot;,&quot;page&quot;:&quot;127-141&quot;,&quot;source&quot;:&quot;Springer Link&quot;,&quot;title&quot;:&quot;The use of leaf disk inoculations in assessing resistance to coffee leaf rust (Hemileia vastatrix)&quot;,&quot;volume&quot;:&quot;88&quot;,&quot;author&quot;:[{&quot;family&quot;:&quot;Eskes&quot;,&quot;given&quot;:&quot;A. B.&quot;}],&quot;issued&quot;:{&quot;date-parts&quot;:[[&quot;1982&quot;,7,1]]}}},{&quot;id&quot;:1874,&quot;uris&quot;:[&quot;http://zotero.org/users/1142741/items/B43YCYV4&quot;],&quot;uri&quot;:[&quot;http://zotero.org/users/1142741/items/B43YCYV4&quot;],&quot;itemData&quot;:{&quot;id&quot;:1874,&quot;type&quot;:&quot;article-journal&quot;,&quot;container-title&quot;:&quot;Annual Review of Phytopathology&quot;,&quot;issue&quot;:&quot;1&quot;,&quot;note&quot;:&quot;ISBN: 0066-4286\npublisher: Annual Reviews 4139 El Camino Way, PO Box 10139, Palo Alto, CA 94303-0139, USA&quot;,&quot;page&quot;:&quot;503-531&quot;,&quot;title&quot;:&quot;Advances in coffee rust research&quot;,&quot;volume&quot;:&quot;27&quot;,&quot;author&quot;:[{&quot;family&quot;:&quot;Kushalappa&quot;,&quot;given&quot;:&quot;Ajjamada C.&quot;},{&quot;family&quot;:&quot;Eskes&quot;,&quot;given&quot;:&quot;Albertus B.&quot;}],&quot;issued&quot;:{&quot;date-parts&quot;:[[&quot;1989&quot;]]}}}],&quot;schema&quot;:&quot;https://github.com/citation-style-language/schema/raw/master/csl-citation.json&quot;} RNDD4s5hJkfRx"/><text:span text:style-name="T64"> to screen for anti-rust activity by fungal cultures. This method involves the germination of </text:span><text:span text:style-name="T9">H. vastatrix</text:span><text:span text:style-name="T26"> ured</text:span><text:span text:style-name="T27">i</text:span><text:span text:style-name="T26">niospores </text:span><text:span text:style-name="T27">on </text:span><text:span text:style-name="T12">Coffea </text:span><text:span text:style-name="T27">leaf fragments, concurrent with, or followed by, inoculation with potential biocontrol culture </text:span><text:span text:style-name="T28">or spore </text:span><text:span text:style-name="T27">slurry. </text:span><text:span text:style-name="T28">T</text:span><text:span text:style-name="T67">he modified lead disc methods of Silva et al.</text:span><text:reference-mark-start text:name="ZOTERO_ITEM CSL_CITATION {&quot;citationID&quot;:&quot;96jeDuQ5&quot;,&quot;properties&quot;:{&quot;formattedCitation&quot;:&quot;\\super 20\\nosupersub{}&quot;,&quot;plainCitation&quot;:&quot;20&quot;,&quot;noteIndex&quot;:0},&quot;citationItems&quot;:[{&quot;id&quot;:853,&quot;uris&quot;:[&quot;http://zotero.org/users/1142741/items/VG9IMYWK&quot;],&quot;uri&quot;:[&quot;http://zotero.org/users/1142741/items/VG9IMYWK&quot;],&quot;itemData&quot;:{&quot;id&quot;:853,&quot;type&quot;:&quot;article-journal&quot;,&quot;container-title&quot;:&quot;Biological Control&quot;,&quot;ISSN&quot;:&quot;1049-9644&quot;,&quot;issue&quot;:&quot;1&quot;,&quot;journalAbbreviation&quot;:&quot;Biological Control&quot;,&quot;page&quot;:&quot;62-67&quot;,&quot;title&quot;:&quot;Endophytic microorganisms from coffee tissues as plant growth promoters and biocontrol agents of coffee leaf rust&quot;,&quot;volume&quot;:&quot;63&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schema&quot;:&quot;https://github.com/citation-style-language/schema/raw/master/csl-citation.json&quot;} RNDZYrcu6DLS5"/><text:span text:style-name="T97">20</text:span><text:reference-mark-end text:name="ZOTERO_ITEM CSL_CITATION {&quot;citationID&quot;:&quot;96jeDuQ5&quot;,&quot;properties&quot;:{&quot;formattedCitation&quot;:&quot;\\super 20\\nosupersub{}&quot;,&quot;plainCitation&quot;:&quot;20&quot;,&quot;noteIndex&quot;:0},&quot;citationItems&quot;:[{&quot;id&quot;:853,&quot;uris&quot;:[&quot;http://zotero.org/users/1142741/items/VG9IMYWK&quot;],&quot;uri&quot;:[&quot;http://zotero.org/users/1142741/items/VG9IMYWK&quot;],&quot;itemData&quot;:{&quot;id&quot;:853,&quot;type&quot;:&quot;article-journal&quot;,&quot;container-title&quot;:&quot;Biological Control&quot;,&quot;ISSN&quot;:&quot;1049-9644&quot;,&quot;issue&quot;:&quot;1&quot;,&quot;journalAbbreviation&quot;:&quot;Biological Control&quot;,&quot;page&quot;:&quot;62-67&quot;,&quot;title&quot;:&quot;Endophytic microorganisms from coffee tissues as plant growth promoters and biocontrol agents of coffee leaf rust&quot;,&quot;volume&quot;:&quot;63&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schema&quot;:&quot;https://github.com/citation-style-language/schema/raw/master/csl-citation.json&quot;} RNDZYrcu6DLS5"/><text:span text:style-name="T67"> heavily favored detection of preventative biocontrol by mycotoxins or bacterial metabolites, as the leaf-disc method classically measures differences in urediniospore germination between treatments. As applied, this method does not examine one of the most important mechanisms of fungal-fungal antagonism: in addition to parasitism of mature sori, </text:span><text:span text:style-name="T9">Lecanicillium lecanii</text:span><text:span text:style-name="T26"> is known to act through hyphal invasion of targeted fungi</text:span><text:reference-mark-start text:name="ZOTERO_ITEM CSL_CITATION {&quot;citationID&quot;:&quot;8VJ8XjQ5&quot;,&quot;properties&quot;:{&quot;formattedCitation&quot;:&quot;\\super 48\\nosupersub{}&quot;,&quot;plainCitation&quot;:&quot;48&quot;,&quot;noteIndex&quot;:0},&quot;citationItems&quot;:[{&quot;id&quot;:762,&quot;uris&quot;:[&quot;http://zotero.org/users/1142741/items/K4UCZ6TJ&quot;],&quot;uri&quot;:[&quot;http://zotero.org/users/1142741/items/K4UCZ6TJ&quot;],&quot;itemData&quot;:{&quot;id&quot;:762,&quot;type&quot;:&quot;article-journal&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container-title&quot;:&quot;Phytopathology&quot;,&quot;DOI&quot;:&quot;10.1094/PHYTO.1997.87.3.359&quot;,&quot;ISSN&quot;:&quot;0031-949X&quot;,&quot;issue&quot;:&quot;3&quot;,&quot;journalAbbreviation&quot;:&quot;Phytopathology&quot;,&quot;page&quot;:&quot;359-368&quot;,&quot;source&quot;:&quot;apsjournals.apsnet.org (Atypon)&quot;,&quot;title&quot;:&quot;Ultrastructural and Cytochemical Investigations of the Antagonistic Effect of Verticillium lecanii on Cucumber Powdery Mildew&quot;,&quot;volume&quot;:&quot;87&quot;,&quot;author&quot;:[{&quot;family&quot;:&quot;Askary&quot;,&quot;given&quot;:&quot;Hassan&quot;},{&quot;family&quot;:&quot;Benhamou&quot;,&quot;given&quot;:&quot;Nicole&quot;},{&quot;family&quot;:&quot;Brodeur&quot;,&quot;given&quot;:&quot;Jacques&quot;}],&quot;issued&quot;:{&quot;date-parts&quot;:[[&quot;1997&quot;,3,1]]}}}],&quot;schema&quot;:&quot;https://github.com/citation-style-language/schema/raw/master/csl-citation.json&quot;} RNDnTA06v9z2W"/><text:span text:style-name="T103">48</text:span><text:reference-mark-end text:name="ZOTERO_ITEM CSL_CITATION {&quot;citationID&quot;:&quot;8VJ8XjQ5&quot;,&quot;properties&quot;:{&quot;formattedCitation&quot;:&quot;\\super 48\\nosupersub{}&quot;,&quot;plainCitation&quot;:&quot;48&quot;,&quot;noteIndex&quot;:0},&quot;citationItems&quot;:[{&quot;id&quot;:762,&quot;uris&quot;:[&quot;http://zotero.org/users/1142741/items/K4UCZ6TJ&quot;],&quot;uri&quot;:[&quot;http://zotero.org/users/1142741/items/K4UCZ6TJ&quot;],&quot;itemData&quot;:{&quot;id&quot;:762,&quot;type&quot;:&quot;article-journal&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container-title&quot;:&quot;Phytopathology&quot;,&quot;DOI&quot;:&quot;10.1094/PHYTO.1997.87.3.359&quot;,&quot;ISSN&quot;:&quot;0031-949X&quot;,&quot;issue&quot;:&quot;3&quot;,&quot;journalAbbreviation&quot;:&quot;Phytopathology&quot;,&quot;page&quot;:&quot;359-368&quot;,&quot;source&quot;:&quot;apsjournals.apsnet.org (Atypon)&quot;,&quot;title&quot;:&quot;Ultrastructural and Cytochemical Investigations of the Antagonistic Effect of Verticillium lecanii on Cucumber Powdery Mildew&quot;,&quot;volume&quot;:&quot;87&quot;,&quot;author&quot;:[{&quot;family&quot;:&quot;Askary&quot;,&quot;given&quot;:&quot;Hassan&quot;},{&quot;family&quot;:&quot;Benhamou&quot;,&quot;given&quot;:&quot;Nicole&quot;},{&quot;family&quot;:&quot;Brodeur&quot;,&quot;given&quot;:&quot;Jacques&quot;}],&quot;issued&quot;:{&quot;date-parts&quot;:[[&quot;1997&quot;,3,1]]}}}],&quot;schema&quot;:&quot;https://github.com/citation-style-language/schema/raw/master/csl-citation.json&quot;} RNDnTA06v9z2W"/><text:span text:style-name="T67">. Other fungal biocontrols may utilize this form of parasitism as well. Detecting this form of antagonism requires fully mature germination tubes and other hyphae from </text:span><text:span text:style-name="T11">H. vastatrix</text:span><text:span text:style-name="T67"> before mycoparasitism ensues by potential biocontrol fungi. Success must also be measured by scoring of observed hyphal invasions, in addition to reductions in germination rates of urediniospores. </text:span></text:p>
      <text:p text:style-name="P13"/>
      <text:list xml:id="list48052607" text:style-name="L5">
        <text:list-item>
          <text:p text:style-name="P63">All fungal cultures in Xylariales and Hypocreales will be subjected to general pathogen antagonism tests and to specialized CLR leaf-disc antagonism tests. </text:p>
        </text:list-item>
        <text:list-item>
          <text:p text:style-name="P64">All strains <text:span text:style-name="T69">that show interesting anti-microbial properties will be retained for following steps. </text:span></text:p>
        </text:list-item>
        <text:list-item>
          <text:p text:style-name="P65">Organic extracts will be prepared from the original agar plates and during antagonism tests, to be analyzed by HPLC-DAD/MS for comparison with samples from later stages of the project.</text:p>
        </text:list-item>
      </text:list>
      <text:p text:style-name="P10"/>
      <text:p text:style-name="P11">6) <text:span text:style-name="T79">S</text:span>creening for useful metabolites</text:p>
      <text:p text:style-name="P11"/>
      <text:p text:style-name="P24"><text:span text:style-name="T79">[[Note: Following initial screening with dual antagonism experiments, the research process branches into two directions: advanced screening of useful metabolites for useful natural products and genomic-screening/ecological-analysis. I think my research background and abilities require that I focus my energy into the latter direction, though I would help in as much as I can be useful with metabolite screens, time and resources allowing. <text:s/>Since natural product screening is so far out of what I know,</text:span> I have copied <text:span text:style-name="T79">a LOT of </text:span>the language almost directly from Dr. Marín Félix’<text:span text:style-name="T79">s work, with some modifications</text:span>. I will need to <text:span text:style-name="T79">further </text:span>modify this language if it is to be included, I don’t want to plagiarize her work her<text:span text:style-name="T78">e</text:span>.<text:span text:style-name="T79">]]</text:span></text:p>
      <text:p text:style-name="P11"/>
      <text:p text:style-name="P39">Preliminary screen:</text:p>
      <text:p text:style-name="P66">The selected strains from WP1 will be subjected to re-fermentation using a procedure established from experience at HZI. <text:s/>Fermentations will be filtered/separated into biomass and supernatent/liquid components to test for both chemical and hyphal anti-microbial activity. Both parts will be tested in serial dilution assays against the same screening organisms as above (#5). <text:s/>All activity will be noted and stored in a HZI central databases, and all extracts will be deposited in the HZI screening library. This will allow collaboration with other departments at HZI for testing of other categories of bioactivity (anti-viral, anti-biofilm), by respective experts.</text:p>
      <text:p text:style-name="P22"/>
      <text:p text:style-name="P23">Advanced screening of natural products and structure elucidation:</text:p>
      <text:p text:style-name="P41"/>
      <text:p text:style-name="P12">The most <text:span text:style-name="T70">bio</text:span>active and selective hits will be further pursued by analyzing the corresponding crude extracts by HPLC-DAD-MS, followed by a semipreparative HPLC experiment with bioassay-guided fractionation. The fractions will be collected in microtiter plates and aliquots thereof tested against sensitive organisms <text:span text:style-name="T71">and </text:span><text:span text:style-name="T13">Hemileia </text:span>in the serial dilution assay. The wells containing the active components will be analyzed by HPLC-DAD/MS to narrow down the active principle(s). Known compounds and in particular mycotoxins will not be further pursued. The most interesting strains will be further evaluated<text:span text:style-name="T70">. </text:span></text:p>
      <text:p text:style-name="P12"><text:soft-page-break/></text:p>
      <text:p text:style-name="P12">Isolation and structure elucidation of bioactive compounds:</text:p>
      <text:p text:style-name="P12">The strains selected <text:span text:style-name="T77">from this stage </text:span>will be subjected to batch fermentations monitoring the production of the putative active principles by HPLC-DAD/MS. The active principles obtained will be isolated by preparative chromatography (Flash, MPLC, HPLC). The pure compounds will be submitted to high resolution mass spectrometry (HR-MS) and NMR spectroscopy for structure elucidation and their biological activities will be recorded. </text:p>
      <text:p text:style-name="P12"/>
      <text:p text:style-name="P12">Large-scale production of selected compounds and in-depth studies of their biological activities:</text:p>
      <text:p text:style-name="P12">Three strains will be subjected to scale up of production in stirring bioreactors to provide sufficient material for isolation and characterization of minor congeneric metabolites that are produced besides the major active components. For this propose, the processes will at first be transferred into a parallel fermentation unit. Parameters such as O2 saturation of the culture medium, respiration quotient, consumption of nutrients and influence of pH value will be monitored and compared with production rates as estimated by HPLC-DAD/MS. After the best conditions have been found out, the process will be scaled up into larger vessels. The downstream processing procedures will be modified accordingly. The aforementioned minor congeners will also be isolated and characterized. At the same time, the major products may be obtained in larger amounts and subjected to chemical derivatisation. Testing of such congeners and derivatives can often lead to so-called structure-activity relationships, i.e., the first step in the rational development of preclinical drug candidates. </text:p>
      <text:p text:style-name="P12"/>
      <text:p text:style-name="P40">[[End of plagiarism!!]]</text:p>
      <text:p text:style-name="P7"/>
      <text:p text:style-name="P14"><text:span text:style-name="T80">7</text:span>) Genomic exploration of potential biocontrol fungi</text:p>
      <text:p text:style-name="P14"/>
      <text:p text:style-name="P45"><text:span text:style-name="T72">Modern genomic methods allow for the economical and rapid detection of candidate metabolic gene clusters (MGC, also known as biosynthetic gene clusters or BGC) involved in secondary metabolite synthesis and regulation</text:span><text:reference-mark-start text:name="ZOTERO_ITEM CSL_CITATION {&quot;citationID&quot;:&quot;Id0K7qqi&quot;,&quot;properties&quot;:{&quot;formattedCitation&quot;:&quot;\\super 22,22,49,50\\nosupersub{}&quot;,&quot;plainCitation&quot;:&quot;22,22,49,50&quot;,&quot;noteIndex&quot;:0},&quot;citationItems&quot;:[{&quot;id&quot;:1885,&quot;uris&quot;:[&quot;http://zotero.org/users/1142741/items/NTZZ5U8X&quot;],&quot;uri&quot;:[&quot;http://zotero.org/users/1142741/items/NTZZ5U8X&quot;],&quot;itemData&quot;:{&quot;id&quot;:1885,&quot;type&quot;:&quot;article-journal&quot;,&quot;abstract&quot;:&quot;The increased interest in secondary metabolites (SMs) has driven a number of genome sequencing projects to elucidate their biosynthetic pathways. As a result, studies revealed that the number of secondary metabolite gene clusters (SMGCs) greatly outnumbers detected compounds, challenging current methods to dereplicate and categorize this amount of gene clusters on a larger scale. Here, we present an automated workflow for the genetic dereplication and analysis of secondary metabolism genes in fungi. Focusing on the secondary metabolite rich genus Aspergillus, we categorize SMGCs across genomes into SMGC families using network analysis. Our method elucidates the diversity and dynamics of secondary metabolism in section Nigri, showing that SMGC diversity within the section has the same magnitude as within the genus. Using our genome analysis we were able to predict the gene cluster responsible for biosynthesis of malformin, a potentiator of anti-cancer drugs, in 18 strains. To proof the general validity of our predictions, we developed genetic engineering tools in Aspergillus brasiliensis and subsequently verified the genes for biosynthesis of malformin.&quot;,&quot;container-title&quot;:&quot;Scientific Reports&quot;,&quot;DOI&quot;:&quot;10.1038/s41598-018-36561-3&quot;,&quot;ISSN&quot;:&quot;2045-2322&quot;,&quot;issue&quot;:&quot;1&quot;,&quot;language&quot;:&quot;en&quot;,&quot;note&quot;:&quot;number: 1\npublisher: Nature Publishing Group&quot;,&quot;page&quot;:&quot;17957&quot;,&quot;source&quot;:&quot;www.nature.com&quot;,&quot;title&quot;:&quot;Uncovering secondary metabolite evolution and biosynthesis using gene cluster networks and genetic dereplication&quot;,&quot;volume&quot;:&quot;8&quot;,&quot;author&quot;:[{&quot;family&quot;:&quot;Theobald&quot;,&quot;given&quot;:&quot;Sebastian&quot;},{&quot;family&quot;:&quot;Vesth&quot;,&quot;given&quot;:&quot;Tammi C.&quot;},{&quot;family&quot;:&quot;Rendsvig&quot;,&quot;given&quot;:&quot;Jakob Kræmmer&quot;},{&quot;family&quot;:&quot;Nielsen&quot;,&quot;given&quot;:&quot;Kristian Fog&quot;},{&quot;family&quot;:&quot;Riley&quot;,&quot;given&quot;:&quot;Robert&quot;},{&quot;family&quot;:&quot;Abreu&quot;,&quot;given&quot;:&quot;Lucas Magalhães&quot;,&quot;non-dropping-particle&quot;:&quot;de&quot;},{&quot;family&quot;:&quot;Salamov&quot;,&quot;given&quot;:&quot;Asaf&quot;},{&quot;family&quot;:&quot;Frisvad&quot;,&quot;given&quot;:&quot;Jens Christian&quot;},{&quot;family&quot;:&quot;Larsen&quot;,&quot;given&quot;:&quot;Thomas Ostenfeld&quot;},{&quot;family&quot;:&quot;Andersen&quot;,&quot;given&quot;:&quot;Mikael Rørdam&quot;},{&quot;family&quot;:&quot;Hoof&quot;,&quot;given&quot;:&quot;Jakob Blæsbjerg&quot;}],&quot;issued&quot;:{&quot;date-parts&quot;:[[&quot;2018&quot;,12,18]]}}},{&quot;id&quot;:1885,&quot;uris&quot;:[&quot;http://zotero.org/users/1142741/items/NTZZ5U8X&quot;],&quot;uri&quot;:[&quot;http://zotero.org/users/1142741/items/NTZZ5U8X&quot;],&quot;itemData&quot;:{&quot;id&quot;:1885,&quot;type&quot;:&quot;article-journal&quot;,&quot;abstract&quot;:&quot;The increased interest in secondary metabolites (SMs) has driven a number of genome sequencing projects to elucidate their biosynthetic pathways. As a result, studies revealed that the number of secondary metabolite gene clusters (SMGCs) greatly outnumbers detected compounds, challenging current methods to dereplicate and categorize this amount of gene clusters on a larger scale. Here, we present an automated workflow for the genetic dereplication and analysis of secondary metabolism genes in fungi. Focusing on the secondary metabolite rich genus Aspergillus, we categorize SMGCs across genomes into SMGC families using network analysis. Our method elucidates the diversity and dynamics of secondary metabolism in section Nigri, showing that SMGC diversity within the section has the same magnitude as within the genus. Using our genome analysis we were able to predict the gene cluster responsible for biosynthesis of malformin, a potentiator of anti-cancer drugs, in 18 strains. To proof the general validity of our predictions, we developed genetic engineering tools in Aspergillus brasiliensis and subsequently verified the genes for biosynthesis of malformin.&quot;,&quot;container-title&quot;:&quot;Scientific Reports&quot;,&quot;DOI&quot;:&quot;10.1038/s41598-018-36561-3&quot;,&quot;ISSN&quot;:&quot;2045-2322&quot;,&quot;issue&quot;:&quot;1&quot;,&quot;language&quot;:&quot;en&quot;,&quot;note&quot;:&quot;number: 1\npublisher: Nature Publishing Group&quot;,&quot;page&quot;:&quot;17957&quot;,&quot;source&quot;:&quot;www.nature.com&quot;,&quot;title&quot;:&quot;Uncovering secondary metabolite evolution and biosynthesis using gene cluster networks and genetic dereplication&quot;,&quot;volume&quot;:&quot;8&quot;,&quot;author&quot;:[{&quot;family&quot;:&quot;Theobald&quot;,&quot;given&quot;:&quot;Sebastian&quot;},{&quot;family&quot;:&quot;Vesth&quot;,&quot;given&quot;:&quot;Tammi C.&quot;},{&quot;family&quot;:&quot;Rendsvig&quot;,&quot;given&quot;:&quot;Jakob Kræmmer&quot;},{&quot;family&quot;:&quot;Nielsen&quot;,&quot;given&quot;:&quot;Kristian Fog&quot;},{&quot;family&quot;:&quot;Riley&quot;,&quot;given&quot;:&quot;Robert&quot;},{&quot;family&quot;:&quot;Abreu&quot;,&quot;given&quot;:&quot;Lucas Magalhães&quot;,&quot;non-dropping-particle&quot;:&quot;de&quot;},{&quot;family&quot;:&quot;Salamov&quot;,&quot;given&quot;:&quot;Asaf&quot;},{&quot;family&quot;:&quot;Frisvad&quot;,&quot;given&quot;:&quot;Jens Christian&quot;},{&quot;family&quot;:&quot;Larsen&quot;,&quot;given&quot;:&quot;Thomas Ostenfeld&quot;},{&quot;family&quot;:&quot;Andersen&quot;,&quot;given&quot;:&quot;Mikael Rørdam&quot;},{&quot;family&quot;:&quot;Hoof&quot;,&quot;given&quot;:&quot;Jakob Blæsbjerg&quot;}],&quot;issued&quot;:{&quot;date-parts&quot;:[[&quot;2018&quot;,12,18]]}}},{&quot;id&quot;:1883,&quot;uris&quot;:[&quot;http://zotero.org/users/1142741/items/9VDB755J&quot;],&quot;uri&quot;:[&quot;http://zotero.org/users/1142741/items/9VDB755J&quot;],&quot;itemData&quot;:{&quot;id&quot;:1883,&quot;type&quot;:&quot;chapter&quot;,&quot;abstract&quot;:&quot;Metabolic gene clusters (MGCs) have provided some of the earliest glimpses at the biochemical machinery of yeast and filamentous fungi. MGCs encode diverse genetic mechanisms for nutrient acquisition and the synthesis/degradation of essential and adaptive metabolites. Beyond encoding the enzymes performing these discrete anabolic or catabolic processes, MGCs may encode a range of mechanisms that enable their persistence as genetic consortia; these include enzymatic mechanisms to protect their host fungi from their inherent toxicities, and integrated regulatory machinery. This modular, self-contained nature of MGCs contributes to the metabolic and ecological adaptability of fungi. The phylogenetic and ecological patterns of MGC distribution reflect the broad diversity of fungal life cycles and nutritional modes. While the origins of most gene clusters are enigmatic, MGCs are thought to be born into a genome through gene duplication, relocation, or horizontal transfer, and analyzing the death and decay of gene clusters provides clues about the mechanisms selecting for their assembly. Gene clustering may provide inherent fitness advantages through metabolic efficiency and specialization, but experimental evidence for this is currently limited. The identification and characterization of gene clusters will continue to be powerful tools for elucidating fungal metabolism as well as understanding the physiology and ecology of fungi.&quot;,&quot;collection-title&quot;:&quot;Fungal Phylogenetics and Phylogenomics&quot;,&quot;container-title&quot;:&quot;Advances in Genetics&quot;,&quot;language&quot;:&quot;en&quot;,&quot;note&quot;:&quot;DOI: 10.1016/bs.adgen.2017.09.005&quot;,&quot;page&quot;:&quot;141-178&quot;,&quot;publisher&quot;:&quot;Academic Press&quot;,&quot;source&quot;:&quot;ScienceDirect&quot;,&quot;title&quot;:&quot;Chapter Four - Fungal Gene Cluster Diversity and Evolution&quot;,&quot;URL&quot;:&quot;http://www.sciencedirect.com/science/article/pii/S0065266017300226&quot;,&quot;volume&quot;:&quot;100&quot;,&quot;author&quot;:[{&quot;family&quot;:&quot;Slot&quot;,&quot;given&quot;:&quot;Jason C.&quot;}],&quot;editor&quot;:[{&quot;family&quot;:&quot;Townsend&quot;,&quot;given&quot;:&quot;Jeffrey P.&quot;},{&quot;family&quot;:&quot;Wang&quot;,&quot;given&quot;:&quot;Zheng&quot;}],&quot;accessed&quot;:{&quot;date-parts&quot;:[[&quot;2020&quot;,8,17]]},&quot;issued&quot;:{&quot;date-parts&quot;:[[&quot;2017&quot;,1,1]]}}},{&quot;id&quot;:1890,&quot;uris&quot;:[&quot;http://zotero.org/users/1142741/items/624VDEK6&quot;],&quot;uri&quot;:[&quot;http://zotero.org/users/1142741/items/624VDEK6&quot;],&quot;itemData&quot;:{&quot;id&quot;:1890,&quot;type&quot;:&quot;article-journal&quot;,&quot;container-title&quot;:&quot;Frontiers in microbiology&quot;,&quot;note&quot;:&quot;ISBN: 1664-302X\npublisher: Frontiers&quot;,&quot;page&quot;:&quot;1158&quot;,&quot;title&quot;:&quot;Evolution and diversity of biosynthetic gene clusters in Fusarium&quot;,&quot;volume&quot;:&quot;9&quot;,&quot;author&quot;:[{&quot;family&quot;:&quot;Hoogendoorn&quot;,&quot;given&quot;:&quot;Koen&quot;},{&quot;family&quot;:&quot;Barra&quot;,&quot;given&quot;:&quot;Lena&quot;},{&quot;family&quot;:&quot;Waalwijk&quot;,&quot;given&quot;:&quot;Cees&quot;},{&quot;family&quot;:&quot;Dickschat&quot;,&quot;given&quot;:&quot;Jeroen S.&quot;},{&quot;family&quot;:&quot;Lee&quot;,&quot;given&quot;:&quot;Theo AJ&quot;,&quot;non-dropping-particle&quot;:&quot;van der&quot;},{&quot;family&quot;:&quot;Medema&quot;,&quot;given&quot;:&quot;Marnix H.&quot;}],&quot;issued&quot;:{&quot;date-parts&quot;:[[&quot;2018&quot;]]}}}],&quot;schema&quot;:&quot;https://github.com/citation-style-language/schema/raw/master/csl-citation.json&quot;} RNDVnGME72gFy"/><text:span text:style-name="T97">22,22,49,50</text:span><text:reference-mark-end text:name="ZOTERO_ITEM CSL_CITATION {&quot;citationID&quot;:&quot;Id0K7qqi&quot;,&quot;properties&quot;:{&quot;formattedCitation&quot;:&quot;\\super 22,22,49,50\\nosupersub{}&quot;,&quot;plainCitation&quot;:&quot;22,22,49,50&quot;,&quot;noteIndex&quot;:0},&quot;citationItems&quot;:[{&quot;id&quot;:1885,&quot;uris&quot;:[&quot;http://zotero.org/users/1142741/items/NTZZ5U8X&quot;],&quot;uri&quot;:[&quot;http://zotero.org/users/1142741/items/NTZZ5U8X&quot;],&quot;itemData&quot;:{&quot;id&quot;:1885,&quot;type&quot;:&quot;article-journal&quot;,&quot;abstract&quot;:&quot;The increased interest in secondary metabolites (SMs) has driven a number of genome sequencing projects to elucidate their biosynthetic pathways. As a result, studies revealed that the number of secondary metabolite gene clusters (SMGCs) greatly outnumbers detected compounds, challenging current methods to dereplicate and categorize this amount of gene clusters on a larger scale. Here, we present an automated workflow for the genetic dereplication and analysis of secondary metabolism genes in fungi. Focusing on the secondary metabolite rich genus Aspergillus, we categorize SMGCs across genomes into SMGC families using network analysis. Our method elucidates the diversity and dynamics of secondary metabolism in section Nigri, showing that SMGC diversity within the section has the same magnitude as within the genus. Using our genome analysis we were able to predict the gene cluster responsible for biosynthesis of malformin, a potentiator of anti-cancer drugs, in 18 strains. To proof the general validity of our predictions, we developed genetic engineering tools in Aspergillus brasiliensis and subsequently verified the genes for biosynthesis of malformin.&quot;,&quot;container-title&quot;:&quot;Scientific Reports&quot;,&quot;DOI&quot;:&quot;10.1038/s41598-018-36561-3&quot;,&quot;ISSN&quot;:&quot;2045-2322&quot;,&quot;issue&quot;:&quot;1&quot;,&quot;language&quot;:&quot;en&quot;,&quot;note&quot;:&quot;number: 1\npublisher: Nature Publishing Group&quot;,&quot;page&quot;:&quot;17957&quot;,&quot;source&quot;:&quot;www.nature.com&quot;,&quot;title&quot;:&quot;Uncovering secondary metabolite evolution and biosynthesis using gene cluster networks and genetic dereplication&quot;,&quot;volume&quot;:&quot;8&quot;,&quot;author&quot;:[{&quot;family&quot;:&quot;Theobald&quot;,&quot;given&quot;:&quot;Sebastian&quot;},{&quot;family&quot;:&quot;Vesth&quot;,&quot;given&quot;:&quot;Tammi C.&quot;},{&quot;family&quot;:&quot;Rendsvig&quot;,&quot;given&quot;:&quot;Jakob Kræmmer&quot;},{&quot;family&quot;:&quot;Nielsen&quot;,&quot;given&quot;:&quot;Kristian Fog&quot;},{&quot;family&quot;:&quot;Riley&quot;,&quot;given&quot;:&quot;Robert&quot;},{&quot;family&quot;:&quot;Abreu&quot;,&quot;given&quot;:&quot;Lucas Magalhães&quot;,&quot;non-dropping-particle&quot;:&quot;de&quot;},{&quot;family&quot;:&quot;Salamov&quot;,&quot;given&quot;:&quot;Asaf&quot;},{&quot;family&quot;:&quot;Frisvad&quot;,&quot;given&quot;:&quot;Jens Christian&quot;},{&quot;family&quot;:&quot;Larsen&quot;,&quot;given&quot;:&quot;Thomas Ostenfeld&quot;},{&quot;family&quot;:&quot;Andersen&quot;,&quot;given&quot;:&quot;Mikael Rørdam&quot;},{&quot;family&quot;:&quot;Hoof&quot;,&quot;given&quot;:&quot;Jakob Blæsbjerg&quot;}],&quot;issued&quot;:{&quot;date-parts&quot;:[[&quot;2018&quot;,12,18]]}}},{&quot;id&quot;:1885,&quot;uris&quot;:[&quot;http://zotero.org/users/1142741/items/NTZZ5U8X&quot;],&quot;uri&quot;:[&quot;http://zotero.org/users/1142741/items/NTZZ5U8X&quot;],&quot;itemData&quot;:{&quot;id&quot;:1885,&quot;type&quot;:&quot;article-journal&quot;,&quot;abstract&quot;:&quot;The increased interest in secondary metabolites (SMs) has driven a number of genome sequencing projects to elucidate their biosynthetic pathways. As a result, studies revealed that the number of secondary metabolite gene clusters (SMGCs) greatly outnumbers detected compounds, challenging current methods to dereplicate and categorize this amount of gene clusters on a larger scale. Here, we present an automated workflow for the genetic dereplication and analysis of secondary metabolism genes in fungi. Focusing on the secondary metabolite rich genus Aspergillus, we categorize SMGCs across genomes into SMGC families using network analysis. Our method elucidates the diversity and dynamics of secondary metabolism in section Nigri, showing that SMGC diversity within the section has the same magnitude as within the genus. Using our genome analysis we were able to predict the gene cluster responsible for biosynthesis of malformin, a potentiator of anti-cancer drugs, in 18 strains. To proof the general validity of our predictions, we developed genetic engineering tools in Aspergillus brasiliensis and subsequently verified the genes for biosynthesis of malformin.&quot;,&quot;container-title&quot;:&quot;Scientific Reports&quot;,&quot;DOI&quot;:&quot;10.1038/s41598-018-36561-3&quot;,&quot;ISSN&quot;:&quot;2045-2322&quot;,&quot;issue&quot;:&quot;1&quot;,&quot;language&quot;:&quot;en&quot;,&quot;note&quot;:&quot;number: 1\npublisher: Nature Publishing Group&quot;,&quot;page&quot;:&quot;17957&quot;,&quot;source&quot;:&quot;www.nature.com&quot;,&quot;title&quot;:&quot;Uncovering secondary metabolite evolution and biosynthesis using gene cluster networks and genetic dereplication&quot;,&quot;volume&quot;:&quot;8&quot;,&quot;author&quot;:[{&quot;family&quot;:&quot;Theobald&quot;,&quot;given&quot;:&quot;Sebastian&quot;},{&quot;family&quot;:&quot;Vesth&quot;,&quot;given&quot;:&quot;Tammi C.&quot;},{&quot;family&quot;:&quot;Rendsvig&quot;,&quot;given&quot;:&quot;Jakob Kræmmer&quot;},{&quot;family&quot;:&quot;Nielsen&quot;,&quot;given&quot;:&quot;Kristian Fog&quot;},{&quot;family&quot;:&quot;Riley&quot;,&quot;given&quot;:&quot;Robert&quot;},{&quot;family&quot;:&quot;Abreu&quot;,&quot;given&quot;:&quot;Lucas Magalhães&quot;,&quot;non-dropping-particle&quot;:&quot;de&quot;},{&quot;family&quot;:&quot;Salamov&quot;,&quot;given&quot;:&quot;Asaf&quot;},{&quot;family&quot;:&quot;Frisvad&quot;,&quot;given&quot;:&quot;Jens Christian&quot;},{&quot;family&quot;:&quot;Larsen&quot;,&quot;given&quot;:&quot;Thomas Ostenfeld&quot;},{&quot;family&quot;:&quot;Andersen&quot;,&quot;given&quot;:&quot;Mikael Rørdam&quot;},{&quot;family&quot;:&quot;Hoof&quot;,&quot;given&quot;:&quot;Jakob Blæsbjerg&quot;}],&quot;issued&quot;:{&quot;date-parts&quot;:[[&quot;2018&quot;,12,18]]}}},{&quot;id&quot;:1883,&quot;uris&quot;:[&quot;http://zotero.org/users/1142741/items/9VDB755J&quot;],&quot;uri&quot;:[&quot;http://zotero.org/users/1142741/items/9VDB755J&quot;],&quot;itemData&quot;:{&quot;id&quot;:1883,&quot;type&quot;:&quot;chapter&quot;,&quot;abstract&quot;:&quot;Metabolic gene clusters (MGCs) have provided some of the earliest glimpses at the biochemical machinery of yeast and filamentous fungi. MGCs encode diverse genetic mechanisms for nutrient acquisition and the synthesis/degradation of essential and adaptive metabolites. Beyond encoding the enzymes performing these discrete anabolic or catabolic processes, MGCs may encode a range of mechanisms that enable their persistence as genetic consortia; these include enzymatic mechanisms to protect their host fungi from their inherent toxicities, and integrated regulatory machinery. This modular, self-contained nature of MGCs contributes to the metabolic and ecological adaptability of fungi. The phylogenetic and ecological patterns of MGC distribution reflect the broad diversity of fungal life cycles and nutritional modes. While the origins of most gene clusters are enigmatic, MGCs are thought to be born into a genome through gene duplication, relocation, or horizontal transfer, and analyzing the death and decay of gene clusters provides clues about the mechanisms selecting for their assembly. Gene clustering may provide inherent fitness advantages through metabolic efficiency and specialization, but experimental evidence for this is currently limited. The identification and characterization of gene clusters will continue to be powerful tools for elucidating fungal metabolism as well as understanding the physiology and ecology of fungi.&quot;,&quot;collection-title&quot;:&quot;Fungal Phylogenetics and Phylogenomics&quot;,&quot;container-title&quot;:&quot;Advances in Genetics&quot;,&quot;language&quot;:&quot;en&quot;,&quot;note&quot;:&quot;DOI: 10.1016/bs.adgen.2017.09.005&quot;,&quot;page&quot;:&quot;141-178&quot;,&quot;publisher&quot;:&quot;Academic Press&quot;,&quot;source&quot;:&quot;ScienceDirect&quot;,&quot;title&quot;:&quot;Chapter Four - Fungal Gene Cluster Diversity and Evolution&quot;,&quot;URL&quot;:&quot;http://www.sciencedirect.com/science/article/pii/S0065266017300226&quot;,&quot;volume&quot;:&quot;100&quot;,&quot;author&quot;:[{&quot;family&quot;:&quot;Slot&quot;,&quot;given&quot;:&quot;Jason C.&quot;}],&quot;editor&quot;:[{&quot;family&quot;:&quot;Townsend&quot;,&quot;given&quot;:&quot;Jeffrey P.&quot;},{&quot;family&quot;:&quot;Wang&quot;,&quot;given&quot;:&quot;Zheng&quot;}],&quot;accessed&quot;:{&quot;date-parts&quot;:[[&quot;2020&quot;,8,17]]},&quot;issued&quot;:{&quot;date-parts&quot;:[[&quot;2017&quot;,1,1]]}}},{&quot;id&quot;:1890,&quot;uris&quot;:[&quot;http://zotero.org/users/1142741/items/624VDEK6&quot;],&quot;uri&quot;:[&quot;http://zotero.org/users/1142741/items/624VDEK6&quot;],&quot;itemData&quot;:{&quot;id&quot;:1890,&quot;type&quot;:&quot;article-journal&quot;,&quot;container-title&quot;:&quot;Frontiers in microbiology&quot;,&quot;note&quot;:&quot;ISBN: 1664-302X\npublisher: Frontiers&quot;,&quot;page&quot;:&quot;1158&quot;,&quot;title&quot;:&quot;Evolution and diversity of biosynthetic gene clusters in Fusarium&quot;,&quot;volume&quot;:&quot;9&quot;,&quot;author&quot;:[{&quot;family&quot;:&quot;Hoogendoorn&quot;,&quot;given&quot;:&quot;Koen&quot;},{&quot;family&quot;:&quot;Barra&quot;,&quot;given&quot;:&quot;Lena&quot;},{&quot;family&quot;:&quot;Waalwijk&quot;,&quot;given&quot;:&quot;Cees&quot;},{&quot;family&quot;:&quot;Dickschat&quot;,&quot;given&quot;:&quot;Jeroen S.&quot;},{&quot;family&quot;:&quot;Lee&quot;,&quot;given&quot;:&quot;Theo AJ&quot;,&quot;non-dropping-particle&quot;:&quot;van der&quot;},{&quot;family&quot;:&quot;Medema&quot;,&quot;given&quot;:&quot;Marnix H.&quot;}],&quot;issued&quot;:{&quot;date-parts&quot;:[[&quot;2018&quot;]]}}}],&quot;schema&quot;:&quot;https://github.com/citation-style-language/schema/raw/master/csl-citation.json&quot;} RNDVnGME72gFy"/><text:span text:style-name="T72">. This allows an estimation of the total potential value of a fungal strain for bioprospecting, and can help give direction to the “hunt” for interesting metabolites that may not have been directly observed/expressed in cultures and fermentations. This data is also necessary for our general question of ecological predictors of microbiome function (see step 8) </text:span></text:p>
      <text:p text:style-name="P14"/>
      <text:list xml:id="list2029725146" text:style-name="L6">
        <text:list-item>
          <text:p text:style-name="P70">Strains showing interesting <text:span text:style-name="T73">preliminary </text:span>bioactivity<text:span text:style-name="T73"> </text:span>will be <text:span text:style-name="T74">grown to sufficient quantities to allow purification of genomic DNA, and prepared for sequencing as recommended by sequencer platform manufacturer instructions. </text:span></text:p>
          <text:p text:style-name="P70"/>
        </text:list-item>
        <text:list-item>
          <text:p text:style-name="P79">Beyond these bioactive strains, additional statistical power may be needed to investigate ecological predictors of MGCs (see step 8). Due to this, as many additional strains of Xylariales and Hypocreales as possible will be sequenced as allowed by time and funding, even if not deemed to have interesting bioactivity.</text:p>
          <text:p text:style-name="P79"/>
        </text:list-item>
        <text:list-item>
          <text:p text:style-name="P80">If sequencing additional genomes proves not feasible, primer sets for PCR tests indicating presence of key genes from MGC of interest <text:s/>may be a viable, more economic alternative to search for evidence of MGCs of interest in unsequenced fungal strains.</text:p>
          <text:p text:style-name="P71"/>
        </text:list-item>
        <text:list-item>
          <text:p text:style-name="P81">These DNA will be prepared and sequenced using desktop sequencers (Oxford Nanopore MinION Mk1b sequencer) and associated, manufacture-recommended kits. </text:p>
          <text:p text:style-name="P72"/>
        </text:list-item>
        <text:list-item>
          <text:p text:style-name="P68"><text:soft-page-break/><text:span text:style-name="T75">If necessary, Nanopore libraries may be augmented with a deep-coverage, short-read libraries from Illumina sequencing pipelines</text:span><text:reference-mark-start text:name="ZOTERO_ITEM CSL_CITATION {&quot;citationID&quot;:&quot;lYGVXXri&quot;,&quot;properties&quot;:{&quot;formattedCitation&quot;:&quot;\\super 25\\nosupersub{}&quot;,&quot;plainCitation&quot;:&quot;25&quot;,&quot;noteIndex&quot;:0},&quot;citationItems&quot;:[{&quot;id&quot;:1766,&quot;uris&quot;:[&quot;http://zotero.org/users/1142741/items/H3AN4PC7&quot;],&quot;uri&quot;:[&quot;http://zotero.org/users/1142741/items/H3AN4PC7&quot;],&quot;itemData&quot;:{&quot;id&quot;:1766,&quot;type&quot;:&quot;article-journal&quot;,&quot;container-title&quot;:&quot;Fungal Divers&quot;,&quot;note&quot;:&quot;publisher: Springer&quot;,&quot;title&quot;:&quot;High quality genome sequences of thirteen Hypoxylaceae (Ascomycota) strengthen the phylogenetic family backbone and enable the discovery of new taxa&quot;,&quot;author&quot;:[{&quot;family&quot;:&quot;Wibberg&quot;,&quot;given&quot;:&quot;Daniel&quot;},{&quot;family&quot;:&quot;Stadler&quot;,&quot;given&quot;:&quot;Marc&quot;},{&quot;family&quot;:&quot;Lambert&quot;,&quot;given&quot;:&quot;Christopher&quot;},{&quot;family&quot;:&quot;Bunk&quot;,&quot;given&quot;:&quot;Boyke&quot;},{&quot;family&quot;:&quot;Spröer&quot;,&quot;given&quot;:&quot;Cathrin&quot;},{&quot;family&quot;:&quot;Rückert&quot;,&quot;given&quot;:&quot;Christian&quot;},{&quot;family&quot;:&quot;Kalinowski&quot;,&quot;given&quot;:&quot;Jörn&quot;},{&quot;family&quot;:&quot;Cox&quot;,&quot;given&quot;:&quot;Russell J.&quot;},{&quot;family&quot;:&quot;Kuhnert&quot;,&quot;given&quot;:&quot;Eric&quot;}],&quot;issued&quot;:{&quot;date-parts&quot;:[[&quot;2020&quot;]]}}}],&quot;schema&quot;:&quot;https://github.com/citation-style-language/schema/raw/master/csl-citation.json&quot;} RNDEN2GAslbev"/><text:span text:style-name="T97">25</text:span><text:reference-mark-end text:name="ZOTERO_ITEM CSL_CITATION {&quot;citationID&quot;:&quot;lYGVXXri&quot;,&quot;properties&quot;:{&quot;formattedCitation&quot;:&quot;\\super 25\\nosupersub{}&quot;,&quot;plainCitation&quot;:&quot;25&quot;,&quot;noteIndex&quot;:0},&quot;citationItems&quot;:[{&quot;id&quot;:1766,&quot;uris&quot;:[&quot;http://zotero.org/users/1142741/items/H3AN4PC7&quot;],&quot;uri&quot;:[&quot;http://zotero.org/users/1142741/items/H3AN4PC7&quot;],&quot;itemData&quot;:{&quot;id&quot;:1766,&quot;type&quot;:&quot;article-journal&quot;,&quot;container-title&quot;:&quot;Fungal Divers&quot;,&quot;note&quot;:&quot;publisher: Springer&quot;,&quot;title&quot;:&quot;High quality genome sequences of thirteen Hypoxylaceae (Ascomycota) strengthen the phylogenetic family backbone and enable the discovery of new taxa&quot;,&quot;author&quot;:[{&quot;family&quot;:&quot;Wibberg&quot;,&quot;given&quot;:&quot;Daniel&quot;},{&quot;family&quot;:&quot;Stadler&quot;,&quot;given&quot;:&quot;Marc&quot;},{&quot;family&quot;:&quot;Lambert&quot;,&quot;given&quot;:&quot;Christopher&quot;},{&quot;family&quot;:&quot;Bunk&quot;,&quot;given&quot;:&quot;Boyke&quot;},{&quot;family&quot;:&quot;Spröer&quot;,&quot;given&quot;:&quot;Cathrin&quot;},{&quot;family&quot;:&quot;Rückert&quot;,&quot;given&quot;:&quot;Christian&quot;},{&quot;family&quot;:&quot;Kalinowski&quot;,&quot;given&quot;:&quot;Jörn&quot;},{&quot;family&quot;:&quot;Cox&quot;,&quot;given&quot;:&quot;Russell J.&quot;},{&quot;family&quot;:&quot;Kuhnert&quot;,&quot;given&quot;:&quot;Eric&quot;}],&quot;issued&quot;:{&quot;date-parts&quot;:[[&quot;2020&quot;]]}}}],&quot;schema&quot;:&quot;https://github.com/citation-style-language/schema/raw/master/csl-citation.json&quot;} RNDEN2GAslbev"/><text:span text:style-name="T75">. </text:span></text:p>
          <text:p text:style-name="P73"/>
        </text:list-item>
        <text:list-item>
          <text:p text:style-name="P82">Draft genomes will be assembled using <text:span text:style-name="T78">standard </text:span>software pipelines appropriate for <text:span text:style-name="T76">the platforms chosen for sequencing. </text:span>Both Xylariales and Hypocreales <text:span text:style-name="T76">now </text:span>have numerous <text:span text:style-name="T82">examples of </text:span>publicly available genomes <text:span text:style-name="T76">which will be used where possible as reference genomes to increase speed and confidence of alignments and annotations. </text:span></text:p>
          <text:p text:style-name="P73"/>
        </text:list-item>
        <text:list-item>
          <text:p text:style-name="P83">Gene predictions and annotations will be made using <text:span text:style-name="T78">public databases (KOG, KEGG, GO, COG, SWISS-PROT, etc) as well as publicly-available, closely-related, annotated genomes. </text:span></text:p>
          <text:p text:style-name="P73"/>
        </text:list-item>
        <text:list-item>
          <text:p text:style-name="P67"><text:span text:style-name="T79">Genomes will be examined for completeness of genome assembly and annotation</text:span><text:reference-mark-start text:name="ZOTERO_ITEM CSL_CITATION {&quot;citationID&quot;:&quot;DJKEGLts&quot;,&quot;properties&quot;:{&quot;formattedCitation&quot;:&quot;\\super 51\\nosupersub{}&quot;,&quot;plainCitation&quot;:&quot;51&quot;,&quot;noteIndex&quot;:0},&quot;citationItems&quot;:[{&quot;id&quot;:1901,&quot;uris&quot;:[&quot;http://zotero.org/users/1142741/items/UMPF9FRP&quot;],&quot;uri&quot;:[&quot;http://zotero.org/users/1142741/items/UMPF9FRP&quot;],&quot;itemData&quot;:{&quot;id&quot;:1901,&quot;type&quot;:&quot;chapter&quot;,&quot;abstract&quot;:&quot;Genomics drives the current progress in molecular biology, generating unprecedented volumes of data. The scientific value of these sequences depends on the ability to evaluate their completeness using a biologically meaningful approach. Here, we describe the use of the BUSCO tool suite to assess the completeness of genomes, gene sets, and transcriptomes, using their gene content as a complementary method to common technical metrics. The chapter introduces the concept of universal single-copy genes, which underlies the BUSCO methodology, covers the basic requirements to set up the tool, and provides guidelines to properly design the analyses, run the assessments, and interpret and utilize the results.&quot;,&quot;collection-title&quot;:&quot;Methods in Molecular Biology&quot;,&quot;container-title&quot;:&quot;Gene Prediction: Methods and Protocols&quot;,&quot;event-place&quot;:&quot;New York, NY&quot;,&quot;ISBN&quot;:&quot;978-1-4939-9173-0&quot;,&quot;language&quot;:&quot;en&quot;,&quot;note&quot;:&quot;DOI: 10.1007/978-1-4939-9173-0_14&quot;,&quot;page&quot;:&quot;227-245&quot;,&quot;publisher&quot;:&quot;Springer&quot;,&quot;publisher-place&quot;:&quot;New York, NY&quot;,&quot;source&quot;:&quot;Springer Link&quot;,&quot;title&quot;:&quot;BUSCO: Assessing Genome Assembly and Annotation Completeness&quot;,&quot;title-short&quot;:&quot;BUSCO&quot;,&quot;URL&quot;:&quot;https://doi.org/10.1007/978-1-4939-9173-0_14&quot;,&quot;author&quot;:[{&quot;family&quot;:&quot;Seppey&quot;,&quot;given&quot;:&quot;Mathieu&quot;},{&quot;family&quot;:&quot;Manni&quot;,&quot;given&quot;:&quot;Mosè&quot;},{&quot;family&quot;:&quot;Zdobnov&quot;,&quot;given&quot;:&quot;Evgeny M.&quot;}],&quot;editor&quot;:[{&quot;family&quot;:&quot;Kollmar&quot;,&quot;given&quot;:&quot;Martin&quot;}],&quot;accessed&quot;:{&quot;date-parts&quot;:[[&quot;2020&quot;,8,19]]},&quot;issued&quot;:{&quot;date-parts&quot;:[[&quot;2019&quot;]]}}}],&quot;schema&quot;:&quot;https://github.com/citation-style-language/schema/raw/master/csl-citation.json&quot;} RNDv9MiNXP00H"/><text:span text:style-name="T97">51</text:span><text:reference-mark-end text:name="ZOTERO_ITEM CSL_CITATION {&quot;citationID&quot;:&quot;DJKEGLts&quot;,&quot;properties&quot;:{&quot;formattedCitation&quot;:&quot;\\super 51\\nosupersub{}&quot;,&quot;plainCitation&quot;:&quot;51&quot;,&quot;noteIndex&quot;:0},&quot;citationItems&quot;:[{&quot;id&quot;:1901,&quot;uris&quot;:[&quot;http://zotero.org/users/1142741/items/UMPF9FRP&quot;],&quot;uri&quot;:[&quot;http://zotero.org/users/1142741/items/UMPF9FRP&quot;],&quot;itemData&quot;:{&quot;id&quot;:1901,&quot;type&quot;:&quot;chapter&quot;,&quot;abstract&quot;:&quot;Genomics drives the current progress in molecular biology, generating unprecedented volumes of data. The scientific value of these sequences depends on the ability to evaluate their completeness using a biologically meaningful approach. Here, we describe the use of the BUSCO tool suite to assess the completeness of genomes, gene sets, and transcriptomes, using their gene content as a complementary method to common technical metrics. The chapter introduces the concept of universal single-copy genes, which underlies the BUSCO methodology, covers the basic requirements to set up the tool, and provides guidelines to properly design the analyses, run the assessments, and interpret and utilize the results.&quot;,&quot;collection-title&quot;:&quot;Methods in Molecular Biology&quot;,&quot;container-title&quot;:&quot;Gene Prediction: Methods and Protocols&quot;,&quot;event-place&quot;:&quot;New York, NY&quot;,&quot;ISBN&quot;:&quot;978-1-4939-9173-0&quot;,&quot;language&quot;:&quot;en&quot;,&quot;note&quot;:&quot;DOI: 10.1007/978-1-4939-9173-0_14&quot;,&quot;page&quot;:&quot;227-245&quot;,&quot;publisher&quot;:&quot;Springer&quot;,&quot;publisher-place&quot;:&quot;New York, NY&quot;,&quot;source&quot;:&quot;Springer Link&quot;,&quot;title&quot;:&quot;BUSCO: Assessing Genome Assembly and Annotation Completeness&quot;,&quot;title-short&quot;:&quot;BUSCO&quot;,&quot;URL&quot;:&quot;https://doi.org/10.1007/978-1-4939-9173-0_14&quot;,&quot;author&quot;:[{&quot;family&quot;:&quot;Seppey&quot;,&quot;given&quot;:&quot;Mathieu&quot;},{&quot;family&quot;:&quot;Manni&quot;,&quot;given&quot;:&quot;Mosè&quot;},{&quot;family&quot;:&quot;Zdobnov&quot;,&quot;given&quot;:&quot;Evgeny M.&quot;}],&quot;editor&quot;:[{&quot;family&quot;:&quot;Kollmar&quot;,&quot;given&quot;:&quot;Martin&quot;}],&quot;accessed&quot;:{&quot;date-parts&quot;:[[&quot;2020&quot;,8,19]]},&quot;issued&quot;:{&quot;date-parts&quot;:[[&quot;2019&quot;]]}}}],&quot;schema&quot;:&quot;https://github.com/citation-style-language/schema/raw/master/csl-citation.json&quot;} RNDv9MiNXP00H"/><text:span text:style-name="T79">, and examined for existence of highly conserved MGCs as proof-of-concept before proceeding with MGC searches.</text:span></text:p>
          <text:p text:style-name="P74"/>
        </text:list-item>
        <text:list-item>
          <text:p text:style-name="P69"><text:span text:style-name="T81">Candidate MGCs will be found using antiSMASH software pipelines</text:span><text:reference-mark-start text:name="ZOTERO_ITEM CSL_CITATION {&quot;citationID&quot;:&quot;F4oorgA7&quot;,&quot;properties&quot;:{&quot;formattedCitation&quot;:&quot;\\super 52\\nosupersub{}&quot;,&quot;plainCitation&quot;:&quot;52&quot;,&quot;noteIndex&quot;:0},&quot;citationItems&quot;:[{&quot;id&quot;:1894,&quot;uris&quot;:[&quot;http://zotero.org/users/1142741/items/V79QB2H5&quot;],&quot;uri&quot;:[&quot;http://zotero.org/users/1142741/items/V79QB2H5&quot;],&quot;itemData&quot;:{&quot;id&quot;:1894,&quot;type&quot;:&quot;article-journal&quot;,&quot;abstract&quot;:&quot;Abstract.  Microbial secondary metabolism constitutes a rich source of antibiotics, chemotherapeutics, insecticides and other high-value chemicals. Genome minin&quot;,&quot;container-title&quot;:&quot;Nucleic Acids Research&quot;,&quot;DOI&quot;:&quot;10.1093/nar/gkv437&quot;,&quot;ISSN&quot;:&quot;0305-1048&quot;,&quot;issue&quot;:&quot;W1&quot;,&quot;journalAbbreviation&quot;:&quot;Nucleic Acids Res&quot;,&quot;language&quot;:&quot;en&quot;,&quot;note&quot;:&quot;publisher: Oxford Academic&quot;,&quot;page&quot;:&quot;W237-W243&quot;,&quot;source&quot;:&quot;academic.oup.com&quot;,&quot;title&quot;:&quot;antiSMASH 3.0—a comprehensive resource for the genome mining of biosynthetic gene clusters&quot;,&quot;volume&quot;:&quot;43&quot;,&quot;author&quot;:[{&quot;family&quot;:&quot;Weber&quot;,&quot;given&quot;:&quot;Tilmann&quot;},{&quot;family&quot;:&quot;Blin&quot;,&quot;given&quot;:&quot;Kai&quot;},{&quot;family&quot;:&quot;Duddela&quot;,&quot;given&quot;:&quot;Srikanth&quot;},{&quot;family&quot;:&quot;Krug&quot;,&quot;given&quot;:&quot;Daniel&quot;},{&quot;family&quot;:&quot;Kim&quot;,&quot;given&quot;:&quot;Hyun Uk&quot;},{&quot;family&quot;:&quot;Bruccoleri&quot;,&quot;given&quot;:&quot;Robert&quot;},{&quot;family&quot;:&quot;Lee&quot;,&quot;given&quot;:&quot;Sang Yup&quot;},{&quot;family&quot;:&quot;Fischbach&quot;,&quot;given&quot;:&quot;Michael A.&quot;},{&quot;family&quot;:&quot;Müller&quot;,&quot;given&quot;:&quot;Rolf&quot;},{&quot;family&quot;:&quot;Wohlleben&quot;,&quot;given&quot;:&quot;Wolfgang&quot;},{&quot;family&quot;:&quot;Breitling&quot;,&quot;given&quot;:&quot;Rainer&quot;},{&quot;family&quot;:&quot;Takano&quot;,&quot;given&quot;:&quot;Eriko&quot;},{&quot;family&quot;:&quot;Medema&quot;,&quot;given&quot;:&quot;Marnix H.&quot;}],&quot;issued&quot;:{&quot;date-parts&quot;:[[&quot;2015&quot;,7,1]]}}}],&quot;schema&quot;:&quot;https://github.com/citation-style-language/schema/raw/master/csl-citation.json&quot;} RNDLnsclXhSZ8"/><text:span text:style-name="T97">52</text:span><text:reference-mark-end text:name="ZOTERO_ITEM CSL_CITATION {&quot;citationID&quot;:&quot;F4oorgA7&quot;,&quot;properties&quot;:{&quot;formattedCitation&quot;:&quot;\\super 52\\nosupersub{}&quot;,&quot;plainCitation&quot;:&quot;52&quot;,&quot;noteIndex&quot;:0},&quot;citationItems&quot;:[{&quot;id&quot;:1894,&quot;uris&quot;:[&quot;http://zotero.org/users/1142741/items/V79QB2H5&quot;],&quot;uri&quot;:[&quot;http://zotero.org/users/1142741/items/V79QB2H5&quot;],&quot;itemData&quot;:{&quot;id&quot;:1894,&quot;type&quot;:&quot;article-journal&quot;,&quot;abstract&quot;:&quot;Abstract.  Microbial secondary metabolism constitutes a rich source of antibiotics, chemotherapeutics, insecticides and other high-value chemicals. Genome minin&quot;,&quot;container-title&quot;:&quot;Nucleic Acids Research&quot;,&quot;DOI&quot;:&quot;10.1093/nar/gkv437&quot;,&quot;ISSN&quot;:&quot;0305-1048&quot;,&quot;issue&quot;:&quot;W1&quot;,&quot;journalAbbreviation&quot;:&quot;Nucleic Acids Res&quot;,&quot;language&quot;:&quot;en&quot;,&quot;note&quot;:&quot;publisher: Oxford Academic&quot;,&quot;page&quot;:&quot;W237-W243&quot;,&quot;source&quot;:&quot;academic.oup.com&quot;,&quot;title&quot;:&quot;antiSMASH 3.0—a comprehensive resource for the genome mining of biosynthetic gene clusters&quot;,&quot;volume&quot;:&quot;43&quot;,&quot;author&quot;:[{&quot;family&quot;:&quot;Weber&quot;,&quot;given&quot;:&quot;Tilmann&quot;},{&quot;family&quot;:&quot;Blin&quot;,&quot;given&quot;:&quot;Kai&quot;},{&quot;family&quot;:&quot;Duddela&quot;,&quot;given&quot;:&quot;Srikanth&quot;},{&quot;family&quot;:&quot;Krug&quot;,&quot;given&quot;:&quot;Daniel&quot;},{&quot;family&quot;:&quot;Kim&quot;,&quot;given&quot;:&quot;Hyun Uk&quot;},{&quot;family&quot;:&quot;Bruccoleri&quot;,&quot;given&quot;:&quot;Robert&quot;},{&quot;family&quot;:&quot;Lee&quot;,&quot;given&quot;:&quot;Sang Yup&quot;},{&quot;family&quot;:&quot;Fischbach&quot;,&quot;given&quot;:&quot;Michael A.&quot;},{&quot;family&quot;:&quot;Müller&quot;,&quot;given&quot;:&quot;Rolf&quot;},{&quot;family&quot;:&quot;Wohlleben&quot;,&quot;given&quot;:&quot;Wolfgang&quot;},{&quot;family&quot;:&quot;Breitling&quot;,&quot;given&quot;:&quot;Rainer&quot;},{&quot;family&quot;:&quot;Takano&quot;,&quot;given&quot;:&quot;Eriko&quot;},{&quot;family&quot;:&quot;Medema&quot;,&quot;given&quot;:&quot;Marnix H.&quot;}],&quot;issued&quot;:{&quot;date-parts&quot;:[[&quot;2015&quot;,7,1]]}}}],&quot;schema&quot;:&quot;https://github.com/citation-style-language/schema/raw/master/csl-citation.json&quot;} RNDLnsclXhSZ8"/><text:span text:style-name="T81">. </text:span></text:p>
          <text:p text:style-name="P75"/>
        </text:list-item>
        <text:list-item>
          <text:p text:style-name="P84">All <text:span text:style-name="T118">possible </text:span>MGCs will be evaluated, but particular focus will be given to polyketide and non-ribosomal polypeptide backbone pathways and their hybrids, aligning with current research interest and expertise of Prof. Dr. Stadler and his research group. </text:p>
          <text:p text:style-name="P85"/>
        </text:list-item>
      </text:list>
      <text:p text:style-name="P16">8) Return to Ecology</text:p>
      <text:p text:style-name="P16"/>
      <text:p text:style-name="P17"><text:span text:style-name="T73">The final step in the proposed investigation </text:span>i<text:span text:style-name="T73">s a return to ecological thinking: we will examine</text:span> <text:span text:style-name="T73">correlations among fungal microbiomes, secondary metabolites and gene clusters, and the environmental conditions from which they were collected. All three major data types generated from this effort are examined for environmental and spatial trends: <text:s/>(1) culture-based survey of fungal endophytes, (2) culture-free (metabarcoding) survey of fungal endophytes, and (3) gene cluster and natural product assays. </text:span></text:p>
      <text:p text:style-name="P42"/>
      <text:list xml:id="list2372892448" text:style-name="L7">
        <text:list-item>
          <text:p text:style-name="P87">Culture-free fungal metabarcoding data will be generated using Illumina MiSeq platform sequenc<text:span text:style-name="T87">ing</text:span>, from the ITS-<text:span text:style-name="T84">region</text:span> <text:span text:style-name="T84">DNA </text:span>libraries generated <text:span text:style-name="T87">in</text:span> step 4 above. </text:p>
          <text:p text:style-name="P87"/>
        </text:list-item>
        <text:list-item>
          <text:p text:style-name="P86"><text:span text:style-name="T119">These fungal read abundances <text:s/>will be filtered and variance-stabilized, and transformed to presence/absence data as per Thomas</text:span><text:reference-mark-start text:name="ZOTERO_ITEM CSL_CITATION {&quot;citationID&quot;:&quot;o52gXjWG&quot;,&quot;properties&quot;:{&quot;formattedCitation&quot;:&quot;\\super 45\\nosupersub{}&quot;,&quot;plainCitation&quot;:&quot;45&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dPc15Y9BRJ"/><text:span text:style-name="T97">45</text:span><text:reference-mark-end text:name="ZOTERO_ITEM CSL_CITATION {&quot;citationID&quot;:&quot;o52gXjWG&quot;,&quot;properties&quot;:{&quot;formattedCitation&quot;:&quot;\\super 45\\nosupersub{}&quot;,&quot;plainCitation&quot;:&quot;45&quot;,&quot;noteIndex&quot;:0},&quot;citationItems&quot;:[{&quot;id&quot;:860,&quot;uris&quot;:[&quot;http://zotero.org/users/1142741/items/K3C9MM67&quot;],&quot;uri&quot;:[&quot;http://zotero.org/users/1142741/items/K3C9MM67&quot;],&quot;itemData&quot;:{&quot;id&quot;:860,&quot;type&quot;:&quot;article-journal&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container-title&quot;:&quot;Fungal Ecology&quot;,&quot;DOI&quot;:&quot;10.1016/j.funeco.2018.12.012&quot;,&quot;ISSN&quot;:&quot;1754-5048&quot;,&quot;journalAbbreviation&quot;:&quot;Fungal Ecology&quot;,&quot;page&quot;:&quot;316-327&quot;,&quot;title&quot;:&quot;Spatial patterns of fungal endophytes in a subtropical montane rainforest of northern Taiwan&quot;,&quot;volume&quot;:&quot;39&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dPc15Y9BRJ"/><text:span text:style-name="T119">, with precautions as noted in Thomas</text:span><text:reference-mark-start text:name="ZOTERO_ITEM CSL_CITATION {&quot;citationID&quot;:&quot;eHruKbC5&quot;,&quot;properties&quot;:{&quot;formattedCitation&quot;:&quot;\\super 53\\nosupersub{}&quot;,&quot;plainCitation&quot;:&quot;53&quot;,&quot;noteIndex&quot;:0},&quot;citationItems&quot;:[{&quot;id&quot;:745,&quot;uris&quot;:[&quot;http://zotero.org/users/1142741/items/QJ36EMYE&quot;],&quot;uri&quot;:[&quot;http://zotero.org/users/1142741/items/QJ36EMYE&quot;],&quot;itemData&quot;:{&quot;id&quot;:745,&quot;type&quot;:&quot;article-journal&quot;,&quot;abstract&quot;:&quot;&lt;h3&gt;Abstract&lt;/h3&gt; &lt;p&g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lt;/p&gt;&quot;,&quot;container-title&quot;:&quot;bioRxiv&quot;,&quot;DOI&quot;:&quot;10.1101/184960&quot;,&quot;language&quot;:&quot;en&quot;,&quot;page&quot;:&quot;184960&quot;,&quot;source&quot;:&quot;www.biorxiv.org&quot;,&quot;title&quot;:&quot;Understanding and mitigating some limitations of Illumina© MiSeq for environmental sequencing of Fungi&quot;,&quot;author&quot;:[{&quot;family&quot;:&quot;Thomas&quot;,&quot;given&quot;:&quot;Dan&quot;},{&quot;family&quot;:&quot;Vandegrift&quot;,&quot;given&quot;:&quot;Roo&quot;},{&quot;family&quot;:&quot;Bailes&quot;,&quot;given&quot;:&quot;Graham&quot;},{&quot;family&quot;:&quot;Roy&quot;,&quot;given&quot;:&quot;Bitty&quot;}],&quot;issued&quot;:{&quot;date-parts&quot;:[[&quot;2017&quot;,9,10]]}}}],&quot;schema&quot;:&quot;https://github.com/citation-style-language/schema/raw/master/csl-citation.json&quot;} RNDXBuU3xbUIz"/><text:span text:style-name="T97">53</text:span><text:reference-mark-end text:name="ZOTERO_ITEM CSL_CITATION {&quot;citationID&quot;:&quot;eHruKbC5&quot;,&quot;properties&quot;:{&quot;formattedCitation&quot;:&quot;\\super 53\\nosupersub{}&quot;,&quot;plainCitation&quot;:&quot;53&quot;,&quot;noteIndex&quot;:0},&quot;citationItems&quot;:[{&quot;id&quot;:745,&quot;uris&quot;:[&quot;http://zotero.org/users/1142741/items/QJ36EMYE&quot;],&quot;uri&quot;:[&quot;http://zotero.org/users/1142741/items/QJ36EMYE&quot;],&quot;itemData&quot;:{&quot;id&quot;:745,&quot;type&quot;:&quot;article-journal&quot;,&quot;abstract&quot;:&quot;&lt;h3&gt;Abstract&lt;/h3&gt; &lt;p&g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lt;/p&gt;&quot;,&quot;container-title&quot;:&quot;bioRxiv&quot;,&quot;DOI&quot;:&quot;10.1101/184960&quot;,&quot;language&quot;:&quot;en&quot;,&quot;page&quot;:&quot;184960&quot;,&quot;source&quot;:&quot;www.biorxiv.org&quot;,&quot;title&quot;:&quot;Understanding and mitigating some limitations of Illumina© MiSeq for environmental sequencing of Fungi&quot;,&quot;author&quot;:[{&quot;family&quot;:&quot;Thomas&quot;,&quot;given&quot;:&quot;Dan&quot;},{&quot;family&quot;:&quot;Vandegrift&quot;,&quot;given&quot;:&quot;Roo&quot;},{&quot;family&quot;:&quot;Bailes&quot;,&quot;given&quot;:&quot;Graham&quot;},{&quot;family&quot;:&quot;Roy&quot;,&quot;given&quot;:&quot;Bitty&quot;}],&quot;issued&quot;:{&quot;date-parts&quot;:[[&quot;2017&quot;,9,10]]}}}],&quot;schema&quot;:&quot;https://github.com/citation-style-language/schema/raw/master/csl-citation.json&quot;} RNDXBuU3xbUIz"/><text:span text:style-name="T119"> and Edgar</text:span><text:reference-mark-start text:name="ZOTERO_ITEM CSL_CITATION {&quot;citationID&quot;:&quot;chmp4OR6&quot;,&quot;properties&quot;:{&quot;formattedCitation&quot;:&quot;\\super 54,55\\nosupersub{}&quot;,&quot;plainCitation&quot;:&quot;54,55&quot;,&quot;noteIndex&quot;:0},&quot;citationItems&quot;:[{&quot;id&quot;:1101,&quot;uris&quot;:[&quot;http://zotero.org/users/1142741/items/VNSK2U25&quot;],&quot;uri&quot;:[&quot;http://zotero.org/users/1142741/items/VNSK2U25&quot;],&quot;itemData&quot;:{&quot;id&quot;:1101,&quot;type&quot;:&quot;article-journal&quot;,&quot;abstract&quot;:&quot;&lt;h3&gt;Abstract&lt;/h3&gt; &lt;p&gt;Next-generation amplicon sequencing of 16S ribosomal RNA is widely used to survey microbial communities. Alpha and beta diversities of these communities are often quantified on the basis of OTU frequencies in the reads. Read abundances are biased by factors including 16S copy number and PCR primer mismatches which can cause the read abundance distribution to diverge substantially from the species abundance distribution. Using mock community tests with species abundances determined independently by shotgun sequencing, I find that 16S amplicon read frequencies have no meaningful correlation with species frequencies (Pearson coefficient &lt;i&gt;r&lt;/i&gt; close to zero). In addition, I show that that the Jaccard distance between the abundance distributions for reads of replicate samples, which ideally would be zero, is typically ~0.15 with values up to 0.71 for replicates sequenced in different runs. Using simulated communities, I estimate that the average rank of a dominant species in the reads is 3. I describe UNBIAS, a method that attempts to correct for abundance bias due to gene copy number and primer mismatches. I show that UNBIAS can achieve informative, but still poor, correlations (&lt;i&gt;r&lt;/i&gt; ~0.6) between estimated and true abundances in the idealized case of mock samples where species are well known. However, &lt;i&gt;r&lt;/i&gt; falls to ~0.4 when the closest reference species have 97% identity and to ~0.2 at 95% identity. This degradation is mostly explained by the increased difficulty in predicting 16S copy number when OTUs have lower similarity with the reference database, as will typically be the case in practice. 16S abundance bias therefore remains an unsolved problem, calling into question the naive use of alpha and beta diversity metrics based on frequency distributions.&lt;/p&gt;&quot;,&quot;container-title&quot;:&quot;bioRxiv&quot;,&quot;DOI&quot;:&quot;10.1101/124149&quot;,&quot;language&quot;:&quot;en&quot;,&quot;page&quot;:&quot;124149&quot;,&quot;source&quot;:&quot;www.biorxiv.org&quot;,&quot;title&quot;:&quot;UNBIAS: An attempt to correct abundance bias in 16S sequencing, with limited success&quot;,&quot;title-short&quot;:&quot;UNBIAS&quot;,&quot;author&quot;:[{&quot;family&quot;:&quot;Edgar&quot;,&quot;given&quot;:&quot;Robert C.&quot;}],&quot;issued&quot;:{&quot;date-parts&quot;:[[&quot;2017&quot;,4,4]]}}},{&quot;id&quot;:1104,&quot;uris&quot;:[&quot;http://zotero.org/users/1142741/items/RZSNI5KN&quot;],&quot;uri&quot;:[&quot;http://zotero.org/users/1142741/items/RZSNI5KN&quot;],&quot;itemData&quot;:{&quot;id&quot;:1104,&quot;type&quot;:&quot;article-journal&quot;,&quot;abstract&quot;:&quot;&lt;h3&gt;Abstract&lt;/h3&gt; &lt;p&gt;Next-generation amplicon sequencing is widely used for surveying biological diversity in applications such as microbial metagenomics, immune system repertoire analysis and targeted tumor sequencing of cancer-associated genes. In such studies, assignment of reads to incorrect samples (cross-talk) is a well-documented problem that is rarely considered in practice. Here, I describe UNCROSS2, an algorithm designed to detect and filter cross-talk in OTU tables generated by next-generation sequencing of the 16S ribosomal RNA gene. On eight published datasets, cross-talk rates are estimated to range from 0.4% to 1.5% mis-assigned reads. On a mock community test, UNCROSS2 identifies spurious counts due to cross-talk with sensitivity ∼80% to 90% and error rate from ∼1% to ∼20%, but it is not clear whether the accuracy of the algorithm is sufficient to decisively improve diversity rates in practice.&lt;/p&gt;&quot;,&quot;container-title&quot;:&quot;bioRxiv&quot;,&quot;DOI&quot;:&quot;10.1101/400762&quot;,&quot;language&quot;:&quot;en&quot;,&quot;page&quot;:&quot;400762&quot;,&quot;source&quot;:&quot;www.biorxiv.org&quot;,&quot;title&quot;:&quot;UNCROSS2: identification of cross-talk in 16S rRNA OTU tables&quot;,&quot;title-short&quot;:&quot;UNCROSS2&quot;,&quot;author&quot;:[{&quot;family&quot;:&quot;Edgar&quot;,&quot;given&quot;:&quot;Robert C.&quot;}],&quot;issued&quot;:{&quot;date-parts&quot;:[[&quot;2018&quot;,8,27]]}}}],&quot;schema&quot;:&quot;https://github.com/citation-style-language/schema/raw/master/csl-citation.json&quot;} RNDudBWu7qIBu"/><text:span text:style-name="T97">54,55</text:span><text:reference-mark-end text:name="ZOTERO_ITEM CSL_CITATION {&quot;citationID&quot;:&quot;chmp4OR6&quot;,&quot;properties&quot;:{&quot;formattedCitation&quot;:&quot;\\super 54,55\\nosupersub{}&quot;,&quot;plainCitation&quot;:&quot;54,55&quot;,&quot;noteIndex&quot;:0},&quot;citationItems&quot;:[{&quot;id&quot;:1101,&quot;uris&quot;:[&quot;http://zotero.org/users/1142741/items/VNSK2U25&quot;],&quot;uri&quot;:[&quot;http://zotero.org/users/1142741/items/VNSK2U25&quot;],&quot;itemData&quot;:{&quot;id&quot;:1101,&quot;type&quot;:&quot;article-journal&quot;,&quot;abstract&quot;:&quot;&lt;h3&gt;Abstract&lt;/h3&gt; &lt;p&gt;Next-generation amplicon sequencing of 16S ribosomal RNA is widely used to survey microbial communities. Alpha and beta diversities of these communities are often quantified on the basis of OTU frequencies in the reads. Read abundances are biased by factors including 16S copy number and PCR primer mismatches which can cause the read abundance distribution to diverge substantially from the species abundance distribution. Using mock community tests with species abundances determined independently by shotgun sequencing, I find that 16S amplicon read frequencies have no meaningful correlation with species frequencies (Pearson coefficient &lt;i&gt;r&lt;/i&gt; close to zero). In addition, I show that that the Jaccard distance between the abundance distributions for reads of replicate samples, which ideally would be zero, is typically ~0.15 with values up to 0.71 for replicates sequenced in different runs. Using simulated communities, I estimate that the average rank of a dominant species in the reads is 3. I describe UNBIAS, a method that attempts to correct for abundance bias due to gene copy number and primer mismatches. I show that UNBIAS can achieve informative, but still poor, correlations (&lt;i&gt;r&lt;/i&gt; ~0.6) between estimated and true abundances in the idealized case of mock samples where species are well known. However, &lt;i&gt;r&lt;/i&gt; falls to ~0.4 when the closest reference species have 97% identity and to ~0.2 at 95% identity. This degradation is mostly explained by the increased difficulty in predicting 16S copy number when OTUs have lower similarity with the reference database, as will typically be the case in practice. 16S abundance bias therefore remains an unsolved problem, calling into question the naive use of alpha and beta diversity metrics based on frequency distributions.&lt;/p&gt;&quot;,&quot;container-title&quot;:&quot;bioRxiv&quot;,&quot;DOI&quot;:&quot;10.1101/124149&quot;,&quot;language&quot;:&quot;en&quot;,&quot;page&quot;:&quot;124149&quot;,&quot;source&quot;:&quot;www.biorxiv.org&quot;,&quot;title&quot;:&quot;UNBIAS: An attempt to correct abundance bias in 16S sequencing, with limited success&quot;,&quot;title-short&quot;:&quot;UNBIAS&quot;,&quot;author&quot;:[{&quot;family&quot;:&quot;Edgar&quot;,&quot;given&quot;:&quot;Robert C.&quot;}],&quot;issued&quot;:{&quot;date-parts&quot;:[[&quot;2017&quot;,4,4]]}}},{&quot;id&quot;:1104,&quot;uris&quot;:[&quot;http://zotero.org/users/1142741/items/RZSNI5KN&quot;],&quot;uri&quot;:[&quot;http://zotero.org/users/1142741/items/RZSNI5KN&quot;],&quot;itemData&quot;:{&quot;id&quot;:1104,&quot;type&quot;:&quot;article-journal&quot;,&quot;abstract&quot;:&quot;&lt;h3&gt;Abstract&lt;/h3&gt; &lt;p&gt;Next-generation amplicon sequencing is widely used for surveying biological diversity in applications such as microbial metagenomics, immune system repertoire analysis and targeted tumor sequencing of cancer-associated genes. In such studies, assignment of reads to incorrect samples (cross-talk) is a well-documented problem that is rarely considered in practice. Here, I describe UNCROSS2, an algorithm designed to detect and filter cross-talk in OTU tables generated by next-generation sequencing of the 16S ribosomal RNA gene. On eight published datasets, cross-talk rates are estimated to range from 0.4% to 1.5% mis-assigned reads. On a mock community test, UNCROSS2 identifies spurious counts due to cross-talk with sensitivity ∼80% to 90% and error rate from ∼1% to ∼20%, but it is not clear whether the accuracy of the algorithm is sufficient to decisively improve diversity rates in practice.&lt;/p&gt;&quot;,&quot;container-title&quot;:&quot;bioRxiv&quot;,&quot;DOI&quot;:&quot;10.1101/400762&quot;,&quot;language&quot;:&quot;en&quot;,&quot;page&quot;:&quot;400762&quot;,&quot;source&quot;:&quot;www.biorxiv.org&quot;,&quot;title&quot;:&quot;UNCROSS2: identification of cross-talk in 16S rRNA OTU tables&quot;,&quot;title-short&quot;:&quot;UNCROSS2&quot;,&quot;author&quot;:[{&quot;family&quot;:&quot;Edgar&quot;,&quot;given&quot;:&quot;Robert C.&quot;}],&quot;issued&quot;:{&quot;date-parts&quot;:[[&quot;2018&quot;,8,27]]}}}],&quot;schema&quot;:&quot;https://github.com/citation-style-language/schema/raw/master/csl-citation.json&quot;} RNDudBWu7qIBu"/><text:span text:style-name="T119">. </text:span></text:p>
          <text:p text:style-name="P76"/>
        </text:list-item>
        <text:list-item>
          <text:p text:style-name="P88">Co-occurrence analysis of culture-free metabarcoding survey and endophyte-culture survey data should reveal the extent to which our bioprospecting has detected organisms of interest from host plant microbiomes. Endophytes that are detected by culture-free methods with high host fidelity that are not detected by culture surveys may direct future collection efforts.</text:p>
          <text:p text:style-name="P77"/>
        </text:list-item>
        <text:list-item>
          <text:p text:style-name="P89">Chao estimators and species accumulation curves generated from both culture and culture-free surveys <text:s/>will estimate the amounts of hypocrealan and xylarialean fungi to be discovered in microbiomes of the members of Ixoroideae in our plots. </text:p>
          <text:p text:style-name="P77"/>
        </text:list-item>
        <text:list-item>
          <text:p text:style-name="P77"><text:span text:style-name="T85">Environmental analysis of both culture and culture-free endophyte surveys may also point to fungal strains of interest. If the presence of a particular endophyte is highly associated with healthy congeners of </text:span><text:span text:style-name="T14">Coffea</text:span><text:span text:style-name="T32"> in</text:span><text:span text:style-name="T85"> environmental conditions that are otherwise conducive to </text:span><text:soft-page-break/><text:span text:style-name="T14">Hemileia </text:span><text:span text:style-name="T32">infections, this may be additional evidence </text:span><text:span text:style-name="T36">of</text:span><text:span text:style-name="T32"> </text:span><text:span text:style-name="T36">potential </text:span><text:span text:style-name="T32">use</text:span><text:span text:style-name="T36">fulness of a fungal strain</text:span><text:span text:style-name="T32"> as a CLR biocontrol, </text:span><text:span text:style-name="T36">to be included in future screens.</text:span></text:p>
          <text:p text:style-name="P78"/>
        </text:list-item>
        <text:list-item>
          <text:p text:style-name="P90">The presence/absence of MGCs and secondary metabolites will also be examined as functions of <text:s/>spatial/environmental conditions. Gene clusters that show spatial/environmental trends that are independent of parent fungal organisms is especially interesting, as this may be evidence of environmental selection for a particular metabolite. </text:p>
        </text:list-item>
      </text:list>
      <text:p text:style-name="P18"/>
      <text:p text:style-name="P43">9) Iteration!</text:p>
      <text:p text:style-name="P43"/>
      <text:p text:style-name="P43">The above pipeline can be considered iterative. <text:span text:style-name="T86">From genomic data generated, t</text:span>he above pipeline will yield estimates of how many secondary metabolites remain to be recovered as chemical isolates <text:span text:style-name="T86">from endophyte cultures. From ecological surveys, </text:span><text:s/><text:span text:style-name="T86">we can estimate</text:span> <text:span text:style-name="T86">the quantity of undiscovered</text:span> fungal endophytes of ecological importance <text:span text:style-name="T86">that </text:span>remain, <text:span text:style-name="T86">and to which environmental conditions we should direct our future efforts. Downstream efforts to find natural solutions to a ecological problem (such as the coffee leaf rust) can then become more highly targeted, and thus more efficient, with each iteration. </text:span></text:p>
      <text:p text:style-name="P43"/>
      <text:p text:style-name="P43"/>
      <text:p text:style-name="P46">Works Cited</text:p>
      <text:section text:style-name="Sect1" text:name="ZOTERO_BIBL {&quot;uncited&quot;:[],&quot;omitted&quot;:[],&quot;custom&quot;:[]} CSL_BIBLIOGRAPHY RNDrnqTEW44cU">
        <text:p text:style-name="P47">1.<text:tab/>Gentry, A. H. Patterns of Neotropical Plant Species Diversity. in <text:span text:style-name="T4">Evolutionary Biology</text:span> 1–84 (Springer, Boston, MA, 1982). doi:10.1007/978-1-4615-6968-8_1.</text:p>
        <text:p text:style-name="P47">2.<text:tab/>Valencia, R., Balslev, H. &amp; Miño, G. P. Y. High tree alpha-diversity in Amazonian Ecuador. <text:span text:style-name="T4">Biodiversity &amp; Conservation</text:span> <text:span text:style-name="T121">3</text:span>, 21–28 (1994).</text:p>
        <text:p text:style-name="P47">3.<text:tab/>Pitman, N. C. A. <text:span text:style-name="T4">et al.</text:span> A Comparison of Tree Species Diversity in Two Upper Amazonian Forests. <text:span text:style-name="T4">Ecology</text:span> <text:span text:style-name="T121">83</text:span>, 3210–3224 (2002).</text:p>
        <text:p text:style-name="P47">4.<text:tab/>Thomas, D. C., Vandegrift, R., Ludden, A., Carroll, G. C. &amp; Roy, B. A. Spatial ecology of the fungal genus <text:span text:style-name="T4">Xylaria</text:span> in a tropical cloud forest. <text:span text:style-name="T4">Biotropica</text:span> <text:span text:style-name="T121">48</text:span>, 381–393 (2016).</text:p>
        <text:p text:style-name="P47">5.<text:tab/>Filotas, E. <text:span text:style-name="T4">et al.</text:span> Viewing forests through the lens of complex systems science. <text:span text:style-name="T4">Ecosphere</text:span> <text:span text:style-name="T121">5</text:span>, art1 (2014).</text:p>
        <text:p text:style-name="P47">6.<text:tab/>Gazis, R. &amp; Chaverri, P. Wild trees in the Amazon basin harbor a great diversity of beneficial endosymbiotic fungi: is this evidence of protective mutualism? <text:span text:style-name="T4">Fungal Ecology</text:span> <text:span text:style-name="T121">17</text:span>, 18–29 (2015).</text:p>
        <text:p text:style-name="P47">7.<text:tab/>Evans, H. C., Holmes, K. A. &amp; Thomas, S. E. Endophytes and mycoparasites associated with an indigenous forest tree, <text:span text:style-name="T4">Theobroma gileri</text:span>, in Ecuador and a preliminary assessment of their potential as biocontrol agents of cocoa diseases. <text:span text:style-name="T4">Mycological Progress</text:span> <text:span text:style-name="T121">2</text:span>, 149–160 (2003).</text:p>
        <text:p text:style-name="P47">8.<text:tab/>Witzell, J., Martín, J. A. &amp; Blumenstein, K. Ecological Aspects of Endophyte-Based Biocontrol of Forest Diseases. in <text:span text:style-name="T4">Advances in Endophytic Research</text:span> (eds. Verma, V. C. &amp; Gange, A. C.) 321–333 (Springer India, 2014). doi:10.1007/978-81-322-1575-2_17.</text:p>
        <text:p text:style-name="P47">9.<text:tab/>Orozco-Mosqueda, M. del C., Rocha-Granados, M. del C., Glick, B. R. &amp; Santoyo, G. Microbiome engineering to improve biocontrol and plant growth-promoting mechanisms. <text:span text:style-name="T4">Microbiological Research</text:span> <text:span text:style-name="T121">208</text:span>, 25–31 (2018).</text:p>
        <text:p text:style-name="P47">10.<text:tab/>Christian, N., Herre, E. A., Mejia, L. C. &amp; Clay, K. Exposure to the leaf litter microbiome of healthy adults protects seedlings from pathogen damage. <text:span text:style-name="T4">Proceedings of the Royal Society B: Biological Sciences</text:span> <text:span text:style-name="T121">284</text:span>, 20170641 (2017).</text:p>
        <text:p text:style-name="P47">11.<text:tab/>Talhinhas, P. <text:span text:style-name="T4">et al.</text:span> The coffee leaf rust pathogen <text:span text:style-name="T4">Hemileia vastatrix</text:span>: one and a half centuries around the tropics. <text:span text:style-name="T4">Molecular Plant Pathology</text:span> <text:span text:style-name="T121">18</text:span>, 1039–1051 (2017).</text:p>
        <text:p text:style-name="P47">12.<text:tab/>Zare, R. &amp; Gams, W. A revision of <text:span text:style-name="T4">Verticillium</text:span> section Prostrata. IV. The genera <text:span text:style-name="T4">Lecanicillium</text:span> and <text:span text:style-name="T4">Simplicillium</text:span> gen. nov.°). <text:span text:style-name="T4">Nova Hedwigia</text:span> 1–50 (2001) doi:10.1127/nova.hedwigia/73/2001/1.</text:p>
        <text:p text:style-name="P47">13.<text:tab/>Kepler, R. M. <text:span text:style-name="T4">et al.</text:span> A phylogenetically-based nomenclature for Cordycipitaceae (Hypocreales). <text:span text:style-name="T4">IMA fungus</text:span> <text:span text:style-name="T121">8</text:span>, 335–353 (2017).</text:p>
        <text:p text:style-name="P47"><text:soft-page-break/>14.<text:tab/>Sung, G.-H. <text:span text:style-name="T4">et al.</text:span> Phylogenetic classification of <text:span text:style-name="T4">Cordyceps</text:span> and the clavicipitaceous fungi. <text:span text:style-name="T4">Studies in mycology</text:span> <text:span text:style-name="T121">57</text:span>, 5–59 (2007).</text:p>
        <text:p text:style-name="P47">15.<text:tab/>Vandermeer, J., Perfecto, I. &amp; Liere, H. Evidence for hyperparasitism of coffee rust (<text:span text:style-name="T4">Hemileia vastatrix</text:span>) by the entomogenous fungus, <text:span text:style-name="T4">Lecanicillium lecanii</text:span>, through a complex ecological web. <text:span text:style-name="T4">Plant Pathology</text:span> <text:span text:style-name="T121">58</text:span>, 636–641 (2009).</text:p>
        <text:p text:style-name="P47">16.<text:tab/>Vandermeer, J., Perfecto, I. &amp; Philpott, S. Ecological Complexity and Pest Control in Organic Coffee Production: Uncovering an Autonomous Ecosystem Service. <text:span text:style-name="T4">BioScience</text:span> <text:span text:style-name="T121">60</text:span>, 527–537 (2010).</text:p>
        <text:p text:style-name="P47">17.<text:tab/>Carrión, G. &amp; Rico-Gray, V. Mycoparasites on the coffee rust in Mexico. <text:span text:style-name="T4">Fungal Diversity</text:span> <text:span text:style-name="T121">11</text:span>, 49–60 (2002).</text:p>
        <text:p text:style-name="P47">18.<text:tab/>Haddad, F., Maffia, L. A., Mizubuti, E. S. G. &amp; Teixeira, H. Biological control of coffee rust by antagonistic bacteria under field conditions in Brazil. <text:span text:style-name="T4">Biological Control</text:span> <text:span text:style-name="T121">49</text:span>, 114–119 (2009).</text:p>
        <text:p text:style-name="P47">19.<text:tab/>Haddad, F., Saraiva, R. M., Mizubuti, E. S. G., Romeiro, R. S. &amp; Maffia, L. A. Isolation and selection of <text:span text:style-name="T4">Hemileia vastatrix</text:span> antagonists. <text:span text:style-name="T4">Eur J Plant Pathol</text:span> <text:span text:style-name="T121">139</text:span>, 763–772 (2014).</text:p>
        <text:p text:style-name="P47">20.<text:tab/>Silva, H. S., Tozzi, J. P., Terrasan, C. R. &amp; Bettiol, W. Endophytic microorganisms from coffee tissues as plant growth promoters and biocontrol agents of coffee leaf rust. <text:span text:style-name="T4">Biological Control</text:span> <text:span text:style-name="T121">63</text:span>, 62–67 (2012).</text:p>
        <text:p text:style-name="P47">21.<text:tab/>van der Lee, T. A. J. &amp; Medema, M. H. Computational strategies for genome-based natural product discovery and engineering in fungi. <text:span text:style-name="T4">Fungal Genetics and Biology</text:span> <text:span text:style-name="T121">89</text:span>, 29–36 (2016).</text:p>
        <text:p text:style-name="P47">22.<text:tab/>Theobald, S. <text:span text:style-name="T4">et al.</text:span> Uncovering secondary metabolite evolution and biosynthesis using gene cluster networks and genetic dereplication. <text:span text:style-name="T4">Scientific Reports</text:span> <text:span text:style-name="T121">8</text:span>, 17957 (2018).</text:p>
        <text:p text:style-name="P47">23.<text:tab/>Helaly, S. E., Thongbai, B. &amp; Stadler, M. Diversity of biologically active secondary metabolites from endophytic and saprotrophic fungi of the ascomycete order Xylariales. <text:span text:style-name="T4">Nat. Prod. Rep.</text:span> <text:span text:style-name="T121">35</text:span>, 992–1014 (2018).</text:p>
        <text:p text:style-name="P47">24.<text:tab/>Bills, G. F. <text:span text:style-name="T4">et al.</text:span> <text:span text:style-name="T4">Hypoxylon pulicicidum</text:span> sp. nov. (Ascomycota, Xylariales), a pantropical insecticide-producing endophyte. <text:span text:style-name="T4">PLOS ONE</text:span> <text:span text:style-name="T121">7</text:span>, e46687 (2012).</text:p>
        <text:p text:style-name="P47">25.<text:tab/>Wibberg, D. <text:span text:style-name="T4">et al.</text:span> High quality genome sequences of thirteen Hypoxylaceae (Ascomycota) strengthen the phylogenetic family backbone and enable the discovery of new taxa. <text:span text:style-name="T4">Fungal Divers</text:span> (2020).</text:p>
        <text:p text:style-name="P47">26.<text:tab/>Surup, F., Kuhnert, E., Liscinskij, E. &amp; Stadler, M. Silphiperfolene-Type Terpenoids and Other Metabolites from Cultures of the Tropical Ascomycete <text:span text:style-name="T4">Hypoxylon rickii</text:span> (Xylariaceae). <text:span text:style-name="T4">Nat. Prod. Bioprospect.</text:span> <text:span text:style-name="T121">5</text:span>, 167–173 (2015).</text:p>
        <text:p text:style-name="P47">27.<text:tab/>Wiebach, V., Surup, F., Kuhnert, E. &amp; Stadler, M. Rickicaryophyllane A, a Caryophyllane from the Ascomyceteous Fungus <text:span text:style-name="T4">Hypoxylon rickii</text:span> and a 10-Norbotryane Congener. <text:span text:style-name="T4">Natural Product Communications</text:span> <text:span text:style-name="T121">11</text:span>, 1934578X1601100711 (2016).</text:p>
        <text:p text:style-name="P47">28.<text:tab/>Roy, B. A. <text:span text:style-name="T4">et al.</text:span> New mining concessions could severely decrease biodiversity and ecosystem services in ecuador. <text:span text:style-name="T4">Tropical Conservation Science</text:span> <text:span text:style-name="T121">11</text:span>, 1940082918780427 (2018).</text:p>
        <text:p text:style-name="P47">29.<text:tab/>McCook, S. &amp; Vandermeer, J. The Big Rust and the Red Queen: Long-Term Perspectives on Coffee Rust Research. <text:span text:style-name="T4">Phytopathology</text:span> <text:span text:style-name="T121">105</text:span>, 1164–1173 (2015).</text:p>
        <text:p text:style-name="P47">30.<text:tab/>Avelino, J. <text:span text:style-name="T4">et al.</text:span> The coffee rust crises in Colombia and Central America (2008–2013): impacts, plausible causes and proposed solutions. <text:span text:style-name="T4">Food Sec.</text:span> <text:span text:style-name="T121">7</text:span>, 303–321 (2015).</text:p>
        <text:p text:style-name="P47">31.<text:tab/>Samnegård, U., Hambäck, P. A., Nemomissa, S. &amp; Hylander, K. Local and Regional Variation in Local Frequency of Multiple Coffee Pests Across a Mosaic Landscape in <text:span text:style-name="T4">Coffea arabica</text:span>’s Native Range. <text:span text:style-name="T4">Biotropica</text:span> <text:span text:style-name="T121">46</text:span>, 276–284 (2014).</text:p>
        <text:p text:style-name="P47">32.<text:tab/>McCook, S. Global rust belt: <text:span text:style-name="T4">Hemileia vastatrix</text:span> and the ecological integration of world coffee production since 1850. <text:span text:style-name="T4">Journal of Global History</text:span> <text:span text:style-name="T121">1</text:span>, 177–195 (2006).</text:p>
        <text:p text:style-name="P47">33.<text:tab/>Ritschel, A. Monograph of the genus <text:span text:style-name="T4">Hemileia</text:span> (Uredinales). https://www.schweizerbart.de/publications/detail/isbn/9783443591021/Bibl_Mycologica_Band_200_Ritschel (2005).</text:p>
        <text:p text:style-name="P47"><text:soft-page-break/>34.<text:tab/>Kainulainen, K., Razafimandimbison, S. G. &amp; Bremer, B. Phylogenetic relationships and new tribal delimitations in subfamily Ixoroideae (Rubiaceae). <text:span text:style-name="T4">Bot J Linn Soc</text:span> <text:span text:style-name="T121">173</text:span>, 387–406 (2013).</text:p>
        <text:p text:style-name="P47">35.<text:tab/>Ly, S. N. <text:span text:style-name="T4">et al.</text:span> Chloroplast genomes of Rubiaceae: Comparative genomics and molecular phylogeny in subfamily Ixoroideae. <text:span text:style-name="T4">PLOS ONE</text:span> <text:span text:style-name="T121">15</text:span>, e0232295 (2020).</text:p>
        <text:p text:style-name="P47">36.<text:tab/>Birgitta Bremer. A Review of Molecular Phylogenetic Studies of Rubiaceae. <text:span text:style-name="T4">Annals of the Missouri Botanical Garden</text:span> <text:span text:style-name="T121">96</text:span>, 4–26 (2009).</text:p>
        <text:p text:style-name="P47">37.<text:tab/>Vega, F. E. The use of fungal entomopathogens as endophytes in biological control: a review. <text:span text:style-name="T4">Mycologia</text:span> <text:span text:style-name="T121">110</text:span>, 4–30 (2018).</text:p>
        <text:p text:style-name="P47">38.<text:tab/>Kauppinen, M., Saikkonen, K., Helander, M., Pirttilä, A. M. &amp; Wäli, P. R. <text:span text:style-name="T4">Epichloë</text:span> grass endophytes in sustainable agriculture. <text:span text:style-name="T4">Nature Plants</text:span> <text:span text:style-name="T121">2</text:span>, 15224 (2016).</text:p>
        <text:p text:style-name="P47">39.<text:tab/>Clay, K. Fungal endophytes of grasses: A defensive mutualism between plants and fungi. <text:span text:style-name="T4">Ecology</text:span> <text:span text:style-name="T121">69</text:span>, 10–16 (1988).</text:p>
        <text:p text:style-name="P47">40.<text:tab/>Molnár, I., Gibson, D. M. &amp; Krasnoff, S. B. Secondary metabolites from entomopathogenic Hypocrealean fungi. <text:span text:style-name="T4">Nat. Prod. Rep.</text:span> <text:span text:style-name="T121">27</text:span>, 1241–1275 (2010).</text:p>
        <text:p text:style-name="P47">41.<text:tab/>Thomas, D. C., Vandegrift, R. &amp; Roy, B. A. An agent-based model of the foraging ascomycete hypothesis. <text:span text:style-name="T4">Fungal Ecology</text:span> <text:span text:style-name="T121">47</text:span>, 100963 (2020).</text:p>
        <text:p text:style-name="P47">42.<text:tab/>Avelino, J. <text:span text:style-name="T4">et al.</text:span> The intensity of a coffee rust epidemic is dependent on production situations. <text:span text:style-name="T4">Ecological Modelling</text:span> <text:span text:style-name="T121">197</text:span>, 431–447 (2006).</text:p>
        <text:p text:style-name="P47">43.<text:tab/>Schoch, C. L. <text:span text:style-name="T4">et al.</text:span> Nuclear ribosomal internal transcribed spacer (ITS) region as a universal DNA barcode marker for Fungi. <text:span text:style-name="T4">PNAS</text:span> <text:span text:style-name="T121">109</text:span>, 6241–6246 (2012).</text:p>
        <text:p text:style-name="P47">44.<text:tab/>Gardes, M. &amp; Bruns, T. D. ITS primers with enhanced specificity for basidiomycetes - application to the identification of mycorrhizae and rusts. <text:span text:style-name="T4">Molecular Ecology</text:span> <text:span text:style-name="T121">2</text:span>, 113–118 (1993).</text:p>
        <text:p text:style-name="P47">45.<text:tab/>Thomas, D., Vandegrift, R., Roy, B. A., Hsieh, H.-M. &amp; Ju, Y.-M. Spatial patterns of fungal endophytes in a subtropical montane rainforest of northern Taiwan. <text:span text:style-name="T4">Fungal Ecology</text:span> <text:span text:style-name="T121">39</text:span>, 316–327 (2019).</text:p>
        <text:p text:style-name="P47">46.<text:tab/>Eskes, A. B. The use of leaf disk inoculations in assessing resistance to coffee leaf rust (Hemileia vastatrix). <text:span text:style-name="T4">Netherlands Journal of Plant Pathology</text:span> <text:span text:style-name="T121">88</text:span>, 127–141 (1982).</text:p>
        <text:p text:style-name="P47">47.<text:tab/>Kushalappa, A. C. &amp; Eskes, A. B. Advances in coffee rust research. <text:span text:style-name="T4">Annual Review of Phytopathology</text:span> <text:span text:style-name="T121">27</text:span>, 503–531 (1989).</text:p>
        <text:p text:style-name="P47">48.<text:tab/>Askary, H., Benhamou, N. &amp; Brodeur, J. Ultrastructural and Cytochemical Investigations of the Antagonistic Effect of Verticillium lecanii on Cucumber Powdery Mildew. <text:span text:style-name="T4">Phytopathology</text:span> <text:span text:style-name="T121">87</text:span>, 359–368 (1997).</text:p>
        <text:p text:style-name="P47">49.<text:tab/>Slot, J. C. Chapter Four - Fungal Gene Cluster Diversity and Evolution. in <text:span text:style-name="T4">Advances in Genetics</text:span> (eds. Townsend, J. P. &amp; Wang, Z.) vol. 100 141–178 (Academic Press, 2017).</text:p>
        <text:p text:style-name="P47">50.<text:tab/>Hoogendoorn, K. <text:span text:style-name="T4">et al.</text:span> Evolution and diversity of biosynthetic gene clusters in Fusarium. <text:span text:style-name="T4">Frontiers in microbiology</text:span> <text:span text:style-name="T121">9</text:span>, 1158 (2018).</text:p>
        <text:p text:style-name="P47">51.<text:tab/>Seppey, M., Manni, M. &amp; Zdobnov, E. M. BUSCO: Assessing Genome Assembly and Annotation Completeness. in <text:span text:style-name="T4">Gene Prediction: Methods and Protocols</text:span> (ed. Kollmar, M.) 227–245 (Springer, 2019). doi:10.1007/978-1-4939-9173-0_14.</text:p>
        <text:p text:style-name="P47">52.<text:tab/>Weber, T. <text:span text:style-name="T4">et al.</text:span> antiSMASH 3.0—a comprehensive resource for the genome mining of biosynthetic gene clusters. <text:span text:style-name="T4">Nucleic Acids Res</text:span> <text:span text:style-name="T121">43</text:span>, W237–W243 (2015).</text:p>
        <text:p text:style-name="P47">53.<text:tab/>Thomas, D., Vandegrift, R., Bailes, G. &amp; Roy, B. Understanding and mitigating some limitations of Illumina© MiSeq for environmental sequencing of Fungi. <text:span text:style-name="T4">bioRxiv</text:span> 184960 (2017) doi:10.1101/184960.</text:p>
        <text:p text:style-name="P47">54.<text:tab/>Edgar, R. C. UNBIAS: An attempt to correct abundance bias in 16S sequencing, with limited success. <text:span text:style-name="T4">bioRxiv</text:span> 124149 (2017) doi:10.1101/124149.</text:p>
        <text:p text:style-name="P47">55.<text:tab/>Edgar, R. C. UNCROSS2: identification of cross-talk in 16S rRNA OTU tables. <text:span text:style-name="T4">bioRxiv</text:span> 400762 (2018) doi:10.1101/40076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3335in" fo:text-indent="-0.2665in" style:auto-text-indent="false">
        <style:tab-stops>
          <style:tab-stop style:position="0.2665in"/>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7T04:50:19.160665525</meta:creation-date>
    <dc:date>2020-08-19T19:17:35.052609431</dc:date>
    <meta:editing-duration>P1DT4H48M24S</meta:editing-duration>
    <meta:editing-cycles>85</meta:editing-cycles>
    <meta:generator>LibreOffice/6.0.7.3$Linux_X86_64 LibreOffice_project/00m0$Build-3</meta:generator>
    <meta:document-statistic meta:table-count="0" meta:image-count="0" meta:object-count="0" meta:page-count="11" meta:paragraph-count="165" meta:word-count="5686" meta:character-count="38509" meta:non-whitespace-character-count="32996"/>
    <meta:user-defined meta:name="ZOTERO_PREF_1">&lt;data data-version="3" zotero-version="5.0.89"&gt;&lt;session id="9Yu9eGMe"/&gt;&lt;style id="http://www.zotero.org/styles/nature" hasBibliography="1" bibliographyStyleHasBeenSet="1"/&gt;&lt;prefs&gt;&lt;pref name="fieldType" value="ReferenceMark"/&gt;&lt;/prefs&gt;&lt;/data&gt;</meta:user-defined>
  </office:meta>
</office:document-meta>
</file>